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992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5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language="en" fo:country="GB"/>
    </style:style>
    <style:style style:name="ce2" style:family="table-cell" style:parent-style-name="Default" style:data-style-name="N2">
      <style:text-properties fo:language="en" fo:country="G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33.79cm" svg:height="22.187cm" svg:x="17.159cm" svg:y="0cm">
            <draw:object draw:notify-on-update-of-ranges="Tabelle1.E1:Tabelle1.E1 Tabelle1.E2:Tabelle1.E501 Tabelle1.F1:Tabelle1.F1 Tabelle1.F2:Tabelle1.F5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Processor cores</text:p>
          </table:table-cell>
          <table:table-cell office:value-type="string">
            <text:p>Horizontal sections</text:p>
          </table:table-cell>
          <table:table-cell office:value-type="string">
            <text:p>Vertical sections</text:p>
          </table:table-cell>
          <table:table-cell office:value-type="string">
            <text:p>Total sections</text:p>
          </table:table-cell>
          <table:table-cell office:value-type="string">
            <text:p>Efficiency in %</text:p>
          </table:table-cell>
          <table:table-cell office:value-type="string">
            <text:p>Unused Cores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Default" table:formula="of:=INT([.A2]/[.C2])" office:value-type="float" office:value="1">
            <text:p>1</text:p>
          </table:table-cell>
          <table:table-cell table:formula="of:=INT(SQRT([.A2]))" office:value-type="float" office:value="1">
            <text:p>1</text:p>
          </table:table-cell>
          <table:table-cell table:formula="of:=[.B2]*[.C2]" office:value-type="float" office:value="1">
            <text:p>1</text:p>
          </table:table-cell>
          <table:table-cell table:style-name="ce2" table:formula="of:=[.D2]*100/[.A2]" office:value-type="float" office:value="100">
            <text:p>100,00</text:p>
          </table:table-cell>
          <table:table-cell table:formula="of:=[.A2]-[.D2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Default" table:formula="of:=INT([.A3]/[.C3])" office:value-type="float" office:value="2">
            <text:p>2</text:p>
          </table:table-cell>
          <table:table-cell table:formula="of:=INT(SQRT([.A3]))" office:value-type="float" office:value="1">
            <text:p>1</text:p>
          </table:table-cell>
          <table:table-cell table:formula="of:=[.B3]*[.C3]" office:value-type="float" office:value="2">
            <text:p>2</text:p>
          </table:table-cell>
          <table:table-cell table:style-name="ce2" table:formula="of:=[.D3]*100/[.A3]" office:value-type="float" office:value="100">
            <text:p>100,00</text:p>
          </table:table-cell>
          <table:table-cell table:formula="of:=[.A3]-[.D3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table:style-name="Default" table:formula="of:=INT([.A4]/[.C4])" office:value-type="float" office:value="3">
            <text:p>3</text:p>
          </table:table-cell>
          <table:table-cell table:formula="of:=INT(SQRT([.A4]))" office:value-type="float" office:value="1">
            <text:p>1</text:p>
          </table:table-cell>
          <table:table-cell table:formula="of:=[.B4]*[.C4]" office:value-type="float" office:value="3">
            <text:p>3</text:p>
          </table:table-cell>
          <table:table-cell table:style-name="ce2" table:formula="of:=[.D4]*100/[.A4]" office:value-type="float" office:value="100">
            <text:p>100,00</text:p>
          </table:table-cell>
          <table:table-cell table:formula="of:=[.A4]-[.D4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table:style-name="Default" table:formula="of:=INT([.A5]/[.C5])" office:value-type="float" office:value="2">
            <text:p>2</text:p>
          </table:table-cell>
          <table:table-cell table:formula="of:=INT(SQRT([.A5]))" office:value-type="float" office:value="2">
            <text:p>2</text:p>
          </table:table-cell>
          <table:table-cell table:formula="of:=[.B5]*[.C5]" office:value-type="float" office:value="4">
            <text:p>4</text:p>
          </table:table-cell>
          <table:table-cell table:style-name="ce2" table:formula="of:=[.D5]*100/[.A5]" office:value-type="float" office:value="100">
            <text:p>100,00</text:p>
          </table:table-cell>
          <table:table-cell table:formula="of:=[.A5]-[.D5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Default" table:formula="of:=INT([.A6]/[.C6])" office:value-type="float" office:value="2">
            <text:p>2</text:p>
          </table:table-cell>
          <table:table-cell table:formula="of:=INT(SQRT([.A6]))" office:value-type="float" office:value="2">
            <text:p>2</text:p>
          </table:table-cell>
          <table:table-cell table:formula="of:=[.B6]*[.C6]" office:value-type="float" office:value="4">
            <text:p>4</text:p>
          </table:table-cell>
          <table:table-cell table:style-name="ce2" table:formula="of:=[.D6]*100/[.A6]" office:value-type="float" office:value="80">
            <text:p>80,00</text:p>
          </table:table-cell>
          <table:table-cell table:formula="of:=[.A6]-[.D6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table:style-name="Default" table:formula="of:=INT([.A7]/[.C7])" office:value-type="float" office:value="3">
            <text:p>3</text:p>
          </table:table-cell>
          <table:table-cell table:formula="of:=INT(SQRT([.A7]))" office:value-type="float" office:value="2">
            <text:p>2</text:p>
          </table:table-cell>
          <table:table-cell table:formula="of:=[.B7]*[.C7]" office:value-type="float" office:value="6">
            <text:p>6</text:p>
          </table:table-cell>
          <table:table-cell table:style-name="ce2" table:formula="of:=[.D7]*100/[.A7]" office:value-type="float" office:value="100">
            <text:p>100,00</text:p>
          </table:table-cell>
          <table:table-cell table:formula="of:=[.A7]-[.D7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table:style-name="Default" table:formula="of:=INT([.A8]/[.C8])" office:value-type="float" office:value="3">
            <text:p>3</text:p>
          </table:table-cell>
          <table:table-cell table:formula="of:=INT(SQRT([.A8]))" office:value-type="float" office:value="2">
            <text:p>2</text:p>
          </table:table-cell>
          <table:table-cell table:formula="of:=[.B8]*[.C8]" office:value-type="float" office:value="6">
            <text:p>6</text:p>
          </table:table-cell>
          <table:table-cell table:style-name="ce2" table:formula="of:=[.D8]*100/[.A8]" office:value-type="float" office:value="85.7142857142857">
            <text:p>85,71</text:p>
          </table:table-cell>
          <table:table-cell table:formula="of:=[.A8]-[.D8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table:style-name="Default" table:formula="of:=INT([.A9]/[.C9])" office:value-type="float" office:value="4">
            <text:p>4</text:p>
          </table:table-cell>
          <table:table-cell table:formula="of:=INT(SQRT([.A9]))" office:value-type="float" office:value="2">
            <text:p>2</text:p>
          </table:table-cell>
          <table:table-cell table:formula="of:=[.B9]*[.C9]" office:value-type="float" office:value="8">
            <text:p>8</text:p>
          </table:table-cell>
          <table:table-cell table:style-name="ce2" table:formula="of:=[.D9]*100/[.A9]" office:value-type="float" office:value="100">
            <text:p>100,00</text:p>
          </table:table-cell>
          <table:table-cell table:formula="of:=[.A9]-[.D9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table:style-name="Default" table:formula="of:=INT([.A10]/[.C10])" office:value-type="float" office:value="3">
            <text:p>3</text:p>
          </table:table-cell>
          <table:table-cell table:formula="of:=INT(SQRT([.A10]))" office:value-type="float" office:value="3">
            <text:p>3</text:p>
          </table:table-cell>
          <table:table-cell table:formula="of:=[.B10]*[.C10]" office:value-type="float" office:value="9">
            <text:p>9</text:p>
          </table:table-cell>
          <table:table-cell table:style-name="ce2" table:formula="of:=[.D10]*100/[.A10]" office:value-type="float" office:value="100">
            <text:p>100,00</text:p>
          </table:table-cell>
          <table:table-cell table:formula="of:=[.A10]-[.D10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table:style-name="Default" table:formula="of:=INT([.A11]/[.C11])" office:value-type="float" office:value="3">
            <text:p>3</text:p>
          </table:table-cell>
          <table:table-cell table:formula="of:=INT(SQRT([.A11]))" office:value-type="float" office:value="3">
            <text:p>3</text:p>
          </table:table-cell>
          <table:table-cell table:formula="of:=[.B11]*[.C11]" office:value-type="float" office:value="9">
            <text:p>9</text:p>
          </table:table-cell>
          <table:table-cell table:style-name="ce2" table:formula="of:=[.D11]*100/[.A11]" office:value-type="float" office:value="90">
            <text:p>90,00</text:p>
          </table:table-cell>
          <table:table-cell table:formula="of:=[.A11]-[.D11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table:style-name="Default" table:formula="of:=INT([.A12]/[.C12])" office:value-type="float" office:value="3">
            <text:p>3</text:p>
          </table:table-cell>
          <table:table-cell table:formula="of:=INT(SQRT([.A12]))" office:value-type="float" office:value="3">
            <text:p>3</text:p>
          </table:table-cell>
          <table:table-cell table:formula="of:=[.B12]*[.C12]" office:value-type="float" office:value="9">
            <text:p>9</text:p>
          </table:table-cell>
          <table:table-cell table:style-name="ce2" table:formula="of:=[.D12]*100/[.A12]" office:value-type="float" office:value="81.8181818181818">
            <text:p>81,82</text:p>
          </table:table-cell>
          <table:table-cell table:formula="of:=[.A12]-[.D12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table:style-name="Default" table:formula="of:=INT([.A13]/[.C13])" office:value-type="float" office:value="4">
            <text:p>4</text:p>
          </table:table-cell>
          <table:table-cell table:formula="of:=INT(SQRT([.A13]))" office:value-type="float" office:value="3">
            <text:p>3</text:p>
          </table:table-cell>
          <table:table-cell table:formula="of:=[.B13]*[.C13]" office:value-type="float" office:value="12">
            <text:p>12</text:p>
          </table:table-cell>
          <table:table-cell table:style-name="ce2" table:formula="of:=[.D13]*100/[.A13]" office:value-type="float" office:value="100">
            <text:p>100,00</text:p>
          </table:table-cell>
          <table:table-cell table:formula="of:=[.A13]-[.D13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table:style-name="Default" table:formula="of:=INT([.A14]/[.C14])" office:value-type="float" office:value="4">
            <text:p>4</text:p>
          </table:table-cell>
          <table:table-cell table:formula="of:=INT(SQRT([.A14]))" office:value-type="float" office:value="3">
            <text:p>3</text:p>
          </table:table-cell>
          <table:table-cell table:formula="of:=[.B14]*[.C14]" office:value-type="float" office:value="12">
            <text:p>12</text:p>
          </table:table-cell>
          <table:table-cell table:style-name="ce2" table:formula="of:=[.D14]*100/[.A14]" office:value-type="float" office:value="92.3076923076923">
            <text:p>92,31</text:p>
          </table:table-cell>
          <table:table-cell table:formula="of:=[.A14]-[.D14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table:style-name="Default" table:formula="of:=INT([.A15]/[.C15])" office:value-type="float" office:value="4">
            <text:p>4</text:p>
          </table:table-cell>
          <table:table-cell table:formula="of:=INT(SQRT([.A15]))" office:value-type="float" office:value="3">
            <text:p>3</text:p>
          </table:table-cell>
          <table:table-cell table:formula="of:=[.B15]*[.C15]" office:value-type="float" office:value="12">
            <text:p>12</text:p>
          </table:table-cell>
          <table:table-cell table:style-name="ce2" table:formula="of:=[.D15]*100/[.A15]" office:value-type="float" office:value="85.7142857142857">
            <text:p>85,71</text:p>
          </table:table-cell>
          <table:table-cell table:formula="of:=[.A15]-[.D15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table:style-name="Default" table:formula="of:=INT([.A16]/[.C16])" office:value-type="float" office:value="5">
            <text:p>5</text:p>
          </table:table-cell>
          <table:table-cell table:formula="of:=INT(SQRT([.A16]))" office:value-type="float" office:value="3">
            <text:p>3</text:p>
          </table:table-cell>
          <table:table-cell table:formula="of:=[.B16]*[.C16]" office:value-type="float" office:value="15">
            <text:p>15</text:p>
          </table:table-cell>
          <table:table-cell table:style-name="ce2" table:formula="of:=[.D16]*100/[.A16]" office:value-type="float" office:value="100">
            <text:p>100,00</text:p>
          </table:table-cell>
          <table:table-cell table:formula="of:=[.A16]-[.D16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table:style-name="Default" table:formula="of:=INT([.A17]/[.C17])" office:value-type="float" office:value="4">
            <text:p>4</text:p>
          </table:table-cell>
          <table:table-cell table:formula="of:=INT(SQRT([.A17]))" office:value-type="float" office:value="4">
            <text:p>4</text:p>
          </table:table-cell>
          <table:table-cell table:formula="of:=[.B17]*[.C17]" office:value-type="float" office:value="16">
            <text:p>16</text:p>
          </table:table-cell>
          <table:table-cell table:style-name="ce2" table:formula="of:=[.D17]*100/[.A17]" office:value-type="float" office:value="100">
            <text:p>100,00</text:p>
          </table:table-cell>
          <table:table-cell table:formula="of:=[.A17]-[.D17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table:style-name="Default" table:formula="of:=INT([.A18]/[.C18])" office:value-type="float" office:value="4">
            <text:p>4</text:p>
          </table:table-cell>
          <table:table-cell table:formula="of:=INT(SQRT([.A18]))" office:value-type="float" office:value="4">
            <text:p>4</text:p>
          </table:table-cell>
          <table:table-cell table:formula="of:=[.B18]*[.C18]" office:value-type="float" office:value="16">
            <text:p>16</text:p>
          </table:table-cell>
          <table:table-cell table:style-name="ce2" table:formula="of:=[.D18]*100/[.A18]" office:value-type="float" office:value="94.1176470588235">
            <text:p>94,12</text:p>
          </table:table-cell>
          <table:table-cell table:formula="of:=[.A18]-[.D18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table:style-name="Default" table:formula="of:=INT([.A19]/[.C19])" office:value-type="float" office:value="4">
            <text:p>4</text:p>
          </table:table-cell>
          <table:table-cell table:formula="of:=INT(SQRT([.A19]))" office:value-type="float" office:value="4">
            <text:p>4</text:p>
          </table:table-cell>
          <table:table-cell table:formula="of:=[.B19]*[.C19]" office:value-type="float" office:value="16">
            <text:p>16</text:p>
          </table:table-cell>
          <table:table-cell table:style-name="ce2" table:formula="of:=[.D19]*100/[.A19]" office:value-type="float" office:value="88.8888888888889">
            <text:p>88,89</text:p>
          </table:table-cell>
          <table:table-cell table:formula="of:=[.A19]-[.D19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table:style-name="Default" table:formula="of:=INT([.A20]/[.C20])" office:value-type="float" office:value="4">
            <text:p>4</text:p>
          </table:table-cell>
          <table:table-cell table:formula="of:=INT(SQRT([.A20]))" office:value-type="float" office:value="4">
            <text:p>4</text:p>
          </table:table-cell>
          <table:table-cell table:formula="of:=[.B20]*[.C20]" office:value-type="float" office:value="16">
            <text:p>16</text:p>
          </table:table-cell>
          <table:table-cell table:style-name="ce2" table:formula="of:=[.D20]*100/[.A20]" office:value-type="float" office:value="84.2105263157895">
            <text:p>84,21</text:p>
          </table:table-cell>
          <table:table-cell table:formula="of:=[.A20]-[.D20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table:style-name="Default" table:formula="of:=INT([.A21]/[.C21])" office:value-type="float" office:value="5">
            <text:p>5</text:p>
          </table:table-cell>
          <table:table-cell table:formula="of:=INT(SQRT([.A21]))" office:value-type="float" office:value="4">
            <text:p>4</text:p>
          </table:table-cell>
          <table:table-cell table:formula="of:=[.B21]*[.C21]" office:value-type="float" office:value="20">
            <text:p>20</text:p>
          </table:table-cell>
          <table:table-cell table:style-name="ce2" table:formula="of:=[.D21]*100/[.A21]" office:value-type="float" office:value="100">
            <text:p>100,00</text:p>
          </table:table-cell>
          <table:table-cell table:formula="of:=[.A21]-[.D21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table:style-name="Default" table:formula="of:=INT([.A22]/[.C22])" office:value-type="float" office:value="5">
            <text:p>5</text:p>
          </table:table-cell>
          <table:table-cell table:formula="of:=INT(SQRT([.A22]))" office:value-type="float" office:value="4">
            <text:p>4</text:p>
          </table:table-cell>
          <table:table-cell table:formula="of:=[.B22]*[.C22]" office:value-type="float" office:value="20">
            <text:p>20</text:p>
          </table:table-cell>
          <table:table-cell table:style-name="ce2" table:formula="of:=[.D22]*100/[.A22]" office:value-type="float" office:value="95.2380952380952">
            <text:p>95,24</text:p>
          </table:table-cell>
          <table:table-cell table:formula="of:=[.A22]-[.D22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table:style-name="Default" table:formula="of:=INT([.A23]/[.C23])" office:value-type="float" office:value="5">
            <text:p>5</text:p>
          </table:table-cell>
          <table:table-cell table:formula="of:=INT(SQRT([.A23]))" office:value-type="float" office:value="4">
            <text:p>4</text:p>
          </table:table-cell>
          <table:table-cell table:formula="of:=[.B23]*[.C23]" office:value-type="float" office:value="20">
            <text:p>20</text:p>
          </table:table-cell>
          <table:table-cell table:style-name="ce2" table:formula="of:=[.D23]*100/[.A23]" office:value-type="float" office:value="90.9090909090909">
            <text:p>90,91</text:p>
          </table:table-cell>
          <table:table-cell table:formula="of:=[.A23]-[.D23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table:style-name="Default" table:formula="of:=INT([.A24]/[.C24])" office:value-type="float" office:value="5">
            <text:p>5</text:p>
          </table:table-cell>
          <table:table-cell table:formula="of:=INT(SQRT([.A24]))" office:value-type="float" office:value="4">
            <text:p>4</text:p>
          </table:table-cell>
          <table:table-cell table:formula="of:=[.B24]*[.C24]" office:value-type="float" office:value="20">
            <text:p>20</text:p>
          </table:table-cell>
          <table:table-cell table:style-name="ce2" table:formula="of:=[.D24]*100/[.A24]" office:value-type="float" office:value="86.9565217391304">
            <text:p>86,96</text:p>
          </table:table-cell>
          <table:table-cell table:formula="of:=[.A24]-[.D24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table:style-name="Default" table:formula="of:=INT([.A25]/[.C25])" office:value-type="float" office:value="6">
            <text:p>6</text:p>
          </table:table-cell>
          <table:table-cell table:formula="of:=INT(SQRT([.A25]))" office:value-type="float" office:value="4">
            <text:p>4</text:p>
          </table:table-cell>
          <table:table-cell table:formula="of:=[.B25]*[.C25]" office:value-type="float" office:value="24">
            <text:p>24</text:p>
          </table:table-cell>
          <table:table-cell table:style-name="ce2" table:formula="of:=[.D25]*100/[.A25]" office:value-type="float" office:value="100">
            <text:p>100,00</text:p>
          </table:table-cell>
          <table:table-cell table:formula="of:=[.A25]-[.D25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table:style-name="Default" table:formula="of:=INT([.A26]/[.C26])" office:value-type="float" office:value="5">
            <text:p>5</text:p>
          </table:table-cell>
          <table:table-cell table:formula="of:=INT(SQRT([.A26]))" office:value-type="float" office:value="5">
            <text:p>5</text:p>
          </table:table-cell>
          <table:table-cell table:formula="of:=[.B26]*[.C26]" office:value-type="float" office:value="25">
            <text:p>25</text:p>
          </table:table-cell>
          <table:table-cell table:style-name="ce2" table:formula="of:=[.D26]*100/[.A26]" office:value-type="float" office:value="100">
            <text:p>100,00</text:p>
          </table:table-cell>
          <table:table-cell table:formula="of:=[.A26]-[.D26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table:style-name="Default" table:formula="of:=INT([.A27]/[.C27])" office:value-type="float" office:value="5">
            <text:p>5</text:p>
          </table:table-cell>
          <table:table-cell table:formula="of:=INT(SQRT([.A27]))" office:value-type="float" office:value="5">
            <text:p>5</text:p>
          </table:table-cell>
          <table:table-cell table:formula="of:=[.B27]*[.C27]" office:value-type="float" office:value="25">
            <text:p>25</text:p>
          </table:table-cell>
          <table:table-cell table:style-name="ce2" table:formula="of:=[.D27]*100/[.A27]" office:value-type="float" office:value="96.1538461538462">
            <text:p>96,15</text:p>
          </table:table-cell>
          <table:table-cell table:formula="of:=[.A27]-[.D27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table:style-name="Default" table:formula="of:=INT([.A28]/[.C28])" office:value-type="float" office:value="5">
            <text:p>5</text:p>
          </table:table-cell>
          <table:table-cell table:formula="of:=INT(SQRT([.A28]))" office:value-type="float" office:value="5">
            <text:p>5</text:p>
          </table:table-cell>
          <table:table-cell table:formula="of:=[.B28]*[.C28]" office:value-type="float" office:value="25">
            <text:p>25</text:p>
          </table:table-cell>
          <table:table-cell table:style-name="ce2" table:formula="of:=[.D28]*100/[.A28]" office:value-type="float" office:value="92.5925925925926">
            <text:p>92,59</text:p>
          </table:table-cell>
          <table:table-cell table:formula="of:=[.A28]-[.D28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table:style-name="Default" table:formula="of:=INT([.A29]/[.C29])" office:value-type="float" office:value="5">
            <text:p>5</text:p>
          </table:table-cell>
          <table:table-cell table:formula="of:=INT(SQRT([.A29]))" office:value-type="float" office:value="5">
            <text:p>5</text:p>
          </table:table-cell>
          <table:table-cell table:formula="of:=[.B29]*[.C29]" office:value-type="float" office:value="25">
            <text:p>25</text:p>
          </table:table-cell>
          <table:table-cell table:style-name="ce2" table:formula="of:=[.D29]*100/[.A29]" office:value-type="float" office:value="89.2857142857143">
            <text:p>89,29</text:p>
          </table:table-cell>
          <table:table-cell table:formula="of:=[.A29]-[.D29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table:style-name="Default" table:formula="of:=INT([.A30]/[.C30])" office:value-type="float" office:value="5">
            <text:p>5</text:p>
          </table:table-cell>
          <table:table-cell table:formula="of:=INT(SQRT([.A30]))" office:value-type="float" office:value="5">
            <text:p>5</text:p>
          </table:table-cell>
          <table:table-cell table:formula="of:=[.B30]*[.C30]" office:value-type="float" office:value="25">
            <text:p>25</text:p>
          </table:table-cell>
          <table:table-cell table:style-name="ce2" table:formula="of:=[.D30]*100/[.A30]" office:value-type="float" office:value="86.2068965517241">
            <text:p>86,21</text:p>
          </table:table-cell>
          <table:table-cell table:formula="of:=[.A30]-[.D30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table:style-name="Default" table:formula="of:=INT([.A31]/[.C31])" office:value-type="float" office:value="6">
            <text:p>6</text:p>
          </table:table-cell>
          <table:table-cell table:formula="of:=INT(SQRT([.A31]))" office:value-type="float" office:value="5">
            <text:p>5</text:p>
          </table:table-cell>
          <table:table-cell table:formula="of:=[.B31]*[.C31]" office:value-type="float" office:value="30">
            <text:p>30</text:p>
          </table:table-cell>
          <table:table-cell table:style-name="ce2" table:formula="of:=[.D31]*100/[.A31]" office:value-type="float" office:value="100">
            <text:p>100,00</text:p>
          </table:table-cell>
          <table:table-cell table:formula="of:=[.A31]-[.D31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table:style-name="Default" table:formula="of:=INT([.A32]/[.C32])" office:value-type="float" office:value="6">
            <text:p>6</text:p>
          </table:table-cell>
          <table:table-cell table:formula="of:=INT(SQRT([.A32]))" office:value-type="float" office:value="5">
            <text:p>5</text:p>
          </table:table-cell>
          <table:table-cell table:formula="of:=[.B32]*[.C32]" office:value-type="float" office:value="30">
            <text:p>30</text:p>
          </table:table-cell>
          <table:table-cell table:style-name="ce2" table:formula="of:=[.D32]*100/[.A32]" office:value-type="float" office:value="96.7741935483871">
            <text:p>96,77</text:p>
          </table:table-cell>
          <table:table-cell table:formula="of:=[.A32]-[.D32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table:style-name="Default" table:formula="of:=INT([.A33]/[.C33])" office:value-type="float" office:value="6">
            <text:p>6</text:p>
          </table:table-cell>
          <table:table-cell table:formula="of:=INT(SQRT([.A33]))" office:value-type="float" office:value="5">
            <text:p>5</text:p>
          </table:table-cell>
          <table:table-cell table:formula="of:=[.B33]*[.C33]" office:value-type="float" office:value="30">
            <text:p>30</text:p>
          </table:table-cell>
          <table:table-cell table:style-name="ce2" table:formula="of:=[.D33]*100/[.A33]" office:value-type="float" office:value="93.75">
            <text:p>93,75</text:p>
          </table:table-cell>
          <table:table-cell table:formula="of:=[.A33]-[.D33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table:style-name="Default" table:formula="of:=INT([.A34]/[.C34])" office:value-type="float" office:value="6">
            <text:p>6</text:p>
          </table:table-cell>
          <table:table-cell table:formula="of:=INT(SQRT([.A34]))" office:value-type="float" office:value="5">
            <text:p>5</text:p>
          </table:table-cell>
          <table:table-cell table:formula="of:=[.B34]*[.C34]" office:value-type="float" office:value="30">
            <text:p>30</text:p>
          </table:table-cell>
          <table:table-cell table:style-name="ce2" table:formula="of:=[.D34]*100/[.A34]" office:value-type="float" office:value="90.9090909090909">
            <text:p>90,91</text:p>
          </table:table-cell>
          <table:table-cell table:formula="of:=[.A34]-[.D34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table:style-name="Default" table:formula="of:=INT([.A35]/[.C35])" office:value-type="float" office:value="6">
            <text:p>6</text:p>
          </table:table-cell>
          <table:table-cell table:formula="of:=INT(SQRT([.A35]))" office:value-type="float" office:value="5">
            <text:p>5</text:p>
          </table:table-cell>
          <table:table-cell table:formula="of:=[.B35]*[.C35]" office:value-type="float" office:value="30">
            <text:p>30</text:p>
          </table:table-cell>
          <table:table-cell table:style-name="ce2" table:formula="of:=[.D35]*100/[.A35]" office:value-type="float" office:value="88.2352941176471">
            <text:p>88,24</text:p>
          </table:table-cell>
          <table:table-cell table:formula="of:=[.A35]-[.D35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table:style-name="Default" table:formula="of:=INT([.A36]/[.C36])" office:value-type="float" office:value="7">
            <text:p>7</text:p>
          </table:table-cell>
          <table:table-cell table:formula="of:=INT(SQRT([.A36]))" office:value-type="float" office:value="5">
            <text:p>5</text:p>
          </table:table-cell>
          <table:table-cell table:formula="of:=[.B36]*[.C36]" office:value-type="float" office:value="35">
            <text:p>35</text:p>
          </table:table-cell>
          <table:table-cell table:style-name="ce2" table:formula="of:=[.D36]*100/[.A36]" office:value-type="float" office:value="100">
            <text:p>100,00</text:p>
          </table:table-cell>
          <table:table-cell table:formula="of:=[.A36]-[.D36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6">
            <text:p>36</text:p>
          </table:table-cell>
          <table:table-cell table:style-name="Default" table:formula="of:=INT([.A37]/[.C37])" office:value-type="float" office:value="6">
            <text:p>6</text:p>
          </table:table-cell>
          <table:table-cell table:formula="of:=INT(SQRT([.A37]))" office:value-type="float" office:value="6">
            <text:p>6</text:p>
          </table:table-cell>
          <table:table-cell table:formula="of:=[.B37]*[.C37]" office:value-type="float" office:value="36">
            <text:p>36</text:p>
          </table:table-cell>
          <table:table-cell table:style-name="ce2" table:formula="of:=[.D37]*100/[.A37]" office:value-type="float" office:value="100">
            <text:p>100,00</text:p>
          </table:table-cell>
          <table:table-cell table:formula="of:=[.A37]-[.D37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7">
            <text:p>37</text:p>
          </table:table-cell>
          <table:table-cell table:style-name="Default" table:formula="of:=INT([.A38]/[.C38])" office:value-type="float" office:value="6">
            <text:p>6</text:p>
          </table:table-cell>
          <table:table-cell table:formula="of:=INT(SQRT([.A38]))" office:value-type="float" office:value="6">
            <text:p>6</text:p>
          </table:table-cell>
          <table:table-cell table:formula="of:=[.B38]*[.C38]" office:value-type="float" office:value="36">
            <text:p>36</text:p>
          </table:table-cell>
          <table:table-cell table:style-name="ce2" table:formula="of:=[.D38]*100/[.A38]" office:value-type="float" office:value="97.2972972972973">
            <text:p>97,30</text:p>
          </table:table-cell>
          <table:table-cell table:formula="of:=[.A38]-[.D38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8">
            <text:p>38</text:p>
          </table:table-cell>
          <table:table-cell table:style-name="Default" table:formula="of:=INT([.A39]/[.C39])" office:value-type="float" office:value="6">
            <text:p>6</text:p>
          </table:table-cell>
          <table:table-cell table:formula="of:=INT(SQRT([.A39]))" office:value-type="float" office:value="6">
            <text:p>6</text:p>
          </table:table-cell>
          <table:table-cell table:formula="of:=[.B39]*[.C39]" office:value-type="float" office:value="36">
            <text:p>36</text:p>
          </table:table-cell>
          <table:table-cell table:style-name="ce2" table:formula="of:=[.D39]*100/[.A39]" office:value-type="float" office:value="94.7368421052632">
            <text:p>94,74</text:p>
          </table:table-cell>
          <table:table-cell table:formula="of:=[.A39]-[.D39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table:style-name="Default" table:formula="of:=INT([.A40]/[.C40])" office:value-type="float" office:value="6">
            <text:p>6</text:p>
          </table:table-cell>
          <table:table-cell table:formula="of:=INT(SQRT([.A40]))" office:value-type="float" office:value="6">
            <text:p>6</text:p>
          </table:table-cell>
          <table:table-cell table:formula="of:=[.B40]*[.C40]" office:value-type="float" office:value="36">
            <text:p>36</text:p>
          </table:table-cell>
          <table:table-cell table:style-name="ce2" table:formula="of:=[.D40]*100/[.A40]" office:value-type="float" office:value="92.3076923076923">
            <text:p>92,31</text:p>
          </table:table-cell>
          <table:table-cell table:formula="of:=[.A40]-[.D40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table:style-name="Default" table:formula="of:=INT([.A41]/[.C41])" office:value-type="float" office:value="6">
            <text:p>6</text:p>
          </table:table-cell>
          <table:table-cell table:formula="of:=INT(SQRT([.A41]))" office:value-type="float" office:value="6">
            <text:p>6</text:p>
          </table:table-cell>
          <table:table-cell table:formula="of:=[.B41]*[.C41]" office:value-type="float" office:value="36">
            <text:p>36</text:p>
          </table:table-cell>
          <table:table-cell table:style-name="ce2" table:formula="of:=[.D41]*100/[.A41]" office:value-type="float" office:value="90">
            <text:p>90,00</text:p>
          </table:table-cell>
          <table:table-cell table:formula="of:=[.A41]-[.D41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table:style-name="Default" table:formula="of:=INT([.A42]/[.C42])" office:value-type="float" office:value="6">
            <text:p>6</text:p>
          </table:table-cell>
          <table:table-cell table:formula="of:=INT(SQRT([.A42]))" office:value-type="float" office:value="6">
            <text:p>6</text:p>
          </table:table-cell>
          <table:table-cell table:formula="of:=[.B42]*[.C42]" office:value-type="float" office:value="36">
            <text:p>36</text:p>
          </table:table-cell>
          <table:table-cell table:style-name="ce2" table:formula="of:=[.D42]*100/[.A42]" office:value-type="float" office:value="87.8048780487805">
            <text:p>87,80</text:p>
          </table:table-cell>
          <table:table-cell table:formula="of:=[.A42]-[.D42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table:style-name="Default" table:formula="of:=INT([.A43]/[.C43])" office:value-type="float" office:value="7">
            <text:p>7</text:p>
          </table:table-cell>
          <table:table-cell table:formula="of:=INT(SQRT([.A43]))" office:value-type="float" office:value="6">
            <text:p>6</text:p>
          </table:table-cell>
          <table:table-cell table:formula="of:=[.B43]*[.C43]" office:value-type="float" office:value="42">
            <text:p>42</text:p>
          </table:table-cell>
          <table:table-cell table:style-name="ce2" table:formula="of:=[.D43]*100/[.A43]" office:value-type="float" office:value="100">
            <text:p>100,00</text:p>
          </table:table-cell>
          <table:table-cell table:formula="of:=[.A43]-[.D43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43">
            <text:p>43</text:p>
          </table:table-cell>
          <table:table-cell table:style-name="Default" table:formula="of:=INT([.A44]/[.C44])" office:value-type="float" office:value="7">
            <text:p>7</text:p>
          </table:table-cell>
          <table:table-cell table:formula="of:=INT(SQRT([.A44]))" office:value-type="float" office:value="6">
            <text:p>6</text:p>
          </table:table-cell>
          <table:table-cell table:formula="of:=[.B44]*[.C44]" office:value-type="float" office:value="42">
            <text:p>42</text:p>
          </table:table-cell>
          <table:table-cell table:style-name="ce2" table:formula="of:=[.D44]*100/[.A44]" office:value-type="float" office:value="97.6744186046512">
            <text:p>97,67</text:p>
          </table:table-cell>
          <table:table-cell table:formula="of:=[.A44]-[.D44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4">
            <text:p>44</text:p>
          </table:table-cell>
          <table:table-cell table:style-name="Default" table:formula="of:=INT([.A45]/[.C45])" office:value-type="float" office:value="7">
            <text:p>7</text:p>
          </table:table-cell>
          <table:table-cell table:formula="of:=INT(SQRT([.A45]))" office:value-type="float" office:value="6">
            <text:p>6</text:p>
          </table:table-cell>
          <table:table-cell table:formula="of:=[.B45]*[.C45]" office:value-type="float" office:value="42">
            <text:p>42</text:p>
          </table:table-cell>
          <table:table-cell table:style-name="ce2" table:formula="of:=[.D45]*100/[.A45]" office:value-type="float" office:value="95.4545454545455">
            <text:p>95,45</text:p>
          </table:table-cell>
          <table:table-cell table:formula="of:=[.A45]-[.D45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45">
            <text:p>45</text:p>
          </table:table-cell>
          <table:table-cell table:style-name="Default" table:formula="of:=INT([.A46]/[.C46])" office:value-type="float" office:value="7">
            <text:p>7</text:p>
          </table:table-cell>
          <table:table-cell table:formula="of:=INT(SQRT([.A46]))" office:value-type="float" office:value="6">
            <text:p>6</text:p>
          </table:table-cell>
          <table:table-cell table:formula="of:=[.B46]*[.C46]" office:value-type="float" office:value="42">
            <text:p>42</text:p>
          </table:table-cell>
          <table:table-cell table:style-name="ce2" table:formula="of:=[.D46]*100/[.A46]" office:value-type="float" office:value="93.3333333333333">
            <text:p>93,33</text:p>
          </table:table-cell>
          <table:table-cell table:formula="of:=[.A46]-[.D46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46">
            <text:p>46</text:p>
          </table:table-cell>
          <table:table-cell table:style-name="Default" table:formula="of:=INT([.A47]/[.C47])" office:value-type="float" office:value="7">
            <text:p>7</text:p>
          </table:table-cell>
          <table:table-cell table:formula="of:=INT(SQRT([.A47]))" office:value-type="float" office:value="6">
            <text:p>6</text:p>
          </table:table-cell>
          <table:table-cell table:formula="of:=[.B47]*[.C47]" office:value-type="float" office:value="42">
            <text:p>42</text:p>
          </table:table-cell>
          <table:table-cell table:style-name="ce2" table:formula="of:=[.D47]*100/[.A47]" office:value-type="float" office:value="91.304347826087">
            <text:p>91,30</text:p>
          </table:table-cell>
          <table:table-cell table:formula="of:=[.A47]-[.D47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47">
            <text:p>47</text:p>
          </table:table-cell>
          <table:table-cell table:style-name="Default" table:formula="of:=INT([.A48]/[.C48])" office:value-type="float" office:value="7">
            <text:p>7</text:p>
          </table:table-cell>
          <table:table-cell table:formula="of:=INT(SQRT([.A48]))" office:value-type="float" office:value="6">
            <text:p>6</text:p>
          </table:table-cell>
          <table:table-cell table:formula="of:=[.B48]*[.C48]" office:value-type="float" office:value="42">
            <text:p>42</text:p>
          </table:table-cell>
          <table:table-cell table:style-name="ce2" table:formula="of:=[.D48]*100/[.A48]" office:value-type="float" office:value="89.3617021276596">
            <text:p>89,36</text:p>
          </table:table-cell>
          <table:table-cell table:formula="of:=[.A48]-[.D48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48">
            <text:p>48</text:p>
          </table:table-cell>
          <table:table-cell table:style-name="Default" table:formula="of:=INT([.A49]/[.C49])" office:value-type="float" office:value="8">
            <text:p>8</text:p>
          </table:table-cell>
          <table:table-cell table:formula="of:=INT(SQRT([.A49]))" office:value-type="float" office:value="6">
            <text:p>6</text:p>
          </table:table-cell>
          <table:table-cell table:formula="of:=[.B49]*[.C49]" office:value-type="float" office:value="48">
            <text:p>48</text:p>
          </table:table-cell>
          <table:table-cell table:style-name="ce2" table:formula="of:=[.D49]*100/[.A49]" office:value-type="float" office:value="100">
            <text:p>100,00</text:p>
          </table:table-cell>
          <table:table-cell table:formula="of:=[.A49]-[.D49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49">
            <text:p>49</text:p>
          </table:table-cell>
          <table:table-cell table:style-name="Default" table:formula="of:=INT([.A50]/[.C50])" office:value-type="float" office:value="7">
            <text:p>7</text:p>
          </table:table-cell>
          <table:table-cell table:formula="of:=INT(SQRT([.A50]))" office:value-type="float" office:value="7">
            <text:p>7</text:p>
          </table:table-cell>
          <table:table-cell table:formula="of:=[.B50]*[.C50]" office:value-type="float" office:value="49">
            <text:p>49</text:p>
          </table:table-cell>
          <table:table-cell table:style-name="ce2" table:formula="of:=[.D50]*100/[.A50]" office:value-type="float" office:value="100">
            <text:p>100,00</text:p>
          </table:table-cell>
          <table:table-cell table:formula="of:=[.A50]-[.D50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table:style-name="Default" table:formula="of:=INT([.A51]/[.C51])" office:value-type="float" office:value="7">
            <text:p>7</text:p>
          </table:table-cell>
          <table:table-cell table:formula="of:=INT(SQRT([.A51]))" office:value-type="float" office:value="7">
            <text:p>7</text:p>
          </table:table-cell>
          <table:table-cell table:formula="of:=[.B51]*[.C51]" office:value-type="float" office:value="49">
            <text:p>49</text:p>
          </table:table-cell>
          <table:table-cell table:style-name="ce2" table:formula="of:=[.D51]*100/[.A51]" office:value-type="float" office:value="98">
            <text:p>98,00</text:p>
          </table:table-cell>
          <table:table-cell table:formula="of:=[.A51]-[.D51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51">
            <text:p>51</text:p>
          </table:table-cell>
          <table:table-cell table:style-name="Default" table:formula="of:=INT([.A52]/[.C52])" office:value-type="float" office:value="7">
            <text:p>7</text:p>
          </table:table-cell>
          <table:table-cell table:formula="of:=INT(SQRT([.A52]))" office:value-type="float" office:value="7">
            <text:p>7</text:p>
          </table:table-cell>
          <table:table-cell table:formula="of:=[.B52]*[.C52]" office:value-type="float" office:value="49">
            <text:p>49</text:p>
          </table:table-cell>
          <table:table-cell table:style-name="ce2" table:formula="of:=[.D52]*100/[.A52]" office:value-type="float" office:value="96.078431372549">
            <text:p>96,08</text:p>
          </table:table-cell>
          <table:table-cell table:formula="of:=[.A52]-[.D52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table:style-name="Default" table:formula="of:=INT([.A53]/[.C53])" office:value-type="float" office:value="7">
            <text:p>7</text:p>
          </table:table-cell>
          <table:table-cell table:formula="of:=INT(SQRT([.A53]))" office:value-type="float" office:value="7">
            <text:p>7</text:p>
          </table:table-cell>
          <table:table-cell table:formula="of:=[.B53]*[.C53]" office:value-type="float" office:value="49">
            <text:p>49</text:p>
          </table:table-cell>
          <table:table-cell table:style-name="ce2" table:formula="of:=[.D53]*100/[.A53]" office:value-type="float" office:value="94.2307692307692">
            <text:p>94,23</text:p>
          </table:table-cell>
          <table:table-cell table:formula="of:=[.A53]-[.D53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table:style-name="Default" table:formula="of:=INT([.A54]/[.C54])" office:value-type="float" office:value="7">
            <text:p>7</text:p>
          </table:table-cell>
          <table:table-cell table:formula="of:=INT(SQRT([.A54]))" office:value-type="float" office:value="7">
            <text:p>7</text:p>
          </table:table-cell>
          <table:table-cell table:formula="of:=[.B54]*[.C54]" office:value-type="float" office:value="49">
            <text:p>49</text:p>
          </table:table-cell>
          <table:table-cell table:style-name="ce2" table:formula="of:=[.D54]*100/[.A54]" office:value-type="float" office:value="92.4528301886793">
            <text:p>92,45</text:p>
          </table:table-cell>
          <table:table-cell table:formula="of:=[.A54]-[.D54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table:style-name="Default" table:formula="of:=INT([.A55]/[.C55])" office:value-type="float" office:value="7">
            <text:p>7</text:p>
          </table:table-cell>
          <table:table-cell table:formula="of:=INT(SQRT([.A55]))" office:value-type="float" office:value="7">
            <text:p>7</text:p>
          </table:table-cell>
          <table:table-cell table:formula="of:=[.B55]*[.C55]" office:value-type="float" office:value="49">
            <text:p>49</text:p>
          </table:table-cell>
          <table:table-cell table:style-name="ce2" table:formula="of:=[.D55]*100/[.A55]" office:value-type="float" office:value="90.7407407407407">
            <text:p>90,74</text:p>
          </table:table-cell>
          <table:table-cell table:formula="of:=[.A55]-[.D55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55">
            <text:p>55</text:p>
          </table:table-cell>
          <table:table-cell table:style-name="Default" table:formula="of:=INT([.A56]/[.C56])" office:value-type="float" office:value="7">
            <text:p>7</text:p>
          </table:table-cell>
          <table:table-cell table:formula="of:=INT(SQRT([.A56]))" office:value-type="float" office:value="7">
            <text:p>7</text:p>
          </table:table-cell>
          <table:table-cell table:formula="of:=[.B56]*[.C56]" office:value-type="float" office:value="49">
            <text:p>49</text:p>
          </table:table-cell>
          <table:table-cell table:style-name="ce2" table:formula="of:=[.D56]*100/[.A56]" office:value-type="float" office:value="89.0909090909091">
            <text:p>89,09</text:p>
          </table:table-cell>
          <table:table-cell table:formula="of:=[.A56]-[.D56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56">
            <text:p>56</text:p>
          </table:table-cell>
          <table:table-cell table:style-name="Default" table:formula="of:=INT([.A57]/[.C57])" office:value-type="float" office:value="8">
            <text:p>8</text:p>
          </table:table-cell>
          <table:table-cell table:formula="of:=INT(SQRT([.A57]))" office:value-type="float" office:value="7">
            <text:p>7</text:p>
          </table:table-cell>
          <table:table-cell table:formula="of:=[.B57]*[.C57]" office:value-type="float" office:value="56">
            <text:p>56</text:p>
          </table:table-cell>
          <table:table-cell table:style-name="ce2" table:formula="of:=[.D57]*100/[.A57]" office:value-type="float" office:value="100">
            <text:p>100,00</text:p>
          </table:table-cell>
          <table:table-cell table:formula="of:=[.A57]-[.D57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57">
            <text:p>57</text:p>
          </table:table-cell>
          <table:table-cell table:style-name="Default" table:formula="of:=INT([.A58]/[.C58])" office:value-type="float" office:value="8">
            <text:p>8</text:p>
          </table:table-cell>
          <table:table-cell table:formula="of:=INT(SQRT([.A58]))" office:value-type="float" office:value="7">
            <text:p>7</text:p>
          </table:table-cell>
          <table:table-cell table:formula="of:=[.B58]*[.C58]" office:value-type="float" office:value="56">
            <text:p>56</text:p>
          </table:table-cell>
          <table:table-cell table:style-name="ce2" table:formula="of:=[.D58]*100/[.A58]" office:value-type="float" office:value="98.2456140350877">
            <text:p>98,25</text:p>
          </table:table-cell>
          <table:table-cell table:formula="of:=[.A58]-[.D58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58">
            <text:p>58</text:p>
          </table:table-cell>
          <table:table-cell table:style-name="Default" table:formula="of:=INT([.A59]/[.C59])" office:value-type="float" office:value="8">
            <text:p>8</text:p>
          </table:table-cell>
          <table:table-cell table:formula="of:=INT(SQRT([.A59]))" office:value-type="float" office:value="7">
            <text:p>7</text:p>
          </table:table-cell>
          <table:table-cell table:formula="of:=[.B59]*[.C59]" office:value-type="float" office:value="56">
            <text:p>56</text:p>
          </table:table-cell>
          <table:table-cell table:style-name="ce2" table:formula="of:=[.D59]*100/[.A59]" office:value-type="float" office:value="96.551724137931">
            <text:p>96,55</text:p>
          </table:table-cell>
          <table:table-cell table:formula="of:=[.A59]-[.D59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59">
            <text:p>59</text:p>
          </table:table-cell>
          <table:table-cell table:style-name="Default" table:formula="of:=INT([.A60]/[.C60])" office:value-type="float" office:value="8">
            <text:p>8</text:p>
          </table:table-cell>
          <table:table-cell table:formula="of:=INT(SQRT([.A60]))" office:value-type="float" office:value="7">
            <text:p>7</text:p>
          </table:table-cell>
          <table:table-cell table:formula="of:=[.B60]*[.C60]" office:value-type="float" office:value="56">
            <text:p>56</text:p>
          </table:table-cell>
          <table:table-cell table:style-name="ce2" table:formula="of:=[.D60]*100/[.A60]" office:value-type="float" office:value="94.9152542372881">
            <text:p>94,92</text:p>
          </table:table-cell>
          <table:table-cell table:formula="of:=[.A60]-[.D60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60">
            <text:p>60</text:p>
          </table:table-cell>
          <table:table-cell table:style-name="Default" table:formula="of:=INT([.A61]/[.C61])" office:value-type="float" office:value="8">
            <text:p>8</text:p>
          </table:table-cell>
          <table:table-cell table:formula="of:=INT(SQRT([.A61]))" office:value-type="float" office:value="7">
            <text:p>7</text:p>
          </table:table-cell>
          <table:table-cell table:formula="of:=[.B61]*[.C61]" office:value-type="float" office:value="56">
            <text:p>56</text:p>
          </table:table-cell>
          <table:table-cell table:style-name="ce2" table:formula="of:=[.D61]*100/[.A61]" office:value-type="float" office:value="93.3333333333333">
            <text:p>93,33</text:p>
          </table:table-cell>
          <table:table-cell table:formula="of:=[.A61]-[.D61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61">
            <text:p>61</text:p>
          </table:table-cell>
          <table:table-cell table:style-name="Default" table:formula="of:=INT([.A62]/[.C62])" office:value-type="float" office:value="8">
            <text:p>8</text:p>
          </table:table-cell>
          <table:table-cell table:formula="of:=INT(SQRT([.A62]))" office:value-type="float" office:value="7">
            <text:p>7</text:p>
          </table:table-cell>
          <table:table-cell table:formula="of:=[.B62]*[.C62]" office:value-type="float" office:value="56">
            <text:p>56</text:p>
          </table:table-cell>
          <table:table-cell table:style-name="ce2" table:formula="of:=[.D62]*100/[.A62]" office:value-type="float" office:value="91.8032786885246">
            <text:p>91,80</text:p>
          </table:table-cell>
          <table:table-cell table:formula="of:=[.A62]-[.D62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62">
            <text:p>62</text:p>
          </table:table-cell>
          <table:table-cell table:style-name="Default" table:formula="of:=INT([.A63]/[.C63])" office:value-type="float" office:value="8">
            <text:p>8</text:p>
          </table:table-cell>
          <table:table-cell table:formula="of:=INT(SQRT([.A63]))" office:value-type="float" office:value="7">
            <text:p>7</text:p>
          </table:table-cell>
          <table:table-cell table:formula="of:=[.B63]*[.C63]" office:value-type="float" office:value="56">
            <text:p>56</text:p>
          </table:table-cell>
          <table:table-cell table:style-name="ce2" table:formula="of:=[.D63]*100/[.A63]" office:value-type="float" office:value="90.3225806451613">
            <text:p>90,32</text:p>
          </table:table-cell>
          <table:table-cell table:formula="of:=[.A63]-[.D63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63">
            <text:p>63</text:p>
          </table:table-cell>
          <table:table-cell table:style-name="Default" table:formula="of:=INT([.A64]/[.C64])" office:value-type="float" office:value="9">
            <text:p>9</text:p>
          </table:table-cell>
          <table:table-cell table:formula="of:=INT(SQRT([.A64]))" office:value-type="float" office:value="7">
            <text:p>7</text:p>
          </table:table-cell>
          <table:table-cell table:formula="of:=[.B64]*[.C64]" office:value-type="float" office:value="63">
            <text:p>63</text:p>
          </table:table-cell>
          <table:table-cell table:style-name="ce2" table:formula="of:=[.D64]*100/[.A64]" office:value-type="float" office:value="100">
            <text:p>100,00</text:p>
          </table:table-cell>
          <table:table-cell table:formula="of:=[.A64]-[.D64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64">
            <text:p>64</text:p>
          </table:table-cell>
          <table:table-cell table:style-name="Default" table:formula="of:=INT([.A65]/[.C65])" office:value-type="float" office:value="8">
            <text:p>8</text:p>
          </table:table-cell>
          <table:table-cell table:formula="of:=INT(SQRT([.A65]))" office:value-type="float" office:value="8">
            <text:p>8</text:p>
          </table:table-cell>
          <table:table-cell table:formula="of:=[.B65]*[.C65]" office:value-type="float" office:value="64">
            <text:p>64</text:p>
          </table:table-cell>
          <table:table-cell table:style-name="ce2" table:formula="of:=[.D65]*100/[.A65]" office:value-type="float" office:value="100">
            <text:p>100,00</text:p>
          </table:table-cell>
          <table:table-cell table:formula="of:=[.A65]-[.D65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65">
            <text:p>65</text:p>
          </table:table-cell>
          <table:table-cell table:style-name="Default" table:formula="of:=INT([.A66]/[.C66])" office:value-type="float" office:value="8">
            <text:p>8</text:p>
          </table:table-cell>
          <table:table-cell table:formula="of:=INT(SQRT([.A66]))" office:value-type="float" office:value="8">
            <text:p>8</text:p>
          </table:table-cell>
          <table:table-cell table:formula="of:=[.B66]*[.C66]" office:value-type="float" office:value="64">
            <text:p>64</text:p>
          </table:table-cell>
          <table:table-cell table:style-name="ce2" table:formula="of:=[.D66]*100/[.A66]" office:value-type="float" office:value="98.4615384615385">
            <text:p>98,46</text:p>
          </table:table-cell>
          <table:table-cell table:formula="of:=[.A66]-[.D66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66">
            <text:p>66</text:p>
          </table:table-cell>
          <table:table-cell table:style-name="Default" table:formula="of:=INT([.A67]/[.C67])" office:value-type="float" office:value="8">
            <text:p>8</text:p>
          </table:table-cell>
          <table:table-cell table:formula="of:=INT(SQRT([.A67]))" office:value-type="float" office:value="8">
            <text:p>8</text:p>
          </table:table-cell>
          <table:table-cell table:formula="of:=[.B67]*[.C67]" office:value-type="float" office:value="64">
            <text:p>64</text:p>
          </table:table-cell>
          <table:table-cell table:style-name="ce2" table:formula="of:=[.D67]*100/[.A67]" office:value-type="float" office:value="96.969696969697">
            <text:p>96,97</text:p>
          </table:table-cell>
          <table:table-cell table:formula="of:=[.A67]-[.D67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67">
            <text:p>67</text:p>
          </table:table-cell>
          <table:table-cell table:style-name="Default" table:formula="of:=INT([.A68]/[.C68])" office:value-type="float" office:value="8">
            <text:p>8</text:p>
          </table:table-cell>
          <table:table-cell table:formula="of:=INT(SQRT([.A68]))" office:value-type="float" office:value="8">
            <text:p>8</text:p>
          </table:table-cell>
          <table:table-cell table:formula="of:=[.B68]*[.C68]" office:value-type="float" office:value="64">
            <text:p>64</text:p>
          </table:table-cell>
          <table:table-cell table:style-name="ce2" table:formula="of:=[.D68]*100/[.A68]" office:value-type="float" office:value="95.5223880597015">
            <text:p>95,52</text:p>
          </table:table-cell>
          <table:table-cell table:formula="of:=[.A68]-[.D68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68">
            <text:p>68</text:p>
          </table:table-cell>
          <table:table-cell table:style-name="Default" table:formula="of:=INT([.A69]/[.C69])" office:value-type="float" office:value="8">
            <text:p>8</text:p>
          </table:table-cell>
          <table:table-cell table:formula="of:=INT(SQRT([.A69]))" office:value-type="float" office:value="8">
            <text:p>8</text:p>
          </table:table-cell>
          <table:table-cell table:formula="of:=[.B69]*[.C69]" office:value-type="float" office:value="64">
            <text:p>64</text:p>
          </table:table-cell>
          <table:table-cell table:style-name="ce2" table:formula="of:=[.D69]*100/[.A69]" office:value-type="float" office:value="94.1176470588235">
            <text:p>94,12</text:p>
          </table:table-cell>
          <table:table-cell table:formula="of:=[.A69]-[.D69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69">
            <text:p>69</text:p>
          </table:table-cell>
          <table:table-cell table:style-name="Default" table:formula="of:=INT([.A70]/[.C70])" office:value-type="float" office:value="8">
            <text:p>8</text:p>
          </table:table-cell>
          <table:table-cell table:formula="of:=INT(SQRT([.A70]))" office:value-type="float" office:value="8">
            <text:p>8</text:p>
          </table:table-cell>
          <table:table-cell table:formula="of:=[.B70]*[.C70]" office:value-type="float" office:value="64">
            <text:p>64</text:p>
          </table:table-cell>
          <table:table-cell table:style-name="ce2" table:formula="of:=[.D70]*100/[.A70]" office:value-type="float" office:value="92.7536231884058">
            <text:p>92,75</text:p>
          </table:table-cell>
          <table:table-cell table:formula="of:=[.A70]-[.D70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70">
            <text:p>70</text:p>
          </table:table-cell>
          <table:table-cell table:style-name="Default" table:formula="of:=INT([.A71]/[.C71])" office:value-type="float" office:value="8">
            <text:p>8</text:p>
          </table:table-cell>
          <table:table-cell table:formula="of:=INT(SQRT([.A71]))" office:value-type="float" office:value="8">
            <text:p>8</text:p>
          </table:table-cell>
          <table:table-cell table:formula="of:=[.B71]*[.C71]" office:value-type="float" office:value="64">
            <text:p>64</text:p>
          </table:table-cell>
          <table:table-cell table:style-name="ce2" table:formula="of:=[.D71]*100/[.A71]" office:value-type="float" office:value="91.4285714285714">
            <text:p>91,43</text:p>
          </table:table-cell>
          <table:table-cell table:formula="of:=[.A71]-[.D71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71">
            <text:p>71</text:p>
          </table:table-cell>
          <table:table-cell table:style-name="Default" table:formula="of:=INT([.A72]/[.C72])" office:value-type="float" office:value="8">
            <text:p>8</text:p>
          </table:table-cell>
          <table:table-cell table:formula="of:=INT(SQRT([.A72]))" office:value-type="float" office:value="8">
            <text:p>8</text:p>
          </table:table-cell>
          <table:table-cell table:formula="of:=[.B72]*[.C72]" office:value-type="float" office:value="64">
            <text:p>64</text:p>
          </table:table-cell>
          <table:table-cell table:style-name="ce2" table:formula="of:=[.D72]*100/[.A72]" office:value-type="float" office:value="90.1408450704225">
            <text:p>90,14</text:p>
          </table:table-cell>
          <table:table-cell table:formula="of:=[.A72]-[.D72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72">
            <text:p>72</text:p>
          </table:table-cell>
          <table:table-cell table:style-name="Default" table:formula="of:=INT([.A73]/[.C73])" office:value-type="float" office:value="9">
            <text:p>9</text:p>
          </table:table-cell>
          <table:table-cell table:formula="of:=INT(SQRT([.A73]))" office:value-type="float" office:value="8">
            <text:p>8</text:p>
          </table:table-cell>
          <table:table-cell table:formula="of:=[.B73]*[.C73]" office:value-type="float" office:value="72">
            <text:p>72</text:p>
          </table:table-cell>
          <table:table-cell table:style-name="ce2" table:formula="of:=[.D73]*100/[.A73]" office:value-type="float" office:value="100">
            <text:p>100,00</text:p>
          </table:table-cell>
          <table:table-cell table:formula="of:=[.A73]-[.D73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73">
            <text:p>73</text:p>
          </table:table-cell>
          <table:table-cell table:style-name="Default" table:formula="of:=INT([.A74]/[.C74])" office:value-type="float" office:value="9">
            <text:p>9</text:p>
          </table:table-cell>
          <table:table-cell table:formula="of:=INT(SQRT([.A74]))" office:value-type="float" office:value="8">
            <text:p>8</text:p>
          </table:table-cell>
          <table:table-cell table:formula="of:=[.B74]*[.C74]" office:value-type="float" office:value="72">
            <text:p>72</text:p>
          </table:table-cell>
          <table:table-cell table:style-name="ce2" table:formula="of:=[.D74]*100/[.A74]" office:value-type="float" office:value="98.6301369863014">
            <text:p>98,63</text:p>
          </table:table-cell>
          <table:table-cell table:formula="of:=[.A74]-[.D74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4">
            <text:p>74</text:p>
          </table:table-cell>
          <table:table-cell table:style-name="Default" table:formula="of:=INT([.A75]/[.C75])" office:value-type="float" office:value="9">
            <text:p>9</text:p>
          </table:table-cell>
          <table:table-cell table:formula="of:=INT(SQRT([.A75]))" office:value-type="float" office:value="8">
            <text:p>8</text:p>
          </table:table-cell>
          <table:table-cell table:formula="of:=[.B75]*[.C75]" office:value-type="float" office:value="72">
            <text:p>72</text:p>
          </table:table-cell>
          <table:table-cell table:style-name="ce2" table:formula="of:=[.D75]*100/[.A75]" office:value-type="float" office:value="97.2972972972973">
            <text:p>97,30</text:p>
          </table:table-cell>
          <table:table-cell table:formula="of:=[.A75]-[.D75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75">
            <text:p>75</text:p>
          </table:table-cell>
          <table:table-cell table:style-name="Default" table:formula="of:=INT([.A76]/[.C76])" office:value-type="float" office:value="9">
            <text:p>9</text:p>
          </table:table-cell>
          <table:table-cell table:formula="of:=INT(SQRT([.A76]))" office:value-type="float" office:value="8">
            <text:p>8</text:p>
          </table:table-cell>
          <table:table-cell table:formula="of:=[.B76]*[.C76]" office:value-type="float" office:value="72">
            <text:p>72</text:p>
          </table:table-cell>
          <table:table-cell table:style-name="ce2" table:formula="of:=[.D76]*100/[.A76]" office:value-type="float" office:value="96">
            <text:p>96,00</text:p>
          </table:table-cell>
          <table:table-cell table:formula="of:=[.A76]-[.D76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76">
            <text:p>76</text:p>
          </table:table-cell>
          <table:table-cell table:style-name="Default" table:formula="of:=INT([.A77]/[.C77])" office:value-type="float" office:value="9">
            <text:p>9</text:p>
          </table:table-cell>
          <table:table-cell table:formula="of:=INT(SQRT([.A77]))" office:value-type="float" office:value="8">
            <text:p>8</text:p>
          </table:table-cell>
          <table:table-cell table:formula="of:=[.B77]*[.C77]" office:value-type="float" office:value="72">
            <text:p>72</text:p>
          </table:table-cell>
          <table:table-cell table:style-name="ce2" table:formula="of:=[.D77]*100/[.A77]" office:value-type="float" office:value="94.7368421052632">
            <text:p>94,74</text:p>
          </table:table-cell>
          <table:table-cell table:formula="of:=[.A77]-[.D77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77">
            <text:p>77</text:p>
          </table:table-cell>
          <table:table-cell table:style-name="Default" table:formula="of:=INT([.A78]/[.C78])" office:value-type="float" office:value="9">
            <text:p>9</text:p>
          </table:table-cell>
          <table:table-cell table:formula="of:=INT(SQRT([.A78]))" office:value-type="float" office:value="8">
            <text:p>8</text:p>
          </table:table-cell>
          <table:table-cell table:formula="of:=[.B78]*[.C78]" office:value-type="float" office:value="72">
            <text:p>72</text:p>
          </table:table-cell>
          <table:table-cell table:style-name="ce2" table:formula="of:=[.D78]*100/[.A78]" office:value-type="float" office:value="93.5064935064935">
            <text:p>93,51</text:p>
          </table:table-cell>
          <table:table-cell table:formula="of:=[.A78]-[.D78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78">
            <text:p>78</text:p>
          </table:table-cell>
          <table:table-cell table:style-name="Default" table:formula="of:=INT([.A79]/[.C79])" office:value-type="float" office:value="9">
            <text:p>9</text:p>
          </table:table-cell>
          <table:table-cell table:formula="of:=INT(SQRT([.A79]))" office:value-type="float" office:value="8">
            <text:p>8</text:p>
          </table:table-cell>
          <table:table-cell table:formula="of:=[.B79]*[.C79]" office:value-type="float" office:value="72">
            <text:p>72</text:p>
          </table:table-cell>
          <table:table-cell table:style-name="ce2" table:formula="of:=[.D79]*100/[.A79]" office:value-type="float" office:value="92.3076923076923">
            <text:p>92,31</text:p>
          </table:table-cell>
          <table:table-cell table:formula="of:=[.A79]-[.D79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79">
            <text:p>79</text:p>
          </table:table-cell>
          <table:table-cell table:style-name="Default" table:formula="of:=INT([.A80]/[.C80])" office:value-type="float" office:value="9">
            <text:p>9</text:p>
          </table:table-cell>
          <table:table-cell table:formula="of:=INT(SQRT([.A80]))" office:value-type="float" office:value="8">
            <text:p>8</text:p>
          </table:table-cell>
          <table:table-cell table:formula="of:=[.B80]*[.C80]" office:value-type="float" office:value="72">
            <text:p>72</text:p>
          </table:table-cell>
          <table:table-cell table:style-name="ce2" table:formula="of:=[.D80]*100/[.A80]" office:value-type="float" office:value="91.1392405063291">
            <text:p>91,14</text:p>
          </table:table-cell>
          <table:table-cell table:formula="of:=[.A80]-[.D80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80">
            <text:p>80</text:p>
          </table:table-cell>
          <table:table-cell table:style-name="Default" table:formula="of:=INT([.A81]/[.C81])" office:value-type="float" office:value="10">
            <text:p>10</text:p>
          </table:table-cell>
          <table:table-cell table:formula="of:=INT(SQRT([.A81]))" office:value-type="float" office:value="8">
            <text:p>8</text:p>
          </table:table-cell>
          <table:table-cell table:formula="of:=[.B81]*[.C81]" office:value-type="float" office:value="80">
            <text:p>80</text:p>
          </table:table-cell>
          <table:table-cell table:style-name="ce2" table:formula="of:=[.D81]*100/[.A81]" office:value-type="float" office:value="100">
            <text:p>100,00</text:p>
          </table:table-cell>
          <table:table-cell table:formula="of:=[.A81]-[.D81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81">
            <text:p>81</text:p>
          </table:table-cell>
          <table:table-cell table:style-name="Default" table:formula="of:=INT([.A82]/[.C82])" office:value-type="float" office:value="9">
            <text:p>9</text:p>
          </table:table-cell>
          <table:table-cell table:formula="of:=INT(SQRT([.A82]))" office:value-type="float" office:value="9">
            <text:p>9</text:p>
          </table:table-cell>
          <table:table-cell table:formula="of:=[.B82]*[.C82]" office:value-type="float" office:value="81">
            <text:p>81</text:p>
          </table:table-cell>
          <table:table-cell table:style-name="ce2" table:formula="of:=[.D82]*100/[.A82]" office:value-type="float" office:value="100">
            <text:p>100,00</text:p>
          </table:table-cell>
          <table:table-cell table:formula="of:=[.A82]-[.D82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82">
            <text:p>82</text:p>
          </table:table-cell>
          <table:table-cell table:style-name="Default" table:formula="of:=INT([.A83]/[.C83])" office:value-type="float" office:value="9">
            <text:p>9</text:p>
          </table:table-cell>
          <table:table-cell table:formula="of:=INT(SQRT([.A83]))" office:value-type="float" office:value="9">
            <text:p>9</text:p>
          </table:table-cell>
          <table:table-cell table:formula="of:=[.B83]*[.C83]" office:value-type="float" office:value="81">
            <text:p>81</text:p>
          </table:table-cell>
          <table:table-cell table:style-name="ce2" table:formula="of:=[.D83]*100/[.A83]" office:value-type="float" office:value="98.7804878048781">
            <text:p>98,78</text:p>
          </table:table-cell>
          <table:table-cell table:formula="of:=[.A83]-[.D83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83">
            <text:p>83</text:p>
          </table:table-cell>
          <table:table-cell table:style-name="Default" table:formula="of:=INT([.A84]/[.C84])" office:value-type="float" office:value="9">
            <text:p>9</text:p>
          </table:table-cell>
          <table:table-cell table:formula="of:=INT(SQRT([.A84]))" office:value-type="float" office:value="9">
            <text:p>9</text:p>
          </table:table-cell>
          <table:table-cell table:formula="of:=[.B84]*[.C84]" office:value-type="float" office:value="81">
            <text:p>81</text:p>
          </table:table-cell>
          <table:table-cell table:style-name="ce2" table:formula="of:=[.D84]*100/[.A84]" office:value-type="float" office:value="97.5903614457831">
            <text:p>97,59</text:p>
          </table:table-cell>
          <table:table-cell table:formula="of:=[.A84]-[.D84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84">
            <text:p>84</text:p>
          </table:table-cell>
          <table:table-cell table:style-name="Default" table:formula="of:=INT([.A85]/[.C85])" office:value-type="float" office:value="9">
            <text:p>9</text:p>
          </table:table-cell>
          <table:table-cell table:formula="of:=INT(SQRT([.A85]))" office:value-type="float" office:value="9">
            <text:p>9</text:p>
          </table:table-cell>
          <table:table-cell table:formula="of:=[.B85]*[.C85]" office:value-type="float" office:value="81">
            <text:p>81</text:p>
          </table:table-cell>
          <table:table-cell table:style-name="ce2" table:formula="of:=[.D85]*100/[.A85]" office:value-type="float" office:value="96.4285714285714">
            <text:p>96,43</text:p>
          </table:table-cell>
          <table:table-cell table:formula="of:=[.A85]-[.D85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85">
            <text:p>85</text:p>
          </table:table-cell>
          <table:table-cell table:style-name="Default" table:formula="of:=INT([.A86]/[.C86])" office:value-type="float" office:value="9">
            <text:p>9</text:p>
          </table:table-cell>
          <table:table-cell table:formula="of:=INT(SQRT([.A86]))" office:value-type="float" office:value="9">
            <text:p>9</text:p>
          </table:table-cell>
          <table:table-cell table:formula="of:=[.B86]*[.C86]" office:value-type="float" office:value="81">
            <text:p>81</text:p>
          </table:table-cell>
          <table:table-cell table:style-name="ce2" table:formula="of:=[.D86]*100/[.A86]" office:value-type="float" office:value="95.2941176470588">
            <text:p>95,29</text:p>
          </table:table-cell>
          <table:table-cell table:formula="of:=[.A86]-[.D86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86">
            <text:p>86</text:p>
          </table:table-cell>
          <table:table-cell table:style-name="Default" table:formula="of:=INT([.A87]/[.C87])" office:value-type="float" office:value="9">
            <text:p>9</text:p>
          </table:table-cell>
          <table:table-cell table:formula="of:=INT(SQRT([.A87]))" office:value-type="float" office:value="9">
            <text:p>9</text:p>
          </table:table-cell>
          <table:table-cell table:formula="of:=[.B87]*[.C87]" office:value-type="float" office:value="81">
            <text:p>81</text:p>
          </table:table-cell>
          <table:table-cell table:style-name="ce2" table:formula="of:=[.D87]*100/[.A87]" office:value-type="float" office:value="94.1860465116279">
            <text:p>94,19</text:p>
          </table:table-cell>
          <table:table-cell table:formula="of:=[.A87]-[.D87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87">
            <text:p>87</text:p>
          </table:table-cell>
          <table:table-cell table:style-name="Default" table:formula="of:=INT([.A88]/[.C88])" office:value-type="float" office:value="9">
            <text:p>9</text:p>
          </table:table-cell>
          <table:table-cell table:formula="of:=INT(SQRT([.A88]))" office:value-type="float" office:value="9">
            <text:p>9</text:p>
          </table:table-cell>
          <table:table-cell table:formula="of:=[.B88]*[.C88]" office:value-type="float" office:value="81">
            <text:p>81</text:p>
          </table:table-cell>
          <table:table-cell table:style-name="ce2" table:formula="of:=[.D88]*100/[.A88]" office:value-type="float" office:value="93.1034482758621">
            <text:p>93,10</text:p>
          </table:table-cell>
          <table:table-cell table:formula="of:=[.A88]-[.D88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88">
            <text:p>88</text:p>
          </table:table-cell>
          <table:table-cell table:style-name="Default" table:formula="of:=INT([.A89]/[.C89])" office:value-type="float" office:value="9">
            <text:p>9</text:p>
          </table:table-cell>
          <table:table-cell table:formula="of:=INT(SQRT([.A89]))" office:value-type="float" office:value="9">
            <text:p>9</text:p>
          </table:table-cell>
          <table:table-cell table:formula="of:=[.B89]*[.C89]" office:value-type="float" office:value="81">
            <text:p>81</text:p>
          </table:table-cell>
          <table:table-cell table:style-name="ce2" table:formula="of:=[.D89]*100/[.A89]" office:value-type="float" office:value="92.0454545454546">
            <text:p>92,05</text:p>
          </table:table-cell>
          <table:table-cell table:formula="of:=[.A89]-[.D89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89">
            <text:p>89</text:p>
          </table:table-cell>
          <table:table-cell table:style-name="Default" table:formula="of:=INT([.A90]/[.C90])" office:value-type="float" office:value="9">
            <text:p>9</text:p>
          </table:table-cell>
          <table:table-cell table:formula="of:=INT(SQRT([.A90]))" office:value-type="float" office:value="9">
            <text:p>9</text:p>
          </table:table-cell>
          <table:table-cell table:formula="of:=[.B90]*[.C90]" office:value-type="float" office:value="81">
            <text:p>81</text:p>
          </table:table-cell>
          <table:table-cell table:style-name="ce2" table:formula="of:=[.D90]*100/[.A90]" office:value-type="float" office:value="91.0112359550562">
            <text:p>91,01</text:p>
          </table:table-cell>
          <table:table-cell table:formula="of:=[.A90]-[.D90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90">
            <text:p>90</text:p>
          </table:table-cell>
          <table:table-cell table:style-name="Default" table:formula="of:=INT([.A91]/[.C91])" office:value-type="float" office:value="10">
            <text:p>10</text:p>
          </table:table-cell>
          <table:table-cell table:formula="of:=INT(SQRT([.A91]))" office:value-type="float" office:value="9">
            <text:p>9</text:p>
          </table:table-cell>
          <table:table-cell table:formula="of:=[.B91]*[.C91]" office:value-type="float" office:value="90">
            <text:p>90</text:p>
          </table:table-cell>
          <table:table-cell table:style-name="ce2" table:formula="of:=[.D91]*100/[.A91]" office:value-type="float" office:value="100">
            <text:p>100,00</text:p>
          </table:table-cell>
          <table:table-cell table:formula="of:=[.A91]-[.D91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91">
            <text:p>91</text:p>
          </table:table-cell>
          <table:table-cell table:style-name="Default" table:formula="of:=INT([.A92]/[.C92])" office:value-type="float" office:value="10">
            <text:p>10</text:p>
          </table:table-cell>
          <table:table-cell table:formula="of:=INT(SQRT([.A92]))" office:value-type="float" office:value="9">
            <text:p>9</text:p>
          </table:table-cell>
          <table:table-cell table:formula="of:=[.B92]*[.C92]" office:value-type="float" office:value="90">
            <text:p>90</text:p>
          </table:table-cell>
          <table:table-cell table:style-name="ce2" table:formula="of:=[.D92]*100/[.A92]" office:value-type="float" office:value="98.9010989010989">
            <text:p>98,90</text:p>
          </table:table-cell>
          <table:table-cell table:formula="of:=[.A92]-[.D92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2">
            <text:p>92</text:p>
          </table:table-cell>
          <table:table-cell table:style-name="Default" table:formula="of:=INT([.A93]/[.C93])" office:value-type="float" office:value="10">
            <text:p>10</text:p>
          </table:table-cell>
          <table:table-cell table:formula="of:=INT(SQRT([.A93]))" office:value-type="float" office:value="9">
            <text:p>9</text:p>
          </table:table-cell>
          <table:table-cell table:formula="of:=[.B93]*[.C93]" office:value-type="float" office:value="90">
            <text:p>90</text:p>
          </table:table-cell>
          <table:table-cell table:style-name="ce2" table:formula="of:=[.D93]*100/[.A93]" office:value-type="float" office:value="97.8260869565217">
            <text:p>97,83</text:p>
          </table:table-cell>
          <table:table-cell table:formula="of:=[.A93]-[.D93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93">
            <text:p>93</text:p>
          </table:table-cell>
          <table:table-cell table:style-name="Default" table:formula="of:=INT([.A94]/[.C94])" office:value-type="float" office:value="10">
            <text:p>10</text:p>
          </table:table-cell>
          <table:table-cell table:formula="of:=INT(SQRT([.A94]))" office:value-type="float" office:value="9">
            <text:p>9</text:p>
          </table:table-cell>
          <table:table-cell table:formula="of:=[.B94]*[.C94]" office:value-type="float" office:value="90">
            <text:p>90</text:p>
          </table:table-cell>
          <table:table-cell table:style-name="ce2" table:formula="of:=[.D94]*100/[.A94]" office:value-type="float" office:value="96.7741935483871">
            <text:p>96,77</text:p>
          </table:table-cell>
          <table:table-cell table:formula="of:=[.A94]-[.D94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94">
            <text:p>94</text:p>
          </table:table-cell>
          <table:table-cell table:style-name="Default" table:formula="of:=INT([.A95]/[.C95])" office:value-type="float" office:value="10">
            <text:p>10</text:p>
          </table:table-cell>
          <table:table-cell table:formula="of:=INT(SQRT([.A95]))" office:value-type="float" office:value="9">
            <text:p>9</text:p>
          </table:table-cell>
          <table:table-cell table:formula="of:=[.B95]*[.C95]" office:value-type="float" office:value="90">
            <text:p>90</text:p>
          </table:table-cell>
          <table:table-cell table:style-name="ce2" table:formula="of:=[.D95]*100/[.A95]" office:value-type="float" office:value="95.7446808510638">
            <text:p>95,74</text:p>
          </table:table-cell>
          <table:table-cell table:formula="of:=[.A95]-[.D95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95">
            <text:p>95</text:p>
          </table:table-cell>
          <table:table-cell table:style-name="Default" table:formula="of:=INT([.A96]/[.C96])" office:value-type="float" office:value="10">
            <text:p>10</text:p>
          </table:table-cell>
          <table:table-cell table:formula="of:=INT(SQRT([.A96]))" office:value-type="float" office:value="9">
            <text:p>9</text:p>
          </table:table-cell>
          <table:table-cell table:formula="of:=[.B96]*[.C96]" office:value-type="float" office:value="90">
            <text:p>90</text:p>
          </table:table-cell>
          <table:table-cell table:style-name="ce2" table:formula="of:=[.D96]*100/[.A96]" office:value-type="float" office:value="94.7368421052632">
            <text:p>94,74</text:p>
          </table:table-cell>
          <table:table-cell table:formula="of:=[.A96]-[.D96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96">
            <text:p>96</text:p>
          </table:table-cell>
          <table:table-cell table:style-name="Default" table:formula="of:=INT([.A97]/[.C97])" office:value-type="float" office:value="10">
            <text:p>10</text:p>
          </table:table-cell>
          <table:table-cell table:formula="of:=INT(SQRT([.A97]))" office:value-type="float" office:value="9">
            <text:p>9</text:p>
          </table:table-cell>
          <table:table-cell table:formula="of:=[.B97]*[.C97]" office:value-type="float" office:value="90">
            <text:p>90</text:p>
          </table:table-cell>
          <table:table-cell table:style-name="ce2" table:formula="of:=[.D97]*100/[.A97]" office:value-type="float" office:value="93.75">
            <text:p>93,75</text:p>
          </table:table-cell>
          <table:table-cell table:formula="of:=[.A97]-[.D97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97">
            <text:p>97</text:p>
          </table:table-cell>
          <table:table-cell table:style-name="Default" table:formula="of:=INT([.A98]/[.C98])" office:value-type="float" office:value="10">
            <text:p>10</text:p>
          </table:table-cell>
          <table:table-cell table:formula="of:=INT(SQRT([.A98]))" office:value-type="float" office:value="9">
            <text:p>9</text:p>
          </table:table-cell>
          <table:table-cell table:formula="of:=[.B98]*[.C98]" office:value-type="float" office:value="90">
            <text:p>90</text:p>
          </table:table-cell>
          <table:table-cell table:style-name="ce2" table:formula="of:=[.D98]*100/[.A98]" office:value-type="float" office:value="92.7835051546392">
            <text:p>92,78</text:p>
          </table:table-cell>
          <table:table-cell table:formula="of:=[.A98]-[.D98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98">
            <text:p>98</text:p>
          </table:table-cell>
          <table:table-cell table:style-name="Default" table:formula="of:=INT([.A99]/[.C99])" office:value-type="float" office:value="10">
            <text:p>10</text:p>
          </table:table-cell>
          <table:table-cell table:formula="of:=INT(SQRT([.A99]))" office:value-type="float" office:value="9">
            <text:p>9</text:p>
          </table:table-cell>
          <table:table-cell table:formula="of:=[.B99]*[.C99]" office:value-type="float" office:value="90">
            <text:p>90</text:p>
          </table:table-cell>
          <table:table-cell table:style-name="ce2" table:formula="of:=[.D99]*100/[.A99]" office:value-type="float" office:value="91.8367346938775">
            <text:p>91,84</text:p>
          </table:table-cell>
          <table:table-cell table:formula="of:=[.A99]-[.D99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99">
            <text:p>99</text:p>
          </table:table-cell>
          <table:table-cell table:style-name="Default" table:formula="of:=INT([.A100]/[.C100])" office:value-type="float" office:value="11">
            <text:p>11</text:p>
          </table:table-cell>
          <table:table-cell table:formula="of:=INT(SQRT([.A100]))" office:value-type="float" office:value="9">
            <text:p>9</text:p>
          </table:table-cell>
          <table:table-cell table:formula="of:=[.B100]*[.C100]" office:value-type="float" office:value="99">
            <text:p>99</text:p>
          </table:table-cell>
          <table:table-cell table:style-name="ce2" table:formula="of:=[.D100]*100/[.A100]" office:value-type="float" office:value="100">
            <text:p>100,00</text:p>
          </table:table-cell>
          <table:table-cell table:formula="of:=[.A100]-[.D100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00">
            <text:p>100</text:p>
          </table:table-cell>
          <table:table-cell table:style-name="Default" table:formula="of:=INT([.A101]/[.C101])" office:value-type="float" office:value="10">
            <text:p>10</text:p>
          </table:table-cell>
          <table:table-cell table:formula="of:=INT(SQRT([.A101]))" office:value-type="float" office:value="10">
            <text:p>10</text:p>
          </table:table-cell>
          <table:table-cell table:formula="of:=[.B101]*[.C101]" office:value-type="float" office:value="100">
            <text:p>100</text:p>
          </table:table-cell>
          <table:table-cell table:style-name="ce2" table:formula="of:=[.D101]*100/[.A101]" office:value-type="float" office:value="100">
            <text:p>100,00</text:p>
          </table:table-cell>
          <table:table-cell table:formula="of:=[.A101]-[.D101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01">
            <text:p>101</text:p>
          </table:table-cell>
          <table:table-cell table:style-name="Default" table:formula="of:=INT([.A102]/[.C102])" office:value-type="float" office:value="10">
            <text:p>10</text:p>
          </table:table-cell>
          <table:table-cell table:formula="of:=INT(SQRT([.A102]))" office:value-type="float" office:value="10">
            <text:p>10</text:p>
          </table:table-cell>
          <table:table-cell table:formula="of:=[.B102]*[.C102]" office:value-type="float" office:value="100">
            <text:p>100</text:p>
          </table:table-cell>
          <table:table-cell table:style-name="ce2" table:formula="of:=[.D102]*100/[.A102]" office:value-type="float" office:value="99.009900990099">
            <text:p>99,01</text:p>
          </table:table-cell>
          <table:table-cell table:formula="of:=[.A102]-[.D102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02">
            <text:p>102</text:p>
          </table:table-cell>
          <table:table-cell table:style-name="Default" table:formula="of:=INT([.A103]/[.C103])" office:value-type="float" office:value="10">
            <text:p>10</text:p>
          </table:table-cell>
          <table:table-cell table:formula="of:=INT(SQRT([.A103]))" office:value-type="float" office:value="10">
            <text:p>10</text:p>
          </table:table-cell>
          <table:table-cell table:formula="of:=[.B103]*[.C103]" office:value-type="float" office:value="100">
            <text:p>100</text:p>
          </table:table-cell>
          <table:table-cell table:style-name="ce2" table:formula="of:=[.D103]*100/[.A103]" office:value-type="float" office:value="98.0392156862745">
            <text:p>98,04</text:p>
          </table:table-cell>
          <table:table-cell table:formula="of:=[.A103]-[.D103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103">
            <text:p>103</text:p>
          </table:table-cell>
          <table:table-cell table:style-name="Default" table:formula="of:=INT([.A104]/[.C104])" office:value-type="float" office:value="10">
            <text:p>10</text:p>
          </table:table-cell>
          <table:table-cell table:formula="of:=INT(SQRT([.A104]))" office:value-type="float" office:value="10">
            <text:p>10</text:p>
          </table:table-cell>
          <table:table-cell table:formula="of:=[.B104]*[.C104]" office:value-type="float" office:value="100">
            <text:p>100</text:p>
          </table:table-cell>
          <table:table-cell table:style-name="ce2" table:formula="of:=[.D104]*100/[.A104]" office:value-type="float" office:value="97.0873786407767">
            <text:p>97,09</text:p>
          </table:table-cell>
          <table:table-cell table:formula="of:=[.A104]-[.D104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04">
            <text:p>104</text:p>
          </table:table-cell>
          <table:table-cell table:style-name="Default" table:formula="of:=INT([.A105]/[.C105])" office:value-type="float" office:value="10">
            <text:p>10</text:p>
          </table:table-cell>
          <table:table-cell table:formula="of:=INT(SQRT([.A105]))" office:value-type="float" office:value="10">
            <text:p>10</text:p>
          </table:table-cell>
          <table:table-cell table:formula="of:=[.B105]*[.C105]" office:value-type="float" office:value="100">
            <text:p>100</text:p>
          </table:table-cell>
          <table:table-cell table:style-name="ce2" table:formula="of:=[.D105]*100/[.A105]" office:value-type="float" office:value="96.1538461538462">
            <text:p>96,15</text:p>
          </table:table-cell>
          <table:table-cell table:formula="of:=[.A105]-[.D105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105">
            <text:p>105</text:p>
          </table:table-cell>
          <table:table-cell table:style-name="Default" table:formula="of:=INT([.A106]/[.C106])" office:value-type="float" office:value="10">
            <text:p>10</text:p>
          </table:table-cell>
          <table:table-cell table:formula="of:=INT(SQRT([.A106]))" office:value-type="float" office:value="10">
            <text:p>10</text:p>
          </table:table-cell>
          <table:table-cell table:formula="of:=[.B106]*[.C106]" office:value-type="float" office:value="100">
            <text:p>100</text:p>
          </table:table-cell>
          <table:table-cell table:style-name="ce2" table:formula="of:=[.D106]*100/[.A106]" office:value-type="float" office:value="95.2380952380952">
            <text:p>95,24</text:p>
          </table:table-cell>
          <table:table-cell table:formula="of:=[.A106]-[.D106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106">
            <text:p>106</text:p>
          </table:table-cell>
          <table:table-cell table:style-name="Default" table:formula="of:=INT([.A107]/[.C107])" office:value-type="float" office:value="10">
            <text:p>10</text:p>
          </table:table-cell>
          <table:table-cell table:formula="of:=INT(SQRT([.A107]))" office:value-type="float" office:value="10">
            <text:p>10</text:p>
          </table:table-cell>
          <table:table-cell table:formula="of:=[.B107]*[.C107]" office:value-type="float" office:value="100">
            <text:p>100</text:p>
          </table:table-cell>
          <table:table-cell table:style-name="ce2" table:formula="of:=[.D107]*100/[.A107]" office:value-type="float" office:value="94.3396226415094">
            <text:p>94,34</text:p>
          </table:table-cell>
          <table:table-cell table:formula="of:=[.A107]-[.D107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107">
            <text:p>107</text:p>
          </table:table-cell>
          <table:table-cell table:style-name="Default" table:formula="of:=INT([.A108]/[.C108])" office:value-type="float" office:value="10">
            <text:p>10</text:p>
          </table:table-cell>
          <table:table-cell table:formula="of:=INT(SQRT([.A108]))" office:value-type="float" office:value="10">
            <text:p>10</text:p>
          </table:table-cell>
          <table:table-cell table:formula="of:=[.B108]*[.C108]" office:value-type="float" office:value="100">
            <text:p>100</text:p>
          </table:table-cell>
          <table:table-cell table:style-name="ce2" table:formula="of:=[.D108]*100/[.A108]" office:value-type="float" office:value="93.4579439252336">
            <text:p>93,46</text:p>
          </table:table-cell>
          <table:table-cell table:formula="of:=[.A108]-[.D108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108">
            <text:p>108</text:p>
          </table:table-cell>
          <table:table-cell table:style-name="Default" table:formula="of:=INT([.A109]/[.C109])" office:value-type="float" office:value="10">
            <text:p>10</text:p>
          </table:table-cell>
          <table:table-cell table:formula="of:=INT(SQRT([.A109]))" office:value-type="float" office:value="10">
            <text:p>10</text:p>
          </table:table-cell>
          <table:table-cell table:formula="of:=[.B109]*[.C109]" office:value-type="float" office:value="100">
            <text:p>100</text:p>
          </table:table-cell>
          <table:table-cell table:style-name="ce2" table:formula="of:=[.D109]*100/[.A109]" office:value-type="float" office:value="92.5925925925926">
            <text:p>92,59</text:p>
          </table:table-cell>
          <table:table-cell table:formula="of:=[.A109]-[.D109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09">
            <text:p>109</text:p>
          </table:table-cell>
          <table:table-cell table:style-name="Default" table:formula="of:=INT([.A110]/[.C110])" office:value-type="float" office:value="10">
            <text:p>10</text:p>
          </table:table-cell>
          <table:table-cell table:formula="of:=INT(SQRT([.A110]))" office:value-type="float" office:value="10">
            <text:p>10</text:p>
          </table:table-cell>
          <table:table-cell table:formula="of:=[.B110]*[.C110]" office:value-type="float" office:value="100">
            <text:p>100</text:p>
          </table:table-cell>
          <table:table-cell table:style-name="ce2" table:formula="of:=[.D110]*100/[.A110]" office:value-type="float" office:value="91.743119266055">
            <text:p>91,74</text:p>
          </table:table-cell>
          <table:table-cell table:formula="of:=[.A110]-[.D110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110">
            <text:p>110</text:p>
          </table:table-cell>
          <table:table-cell table:style-name="Default" table:formula="of:=INT([.A111]/[.C111])" office:value-type="float" office:value="11">
            <text:p>11</text:p>
          </table:table-cell>
          <table:table-cell table:formula="of:=INT(SQRT([.A111]))" office:value-type="float" office:value="10">
            <text:p>10</text:p>
          </table:table-cell>
          <table:table-cell table:formula="of:=[.B111]*[.C111]" office:value-type="float" office:value="110">
            <text:p>110</text:p>
          </table:table-cell>
          <table:table-cell table:style-name="ce2" table:formula="of:=[.D111]*100/[.A111]" office:value-type="float" office:value="100">
            <text:p>100,00</text:p>
          </table:table-cell>
          <table:table-cell table:formula="of:=[.A111]-[.D111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11">
            <text:p>111</text:p>
          </table:table-cell>
          <table:table-cell table:style-name="Default" table:formula="of:=INT([.A112]/[.C112])" office:value-type="float" office:value="11">
            <text:p>11</text:p>
          </table:table-cell>
          <table:table-cell table:formula="of:=INT(SQRT([.A112]))" office:value-type="float" office:value="10">
            <text:p>10</text:p>
          </table:table-cell>
          <table:table-cell table:formula="of:=[.B112]*[.C112]" office:value-type="float" office:value="110">
            <text:p>110</text:p>
          </table:table-cell>
          <table:table-cell table:style-name="ce2" table:formula="of:=[.D112]*100/[.A112]" office:value-type="float" office:value="99.0990990990991">
            <text:p>99,10</text:p>
          </table:table-cell>
          <table:table-cell table:formula="of:=[.A112]-[.D112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12">
            <text:p>112</text:p>
          </table:table-cell>
          <table:table-cell table:style-name="Default" table:formula="of:=INT([.A113]/[.C113])" office:value-type="float" office:value="11">
            <text:p>11</text:p>
          </table:table-cell>
          <table:table-cell table:formula="of:=INT(SQRT([.A113]))" office:value-type="float" office:value="10">
            <text:p>10</text:p>
          </table:table-cell>
          <table:table-cell table:formula="of:=[.B113]*[.C113]" office:value-type="float" office:value="110">
            <text:p>110</text:p>
          </table:table-cell>
          <table:table-cell table:style-name="ce2" table:formula="of:=[.D113]*100/[.A113]" office:value-type="float" office:value="98.2142857142857">
            <text:p>98,21</text:p>
          </table:table-cell>
          <table:table-cell table:formula="of:=[.A113]-[.D113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113">
            <text:p>113</text:p>
          </table:table-cell>
          <table:table-cell table:style-name="Default" table:formula="of:=INT([.A114]/[.C114])" office:value-type="float" office:value="11">
            <text:p>11</text:p>
          </table:table-cell>
          <table:table-cell table:formula="of:=INT(SQRT([.A114]))" office:value-type="float" office:value="10">
            <text:p>10</text:p>
          </table:table-cell>
          <table:table-cell table:formula="of:=[.B114]*[.C114]" office:value-type="float" office:value="110">
            <text:p>110</text:p>
          </table:table-cell>
          <table:table-cell table:style-name="ce2" table:formula="of:=[.D114]*100/[.A114]" office:value-type="float" office:value="97.3451327433628">
            <text:p>97,35</text:p>
          </table:table-cell>
          <table:table-cell table:formula="of:=[.A114]-[.D114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14">
            <text:p>114</text:p>
          </table:table-cell>
          <table:table-cell table:style-name="Default" table:formula="of:=INT([.A115]/[.C115])" office:value-type="float" office:value="11">
            <text:p>11</text:p>
          </table:table-cell>
          <table:table-cell table:formula="of:=INT(SQRT([.A115]))" office:value-type="float" office:value="10">
            <text:p>10</text:p>
          </table:table-cell>
          <table:table-cell table:formula="of:=[.B115]*[.C115]" office:value-type="float" office:value="110">
            <text:p>110</text:p>
          </table:table-cell>
          <table:table-cell table:style-name="ce2" table:formula="of:=[.D115]*100/[.A115]" office:value-type="float" office:value="96.4912280701754">
            <text:p>96,49</text:p>
          </table:table-cell>
          <table:table-cell table:formula="of:=[.A115]-[.D115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115">
            <text:p>115</text:p>
          </table:table-cell>
          <table:table-cell table:style-name="Default" table:formula="of:=INT([.A116]/[.C116])" office:value-type="float" office:value="11">
            <text:p>11</text:p>
          </table:table-cell>
          <table:table-cell table:formula="of:=INT(SQRT([.A116]))" office:value-type="float" office:value="10">
            <text:p>10</text:p>
          </table:table-cell>
          <table:table-cell table:formula="of:=[.B116]*[.C116]" office:value-type="float" office:value="110">
            <text:p>110</text:p>
          </table:table-cell>
          <table:table-cell table:style-name="ce2" table:formula="of:=[.D116]*100/[.A116]" office:value-type="float" office:value="95.6521739130435">
            <text:p>95,65</text:p>
          </table:table-cell>
          <table:table-cell table:formula="of:=[.A116]-[.D116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116">
            <text:p>116</text:p>
          </table:table-cell>
          <table:table-cell table:style-name="Default" table:formula="of:=INT([.A117]/[.C117])" office:value-type="float" office:value="11">
            <text:p>11</text:p>
          </table:table-cell>
          <table:table-cell table:formula="of:=INT(SQRT([.A117]))" office:value-type="float" office:value="10">
            <text:p>10</text:p>
          </table:table-cell>
          <table:table-cell table:formula="of:=[.B117]*[.C117]" office:value-type="float" office:value="110">
            <text:p>110</text:p>
          </table:table-cell>
          <table:table-cell table:style-name="ce2" table:formula="of:=[.D117]*100/[.A117]" office:value-type="float" office:value="94.8275862068966">
            <text:p>94,83</text:p>
          </table:table-cell>
          <table:table-cell table:formula="of:=[.A117]-[.D117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117">
            <text:p>117</text:p>
          </table:table-cell>
          <table:table-cell table:style-name="Default" table:formula="of:=INT([.A118]/[.C118])" office:value-type="float" office:value="11">
            <text:p>11</text:p>
          </table:table-cell>
          <table:table-cell table:formula="of:=INT(SQRT([.A118]))" office:value-type="float" office:value="10">
            <text:p>10</text:p>
          </table:table-cell>
          <table:table-cell table:formula="of:=[.B118]*[.C118]" office:value-type="float" office:value="110">
            <text:p>110</text:p>
          </table:table-cell>
          <table:table-cell table:style-name="ce2" table:formula="of:=[.D118]*100/[.A118]" office:value-type="float" office:value="94.017094017094">
            <text:p>94,02</text:p>
          </table:table-cell>
          <table:table-cell table:formula="of:=[.A118]-[.D118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118">
            <text:p>118</text:p>
          </table:table-cell>
          <table:table-cell table:style-name="Default" table:formula="of:=INT([.A119]/[.C119])" office:value-type="float" office:value="11">
            <text:p>11</text:p>
          </table:table-cell>
          <table:table-cell table:formula="of:=INT(SQRT([.A119]))" office:value-type="float" office:value="10">
            <text:p>10</text:p>
          </table:table-cell>
          <table:table-cell table:formula="of:=[.B119]*[.C119]" office:value-type="float" office:value="110">
            <text:p>110</text:p>
          </table:table-cell>
          <table:table-cell table:style-name="ce2" table:formula="of:=[.D119]*100/[.A119]" office:value-type="float" office:value="93.2203389830509">
            <text:p>93,22</text:p>
          </table:table-cell>
          <table:table-cell table:formula="of:=[.A119]-[.D119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19">
            <text:p>119</text:p>
          </table:table-cell>
          <table:table-cell table:style-name="Default" table:formula="of:=INT([.A120]/[.C120])" office:value-type="float" office:value="11">
            <text:p>11</text:p>
          </table:table-cell>
          <table:table-cell table:formula="of:=INT(SQRT([.A120]))" office:value-type="float" office:value="10">
            <text:p>10</text:p>
          </table:table-cell>
          <table:table-cell table:formula="of:=[.B120]*[.C120]" office:value-type="float" office:value="110">
            <text:p>110</text:p>
          </table:table-cell>
          <table:table-cell table:style-name="ce2" table:formula="of:=[.D120]*100/[.A120]" office:value-type="float" office:value="92.436974789916">
            <text:p>92,44</text:p>
          </table:table-cell>
          <table:table-cell table:formula="of:=[.A120]-[.D120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120">
            <text:p>120</text:p>
          </table:table-cell>
          <table:table-cell table:style-name="Default" table:formula="of:=INT([.A121]/[.C121])" office:value-type="float" office:value="12">
            <text:p>12</text:p>
          </table:table-cell>
          <table:table-cell table:formula="of:=INT(SQRT([.A121]))" office:value-type="float" office:value="10">
            <text:p>10</text:p>
          </table:table-cell>
          <table:table-cell table:formula="of:=[.B121]*[.C121]" office:value-type="float" office:value="120">
            <text:p>120</text:p>
          </table:table-cell>
          <table:table-cell table:style-name="ce2" table:formula="of:=[.D121]*100/[.A121]" office:value-type="float" office:value="100">
            <text:p>100,00</text:p>
          </table:table-cell>
          <table:table-cell table:formula="of:=[.A121]-[.D121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21">
            <text:p>121</text:p>
          </table:table-cell>
          <table:table-cell table:style-name="Default" table:formula="of:=INT([.A122]/[.C122])" office:value-type="float" office:value="11">
            <text:p>11</text:p>
          </table:table-cell>
          <table:table-cell table:formula="of:=INT(SQRT([.A122]))" office:value-type="float" office:value="11">
            <text:p>11</text:p>
          </table:table-cell>
          <table:table-cell table:formula="of:=[.B122]*[.C122]" office:value-type="float" office:value="121">
            <text:p>121</text:p>
          </table:table-cell>
          <table:table-cell table:style-name="ce2" table:formula="of:=[.D122]*100/[.A122]" office:value-type="float" office:value="100">
            <text:p>100,00</text:p>
          </table:table-cell>
          <table:table-cell table:formula="of:=[.A122]-[.D122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22">
            <text:p>122</text:p>
          </table:table-cell>
          <table:table-cell table:style-name="Default" table:formula="of:=INT([.A123]/[.C123])" office:value-type="float" office:value="11">
            <text:p>11</text:p>
          </table:table-cell>
          <table:table-cell table:formula="of:=INT(SQRT([.A123]))" office:value-type="float" office:value="11">
            <text:p>11</text:p>
          </table:table-cell>
          <table:table-cell table:formula="of:=[.B123]*[.C123]" office:value-type="float" office:value="121">
            <text:p>121</text:p>
          </table:table-cell>
          <table:table-cell table:style-name="ce2" table:formula="of:=[.D123]*100/[.A123]" office:value-type="float" office:value="99.1803278688525">
            <text:p>99,18</text:p>
          </table:table-cell>
          <table:table-cell table:formula="of:=[.A123]-[.D123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23">
            <text:p>123</text:p>
          </table:table-cell>
          <table:table-cell table:style-name="Default" table:formula="of:=INT([.A124]/[.C124])" office:value-type="float" office:value="11">
            <text:p>11</text:p>
          </table:table-cell>
          <table:table-cell table:formula="of:=INT(SQRT([.A124]))" office:value-type="float" office:value="11">
            <text:p>11</text:p>
          </table:table-cell>
          <table:table-cell table:formula="of:=[.B124]*[.C124]" office:value-type="float" office:value="121">
            <text:p>121</text:p>
          </table:table-cell>
          <table:table-cell table:style-name="ce2" table:formula="of:=[.D124]*100/[.A124]" office:value-type="float" office:value="98.3739837398374">
            <text:p>98,37</text:p>
          </table:table-cell>
          <table:table-cell table:formula="of:=[.A124]-[.D124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124">
            <text:p>124</text:p>
          </table:table-cell>
          <table:table-cell table:style-name="Default" table:formula="of:=INT([.A125]/[.C125])" office:value-type="float" office:value="11">
            <text:p>11</text:p>
          </table:table-cell>
          <table:table-cell table:formula="of:=INT(SQRT([.A125]))" office:value-type="float" office:value="11">
            <text:p>11</text:p>
          </table:table-cell>
          <table:table-cell table:formula="of:=[.B125]*[.C125]" office:value-type="float" office:value="121">
            <text:p>121</text:p>
          </table:table-cell>
          <table:table-cell table:style-name="ce2" table:formula="of:=[.D125]*100/[.A125]" office:value-type="float" office:value="97.5806451612903">
            <text:p>97,58</text:p>
          </table:table-cell>
          <table:table-cell table:formula="of:=[.A125]-[.D125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25">
            <text:p>125</text:p>
          </table:table-cell>
          <table:table-cell table:style-name="Default" table:formula="of:=INT([.A126]/[.C126])" office:value-type="float" office:value="11">
            <text:p>11</text:p>
          </table:table-cell>
          <table:table-cell table:formula="of:=INT(SQRT([.A126]))" office:value-type="float" office:value="11">
            <text:p>11</text:p>
          </table:table-cell>
          <table:table-cell table:formula="of:=[.B126]*[.C126]" office:value-type="float" office:value="121">
            <text:p>121</text:p>
          </table:table-cell>
          <table:table-cell table:style-name="ce2" table:formula="of:=[.D126]*100/[.A126]" office:value-type="float" office:value="96.8">
            <text:p>96,80</text:p>
          </table:table-cell>
          <table:table-cell table:formula="of:=[.A126]-[.D126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126">
            <text:p>126</text:p>
          </table:table-cell>
          <table:table-cell table:style-name="Default" table:formula="of:=INT([.A127]/[.C127])" office:value-type="float" office:value="11">
            <text:p>11</text:p>
          </table:table-cell>
          <table:table-cell table:formula="of:=INT(SQRT([.A127]))" office:value-type="float" office:value="11">
            <text:p>11</text:p>
          </table:table-cell>
          <table:table-cell table:formula="of:=[.B127]*[.C127]" office:value-type="float" office:value="121">
            <text:p>121</text:p>
          </table:table-cell>
          <table:table-cell table:style-name="ce2" table:formula="of:=[.D127]*100/[.A127]" office:value-type="float" office:value="96.031746031746">
            <text:p>96,03</text:p>
          </table:table-cell>
          <table:table-cell table:formula="of:=[.A127]-[.D127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127">
            <text:p>127</text:p>
          </table:table-cell>
          <table:table-cell table:style-name="Default" table:formula="of:=INT([.A128]/[.C128])" office:value-type="float" office:value="11">
            <text:p>11</text:p>
          </table:table-cell>
          <table:table-cell table:formula="of:=INT(SQRT([.A128]))" office:value-type="float" office:value="11">
            <text:p>11</text:p>
          </table:table-cell>
          <table:table-cell table:formula="of:=[.B128]*[.C128]" office:value-type="float" office:value="121">
            <text:p>121</text:p>
          </table:table-cell>
          <table:table-cell table:style-name="ce2" table:formula="of:=[.D128]*100/[.A128]" office:value-type="float" office:value="95.2755905511811">
            <text:p>95,28</text:p>
          </table:table-cell>
          <table:table-cell table:formula="of:=[.A128]-[.D128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128">
            <text:p>128</text:p>
          </table:table-cell>
          <table:table-cell table:style-name="Default" table:formula="of:=INT([.A129]/[.C129])" office:value-type="float" office:value="11">
            <text:p>11</text:p>
          </table:table-cell>
          <table:table-cell table:formula="of:=INT(SQRT([.A129]))" office:value-type="float" office:value="11">
            <text:p>11</text:p>
          </table:table-cell>
          <table:table-cell table:formula="of:=[.B129]*[.C129]" office:value-type="float" office:value="121">
            <text:p>121</text:p>
          </table:table-cell>
          <table:table-cell table:style-name="ce2" table:formula="of:=[.D129]*100/[.A129]" office:value-type="float" office:value="94.53125">
            <text:p>94,53</text:p>
          </table:table-cell>
          <table:table-cell table:formula="of:=[.A129]-[.D129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129">
            <text:p>129</text:p>
          </table:table-cell>
          <table:table-cell table:style-name="Default" table:formula="of:=INT([.A130]/[.C130])" office:value-type="float" office:value="11">
            <text:p>11</text:p>
          </table:table-cell>
          <table:table-cell table:formula="of:=INT(SQRT([.A130]))" office:value-type="float" office:value="11">
            <text:p>11</text:p>
          </table:table-cell>
          <table:table-cell table:formula="of:=[.B130]*[.C130]" office:value-type="float" office:value="121">
            <text:p>121</text:p>
          </table:table-cell>
          <table:table-cell table:style-name="ce2" table:formula="of:=[.D130]*100/[.A130]" office:value-type="float" office:value="93.7984496124031">
            <text:p>93,80</text:p>
          </table:table-cell>
          <table:table-cell table:formula="of:=[.A130]-[.D130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30">
            <text:p>130</text:p>
          </table:table-cell>
          <table:table-cell table:style-name="Default" table:formula="of:=INT([.A131]/[.C131])" office:value-type="float" office:value="11">
            <text:p>11</text:p>
          </table:table-cell>
          <table:table-cell table:formula="of:=INT(SQRT([.A131]))" office:value-type="float" office:value="11">
            <text:p>11</text:p>
          </table:table-cell>
          <table:table-cell table:formula="of:=[.B131]*[.C131]" office:value-type="float" office:value="121">
            <text:p>121</text:p>
          </table:table-cell>
          <table:table-cell table:style-name="ce2" table:formula="of:=[.D131]*100/[.A131]" office:value-type="float" office:value="93.0769230769231">
            <text:p>93,08</text:p>
          </table:table-cell>
          <table:table-cell table:formula="of:=[.A131]-[.D131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131">
            <text:p>131</text:p>
          </table:table-cell>
          <table:table-cell table:style-name="Default" table:formula="of:=INT([.A132]/[.C132])" office:value-type="float" office:value="11">
            <text:p>11</text:p>
          </table:table-cell>
          <table:table-cell table:formula="of:=INT(SQRT([.A132]))" office:value-type="float" office:value="11">
            <text:p>11</text:p>
          </table:table-cell>
          <table:table-cell table:formula="of:=[.B132]*[.C132]" office:value-type="float" office:value="121">
            <text:p>121</text:p>
          </table:table-cell>
          <table:table-cell table:style-name="ce2" table:formula="of:=[.D132]*100/[.A132]" office:value-type="float" office:value="92.3664122137405">
            <text:p>92,37</text:p>
          </table:table-cell>
          <table:table-cell table:formula="of:=[.A132]-[.D132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132">
            <text:p>132</text:p>
          </table:table-cell>
          <table:table-cell table:style-name="Default" table:formula="of:=INT([.A133]/[.C133])" office:value-type="float" office:value="12">
            <text:p>12</text:p>
          </table:table-cell>
          <table:table-cell table:formula="of:=INT(SQRT([.A133]))" office:value-type="float" office:value="11">
            <text:p>11</text:p>
          </table:table-cell>
          <table:table-cell table:formula="of:=[.B133]*[.C133]" office:value-type="float" office:value="132">
            <text:p>132</text:p>
          </table:table-cell>
          <table:table-cell table:style-name="ce2" table:formula="of:=[.D133]*100/[.A133]" office:value-type="float" office:value="100">
            <text:p>100,00</text:p>
          </table:table-cell>
          <table:table-cell table:formula="of:=[.A133]-[.D133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33">
            <text:p>133</text:p>
          </table:table-cell>
          <table:table-cell table:style-name="Default" table:formula="of:=INT([.A134]/[.C134])" office:value-type="float" office:value="12">
            <text:p>12</text:p>
          </table:table-cell>
          <table:table-cell table:formula="of:=INT(SQRT([.A134]))" office:value-type="float" office:value="11">
            <text:p>11</text:p>
          </table:table-cell>
          <table:table-cell table:formula="of:=[.B134]*[.C134]" office:value-type="float" office:value="132">
            <text:p>132</text:p>
          </table:table-cell>
          <table:table-cell table:style-name="ce2" table:formula="of:=[.D134]*100/[.A134]" office:value-type="float" office:value="99.2481203007519">
            <text:p>99,25</text:p>
          </table:table-cell>
          <table:table-cell table:formula="of:=[.A134]-[.D134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34">
            <text:p>134</text:p>
          </table:table-cell>
          <table:table-cell table:style-name="Default" table:formula="of:=INT([.A135]/[.C135])" office:value-type="float" office:value="12">
            <text:p>12</text:p>
          </table:table-cell>
          <table:table-cell table:formula="of:=INT(SQRT([.A135]))" office:value-type="float" office:value="11">
            <text:p>11</text:p>
          </table:table-cell>
          <table:table-cell table:formula="of:=[.B135]*[.C135]" office:value-type="float" office:value="132">
            <text:p>132</text:p>
          </table:table-cell>
          <table:table-cell table:style-name="ce2" table:formula="of:=[.D135]*100/[.A135]" office:value-type="float" office:value="98.5074626865672">
            <text:p>98,51</text:p>
          </table:table-cell>
          <table:table-cell table:formula="of:=[.A135]-[.D135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135">
            <text:p>135</text:p>
          </table:table-cell>
          <table:table-cell table:style-name="Default" table:formula="of:=INT([.A136]/[.C136])" office:value-type="float" office:value="12">
            <text:p>12</text:p>
          </table:table-cell>
          <table:table-cell table:formula="of:=INT(SQRT([.A136]))" office:value-type="float" office:value="11">
            <text:p>11</text:p>
          </table:table-cell>
          <table:table-cell table:formula="of:=[.B136]*[.C136]" office:value-type="float" office:value="132">
            <text:p>132</text:p>
          </table:table-cell>
          <table:table-cell table:style-name="ce2" table:formula="of:=[.D136]*100/[.A136]" office:value-type="float" office:value="97.7777777777778">
            <text:p>97,78</text:p>
          </table:table-cell>
          <table:table-cell table:formula="of:=[.A136]-[.D136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36">
            <text:p>136</text:p>
          </table:table-cell>
          <table:table-cell table:style-name="Default" table:formula="of:=INT([.A137]/[.C137])" office:value-type="float" office:value="12">
            <text:p>12</text:p>
          </table:table-cell>
          <table:table-cell table:formula="of:=INT(SQRT([.A137]))" office:value-type="float" office:value="11">
            <text:p>11</text:p>
          </table:table-cell>
          <table:table-cell table:formula="of:=[.B137]*[.C137]" office:value-type="float" office:value="132">
            <text:p>132</text:p>
          </table:table-cell>
          <table:table-cell table:style-name="ce2" table:formula="of:=[.D137]*100/[.A137]" office:value-type="float" office:value="97.0588235294118">
            <text:p>97,06</text:p>
          </table:table-cell>
          <table:table-cell table:formula="of:=[.A137]-[.D137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137">
            <text:p>137</text:p>
          </table:table-cell>
          <table:table-cell table:style-name="Default" table:formula="of:=INT([.A138]/[.C138])" office:value-type="float" office:value="12">
            <text:p>12</text:p>
          </table:table-cell>
          <table:table-cell table:formula="of:=INT(SQRT([.A138]))" office:value-type="float" office:value="11">
            <text:p>11</text:p>
          </table:table-cell>
          <table:table-cell table:formula="of:=[.B138]*[.C138]" office:value-type="float" office:value="132">
            <text:p>132</text:p>
          </table:table-cell>
          <table:table-cell table:style-name="ce2" table:formula="of:=[.D138]*100/[.A138]" office:value-type="float" office:value="96.3503649635037">
            <text:p>96,35</text:p>
          </table:table-cell>
          <table:table-cell table:formula="of:=[.A138]-[.D138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138">
            <text:p>138</text:p>
          </table:table-cell>
          <table:table-cell table:style-name="Default" table:formula="of:=INT([.A139]/[.C139])" office:value-type="float" office:value="12">
            <text:p>12</text:p>
          </table:table-cell>
          <table:table-cell table:formula="of:=INT(SQRT([.A139]))" office:value-type="float" office:value="11">
            <text:p>11</text:p>
          </table:table-cell>
          <table:table-cell table:formula="of:=[.B139]*[.C139]" office:value-type="float" office:value="132">
            <text:p>132</text:p>
          </table:table-cell>
          <table:table-cell table:style-name="ce2" table:formula="of:=[.D139]*100/[.A139]" office:value-type="float" office:value="95.6521739130435">
            <text:p>95,65</text:p>
          </table:table-cell>
          <table:table-cell table:formula="of:=[.A139]-[.D139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139">
            <text:p>139</text:p>
          </table:table-cell>
          <table:table-cell table:style-name="Default" table:formula="of:=INT([.A140]/[.C140])" office:value-type="float" office:value="12">
            <text:p>12</text:p>
          </table:table-cell>
          <table:table-cell table:formula="of:=INT(SQRT([.A140]))" office:value-type="float" office:value="11">
            <text:p>11</text:p>
          </table:table-cell>
          <table:table-cell table:formula="of:=[.B140]*[.C140]" office:value-type="float" office:value="132">
            <text:p>132</text:p>
          </table:table-cell>
          <table:table-cell table:style-name="ce2" table:formula="of:=[.D140]*100/[.A140]" office:value-type="float" office:value="94.9640287769784">
            <text:p>94,96</text:p>
          </table:table-cell>
          <table:table-cell table:formula="of:=[.A140]-[.D140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140">
            <text:p>140</text:p>
          </table:table-cell>
          <table:table-cell table:style-name="Default" table:formula="of:=INT([.A141]/[.C141])" office:value-type="float" office:value="12">
            <text:p>12</text:p>
          </table:table-cell>
          <table:table-cell table:formula="of:=INT(SQRT([.A141]))" office:value-type="float" office:value="11">
            <text:p>11</text:p>
          </table:table-cell>
          <table:table-cell table:formula="of:=[.B141]*[.C141]" office:value-type="float" office:value="132">
            <text:p>132</text:p>
          </table:table-cell>
          <table:table-cell table:style-name="ce2" table:formula="of:=[.D141]*100/[.A141]" office:value-type="float" office:value="94.2857142857143">
            <text:p>94,29</text:p>
          </table:table-cell>
          <table:table-cell table:formula="of:=[.A141]-[.D141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41">
            <text:p>141</text:p>
          </table:table-cell>
          <table:table-cell table:style-name="Default" table:formula="of:=INT([.A142]/[.C142])" office:value-type="float" office:value="12">
            <text:p>12</text:p>
          </table:table-cell>
          <table:table-cell table:formula="of:=INT(SQRT([.A142]))" office:value-type="float" office:value="11">
            <text:p>11</text:p>
          </table:table-cell>
          <table:table-cell table:formula="of:=[.B142]*[.C142]" office:value-type="float" office:value="132">
            <text:p>132</text:p>
          </table:table-cell>
          <table:table-cell table:style-name="ce2" table:formula="of:=[.D142]*100/[.A142]" office:value-type="float" office:value="93.6170212765957">
            <text:p>93,62</text:p>
          </table:table-cell>
          <table:table-cell table:formula="of:=[.A142]-[.D142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142">
            <text:p>142</text:p>
          </table:table-cell>
          <table:table-cell table:style-name="Default" table:formula="of:=INT([.A143]/[.C143])" office:value-type="float" office:value="12">
            <text:p>12</text:p>
          </table:table-cell>
          <table:table-cell table:formula="of:=INT(SQRT([.A143]))" office:value-type="float" office:value="11">
            <text:p>11</text:p>
          </table:table-cell>
          <table:table-cell table:formula="of:=[.B143]*[.C143]" office:value-type="float" office:value="132">
            <text:p>132</text:p>
          </table:table-cell>
          <table:table-cell table:style-name="ce2" table:formula="of:=[.D143]*100/[.A143]" office:value-type="float" office:value="92.9577464788732">
            <text:p>92,96</text:p>
          </table:table-cell>
          <table:table-cell table:formula="of:=[.A143]-[.D143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143">
            <text:p>143</text:p>
          </table:table-cell>
          <table:table-cell table:style-name="Default" table:formula="of:=INT([.A144]/[.C144])" office:value-type="float" office:value="13">
            <text:p>13</text:p>
          </table:table-cell>
          <table:table-cell table:formula="of:=INT(SQRT([.A144]))" office:value-type="float" office:value="11">
            <text:p>11</text:p>
          </table:table-cell>
          <table:table-cell table:formula="of:=[.B144]*[.C144]" office:value-type="float" office:value="143">
            <text:p>143</text:p>
          </table:table-cell>
          <table:table-cell table:style-name="ce2" table:formula="of:=[.D144]*100/[.A144]" office:value-type="float" office:value="100">
            <text:p>100,00</text:p>
          </table:table-cell>
          <table:table-cell table:formula="of:=[.A144]-[.D144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44">
            <text:p>144</text:p>
          </table:table-cell>
          <table:table-cell table:style-name="Default" table:formula="of:=INT([.A145]/[.C145])" office:value-type="float" office:value="12">
            <text:p>12</text:p>
          </table:table-cell>
          <table:table-cell table:formula="of:=INT(SQRT([.A145]))" office:value-type="float" office:value="12">
            <text:p>12</text:p>
          </table:table-cell>
          <table:table-cell table:formula="of:=[.B145]*[.C145]" office:value-type="float" office:value="144">
            <text:p>144</text:p>
          </table:table-cell>
          <table:table-cell table:style-name="ce2" table:formula="of:=[.D145]*100/[.A145]" office:value-type="float" office:value="100">
            <text:p>100,00</text:p>
          </table:table-cell>
          <table:table-cell table:formula="of:=[.A145]-[.D145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45">
            <text:p>145</text:p>
          </table:table-cell>
          <table:table-cell table:style-name="Default" table:formula="of:=INT([.A146]/[.C146])" office:value-type="float" office:value="12">
            <text:p>12</text:p>
          </table:table-cell>
          <table:table-cell table:formula="of:=INT(SQRT([.A146]))" office:value-type="float" office:value="12">
            <text:p>12</text:p>
          </table:table-cell>
          <table:table-cell table:formula="of:=[.B146]*[.C146]" office:value-type="float" office:value="144">
            <text:p>144</text:p>
          </table:table-cell>
          <table:table-cell table:style-name="ce2" table:formula="of:=[.D146]*100/[.A146]" office:value-type="float" office:value="99.3103448275862">
            <text:p>99,31</text:p>
          </table:table-cell>
          <table:table-cell table:formula="of:=[.A146]-[.D146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46">
            <text:p>146</text:p>
          </table:table-cell>
          <table:table-cell table:style-name="Default" table:formula="of:=INT([.A147]/[.C147])" office:value-type="float" office:value="12">
            <text:p>12</text:p>
          </table:table-cell>
          <table:table-cell table:formula="of:=INT(SQRT([.A147]))" office:value-type="float" office:value="12">
            <text:p>12</text:p>
          </table:table-cell>
          <table:table-cell table:formula="of:=[.B147]*[.C147]" office:value-type="float" office:value="144">
            <text:p>144</text:p>
          </table:table-cell>
          <table:table-cell table:style-name="ce2" table:formula="of:=[.D147]*100/[.A147]" office:value-type="float" office:value="98.6301369863014">
            <text:p>98,63</text:p>
          </table:table-cell>
          <table:table-cell table:formula="of:=[.A147]-[.D147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147">
            <text:p>147</text:p>
          </table:table-cell>
          <table:table-cell table:style-name="Default" table:formula="of:=INT([.A148]/[.C148])" office:value-type="float" office:value="12">
            <text:p>12</text:p>
          </table:table-cell>
          <table:table-cell table:formula="of:=INT(SQRT([.A148]))" office:value-type="float" office:value="12">
            <text:p>12</text:p>
          </table:table-cell>
          <table:table-cell table:formula="of:=[.B148]*[.C148]" office:value-type="float" office:value="144">
            <text:p>144</text:p>
          </table:table-cell>
          <table:table-cell table:style-name="ce2" table:formula="of:=[.D148]*100/[.A148]" office:value-type="float" office:value="97.9591836734694">
            <text:p>97,96</text:p>
          </table:table-cell>
          <table:table-cell table:formula="of:=[.A148]-[.D148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48">
            <text:p>148</text:p>
          </table:table-cell>
          <table:table-cell table:style-name="Default" table:formula="of:=INT([.A149]/[.C149])" office:value-type="float" office:value="12">
            <text:p>12</text:p>
          </table:table-cell>
          <table:table-cell table:formula="of:=INT(SQRT([.A149]))" office:value-type="float" office:value="12">
            <text:p>12</text:p>
          </table:table-cell>
          <table:table-cell table:formula="of:=[.B149]*[.C149]" office:value-type="float" office:value="144">
            <text:p>144</text:p>
          </table:table-cell>
          <table:table-cell table:style-name="ce2" table:formula="of:=[.D149]*100/[.A149]" office:value-type="float" office:value="97.2972972972973">
            <text:p>97,30</text:p>
          </table:table-cell>
          <table:table-cell table:formula="of:=[.A149]-[.D149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149">
            <text:p>149</text:p>
          </table:table-cell>
          <table:table-cell table:style-name="Default" table:formula="of:=INT([.A150]/[.C150])" office:value-type="float" office:value="12">
            <text:p>12</text:p>
          </table:table-cell>
          <table:table-cell table:formula="of:=INT(SQRT([.A150]))" office:value-type="float" office:value="12">
            <text:p>12</text:p>
          </table:table-cell>
          <table:table-cell table:formula="of:=[.B150]*[.C150]" office:value-type="float" office:value="144">
            <text:p>144</text:p>
          </table:table-cell>
          <table:table-cell table:style-name="ce2" table:formula="of:=[.D150]*100/[.A150]" office:value-type="float" office:value="96.6442953020134">
            <text:p>96,64</text:p>
          </table:table-cell>
          <table:table-cell table:formula="of:=[.A150]-[.D150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150">
            <text:p>150</text:p>
          </table:table-cell>
          <table:table-cell table:style-name="Default" table:formula="of:=INT([.A151]/[.C151])" office:value-type="float" office:value="12">
            <text:p>12</text:p>
          </table:table-cell>
          <table:table-cell table:formula="of:=INT(SQRT([.A151]))" office:value-type="float" office:value="12">
            <text:p>12</text:p>
          </table:table-cell>
          <table:table-cell table:formula="of:=[.B151]*[.C151]" office:value-type="float" office:value="144">
            <text:p>144</text:p>
          </table:table-cell>
          <table:table-cell table:style-name="ce2" table:formula="of:=[.D151]*100/[.A151]" office:value-type="float" office:value="96">
            <text:p>96,00</text:p>
          </table:table-cell>
          <table:table-cell table:formula="of:=[.A151]-[.D151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151">
            <text:p>151</text:p>
          </table:table-cell>
          <table:table-cell table:style-name="Default" table:formula="of:=INT([.A152]/[.C152])" office:value-type="float" office:value="12">
            <text:p>12</text:p>
          </table:table-cell>
          <table:table-cell table:formula="of:=INT(SQRT([.A152]))" office:value-type="float" office:value="12">
            <text:p>12</text:p>
          </table:table-cell>
          <table:table-cell table:formula="of:=[.B152]*[.C152]" office:value-type="float" office:value="144">
            <text:p>144</text:p>
          </table:table-cell>
          <table:table-cell table:style-name="ce2" table:formula="of:=[.D152]*100/[.A152]" office:value-type="float" office:value="95.364238410596">
            <text:p>95,36</text:p>
          </table:table-cell>
          <table:table-cell table:formula="of:=[.A152]-[.D152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152">
            <text:p>152</text:p>
          </table:table-cell>
          <table:table-cell table:style-name="Default" table:formula="of:=INT([.A153]/[.C153])" office:value-type="float" office:value="12">
            <text:p>12</text:p>
          </table:table-cell>
          <table:table-cell table:formula="of:=INT(SQRT([.A153]))" office:value-type="float" office:value="12">
            <text:p>12</text:p>
          </table:table-cell>
          <table:table-cell table:formula="of:=[.B153]*[.C153]" office:value-type="float" office:value="144">
            <text:p>144</text:p>
          </table:table-cell>
          <table:table-cell table:style-name="ce2" table:formula="of:=[.D153]*100/[.A153]" office:value-type="float" office:value="94.7368421052632">
            <text:p>94,74</text:p>
          </table:table-cell>
          <table:table-cell table:formula="of:=[.A153]-[.D153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53">
            <text:p>153</text:p>
          </table:table-cell>
          <table:table-cell table:style-name="Default" table:formula="of:=INT([.A154]/[.C154])" office:value-type="float" office:value="12">
            <text:p>12</text:p>
          </table:table-cell>
          <table:table-cell table:formula="of:=INT(SQRT([.A154]))" office:value-type="float" office:value="12">
            <text:p>12</text:p>
          </table:table-cell>
          <table:table-cell table:formula="of:=[.B154]*[.C154]" office:value-type="float" office:value="144">
            <text:p>144</text:p>
          </table:table-cell>
          <table:table-cell table:style-name="ce2" table:formula="of:=[.D154]*100/[.A154]" office:value-type="float" office:value="94.1176470588235">
            <text:p>94,12</text:p>
          </table:table-cell>
          <table:table-cell table:formula="of:=[.A154]-[.D154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154">
            <text:p>154</text:p>
          </table:table-cell>
          <table:table-cell table:style-name="Default" table:formula="of:=INT([.A155]/[.C155])" office:value-type="float" office:value="12">
            <text:p>12</text:p>
          </table:table-cell>
          <table:table-cell table:formula="of:=INT(SQRT([.A155]))" office:value-type="float" office:value="12">
            <text:p>12</text:p>
          </table:table-cell>
          <table:table-cell table:formula="of:=[.B155]*[.C155]" office:value-type="float" office:value="144">
            <text:p>144</text:p>
          </table:table-cell>
          <table:table-cell table:style-name="ce2" table:formula="of:=[.D155]*100/[.A155]" office:value-type="float" office:value="93.5064935064935">
            <text:p>93,51</text:p>
          </table:table-cell>
          <table:table-cell table:formula="of:=[.A155]-[.D155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155">
            <text:p>155</text:p>
          </table:table-cell>
          <table:table-cell table:style-name="Default" table:formula="of:=INT([.A156]/[.C156])" office:value-type="float" office:value="12">
            <text:p>12</text:p>
          </table:table-cell>
          <table:table-cell table:formula="of:=INT(SQRT([.A156]))" office:value-type="float" office:value="12">
            <text:p>12</text:p>
          </table:table-cell>
          <table:table-cell table:formula="of:=[.B156]*[.C156]" office:value-type="float" office:value="144">
            <text:p>144</text:p>
          </table:table-cell>
          <table:table-cell table:style-name="ce2" table:formula="of:=[.D156]*100/[.A156]" office:value-type="float" office:value="92.9032258064516">
            <text:p>92,90</text:p>
          </table:table-cell>
          <table:table-cell table:formula="of:=[.A156]-[.D156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156">
            <text:p>156</text:p>
          </table:table-cell>
          <table:table-cell table:style-name="Default" table:formula="of:=INT([.A157]/[.C157])" office:value-type="float" office:value="13">
            <text:p>13</text:p>
          </table:table-cell>
          <table:table-cell table:formula="of:=INT(SQRT([.A157]))" office:value-type="float" office:value="12">
            <text:p>12</text:p>
          </table:table-cell>
          <table:table-cell table:formula="of:=[.B157]*[.C157]" office:value-type="float" office:value="156">
            <text:p>156</text:p>
          </table:table-cell>
          <table:table-cell table:style-name="ce2" table:formula="of:=[.D157]*100/[.A157]" office:value-type="float" office:value="100">
            <text:p>100,00</text:p>
          </table:table-cell>
          <table:table-cell table:formula="of:=[.A157]-[.D157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57">
            <text:p>157</text:p>
          </table:table-cell>
          <table:table-cell table:style-name="Default" table:formula="of:=INT([.A158]/[.C158])" office:value-type="float" office:value="13">
            <text:p>13</text:p>
          </table:table-cell>
          <table:table-cell table:formula="of:=INT(SQRT([.A158]))" office:value-type="float" office:value="12">
            <text:p>12</text:p>
          </table:table-cell>
          <table:table-cell table:formula="of:=[.B158]*[.C158]" office:value-type="float" office:value="156">
            <text:p>156</text:p>
          </table:table-cell>
          <table:table-cell table:style-name="ce2" table:formula="of:=[.D158]*100/[.A158]" office:value-type="float" office:value="99.3630573248408">
            <text:p>99,36</text:p>
          </table:table-cell>
          <table:table-cell table:formula="of:=[.A158]-[.D158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58">
            <text:p>158</text:p>
          </table:table-cell>
          <table:table-cell table:style-name="Default" table:formula="of:=INT([.A159]/[.C159])" office:value-type="float" office:value="13">
            <text:p>13</text:p>
          </table:table-cell>
          <table:table-cell table:formula="of:=INT(SQRT([.A159]))" office:value-type="float" office:value="12">
            <text:p>12</text:p>
          </table:table-cell>
          <table:table-cell table:formula="of:=[.B159]*[.C159]" office:value-type="float" office:value="156">
            <text:p>156</text:p>
          </table:table-cell>
          <table:table-cell table:style-name="ce2" table:formula="of:=[.D159]*100/[.A159]" office:value-type="float" office:value="98.7341772151899">
            <text:p>98,73</text:p>
          </table:table-cell>
          <table:table-cell table:formula="of:=[.A159]-[.D159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159">
            <text:p>159</text:p>
          </table:table-cell>
          <table:table-cell table:style-name="Default" table:formula="of:=INT([.A160]/[.C160])" office:value-type="float" office:value="13">
            <text:p>13</text:p>
          </table:table-cell>
          <table:table-cell table:formula="of:=INT(SQRT([.A160]))" office:value-type="float" office:value="12">
            <text:p>12</text:p>
          </table:table-cell>
          <table:table-cell table:formula="of:=[.B160]*[.C160]" office:value-type="float" office:value="156">
            <text:p>156</text:p>
          </table:table-cell>
          <table:table-cell table:style-name="ce2" table:formula="of:=[.D160]*100/[.A160]" office:value-type="float" office:value="98.1132075471698">
            <text:p>98,11</text:p>
          </table:table-cell>
          <table:table-cell table:formula="of:=[.A160]-[.D160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60">
            <text:p>160</text:p>
          </table:table-cell>
          <table:table-cell table:style-name="Default" table:formula="of:=INT([.A161]/[.C161])" office:value-type="float" office:value="13">
            <text:p>13</text:p>
          </table:table-cell>
          <table:table-cell table:formula="of:=INT(SQRT([.A161]))" office:value-type="float" office:value="12">
            <text:p>12</text:p>
          </table:table-cell>
          <table:table-cell table:formula="of:=[.B161]*[.C161]" office:value-type="float" office:value="156">
            <text:p>156</text:p>
          </table:table-cell>
          <table:table-cell table:style-name="ce2" table:formula="of:=[.D161]*100/[.A161]" office:value-type="float" office:value="97.5">
            <text:p>97,50</text:p>
          </table:table-cell>
          <table:table-cell table:formula="of:=[.A161]-[.D161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161">
            <text:p>161</text:p>
          </table:table-cell>
          <table:table-cell table:style-name="Default" table:formula="of:=INT([.A162]/[.C162])" office:value-type="float" office:value="13">
            <text:p>13</text:p>
          </table:table-cell>
          <table:table-cell table:formula="of:=INT(SQRT([.A162]))" office:value-type="float" office:value="12">
            <text:p>12</text:p>
          </table:table-cell>
          <table:table-cell table:formula="of:=[.B162]*[.C162]" office:value-type="float" office:value="156">
            <text:p>156</text:p>
          </table:table-cell>
          <table:table-cell table:style-name="ce2" table:formula="of:=[.D162]*100/[.A162]" office:value-type="float" office:value="96.8944099378882">
            <text:p>96,89</text:p>
          </table:table-cell>
          <table:table-cell table:formula="of:=[.A162]-[.D162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162">
            <text:p>162</text:p>
          </table:table-cell>
          <table:table-cell table:style-name="Default" table:formula="of:=INT([.A163]/[.C163])" office:value-type="float" office:value="13">
            <text:p>13</text:p>
          </table:table-cell>
          <table:table-cell table:formula="of:=INT(SQRT([.A163]))" office:value-type="float" office:value="12">
            <text:p>12</text:p>
          </table:table-cell>
          <table:table-cell table:formula="of:=[.B163]*[.C163]" office:value-type="float" office:value="156">
            <text:p>156</text:p>
          </table:table-cell>
          <table:table-cell table:style-name="ce2" table:formula="of:=[.D163]*100/[.A163]" office:value-type="float" office:value="96.2962962962963">
            <text:p>96,30</text:p>
          </table:table-cell>
          <table:table-cell table:formula="of:=[.A163]-[.D163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163">
            <text:p>163</text:p>
          </table:table-cell>
          <table:table-cell table:style-name="Default" table:formula="of:=INT([.A164]/[.C164])" office:value-type="float" office:value="13">
            <text:p>13</text:p>
          </table:table-cell>
          <table:table-cell table:formula="of:=INT(SQRT([.A164]))" office:value-type="float" office:value="12">
            <text:p>12</text:p>
          </table:table-cell>
          <table:table-cell table:formula="of:=[.B164]*[.C164]" office:value-type="float" office:value="156">
            <text:p>156</text:p>
          </table:table-cell>
          <table:table-cell table:style-name="ce2" table:formula="of:=[.D164]*100/[.A164]" office:value-type="float" office:value="95.7055214723926">
            <text:p>95,71</text:p>
          </table:table-cell>
          <table:table-cell table:formula="of:=[.A164]-[.D164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164">
            <text:p>164</text:p>
          </table:table-cell>
          <table:table-cell table:style-name="Default" table:formula="of:=INT([.A165]/[.C165])" office:value-type="float" office:value="13">
            <text:p>13</text:p>
          </table:table-cell>
          <table:table-cell table:formula="of:=INT(SQRT([.A165]))" office:value-type="float" office:value="12">
            <text:p>12</text:p>
          </table:table-cell>
          <table:table-cell table:formula="of:=[.B165]*[.C165]" office:value-type="float" office:value="156">
            <text:p>156</text:p>
          </table:table-cell>
          <table:table-cell table:style-name="ce2" table:formula="of:=[.D165]*100/[.A165]" office:value-type="float" office:value="95.1219512195122">
            <text:p>95,12</text:p>
          </table:table-cell>
          <table:table-cell table:formula="of:=[.A165]-[.D165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65">
            <text:p>165</text:p>
          </table:table-cell>
          <table:table-cell table:style-name="Default" table:formula="of:=INT([.A166]/[.C166])" office:value-type="float" office:value="13">
            <text:p>13</text:p>
          </table:table-cell>
          <table:table-cell table:formula="of:=INT(SQRT([.A166]))" office:value-type="float" office:value="12">
            <text:p>12</text:p>
          </table:table-cell>
          <table:table-cell table:formula="of:=[.B166]*[.C166]" office:value-type="float" office:value="156">
            <text:p>156</text:p>
          </table:table-cell>
          <table:table-cell table:style-name="ce2" table:formula="of:=[.D166]*100/[.A166]" office:value-type="float" office:value="94.5454545454546">
            <text:p>94,55</text:p>
          </table:table-cell>
          <table:table-cell table:formula="of:=[.A166]-[.D166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166">
            <text:p>166</text:p>
          </table:table-cell>
          <table:table-cell table:style-name="Default" table:formula="of:=INT([.A167]/[.C167])" office:value-type="float" office:value="13">
            <text:p>13</text:p>
          </table:table-cell>
          <table:table-cell table:formula="of:=INT(SQRT([.A167]))" office:value-type="float" office:value="12">
            <text:p>12</text:p>
          </table:table-cell>
          <table:table-cell table:formula="of:=[.B167]*[.C167]" office:value-type="float" office:value="156">
            <text:p>156</text:p>
          </table:table-cell>
          <table:table-cell table:style-name="ce2" table:formula="of:=[.D167]*100/[.A167]" office:value-type="float" office:value="93.9759036144578">
            <text:p>93,98</text:p>
          </table:table-cell>
          <table:table-cell table:formula="of:=[.A167]-[.D167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167">
            <text:p>167</text:p>
          </table:table-cell>
          <table:table-cell table:style-name="Default" table:formula="of:=INT([.A168]/[.C168])" office:value-type="float" office:value="13">
            <text:p>13</text:p>
          </table:table-cell>
          <table:table-cell table:formula="of:=INT(SQRT([.A168]))" office:value-type="float" office:value="12">
            <text:p>12</text:p>
          </table:table-cell>
          <table:table-cell table:formula="of:=[.B168]*[.C168]" office:value-type="float" office:value="156">
            <text:p>156</text:p>
          </table:table-cell>
          <table:table-cell table:style-name="ce2" table:formula="of:=[.D168]*100/[.A168]" office:value-type="float" office:value="93.4131736526946">
            <text:p>93,41</text:p>
          </table:table-cell>
          <table:table-cell table:formula="of:=[.A168]-[.D168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168">
            <text:p>168</text:p>
          </table:table-cell>
          <table:table-cell table:style-name="Default" table:formula="of:=INT([.A169]/[.C169])" office:value-type="float" office:value="14">
            <text:p>14</text:p>
          </table:table-cell>
          <table:table-cell table:formula="of:=INT(SQRT([.A169]))" office:value-type="float" office:value="12">
            <text:p>12</text:p>
          </table:table-cell>
          <table:table-cell table:formula="of:=[.B169]*[.C169]" office:value-type="float" office:value="168">
            <text:p>168</text:p>
          </table:table-cell>
          <table:table-cell table:style-name="ce2" table:formula="of:=[.D169]*100/[.A169]" office:value-type="float" office:value="100">
            <text:p>100,00</text:p>
          </table:table-cell>
          <table:table-cell table:formula="of:=[.A169]-[.D169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69">
            <text:p>169</text:p>
          </table:table-cell>
          <table:table-cell table:style-name="Default" table:formula="of:=INT([.A170]/[.C170])" office:value-type="float" office:value="13">
            <text:p>13</text:p>
          </table:table-cell>
          <table:table-cell table:formula="of:=INT(SQRT([.A170]))" office:value-type="float" office:value="13">
            <text:p>13</text:p>
          </table:table-cell>
          <table:table-cell table:formula="of:=[.B170]*[.C170]" office:value-type="float" office:value="169">
            <text:p>169</text:p>
          </table:table-cell>
          <table:table-cell table:style-name="ce2" table:formula="of:=[.D170]*100/[.A170]" office:value-type="float" office:value="100">
            <text:p>100,00</text:p>
          </table:table-cell>
          <table:table-cell table:formula="of:=[.A170]-[.D170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70">
            <text:p>170</text:p>
          </table:table-cell>
          <table:table-cell table:style-name="Default" table:formula="of:=INT([.A171]/[.C171])" office:value-type="float" office:value="13">
            <text:p>13</text:p>
          </table:table-cell>
          <table:table-cell table:formula="of:=INT(SQRT([.A171]))" office:value-type="float" office:value="13">
            <text:p>13</text:p>
          </table:table-cell>
          <table:table-cell table:formula="of:=[.B171]*[.C171]" office:value-type="float" office:value="169">
            <text:p>169</text:p>
          </table:table-cell>
          <table:table-cell table:style-name="ce2" table:formula="of:=[.D171]*100/[.A171]" office:value-type="float" office:value="99.4117647058824">
            <text:p>99,41</text:p>
          </table:table-cell>
          <table:table-cell table:formula="of:=[.A171]-[.D171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71">
            <text:p>171</text:p>
          </table:table-cell>
          <table:table-cell table:style-name="Default" table:formula="of:=INT([.A172]/[.C172])" office:value-type="float" office:value="13">
            <text:p>13</text:p>
          </table:table-cell>
          <table:table-cell table:formula="of:=INT(SQRT([.A172]))" office:value-type="float" office:value="13">
            <text:p>13</text:p>
          </table:table-cell>
          <table:table-cell table:formula="of:=[.B172]*[.C172]" office:value-type="float" office:value="169">
            <text:p>169</text:p>
          </table:table-cell>
          <table:table-cell table:style-name="ce2" table:formula="of:=[.D172]*100/[.A172]" office:value-type="float" office:value="98.8304093567252">
            <text:p>98,83</text:p>
          </table:table-cell>
          <table:table-cell table:formula="of:=[.A172]-[.D172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172">
            <text:p>172</text:p>
          </table:table-cell>
          <table:table-cell table:style-name="Default" table:formula="of:=INT([.A173]/[.C173])" office:value-type="float" office:value="13">
            <text:p>13</text:p>
          </table:table-cell>
          <table:table-cell table:formula="of:=INT(SQRT([.A173]))" office:value-type="float" office:value="13">
            <text:p>13</text:p>
          </table:table-cell>
          <table:table-cell table:formula="of:=[.B173]*[.C173]" office:value-type="float" office:value="169">
            <text:p>169</text:p>
          </table:table-cell>
          <table:table-cell table:style-name="ce2" table:formula="of:=[.D173]*100/[.A173]" office:value-type="float" office:value="98.2558139534884">
            <text:p>98,26</text:p>
          </table:table-cell>
          <table:table-cell table:formula="of:=[.A173]-[.D173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73">
            <text:p>173</text:p>
          </table:table-cell>
          <table:table-cell table:style-name="Default" table:formula="of:=INT([.A174]/[.C174])" office:value-type="float" office:value="13">
            <text:p>13</text:p>
          </table:table-cell>
          <table:table-cell table:formula="of:=INT(SQRT([.A174]))" office:value-type="float" office:value="13">
            <text:p>13</text:p>
          </table:table-cell>
          <table:table-cell table:formula="of:=[.B174]*[.C174]" office:value-type="float" office:value="169">
            <text:p>169</text:p>
          </table:table-cell>
          <table:table-cell table:style-name="ce2" table:formula="of:=[.D174]*100/[.A174]" office:value-type="float" office:value="97.6878612716763">
            <text:p>97,69</text:p>
          </table:table-cell>
          <table:table-cell table:formula="of:=[.A174]-[.D174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174">
            <text:p>174</text:p>
          </table:table-cell>
          <table:table-cell table:style-name="Default" table:formula="of:=INT([.A175]/[.C175])" office:value-type="float" office:value="13">
            <text:p>13</text:p>
          </table:table-cell>
          <table:table-cell table:formula="of:=INT(SQRT([.A175]))" office:value-type="float" office:value="13">
            <text:p>13</text:p>
          </table:table-cell>
          <table:table-cell table:formula="of:=[.B175]*[.C175]" office:value-type="float" office:value="169">
            <text:p>169</text:p>
          </table:table-cell>
          <table:table-cell table:style-name="ce2" table:formula="of:=[.D175]*100/[.A175]" office:value-type="float" office:value="97.1264367816092">
            <text:p>97,13</text:p>
          </table:table-cell>
          <table:table-cell table:formula="of:=[.A175]-[.D175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175">
            <text:p>175</text:p>
          </table:table-cell>
          <table:table-cell table:style-name="Default" table:formula="of:=INT([.A176]/[.C176])" office:value-type="float" office:value="13">
            <text:p>13</text:p>
          </table:table-cell>
          <table:table-cell table:formula="of:=INT(SQRT([.A176]))" office:value-type="float" office:value="13">
            <text:p>13</text:p>
          </table:table-cell>
          <table:table-cell table:formula="of:=[.B176]*[.C176]" office:value-type="float" office:value="169">
            <text:p>169</text:p>
          </table:table-cell>
          <table:table-cell table:style-name="ce2" table:formula="of:=[.D176]*100/[.A176]" office:value-type="float" office:value="96.5714285714286">
            <text:p>96,57</text:p>
          </table:table-cell>
          <table:table-cell table:formula="of:=[.A176]-[.D176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176">
            <text:p>176</text:p>
          </table:table-cell>
          <table:table-cell table:style-name="Default" table:formula="of:=INT([.A177]/[.C177])" office:value-type="float" office:value="13">
            <text:p>13</text:p>
          </table:table-cell>
          <table:table-cell table:formula="of:=INT(SQRT([.A177]))" office:value-type="float" office:value="13">
            <text:p>13</text:p>
          </table:table-cell>
          <table:table-cell table:formula="of:=[.B177]*[.C177]" office:value-type="float" office:value="169">
            <text:p>169</text:p>
          </table:table-cell>
          <table:table-cell table:style-name="ce2" table:formula="of:=[.D177]*100/[.A177]" office:value-type="float" office:value="96.0227272727273">
            <text:p>96,02</text:p>
          </table:table-cell>
          <table:table-cell table:formula="of:=[.A177]-[.D177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177">
            <text:p>177</text:p>
          </table:table-cell>
          <table:table-cell table:style-name="Default" table:formula="of:=INT([.A178]/[.C178])" office:value-type="float" office:value="13">
            <text:p>13</text:p>
          </table:table-cell>
          <table:table-cell table:formula="of:=INT(SQRT([.A178]))" office:value-type="float" office:value="13">
            <text:p>13</text:p>
          </table:table-cell>
          <table:table-cell table:formula="of:=[.B178]*[.C178]" office:value-type="float" office:value="169">
            <text:p>169</text:p>
          </table:table-cell>
          <table:table-cell table:style-name="ce2" table:formula="of:=[.D178]*100/[.A178]" office:value-type="float" office:value="95.4802259887006">
            <text:p>95,48</text:p>
          </table:table-cell>
          <table:table-cell table:formula="of:=[.A178]-[.D178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78">
            <text:p>178</text:p>
          </table:table-cell>
          <table:table-cell table:style-name="Default" table:formula="of:=INT([.A179]/[.C179])" office:value-type="float" office:value="13">
            <text:p>13</text:p>
          </table:table-cell>
          <table:table-cell table:formula="of:=INT(SQRT([.A179]))" office:value-type="float" office:value="13">
            <text:p>13</text:p>
          </table:table-cell>
          <table:table-cell table:formula="of:=[.B179]*[.C179]" office:value-type="float" office:value="169">
            <text:p>169</text:p>
          </table:table-cell>
          <table:table-cell table:style-name="ce2" table:formula="of:=[.D179]*100/[.A179]" office:value-type="float" office:value="94.9438202247191">
            <text:p>94,94</text:p>
          </table:table-cell>
          <table:table-cell table:formula="of:=[.A179]-[.D179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179">
            <text:p>179</text:p>
          </table:table-cell>
          <table:table-cell table:style-name="Default" table:formula="of:=INT([.A180]/[.C180])" office:value-type="float" office:value="13">
            <text:p>13</text:p>
          </table:table-cell>
          <table:table-cell table:formula="of:=INT(SQRT([.A180]))" office:value-type="float" office:value="13">
            <text:p>13</text:p>
          </table:table-cell>
          <table:table-cell table:formula="of:=[.B180]*[.C180]" office:value-type="float" office:value="169">
            <text:p>169</text:p>
          </table:table-cell>
          <table:table-cell table:style-name="ce2" table:formula="of:=[.D180]*100/[.A180]" office:value-type="float" office:value="94.413407821229">
            <text:p>94,41</text:p>
          </table:table-cell>
          <table:table-cell table:formula="of:=[.A180]-[.D180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180">
            <text:p>180</text:p>
          </table:table-cell>
          <table:table-cell table:style-name="Default" table:formula="of:=INT([.A181]/[.C181])" office:value-type="float" office:value="13">
            <text:p>13</text:p>
          </table:table-cell>
          <table:table-cell table:formula="of:=INT(SQRT([.A181]))" office:value-type="float" office:value="13">
            <text:p>13</text:p>
          </table:table-cell>
          <table:table-cell table:formula="of:=[.B181]*[.C181]" office:value-type="float" office:value="169">
            <text:p>169</text:p>
          </table:table-cell>
          <table:table-cell table:style-name="ce2" table:formula="of:=[.D181]*100/[.A181]" office:value-type="float" office:value="93.8888888888889">
            <text:p>93,89</text:p>
          </table:table-cell>
          <table:table-cell table:formula="of:=[.A181]-[.D181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181">
            <text:p>181</text:p>
          </table:table-cell>
          <table:table-cell table:style-name="Default" table:formula="of:=INT([.A182]/[.C182])" office:value-type="float" office:value="13">
            <text:p>13</text:p>
          </table:table-cell>
          <table:table-cell table:formula="of:=INT(SQRT([.A182]))" office:value-type="float" office:value="13">
            <text:p>13</text:p>
          </table:table-cell>
          <table:table-cell table:formula="of:=[.B182]*[.C182]" office:value-type="float" office:value="169">
            <text:p>169</text:p>
          </table:table-cell>
          <table:table-cell table:style-name="ce2" table:formula="of:=[.D182]*100/[.A182]" office:value-type="float" office:value="93.3701657458564">
            <text:p>93,37</text:p>
          </table:table-cell>
          <table:table-cell table:formula="of:=[.A182]-[.D182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182">
            <text:p>182</text:p>
          </table:table-cell>
          <table:table-cell table:style-name="Default" table:formula="of:=INT([.A183]/[.C183])" office:value-type="float" office:value="14">
            <text:p>14</text:p>
          </table:table-cell>
          <table:table-cell table:formula="of:=INT(SQRT([.A183]))" office:value-type="float" office:value="13">
            <text:p>13</text:p>
          </table:table-cell>
          <table:table-cell table:formula="of:=[.B183]*[.C183]" office:value-type="float" office:value="182">
            <text:p>182</text:p>
          </table:table-cell>
          <table:table-cell table:style-name="ce2" table:formula="of:=[.D183]*100/[.A183]" office:value-type="float" office:value="100">
            <text:p>100,00</text:p>
          </table:table-cell>
          <table:table-cell table:formula="of:=[.A183]-[.D183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83">
            <text:p>183</text:p>
          </table:table-cell>
          <table:table-cell table:style-name="Default" table:formula="of:=INT([.A184]/[.C184])" office:value-type="float" office:value="14">
            <text:p>14</text:p>
          </table:table-cell>
          <table:table-cell table:formula="of:=INT(SQRT([.A184]))" office:value-type="float" office:value="13">
            <text:p>13</text:p>
          </table:table-cell>
          <table:table-cell table:formula="of:=[.B184]*[.C184]" office:value-type="float" office:value="182">
            <text:p>182</text:p>
          </table:table-cell>
          <table:table-cell table:style-name="ce2" table:formula="of:=[.D184]*100/[.A184]" office:value-type="float" office:value="99.4535519125683">
            <text:p>99,45</text:p>
          </table:table-cell>
          <table:table-cell table:formula="of:=[.A184]-[.D184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84">
            <text:p>184</text:p>
          </table:table-cell>
          <table:table-cell table:style-name="Default" table:formula="of:=INT([.A185]/[.C185])" office:value-type="float" office:value="14">
            <text:p>14</text:p>
          </table:table-cell>
          <table:table-cell table:formula="of:=INT(SQRT([.A185]))" office:value-type="float" office:value="13">
            <text:p>13</text:p>
          </table:table-cell>
          <table:table-cell table:formula="of:=[.B185]*[.C185]" office:value-type="float" office:value="182">
            <text:p>182</text:p>
          </table:table-cell>
          <table:table-cell table:style-name="ce2" table:formula="of:=[.D185]*100/[.A185]" office:value-type="float" office:value="98.9130434782609">
            <text:p>98,91</text:p>
          </table:table-cell>
          <table:table-cell table:formula="of:=[.A185]-[.D185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185">
            <text:p>185</text:p>
          </table:table-cell>
          <table:table-cell table:style-name="Default" table:formula="of:=INT([.A186]/[.C186])" office:value-type="float" office:value="14">
            <text:p>14</text:p>
          </table:table-cell>
          <table:table-cell table:formula="of:=INT(SQRT([.A186]))" office:value-type="float" office:value="13">
            <text:p>13</text:p>
          </table:table-cell>
          <table:table-cell table:formula="of:=[.B186]*[.C186]" office:value-type="float" office:value="182">
            <text:p>182</text:p>
          </table:table-cell>
          <table:table-cell table:style-name="ce2" table:formula="of:=[.D186]*100/[.A186]" office:value-type="float" office:value="98.3783783783784">
            <text:p>98,38</text:p>
          </table:table-cell>
          <table:table-cell table:formula="of:=[.A186]-[.D186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86">
            <text:p>186</text:p>
          </table:table-cell>
          <table:table-cell table:style-name="Default" table:formula="of:=INT([.A187]/[.C187])" office:value-type="float" office:value="14">
            <text:p>14</text:p>
          </table:table-cell>
          <table:table-cell table:formula="of:=INT(SQRT([.A187]))" office:value-type="float" office:value="13">
            <text:p>13</text:p>
          </table:table-cell>
          <table:table-cell table:formula="of:=[.B187]*[.C187]" office:value-type="float" office:value="182">
            <text:p>182</text:p>
          </table:table-cell>
          <table:table-cell table:style-name="ce2" table:formula="of:=[.D187]*100/[.A187]" office:value-type="float" office:value="97.8494623655914">
            <text:p>97,85</text:p>
          </table:table-cell>
          <table:table-cell table:formula="of:=[.A187]-[.D187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187">
            <text:p>187</text:p>
          </table:table-cell>
          <table:table-cell table:style-name="Default" table:formula="of:=INT([.A188]/[.C188])" office:value-type="float" office:value="14">
            <text:p>14</text:p>
          </table:table-cell>
          <table:table-cell table:formula="of:=INT(SQRT([.A188]))" office:value-type="float" office:value="13">
            <text:p>13</text:p>
          </table:table-cell>
          <table:table-cell table:formula="of:=[.B188]*[.C188]" office:value-type="float" office:value="182">
            <text:p>182</text:p>
          </table:table-cell>
          <table:table-cell table:style-name="ce2" table:formula="of:=[.D188]*100/[.A188]" office:value-type="float" office:value="97.3262032085562">
            <text:p>97,33</text:p>
          </table:table-cell>
          <table:table-cell table:formula="of:=[.A188]-[.D188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188">
            <text:p>188</text:p>
          </table:table-cell>
          <table:table-cell table:style-name="Default" table:formula="of:=INT([.A189]/[.C189])" office:value-type="float" office:value="14">
            <text:p>14</text:p>
          </table:table-cell>
          <table:table-cell table:formula="of:=INT(SQRT([.A189]))" office:value-type="float" office:value="13">
            <text:p>13</text:p>
          </table:table-cell>
          <table:table-cell table:formula="of:=[.B189]*[.C189]" office:value-type="float" office:value="182">
            <text:p>182</text:p>
          </table:table-cell>
          <table:table-cell table:style-name="ce2" table:formula="of:=[.D189]*100/[.A189]" office:value-type="float" office:value="96.8085106382979">
            <text:p>96,81</text:p>
          </table:table-cell>
          <table:table-cell table:formula="of:=[.A189]-[.D189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189">
            <text:p>189</text:p>
          </table:table-cell>
          <table:table-cell table:style-name="Default" table:formula="of:=INT([.A190]/[.C190])" office:value-type="float" office:value="14">
            <text:p>14</text:p>
          </table:table-cell>
          <table:table-cell table:formula="of:=INT(SQRT([.A190]))" office:value-type="float" office:value="13">
            <text:p>13</text:p>
          </table:table-cell>
          <table:table-cell table:formula="of:=[.B190]*[.C190]" office:value-type="float" office:value="182">
            <text:p>182</text:p>
          </table:table-cell>
          <table:table-cell table:style-name="ce2" table:formula="of:=[.D190]*100/[.A190]" office:value-type="float" office:value="96.2962962962963">
            <text:p>96,30</text:p>
          </table:table-cell>
          <table:table-cell table:formula="of:=[.A190]-[.D190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190">
            <text:p>190</text:p>
          </table:table-cell>
          <table:table-cell table:style-name="Default" table:formula="of:=INT([.A191]/[.C191])" office:value-type="float" office:value="14">
            <text:p>14</text:p>
          </table:table-cell>
          <table:table-cell table:formula="of:=INT(SQRT([.A191]))" office:value-type="float" office:value="13">
            <text:p>13</text:p>
          </table:table-cell>
          <table:table-cell table:formula="of:=[.B191]*[.C191]" office:value-type="float" office:value="182">
            <text:p>182</text:p>
          </table:table-cell>
          <table:table-cell table:style-name="ce2" table:formula="of:=[.D191]*100/[.A191]" office:value-type="float" office:value="95.7894736842105">
            <text:p>95,79</text:p>
          </table:table-cell>
          <table:table-cell table:formula="of:=[.A191]-[.D191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91">
            <text:p>191</text:p>
          </table:table-cell>
          <table:table-cell table:style-name="Default" table:formula="of:=INT([.A192]/[.C192])" office:value-type="float" office:value="14">
            <text:p>14</text:p>
          </table:table-cell>
          <table:table-cell table:formula="of:=INT(SQRT([.A192]))" office:value-type="float" office:value="13">
            <text:p>13</text:p>
          </table:table-cell>
          <table:table-cell table:formula="of:=[.B192]*[.C192]" office:value-type="float" office:value="182">
            <text:p>182</text:p>
          </table:table-cell>
          <table:table-cell table:style-name="ce2" table:formula="of:=[.D192]*100/[.A192]" office:value-type="float" office:value="95.2879581151833">
            <text:p>95,29</text:p>
          </table:table-cell>
          <table:table-cell table:formula="of:=[.A192]-[.D192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192">
            <text:p>192</text:p>
          </table:table-cell>
          <table:table-cell table:style-name="Default" table:formula="of:=INT([.A193]/[.C193])" office:value-type="float" office:value="14">
            <text:p>14</text:p>
          </table:table-cell>
          <table:table-cell table:formula="of:=INT(SQRT([.A193]))" office:value-type="float" office:value="13">
            <text:p>13</text:p>
          </table:table-cell>
          <table:table-cell table:formula="of:=[.B193]*[.C193]" office:value-type="float" office:value="182">
            <text:p>182</text:p>
          </table:table-cell>
          <table:table-cell table:style-name="ce2" table:formula="of:=[.D193]*100/[.A193]" office:value-type="float" office:value="94.7916666666667">
            <text:p>94,79</text:p>
          </table:table-cell>
          <table:table-cell table:formula="of:=[.A193]-[.D193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193">
            <text:p>193</text:p>
          </table:table-cell>
          <table:table-cell table:style-name="Default" table:formula="of:=INT([.A194]/[.C194])" office:value-type="float" office:value="14">
            <text:p>14</text:p>
          </table:table-cell>
          <table:table-cell table:formula="of:=INT(SQRT([.A194]))" office:value-type="float" office:value="13">
            <text:p>13</text:p>
          </table:table-cell>
          <table:table-cell table:formula="of:=[.B194]*[.C194]" office:value-type="float" office:value="182">
            <text:p>182</text:p>
          </table:table-cell>
          <table:table-cell table:style-name="ce2" table:formula="of:=[.D194]*100/[.A194]" office:value-type="float" office:value="94.300518134715">
            <text:p>94,30</text:p>
          </table:table-cell>
          <table:table-cell table:formula="of:=[.A194]-[.D194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194">
            <text:p>194</text:p>
          </table:table-cell>
          <table:table-cell table:style-name="Default" table:formula="of:=INT([.A195]/[.C195])" office:value-type="float" office:value="14">
            <text:p>14</text:p>
          </table:table-cell>
          <table:table-cell table:formula="of:=INT(SQRT([.A195]))" office:value-type="float" office:value="13">
            <text:p>13</text:p>
          </table:table-cell>
          <table:table-cell table:formula="of:=[.B195]*[.C195]" office:value-type="float" office:value="182">
            <text:p>182</text:p>
          </table:table-cell>
          <table:table-cell table:style-name="ce2" table:formula="of:=[.D195]*100/[.A195]" office:value-type="float" office:value="93.8144329896907">
            <text:p>93,81</text:p>
          </table:table-cell>
          <table:table-cell table:formula="of:=[.A195]-[.D195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195">
            <text:p>195</text:p>
          </table:table-cell>
          <table:table-cell table:style-name="Default" table:formula="of:=INT([.A196]/[.C196])" office:value-type="float" office:value="15">
            <text:p>15</text:p>
          </table:table-cell>
          <table:table-cell table:formula="of:=INT(SQRT([.A196]))" office:value-type="float" office:value="13">
            <text:p>13</text:p>
          </table:table-cell>
          <table:table-cell table:formula="of:=[.B196]*[.C196]" office:value-type="float" office:value="195">
            <text:p>195</text:p>
          </table:table-cell>
          <table:table-cell table:style-name="ce2" table:formula="of:=[.D196]*100/[.A196]" office:value-type="float" office:value="100">
            <text:p>100,00</text:p>
          </table:table-cell>
          <table:table-cell table:formula="of:=[.A196]-[.D196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96">
            <text:p>196</text:p>
          </table:table-cell>
          <table:table-cell table:style-name="Default" table:formula="of:=INT([.A197]/[.C197])" office:value-type="float" office:value="14">
            <text:p>14</text:p>
          </table:table-cell>
          <table:table-cell table:formula="of:=INT(SQRT([.A197]))" office:value-type="float" office:value="14">
            <text:p>14</text:p>
          </table:table-cell>
          <table:table-cell table:formula="of:=[.B197]*[.C197]" office:value-type="float" office:value="196">
            <text:p>196</text:p>
          </table:table-cell>
          <table:table-cell table:style-name="ce2" table:formula="of:=[.D197]*100/[.A197]" office:value-type="float" office:value="100">
            <text:p>100,00</text:p>
          </table:table-cell>
          <table:table-cell table:formula="of:=[.A197]-[.D197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97">
            <text:p>197</text:p>
          </table:table-cell>
          <table:table-cell table:style-name="Default" table:formula="of:=INT([.A198]/[.C198])" office:value-type="float" office:value="14">
            <text:p>14</text:p>
          </table:table-cell>
          <table:table-cell table:formula="of:=INT(SQRT([.A198]))" office:value-type="float" office:value="14">
            <text:p>14</text:p>
          </table:table-cell>
          <table:table-cell table:formula="of:=[.B198]*[.C198]" office:value-type="float" office:value="196">
            <text:p>196</text:p>
          </table:table-cell>
          <table:table-cell table:style-name="ce2" table:formula="of:=[.D198]*100/[.A198]" office:value-type="float" office:value="99.492385786802">
            <text:p>99,49</text:p>
          </table:table-cell>
          <table:table-cell table:formula="of:=[.A198]-[.D198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98">
            <text:p>198</text:p>
          </table:table-cell>
          <table:table-cell table:style-name="Default" table:formula="of:=INT([.A199]/[.C199])" office:value-type="float" office:value="14">
            <text:p>14</text:p>
          </table:table-cell>
          <table:table-cell table:formula="of:=INT(SQRT([.A199]))" office:value-type="float" office:value="14">
            <text:p>14</text:p>
          </table:table-cell>
          <table:table-cell table:formula="of:=[.B199]*[.C199]" office:value-type="float" office:value="196">
            <text:p>196</text:p>
          </table:table-cell>
          <table:table-cell table:style-name="ce2" table:formula="of:=[.D199]*100/[.A199]" office:value-type="float" office:value="98.989898989899">
            <text:p>98,99</text:p>
          </table:table-cell>
          <table:table-cell table:formula="of:=[.A199]-[.D199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199">
            <text:p>199</text:p>
          </table:table-cell>
          <table:table-cell table:style-name="Default" table:formula="of:=INT([.A200]/[.C200])" office:value-type="float" office:value="14">
            <text:p>14</text:p>
          </table:table-cell>
          <table:table-cell table:formula="of:=INT(SQRT([.A200]))" office:value-type="float" office:value="14">
            <text:p>14</text:p>
          </table:table-cell>
          <table:table-cell table:formula="of:=[.B200]*[.C200]" office:value-type="float" office:value="196">
            <text:p>196</text:p>
          </table:table-cell>
          <table:table-cell table:style-name="ce2" table:formula="of:=[.D200]*100/[.A200]" office:value-type="float" office:value="98.4924623115578">
            <text:p>98,49</text:p>
          </table:table-cell>
          <table:table-cell table:formula="of:=[.A200]-[.D200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00">
            <text:p>200</text:p>
          </table:table-cell>
          <table:table-cell table:style-name="Default" table:formula="of:=INT([.A201]/[.C201])" office:value-type="float" office:value="14">
            <text:p>14</text:p>
          </table:table-cell>
          <table:table-cell table:formula="of:=INT(SQRT([.A201]))" office:value-type="float" office:value="14">
            <text:p>14</text:p>
          </table:table-cell>
          <table:table-cell table:formula="of:=[.B201]*[.C201]" office:value-type="float" office:value="196">
            <text:p>196</text:p>
          </table:table-cell>
          <table:table-cell table:style-name="ce2" table:formula="of:=[.D201]*100/[.A201]" office:value-type="float" office:value="98">
            <text:p>98,00</text:p>
          </table:table-cell>
          <table:table-cell table:formula="of:=[.A201]-[.D201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201">
            <text:p>201</text:p>
          </table:table-cell>
          <table:table-cell table:style-name="Default" table:formula="of:=INT([.A202]/[.C202])" office:value-type="float" office:value="14">
            <text:p>14</text:p>
          </table:table-cell>
          <table:table-cell table:formula="of:=INT(SQRT([.A202]))" office:value-type="float" office:value="14">
            <text:p>14</text:p>
          </table:table-cell>
          <table:table-cell table:formula="of:=[.B202]*[.C202]" office:value-type="float" office:value="196">
            <text:p>196</text:p>
          </table:table-cell>
          <table:table-cell table:style-name="ce2" table:formula="of:=[.D202]*100/[.A202]" office:value-type="float" office:value="97.5124378109453">
            <text:p>97,51</text:p>
          </table:table-cell>
          <table:table-cell table:formula="of:=[.A202]-[.D202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02">
            <text:p>202</text:p>
          </table:table-cell>
          <table:table-cell table:style-name="Default" table:formula="of:=INT([.A203]/[.C203])" office:value-type="float" office:value="14">
            <text:p>14</text:p>
          </table:table-cell>
          <table:table-cell table:formula="of:=INT(SQRT([.A203]))" office:value-type="float" office:value="14">
            <text:p>14</text:p>
          </table:table-cell>
          <table:table-cell table:formula="of:=[.B203]*[.C203]" office:value-type="float" office:value="196">
            <text:p>196</text:p>
          </table:table-cell>
          <table:table-cell table:style-name="ce2" table:formula="of:=[.D203]*100/[.A203]" office:value-type="float" office:value="97.029702970297">
            <text:p>97,03</text:p>
          </table:table-cell>
          <table:table-cell table:formula="of:=[.A203]-[.D203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203">
            <text:p>203</text:p>
          </table:table-cell>
          <table:table-cell table:style-name="Default" table:formula="of:=INT([.A204]/[.C204])" office:value-type="float" office:value="14">
            <text:p>14</text:p>
          </table:table-cell>
          <table:table-cell table:formula="of:=INT(SQRT([.A204]))" office:value-type="float" office:value="14">
            <text:p>14</text:p>
          </table:table-cell>
          <table:table-cell table:formula="of:=[.B204]*[.C204]" office:value-type="float" office:value="196">
            <text:p>196</text:p>
          </table:table-cell>
          <table:table-cell table:style-name="ce2" table:formula="of:=[.D204]*100/[.A204]" office:value-type="float" office:value="96.551724137931">
            <text:p>96,55</text:p>
          </table:table-cell>
          <table:table-cell table:formula="of:=[.A204]-[.D204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204">
            <text:p>204</text:p>
          </table:table-cell>
          <table:table-cell table:style-name="Default" table:formula="of:=INT([.A205]/[.C205])" office:value-type="float" office:value="14">
            <text:p>14</text:p>
          </table:table-cell>
          <table:table-cell table:formula="of:=INT(SQRT([.A205]))" office:value-type="float" office:value="14">
            <text:p>14</text:p>
          </table:table-cell>
          <table:table-cell table:formula="of:=[.B205]*[.C205]" office:value-type="float" office:value="196">
            <text:p>196</text:p>
          </table:table-cell>
          <table:table-cell table:style-name="ce2" table:formula="of:=[.D205]*100/[.A205]" office:value-type="float" office:value="96.078431372549">
            <text:p>96,08</text:p>
          </table:table-cell>
          <table:table-cell table:formula="of:=[.A205]-[.D205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205">
            <text:p>205</text:p>
          </table:table-cell>
          <table:table-cell table:style-name="Default" table:formula="of:=INT([.A206]/[.C206])" office:value-type="float" office:value="14">
            <text:p>14</text:p>
          </table:table-cell>
          <table:table-cell table:formula="of:=INT(SQRT([.A206]))" office:value-type="float" office:value="14">
            <text:p>14</text:p>
          </table:table-cell>
          <table:table-cell table:formula="of:=[.B206]*[.C206]" office:value-type="float" office:value="196">
            <text:p>196</text:p>
          </table:table-cell>
          <table:table-cell table:style-name="ce2" table:formula="of:=[.D206]*100/[.A206]" office:value-type="float" office:value="95.609756097561">
            <text:p>95,61</text:p>
          </table:table-cell>
          <table:table-cell table:formula="of:=[.A206]-[.D206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206">
            <text:p>206</text:p>
          </table:table-cell>
          <table:table-cell table:style-name="Default" table:formula="of:=INT([.A207]/[.C207])" office:value-type="float" office:value="14">
            <text:p>14</text:p>
          </table:table-cell>
          <table:table-cell table:formula="of:=INT(SQRT([.A207]))" office:value-type="float" office:value="14">
            <text:p>14</text:p>
          </table:table-cell>
          <table:table-cell table:formula="of:=[.B207]*[.C207]" office:value-type="float" office:value="196">
            <text:p>196</text:p>
          </table:table-cell>
          <table:table-cell table:style-name="ce2" table:formula="of:=[.D207]*100/[.A207]" office:value-type="float" office:value="95.1456310679612">
            <text:p>95,15</text:p>
          </table:table-cell>
          <table:table-cell table:formula="of:=[.A207]-[.D207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207">
            <text:p>207</text:p>
          </table:table-cell>
          <table:table-cell table:style-name="Default" table:formula="of:=INT([.A208]/[.C208])" office:value-type="float" office:value="14">
            <text:p>14</text:p>
          </table:table-cell>
          <table:table-cell table:formula="of:=INT(SQRT([.A208]))" office:value-type="float" office:value="14">
            <text:p>14</text:p>
          </table:table-cell>
          <table:table-cell table:formula="of:=[.B208]*[.C208]" office:value-type="float" office:value="196">
            <text:p>196</text:p>
          </table:table-cell>
          <table:table-cell table:style-name="ce2" table:formula="of:=[.D208]*100/[.A208]" office:value-type="float" office:value="94.6859903381642">
            <text:p>94,69</text:p>
          </table:table-cell>
          <table:table-cell table:formula="of:=[.A208]-[.D208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208">
            <text:p>208</text:p>
          </table:table-cell>
          <table:table-cell table:style-name="Default" table:formula="of:=INT([.A209]/[.C209])" office:value-type="float" office:value="14">
            <text:p>14</text:p>
          </table:table-cell>
          <table:table-cell table:formula="of:=INT(SQRT([.A209]))" office:value-type="float" office:value="14">
            <text:p>14</text:p>
          </table:table-cell>
          <table:table-cell table:formula="of:=[.B209]*[.C209]" office:value-type="float" office:value="196">
            <text:p>196</text:p>
          </table:table-cell>
          <table:table-cell table:style-name="ce2" table:formula="of:=[.D209]*100/[.A209]" office:value-type="float" office:value="94.2307692307692">
            <text:p>94,23</text:p>
          </table:table-cell>
          <table:table-cell table:formula="of:=[.A209]-[.D209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209">
            <text:p>209</text:p>
          </table:table-cell>
          <table:table-cell table:style-name="Default" table:formula="of:=INT([.A210]/[.C210])" office:value-type="float" office:value="14">
            <text:p>14</text:p>
          </table:table-cell>
          <table:table-cell table:formula="of:=INT(SQRT([.A210]))" office:value-type="float" office:value="14">
            <text:p>14</text:p>
          </table:table-cell>
          <table:table-cell table:formula="of:=[.B210]*[.C210]" office:value-type="float" office:value="196">
            <text:p>196</text:p>
          </table:table-cell>
          <table:table-cell table:style-name="ce2" table:formula="of:=[.D210]*100/[.A210]" office:value-type="float" office:value="93.7799043062201">
            <text:p>93,78</text:p>
          </table:table-cell>
          <table:table-cell table:formula="of:=[.A210]-[.D210]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210">
            <text:p>210</text:p>
          </table:table-cell>
          <table:table-cell table:style-name="Default" table:formula="of:=INT([.A211]/[.C211])" office:value-type="float" office:value="15">
            <text:p>15</text:p>
          </table:table-cell>
          <table:table-cell table:formula="of:=INT(SQRT([.A211]))" office:value-type="float" office:value="14">
            <text:p>14</text:p>
          </table:table-cell>
          <table:table-cell table:formula="of:=[.B211]*[.C211]" office:value-type="float" office:value="210">
            <text:p>210</text:p>
          </table:table-cell>
          <table:table-cell table:style-name="ce2" table:formula="of:=[.D211]*100/[.A211]" office:value-type="float" office:value="100">
            <text:p>100,00</text:p>
          </table:table-cell>
          <table:table-cell table:formula="of:=[.A211]-[.D211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211">
            <text:p>211</text:p>
          </table:table-cell>
          <table:table-cell table:style-name="Default" table:formula="of:=INT([.A212]/[.C212])" office:value-type="float" office:value="15">
            <text:p>15</text:p>
          </table:table-cell>
          <table:table-cell table:formula="of:=INT(SQRT([.A212]))" office:value-type="float" office:value="14">
            <text:p>14</text:p>
          </table:table-cell>
          <table:table-cell table:formula="of:=[.B212]*[.C212]" office:value-type="float" office:value="210">
            <text:p>210</text:p>
          </table:table-cell>
          <table:table-cell table:style-name="ce2" table:formula="of:=[.D212]*100/[.A212]" office:value-type="float" office:value="99.5260663507109">
            <text:p>99,53</text:p>
          </table:table-cell>
          <table:table-cell table:formula="of:=[.A212]-[.D212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12">
            <text:p>212</text:p>
          </table:table-cell>
          <table:table-cell table:style-name="Default" table:formula="of:=INT([.A213]/[.C213])" office:value-type="float" office:value="15">
            <text:p>15</text:p>
          </table:table-cell>
          <table:table-cell table:formula="of:=INT(SQRT([.A213]))" office:value-type="float" office:value="14">
            <text:p>14</text:p>
          </table:table-cell>
          <table:table-cell table:formula="of:=[.B213]*[.C213]" office:value-type="float" office:value="210">
            <text:p>210</text:p>
          </table:table-cell>
          <table:table-cell table:style-name="ce2" table:formula="of:=[.D213]*100/[.A213]" office:value-type="float" office:value="99.0566037735849">
            <text:p>99,06</text:p>
          </table:table-cell>
          <table:table-cell table:formula="of:=[.A213]-[.D213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213">
            <text:p>213</text:p>
          </table:table-cell>
          <table:table-cell table:style-name="Default" table:formula="of:=INT([.A214]/[.C214])" office:value-type="float" office:value="15">
            <text:p>15</text:p>
          </table:table-cell>
          <table:table-cell table:formula="of:=INT(SQRT([.A214]))" office:value-type="float" office:value="14">
            <text:p>14</text:p>
          </table:table-cell>
          <table:table-cell table:formula="of:=[.B214]*[.C214]" office:value-type="float" office:value="210">
            <text:p>210</text:p>
          </table:table-cell>
          <table:table-cell table:style-name="ce2" table:formula="of:=[.D214]*100/[.A214]" office:value-type="float" office:value="98.5915492957746">
            <text:p>98,59</text:p>
          </table:table-cell>
          <table:table-cell table:formula="of:=[.A214]-[.D214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14">
            <text:p>214</text:p>
          </table:table-cell>
          <table:table-cell table:style-name="Default" table:formula="of:=INT([.A215]/[.C215])" office:value-type="float" office:value="15">
            <text:p>15</text:p>
          </table:table-cell>
          <table:table-cell table:formula="of:=INT(SQRT([.A215]))" office:value-type="float" office:value="14">
            <text:p>14</text:p>
          </table:table-cell>
          <table:table-cell table:formula="of:=[.B215]*[.C215]" office:value-type="float" office:value="210">
            <text:p>210</text:p>
          </table:table-cell>
          <table:table-cell table:style-name="ce2" table:formula="of:=[.D215]*100/[.A215]" office:value-type="float" office:value="98.1308411214953">
            <text:p>98,13</text:p>
          </table:table-cell>
          <table:table-cell table:formula="of:=[.A215]-[.D215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215">
            <text:p>215</text:p>
          </table:table-cell>
          <table:table-cell table:style-name="Default" table:formula="of:=INT([.A216]/[.C216])" office:value-type="float" office:value="15">
            <text:p>15</text:p>
          </table:table-cell>
          <table:table-cell table:formula="of:=INT(SQRT([.A216]))" office:value-type="float" office:value="14">
            <text:p>14</text:p>
          </table:table-cell>
          <table:table-cell table:formula="of:=[.B216]*[.C216]" office:value-type="float" office:value="210">
            <text:p>210</text:p>
          </table:table-cell>
          <table:table-cell table:style-name="ce2" table:formula="of:=[.D216]*100/[.A216]" office:value-type="float" office:value="97.6744186046512">
            <text:p>97,67</text:p>
          </table:table-cell>
          <table:table-cell table:formula="of:=[.A216]-[.D216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16">
            <text:p>216</text:p>
          </table:table-cell>
          <table:table-cell table:style-name="Default" table:formula="of:=INT([.A217]/[.C217])" office:value-type="float" office:value="15">
            <text:p>15</text:p>
          </table:table-cell>
          <table:table-cell table:formula="of:=INT(SQRT([.A217]))" office:value-type="float" office:value="14">
            <text:p>14</text:p>
          </table:table-cell>
          <table:table-cell table:formula="of:=[.B217]*[.C217]" office:value-type="float" office:value="210">
            <text:p>210</text:p>
          </table:table-cell>
          <table:table-cell table:style-name="ce2" table:formula="of:=[.D217]*100/[.A217]" office:value-type="float" office:value="97.2222222222222">
            <text:p>97,22</text:p>
          </table:table-cell>
          <table:table-cell table:formula="of:=[.A217]-[.D217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217">
            <text:p>217</text:p>
          </table:table-cell>
          <table:table-cell table:style-name="Default" table:formula="of:=INT([.A218]/[.C218])" office:value-type="float" office:value="15">
            <text:p>15</text:p>
          </table:table-cell>
          <table:table-cell table:formula="of:=INT(SQRT([.A218]))" office:value-type="float" office:value="14">
            <text:p>14</text:p>
          </table:table-cell>
          <table:table-cell table:formula="of:=[.B218]*[.C218]" office:value-type="float" office:value="210">
            <text:p>210</text:p>
          </table:table-cell>
          <table:table-cell table:style-name="ce2" table:formula="of:=[.D218]*100/[.A218]" office:value-type="float" office:value="96.7741935483871">
            <text:p>96,77</text:p>
          </table:table-cell>
          <table:table-cell table:formula="of:=[.A218]-[.D218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218">
            <text:p>218</text:p>
          </table:table-cell>
          <table:table-cell table:style-name="Default" table:formula="of:=INT([.A219]/[.C219])" office:value-type="float" office:value="15">
            <text:p>15</text:p>
          </table:table-cell>
          <table:table-cell table:formula="of:=INT(SQRT([.A219]))" office:value-type="float" office:value="14">
            <text:p>14</text:p>
          </table:table-cell>
          <table:table-cell table:formula="of:=[.B219]*[.C219]" office:value-type="float" office:value="210">
            <text:p>210</text:p>
          </table:table-cell>
          <table:table-cell table:style-name="ce2" table:formula="of:=[.D219]*100/[.A219]" office:value-type="float" office:value="96.3302752293578">
            <text:p>96,33</text:p>
          </table:table-cell>
          <table:table-cell table:formula="of:=[.A219]-[.D219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219">
            <text:p>219</text:p>
          </table:table-cell>
          <table:table-cell table:style-name="Default" table:formula="of:=INT([.A220]/[.C220])" office:value-type="float" office:value="15">
            <text:p>15</text:p>
          </table:table-cell>
          <table:table-cell table:formula="of:=INT(SQRT([.A220]))" office:value-type="float" office:value="14">
            <text:p>14</text:p>
          </table:table-cell>
          <table:table-cell table:formula="of:=[.B220]*[.C220]" office:value-type="float" office:value="210">
            <text:p>210</text:p>
          </table:table-cell>
          <table:table-cell table:style-name="ce2" table:formula="of:=[.D220]*100/[.A220]" office:value-type="float" office:value="95.8904109589041">
            <text:p>95,89</text:p>
          </table:table-cell>
          <table:table-cell table:formula="of:=[.A220]-[.D220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220">
            <text:p>220</text:p>
          </table:table-cell>
          <table:table-cell table:style-name="Default" table:formula="of:=INT([.A221]/[.C221])" office:value-type="float" office:value="15">
            <text:p>15</text:p>
          </table:table-cell>
          <table:table-cell table:formula="of:=INT(SQRT([.A221]))" office:value-type="float" office:value="14">
            <text:p>14</text:p>
          </table:table-cell>
          <table:table-cell table:formula="of:=[.B221]*[.C221]" office:value-type="float" office:value="210">
            <text:p>210</text:p>
          </table:table-cell>
          <table:table-cell table:style-name="ce2" table:formula="of:=[.D221]*100/[.A221]" office:value-type="float" office:value="95.4545454545455">
            <text:p>95,45</text:p>
          </table:table-cell>
          <table:table-cell table:formula="of:=[.A221]-[.D221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221">
            <text:p>221</text:p>
          </table:table-cell>
          <table:table-cell table:style-name="Default" table:formula="of:=INT([.A222]/[.C222])" office:value-type="float" office:value="15">
            <text:p>15</text:p>
          </table:table-cell>
          <table:table-cell table:formula="of:=INT(SQRT([.A222]))" office:value-type="float" office:value="14">
            <text:p>14</text:p>
          </table:table-cell>
          <table:table-cell table:formula="of:=[.B222]*[.C222]" office:value-type="float" office:value="210">
            <text:p>210</text:p>
          </table:table-cell>
          <table:table-cell table:style-name="ce2" table:formula="of:=[.D222]*100/[.A222]" office:value-type="float" office:value="95.0226244343891">
            <text:p>95,02</text:p>
          </table:table-cell>
          <table:table-cell table:formula="of:=[.A222]-[.D222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222">
            <text:p>222</text:p>
          </table:table-cell>
          <table:table-cell table:style-name="Default" table:formula="of:=INT([.A223]/[.C223])" office:value-type="float" office:value="15">
            <text:p>15</text:p>
          </table:table-cell>
          <table:table-cell table:formula="of:=INT(SQRT([.A223]))" office:value-type="float" office:value="14">
            <text:p>14</text:p>
          </table:table-cell>
          <table:table-cell table:formula="of:=[.B223]*[.C223]" office:value-type="float" office:value="210">
            <text:p>210</text:p>
          </table:table-cell>
          <table:table-cell table:style-name="ce2" table:formula="of:=[.D223]*100/[.A223]" office:value-type="float" office:value="94.5945945945946">
            <text:p>94,59</text:p>
          </table:table-cell>
          <table:table-cell table:formula="of:=[.A223]-[.D223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223">
            <text:p>223</text:p>
          </table:table-cell>
          <table:table-cell table:style-name="Default" table:formula="of:=INT([.A224]/[.C224])" office:value-type="float" office:value="15">
            <text:p>15</text:p>
          </table:table-cell>
          <table:table-cell table:formula="of:=INT(SQRT([.A224]))" office:value-type="float" office:value="14">
            <text:p>14</text:p>
          </table:table-cell>
          <table:table-cell table:formula="of:=[.B224]*[.C224]" office:value-type="float" office:value="210">
            <text:p>210</text:p>
          </table:table-cell>
          <table:table-cell table:style-name="ce2" table:formula="of:=[.D224]*100/[.A224]" office:value-type="float" office:value="94.1704035874439">
            <text:p>94,17</text:p>
          </table:table-cell>
          <table:table-cell table:formula="of:=[.A224]-[.D224]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224">
            <text:p>224</text:p>
          </table:table-cell>
          <table:table-cell table:style-name="Default" table:formula="of:=INT([.A225]/[.C225])" office:value-type="float" office:value="16">
            <text:p>16</text:p>
          </table:table-cell>
          <table:table-cell table:formula="of:=INT(SQRT([.A225]))" office:value-type="float" office:value="14">
            <text:p>14</text:p>
          </table:table-cell>
          <table:table-cell table:formula="of:=[.B225]*[.C225]" office:value-type="float" office:value="224">
            <text:p>224</text:p>
          </table:table-cell>
          <table:table-cell table:style-name="ce2" table:formula="of:=[.D225]*100/[.A225]" office:value-type="float" office:value="100">
            <text:p>100,00</text:p>
          </table:table-cell>
          <table:table-cell table:formula="of:=[.A225]-[.D225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225">
            <text:p>225</text:p>
          </table:table-cell>
          <table:table-cell table:style-name="Default" table:formula="of:=INT([.A226]/[.C226])" office:value-type="float" office:value="15">
            <text:p>15</text:p>
          </table:table-cell>
          <table:table-cell table:formula="of:=INT(SQRT([.A226]))" office:value-type="float" office:value="15">
            <text:p>15</text:p>
          </table:table-cell>
          <table:table-cell table:formula="of:=[.B226]*[.C226]" office:value-type="float" office:value="225">
            <text:p>225</text:p>
          </table:table-cell>
          <table:table-cell table:style-name="ce2" table:formula="of:=[.D226]*100/[.A226]" office:value-type="float" office:value="100">
            <text:p>100,00</text:p>
          </table:table-cell>
          <table:table-cell table:formula="of:=[.A226]-[.D226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226">
            <text:p>226</text:p>
          </table:table-cell>
          <table:table-cell table:style-name="Default" table:formula="of:=INT([.A227]/[.C227])" office:value-type="float" office:value="15">
            <text:p>15</text:p>
          </table:table-cell>
          <table:table-cell table:formula="of:=INT(SQRT([.A227]))" office:value-type="float" office:value="15">
            <text:p>15</text:p>
          </table:table-cell>
          <table:table-cell table:formula="of:=[.B227]*[.C227]" office:value-type="float" office:value="225">
            <text:p>225</text:p>
          </table:table-cell>
          <table:table-cell table:style-name="ce2" table:formula="of:=[.D227]*100/[.A227]" office:value-type="float" office:value="99.5575221238938">
            <text:p>99,56</text:p>
          </table:table-cell>
          <table:table-cell table:formula="of:=[.A227]-[.D227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27">
            <text:p>227</text:p>
          </table:table-cell>
          <table:table-cell table:style-name="Default" table:formula="of:=INT([.A228]/[.C228])" office:value-type="float" office:value="15">
            <text:p>15</text:p>
          </table:table-cell>
          <table:table-cell table:formula="of:=INT(SQRT([.A228]))" office:value-type="float" office:value="15">
            <text:p>15</text:p>
          </table:table-cell>
          <table:table-cell table:formula="of:=[.B228]*[.C228]" office:value-type="float" office:value="225">
            <text:p>225</text:p>
          </table:table-cell>
          <table:table-cell table:style-name="ce2" table:formula="of:=[.D228]*100/[.A228]" office:value-type="float" office:value="99.1189427312775">
            <text:p>99,12</text:p>
          </table:table-cell>
          <table:table-cell table:formula="of:=[.A228]-[.D228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228">
            <text:p>228</text:p>
          </table:table-cell>
          <table:table-cell table:style-name="Default" table:formula="of:=INT([.A229]/[.C229])" office:value-type="float" office:value="15">
            <text:p>15</text:p>
          </table:table-cell>
          <table:table-cell table:formula="of:=INT(SQRT([.A229]))" office:value-type="float" office:value="15">
            <text:p>15</text:p>
          </table:table-cell>
          <table:table-cell table:formula="of:=[.B229]*[.C229]" office:value-type="float" office:value="225">
            <text:p>225</text:p>
          </table:table-cell>
          <table:table-cell table:style-name="ce2" table:formula="of:=[.D229]*100/[.A229]" office:value-type="float" office:value="98.6842105263158">
            <text:p>98,68</text:p>
          </table:table-cell>
          <table:table-cell table:formula="of:=[.A229]-[.D229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29">
            <text:p>229</text:p>
          </table:table-cell>
          <table:table-cell table:style-name="Default" table:formula="of:=INT([.A230]/[.C230])" office:value-type="float" office:value="15">
            <text:p>15</text:p>
          </table:table-cell>
          <table:table-cell table:formula="of:=INT(SQRT([.A230]))" office:value-type="float" office:value="15">
            <text:p>15</text:p>
          </table:table-cell>
          <table:table-cell table:formula="of:=[.B230]*[.C230]" office:value-type="float" office:value="225">
            <text:p>225</text:p>
          </table:table-cell>
          <table:table-cell table:style-name="ce2" table:formula="of:=[.D230]*100/[.A230]" office:value-type="float" office:value="98.2532751091703">
            <text:p>98,25</text:p>
          </table:table-cell>
          <table:table-cell table:formula="of:=[.A230]-[.D230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230">
            <text:p>230</text:p>
          </table:table-cell>
          <table:table-cell table:style-name="Default" table:formula="of:=INT([.A231]/[.C231])" office:value-type="float" office:value="15">
            <text:p>15</text:p>
          </table:table-cell>
          <table:table-cell table:formula="of:=INT(SQRT([.A231]))" office:value-type="float" office:value="15">
            <text:p>15</text:p>
          </table:table-cell>
          <table:table-cell table:formula="of:=[.B231]*[.C231]" office:value-type="float" office:value="225">
            <text:p>225</text:p>
          </table:table-cell>
          <table:table-cell table:style-name="ce2" table:formula="of:=[.D231]*100/[.A231]" office:value-type="float" office:value="97.8260869565217">
            <text:p>97,83</text:p>
          </table:table-cell>
          <table:table-cell table:formula="of:=[.A231]-[.D231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31">
            <text:p>231</text:p>
          </table:table-cell>
          <table:table-cell table:style-name="Default" table:formula="of:=INT([.A232]/[.C232])" office:value-type="float" office:value="15">
            <text:p>15</text:p>
          </table:table-cell>
          <table:table-cell table:formula="of:=INT(SQRT([.A232]))" office:value-type="float" office:value="15">
            <text:p>15</text:p>
          </table:table-cell>
          <table:table-cell table:formula="of:=[.B232]*[.C232]" office:value-type="float" office:value="225">
            <text:p>225</text:p>
          </table:table-cell>
          <table:table-cell table:style-name="ce2" table:formula="of:=[.D232]*100/[.A232]" office:value-type="float" office:value="97.4025974025974">
            <text:p>97,40</text:p>
          </table:table-cell>
          <table:table-cell table:formula="of:=[.A232]-[.D232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232">
            <text:p>232</text:p>
          </table:table-cell>
          <table:table-cell table:style-name="Default" table:formula="of:=INT([.A233]/[.C233])" office:value-type="float" office:value="15">
            <text:p>15</text:p>
          </table:table-cell>
          <table:table-cell table:formula="of:=INT(SQRT([.A233]))" office:value-type="float" office:value="15">
            <text:p>15</text:p>
          </table:table-cell>
          <table:table-cell table:formula="of:=[.B233]*[.C233]" office:value-type="float" office:value="225">
            <text:p>225</text:p>
          </table:table-cell>
          <table:table-cell table:style-name="ce2" table:formula="of:=[.D233]*100/[.A233]" office:value-type="float" office:value="96.9827586206896">
            <text:p>96,98</text:p>
          </table:table-cell>
          <table:table-cell table:formula="of:=[.A233]-[.D233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233">
            <text:p>233</text:p>
          </table:table-cell>
          <table:table-cell table:style-name="Default" table:formula="of:=INT([.A234]/[.C234])" office:value-type="float" office:value="15">
            <text:p>15</text:p>
          </table:table-cell>
          <table:table-cell table:formula="of:=INT(SQRT([.A234]))" office:value-type="float" office:value="15">
            <text:p>15</text:p>
          </table:table-cell>
          <table:table-cell table:formula="of:=[.B234]*[.C234]" office:value-type="float" office:value="225">
            <text:p>225</text:p>
          </table:table-cell>
          <table:table-cell table:style-name="ce2" table:formula="of:=[.D234]*100/[.A234]" office:value-type="float" office:value="96.5665236051502">
            <text:p>96,57</text:p>
          </table:table-cell>
          <table:table-cell table:formula="of:=[.A234]-[.D234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234">
            <text:p>234</text:p>
          </table:table-cell>
          <table:table-cell table:style-name="Default" table:formula="of:=INT([.A235]/[.C235])" office:value-type="float" office:value="15">
            <text:p>15</text:p>
          </table:table-cell>
          <table:table-cell table:formula="of:=INT(SQRT([.A235]))" office:value-type="float" office:value="15">
            <text:p>15</text:p>
          </table:table-cell>
          <table:table-cell table:formula="of:=[.B235]*[.C235]" office:value-type="float" office:value="225">
            <text:p>225</text:p>
          </table:table-cell>
          <table:table-cell table:style-name="ce2" table:formula="of:=[.D235]*100/[.A235]" office:value-type="float" office:value="96.1538461538462">
            <text:p>96,15</text:p>
          </table:table-cell>
          <table:table-cell table:formula="of:=[.A235]-[.D235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235">
            <text:p>235</text:p>
          </table:table-cell>
          <table:table-cell table:style-name="Default" table:formula="of:=INT([.A236]/[.C236])" office:value-type="float" office:value="15">
            <text:p>15</text:p>
          </table:table-cell>
          <table:table-cell table:formula="of:=INT(SQRT([.A236]))" office:value-type="float" office:value="15">
            <text:p>15</text:p>
          </table:table-cell>
          <table:table-cell table:formula="of:=[.B236]*[.C236]" office:value-type="float" office:value="225">
            <text:p>225</text:p>
          </table:table-cell>
          <table:table-cell table:style-name="ce2" table:formula="of:=[.D236]*100/[.A236]" office:value-type="float" office:value="95.7446808510638">
            <text:p>95,74</text:p>
          </table:table-cell>
          <table:table-cell table:formula="of:=[.A236]-[.D236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236">
            <text:p>236</text:p>
          </table:table-cell>
          <table:table-cell table:style-name="Default" table:formula="of:=INT([.A237]/[.C237])" office:value-type="float" office:value="15">
            <text:p>15</text:p>
          </table:table-cell>
          <table:table-cell table:formula="of:=INT(SQRT([.A237]))" office:value-type="float" office:value="15">
            <text:p>15</text:p>
          </table:table-cell>
          <table:table-cell table:formula="of:=[.B237]*[.C237]" office:value-type="float" office:value="225">
            <text:p>225</text:p>
          </table:table-cell>
          <table:table-cell table:style-name="ce2" table:formula="of:=[.D237]*100/[.A237]" office:value-type="float" office:value="95.3389830508475">
            <text:p>95,34</text:p>
          </table:table-cell>
          <table:table-cell table:formula="of:=[.A237]-[.D237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237">
            <text:p>237</text:p>
          </table:table-cell>
          <table:table-cell table:style-name="Default" table:formula="of:=INT([.A238]/[.C238])" office:value-type="float" office:value="15">
            <text:p>15</text:p>
          </table:table-cell>
          <table:table-cell table:formula="of:=INT(SQRT([.A238]))" office:value-type="float" office:value="15">
            <text:p>15</text:p>
          </table:table-cell>
          <table:table-cell table:formula="of:=[.B238]*[.C238]" office:value-type="float" office:value="225">
            <text:p>225</text:p>
          </table:table-cell>
          <table:table-cell table:style-name="ce2" table:formula="of:=[.D238]*100/[.A238]" office:value-type="float" office:value="94.9367088607595">
            <text:p>94,94</text:p>
          </table:table-cell>
          <table:table-cell table:formula="of:=[.A238]-[.D238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238">
            <text:p>238</text:p>
          </table:table-cell>
          <table:table-cell table:style-name="Default" table:formula="of:=INT([.A239]/[.C239])" office:value-type="float" office:value="15">
            <text:p>15</text:p>
          </table:table-cell>
          <table:table-cell table:formula="of:=INT(SQRT([.A239]))" office:value-type="float" office:value="15">
            <text:p>15</text:p>
          </table:table-cell>
          <table:table-cell table:formula="of:=[.B239]*[.C239]" office:value-type="float" office:value="225">
            <text:p>225</text:p>
          </table:table-cell>
          <table:table-cell table:style-name="ce2" table:formula="of:=[.D239]*100/[.A239]" office:value-type="float" office:value="94.5378151260504">
            <text:p>94,54</text:p>
          </table:table-cell>
          <table:table-cell table:formula="of:=[.A239]-[.D239]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239">
            <text:p>239</text:p>
          </table:table-cell>
          <table:table-cell table:style-name="Default" table:formula="of:=INT([.A240]/[.C240])" office:value-type="float" office:value="15">
            <text:p>15</text:p>
          </table:table-cell>
          <table:table-cell table:formula="of:=INT(SQRT([.A240]))" office:value-type="float" office:value="15">
            <text:p>15</text:p>
          </table:table-cell>
          <table:table-cell table:formula="of:=[.B240]*[.C240]" office:value-type="float" office:value="225">
            <text:p>225</text:p>
          </table:table-cell>
          <table:table-cell table:style-name="ce2" table:formula="of:=[.D240]*100/[.A240]" office:value-type="float" office:value="94.142259414226">
            <text:p>94,14</text:p>
          </table:table-cell>
          <table:table-cell table:formula="of:=[.A240]-[.D240]"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240">
            <text:p>240</text:p>
          </table:table-cell>
          <table:table-cell table:style-name="Default" table:formula="of:=INT([.A241]/[.C241])" office:value-type="float" office:value="16">
            <text:p>16</text:p>
          </table:table-cell>
          <table:table-cell table:formula="of:=INT(SQRT([.A241]))" office:value-type="float" office:value="15">
            <text:p>15</text:p>
          </table:table-cell>
          <table:table-cell table:formula="of:=[.B241]*[.C241]" office:value-type="float" office:value="240">
            <text:p>240</text:p>
          </table:table-cell>
          <table:table-cell table:style-name="ce2" table:formula="of:=[.D241]*100/[.A241]" office:value-type="float" office:value="100">
            <text:p>100,00</text:p>
          </table:table-cell>
          <table:table-cell table:formula="of:=[.A241]-[.D241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241">
            <text:p>241</text:p>
          </table:table-cell>
          <table:table-cell table:style-name="Default" table:formula="of:=INT([.A242]/[.C242])" office:value-type="float" office:value="16">
            <text:p>16</text:p>
          </table:table-cell>
          <table:table-cell table:formula="of:=INT(SQRT([.A242]))" office:value-type="float" office:value="15">
            <text:p>15</text:p>
          </table:table-cell>
          <table:table-cell table:formula="of:=[.B242]*[.C242]" office:value-type="float" office:value="240">
            <text:p>240</text:p>
          </table:table-cell>
          <table:table-cell table:style-name="ce2" table:formula="of:=[.D242]*100/[.A242]" office:value-type="float" office:value="99.5850622406639">
            <text:p>99,59</text:p>
          </table:table-cell>
          <table:table-cell table:formula="of:=[.A242]-[.D242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42">
            <text:p>242</text:p>
          </table:table-cell>
          <table:table-cell table:style-name="Default" table:formula="of:=INT([.A243]/[.C243])" office:value-type="float" office:value="16">
            <text:p>16</text:p>
          </table:table-cell>
          <table:table-cell table:formula="of:=INT(SQRT([.A243]))" office:value-type="float" office:value="15">
            <text:p>15</text:p>
          </table:table-cell>
          <table:table-cell table:formula="of:=[.B243]*[.C243]" office:value-type="float" office:value="240">
            <text:p>240</text:p>
          </table:table-cell>
          <table:table-cell table:style-name="ce2" table:formula="of:=[.D243]*100/[.A243]" office:value-type="float" office:value="99.1735537190083">
            <text:p>99,17</text:p>
          </table:table-cell>
          <table:table-cell table:formula="of:=[.A243]-[.D243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243">
            <text:p>243</text:p>
          </table:table-cell>
          <table:table-cell table:style-name="Default" table:formula="of:=INT([.A244]/[.C244])" office:value-type="float" office:value="16">
            <text:p>16</text:p>
          </table:table-cell>
          <table:table-cell table:formula="of:=INT(SQRT([.A244]))" office:value-type="float" office:value="15">
            <text:p>15</text:p>
          </table:table-cell>
          <table:table-cell table:formula="of:=[.B244]*[.C244]" office:value-type="float" office:value="240">
            <text:p>240</text:p>
          </table:table-cell>
          <table:table-cell table:style-name="ce2" table:formula="of:=[.D244]*100/[.A244]" office:value-type="float" office:value="98.7654320987654">
            <text:p>98,77</text:p>
          </table:table-cell>
          <table:table-cell table:formula="of:=[.A244]-[.D244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44">
            <text:p>244</text:p>
          </table:table-cell>
          <table:table-cell table:style-name="Default" table:formula="of:=INT([.A245]/[.C245])" office:value-type="float" office:value="16">
            <text:p>16</text:p>
          </table:table-cell>
          <table:table-cell table:formula="of:=INT(SQRT([.A245]))" office:value-type="float" office:value="15">
            <text:p>15</text:p>
          </table:table-cell>
          <table:table-cell table:formula="of:=[.B245]*[.C245]" office:value-type="float" office:value="240">
            <text:p>240</text:p>
          </table:table-cell>
          <table:table-cell table:style-name="ce2" table:formula="of:=[.D245]*100/[.A245]" office:value-type="float" office:value="98.3606557377049">
            <text:p>98,36</text:p>
          </table:table-cell>
          <table:table-cell table:formula="of:=[.A245]-[.D245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245">
            <text:p>245</text:p>
          </table:table-cell>
          <table:table-cell table:style-name="Default" table:formula="of:=INT([.A246]/[.C246])" office:value-type="float" office:value="16">
            <text:p>16</text:p>
          </table:table-cell>
          <table:table-cell table:formula="of:=INT(SQRT([.A246]))" office:value-type="float" office:value="15">
            <text:p>15</text:p>
          </table:table-cell>
          <table:table-cell table:formula="of:=[.B246]*[.C246]" office:value-type="float" office:value="240">
            <text:p>240</text:p>
          </table:table-cell>
          <table:table-cell table:style-name="ce2" table:formula="of:=[.D246]*100/[.A246]" office:value-type="float" office:value="97.9591836734694">
            <text:p>97,96</text:p>
          </table:table-cell>
          <table:table-cell table:formula="of:=[.A246]-[.D246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46">
            <text:p>246</text:p>
          </table:table-cell>
          <table:table-cell table:style-name="Default" table:formula="of:=INT([.A247]/[.C247])" office:value-type="float" office:value="16">
            <text:p>16</text:p>
          </table:table-cell>
          <table:table-cell table:formula="of:=INT(SQRT([.A247]))" office:value-type="float" office:value="15">
            <text:p>15</text:p>
          </table:table-cell>
          <table:table-cell table:formula="of:=[.B247]*[.C247]" office:value-type="float" office:value="240">
            <text:p>240</text:p>
          </table:table-cell>
          <table:table-cell table:style-name="ce2" table:formula="of:=[.D247]*100/[.A247]" office:value-type="float" office:value="97.5609756097561">
            <text:p>97,56</text:p>
          </table:table-cell>
          <table:table-cell table:formula="of:=[.A247]-[.D247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247">
            <text:p>247</text:p>
          </table:table-cell>
          <table:table-cell table:style-name="Default" table:formula="of:=INT([.A248]/[.C248])" office:value-type="float" office:value="16">
            <text:p>16</text:p>
          </table:table-cell>
          <table:table-cell table:formula="of:=INT(SQRT([.A248]))" office:value-type="float" office:value="15">
            <text:p>15</text:p>
          </table:table-cell>
          <table:table-cell table:formula="of:=[.B248]*[.C248]" office:value-type="float" office:value="240">
            <text:p>240</text:p>
          </table:table-cell>
          <table:table-cell table:style-name="ce2" table:formula="of:=[.D248]*100/[.A248]" office:value-type="float" office:value="97.165991902834">
            <text:p>97,17</text:p>
          </table:table-cell>
          <table:table-cell table:formula="of:=[.A248]-[.D248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248">
            <text:p>248</text:p>
          </table:table-cell>
          <table:table-cell table:style-name="Default" table:formula="of:=INT([.A249]/[.C249])" office:value-type="float" office:value="16">
            <text:p>16</text:p>
          </table:table-cell>
          <table:table-cell table:formula="of:=INT(SQRT([.A249]))" office:value-type="float" office:value="15">
            <text:p>15</text:p>
          </table:table-cell>
          <table:table-cell table:formula="of:=[.B249]*[.C249]" office:value-type="float" office:value="240">
            <text:p>240</text:p>
          </table:table-cell>
          <table:table-cell table:style-name="ce2" table:formula="of:=[.D249]*100/[.A249]" office:value-type="float" office:value="96.7741935483871">
            <text:p>96,77</text:p>
          </table:table-cell>
          <table:table-cell table:formula="of:=[.A249]-[.D249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249">
            <text:p>249</text:p>
          </table:table-cell>
          <table:table-cell table:style-name="Default" table:formula="of:=INT([.A250]/[.C250])" office:value-type="float" office:value="16">
            <text:p>16</text:p>
          </table:table-cell>
          <table:table-cell table:formula="of:=INT(SQRT([.A250]))" office:value-type="float" office:value="15">
            <text:p>15</text:p>
          </table:table-cell>
          <table:table-cell table:formula="of:=[.B250]*[.C250]" office:value-type="float" office:value="240">
            <text:p>240</text:p>
          </table:table-cell>
          <table:table-cell table:style-name="ce2" table:formula="of:=[.D250]*100/[.A250]" office:value-type="float" office:value="96.3855421686747">
            <text:p>96,39</text:p>
          </table:table-cell>
          <table:table-cell table:formula="of:=[.A250]-[.D250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250">
            <text:p>250</text:p>
          </table:table-cell>
          <table:table-cell table:style-name="Default" table:formula="of:=INT([.A251]/[.C251])" office:value-type="float" office:value="16">
            <text:p>16</text:p>
          </table:table-cell>
          <table:table-cell table:formula="of:=INT(SQRT([.A251]))" office:value-type="float" office:value="15">
            <text:p>15</text:p>
          </table:table-cell>
          <table:table-cell table:formula="of:=[.B251]*[.C251]" office:value-type="float" office:value="240">
            <text:p>240</text:p>
          </table:table-cell>
          <table:table-cell table:style-name="ce2" table:formula="of:=[.D251]*100/[.A251]" office:value-type="float" office:value="96">
            <text:p>96,00</text:p>
          </table:table-cell>
          <table:table-cell table:formula="of:=[.A251]-[.D251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251">
            <text:p>251</text:p>
          </table:table-cell>
          <table:table-cell table:style-name="Default" table:formula="of:=INT([.A252]/[.C252])" office:value-type="float" office:value="16">
            <text:p>16</text:p>
          </table:table-cell>
          <table:table-cell table:formula="of:=INT(SQRT([.A252]))" office:value-type="float" office:value="15">
            <text:p>15</text:p>
          </table:table-cell>
          <table:table-cell table:formula="of:=[.B252]*[.C252]" office:value-type="float" office:value="240">
            <text:p>240</text:p>
          </table:table-cell>
          <table:table-cell table:style-name="ce2" table:formula="of:=[.D252]*100/[.A252]" office:value-type="float" office:value="95.6175298804781">
            <text:p>95,62</text:p>
          </table:table-cell>
          <table:table-cell table:formula="of:=[.A252]-[.D252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252">
            <text:p>252</text:p>
          </table:table-cell>
          <table:table-cell table:style-name="Default" table:formula="of:=INT([.A253]/[.C253])" office:value-type="float" office:value="16">
            <text:p>16</text:p>
          </table:table-cell>
          <table:table-cell table:formula="of:=INT(SQRT([.A253]))" office:value-type="float" office:value="15">
            <text:p>15</text:p>
          </table:table-cell>
          <table:table-cell table:formula="of:=[.B253]*[.C253]" office:value-type="float" office:value="240">
            <text:p>240</text:p>
          </table:table-cell>
          <table:table-cell table:style-name="ce2" table:formula="of:=[.D253]*100/[.A253]" office:value-type="float" office:value="95.2380952380952">
            <text:p>95,24</text:p>
          </table:table-cell>
          <table:table-cell table:formula="of:=[.A253]-[.D253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253">
            <text:p>253</text:p>
          </table:table-cell>
          <table:table-cell table:style-name="Default" table:formula="of:=INT([.A254]/[.C254])" office:value-type="float" office:value="16">
            <text:p>16</text:p>
          </table:table-cell>
          <table:table-cell table:formula="of:=INT(SQRT([.A254]))" office:value-type="float" office:value="15">
            <text:p>15</text:p>
          </table:table-cell>
          <table:table-cell table:formula="of:=[.B254]*[.C254]" office:value-type="float" office:value="240">
            <text:p>240</text:p>
          </table:table-cell>
          <table:table-cell table:style-name="ce2" table:formula="of:=[.D254]*100/[.A254]" office:value-type="float" office:value="94.8616600790514">
            <text:p>94,86</text:p>
          </table:table-cell>
          <table:table-cell table:formula="of:=[.A254]-[.D254]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254">
            <text:p>254</text:p>
          </table:table-cell>
          <table:table-cell table:style-name="Default" table:formula="of:=INT([.A255]/[.C255])" office:value-type="float" office:value="16">
            <text:p>16</text:p>
          </table:table-cell>
          <table:table-cell table:formula="of:=INT(SQRT([.A255]))" office:value-type="float" office:value="15">
            <text:p>15</text:p>
          </table:table-cell>
          <table:table-cell table:formula="of:=[.B255]*[.C255]" office:value-type="float" office:value="240">
            <text:p>240</text:p>
          </table:table-cell>
          <table:table-cell table:style-name="ce2" table:formula="of:=[.D255]*100/[.A255]" office:value-type="float" office:value="94.488188976378">
            <text:p>94,49</text:p>
          </table:table-cell>
          <table:table-cell table:formula="of:=[.A255]-[.D255]"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255">
            <text:p>255</text:p>
          </table:table-cell>
          <table:table-cell table:style-name="Default" table:formula="of:=INT([.A256]/[.C256])" office:value-type="float" office:value="17">
            <text:p>17</text:p>
          </table:table-cell>
          <table:table-cell table:formula="of:=INT(SQRT([.A256]))" office:value-type="float" office:value="15">
            <text:p>15</text:p>
          </table:table-cell>
          <table:table-cell table:formula="of:=[.B256]*[.C256]" office:value-type="float" office:value="255">
            <text:p>255</text:p>
          </table:table-cell>
          <table:table-cell table:style-name="ce2" table:formula="of:=[.D256]*100/[.A256]" office:value-type="float" office:value="100">
            <text:p>100,00</text:p>
          </table:table-cell>
          <table:table-cell table:formula="of:=[.A256]-[.D256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256">
            <text:p>256</text:p>
          </table:table-cell>
          <table:table-cell table:style-name="Default" table:formula="of:=INT([.A257]/[.C257])" office:value-type="float" office:value="16">
            <text:p>16</text:p>
          </table:table-cell>
          <table:table-cell table:formula="of:=INT(SQRT([.A257]))" office:value-type="float" office:value="16">
            <text:p>16</text:p>
          </table:table-cell>
          <table:table-cell table:formula="of:=[.B257]*[.C257]" office:value-type="float" office:value="256">
            <text:p>256</text:p>
          </table:table-cell>
          <table:table-cell table:style-name="ce2" table:formula="of:=[.D257]*100/[.A257]" office:value-type="float" office:value="100">
            <text:p>100,00</text:p>
          </table:table-cell>
          <table:table-cell table:formula="of:=[.A257]-[.D257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257">
            <text:p>257</text:p>
          </table:table-cell>
          <table:table-cell table:style-name="Default" table:formula="of:=INT([.A258]/[.C258])" office:value-type="float" office:value="16">
            <text:p>16</text:p>
          </table:table-cell>
          <table:table-cell table:formula="of:=INT(SQRT([.A258]))" office:value-type="float" office:value="16">
            <text:p>16</text:p>
          </table:table-cell>
          <table:table-cell table:formula="of:=[.B258]*[.C258]" office:value-type="float" office:value="256">
            <text:p>256</text:p>
          </table:table-cell>
          <table:table-cell table:style-name="ce2" table:formula="of:=[.D258]*100/[.A258]" office:value-type="float" office:value="99.6108949416342">
            <text:p>99,61</text:p>
          </table:table-cell>
          <table:table-cell table:formula="of:=[.A258]-[.D258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58">
            <text:p>258</text:p>
          </table:table-cell>
          <table:table-cell table:style-name="Default" table:formula="of:=INT([.A259]/[.C259])" office:value-type="float" office:value="16">
            <text:p>16</text:p>
          </table:table-cell>
          <table:table-cell table:formula="of:=INT(SQRT([.A259]))" office:value-type="float" office:value="16">
            <text:p>16</text:p>
          </table:table-cell>
          <table:table-cell table:formula="of:=[.B259]*[.C259]" office:value-type="float" office:value="256">
            <text:p>256</text:p>
          </table:table-cell>
          <table:table-cell table:style-name="ce2" table:formula="of:=[.D259]*100/[.A259]" office:value-type="float" office:value="99.2248062015504">
            <text:p>99,22</text:p>
          </table:table-cell>
          <table:table-cell table:formula="of:=[.A259]-[.D259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259">
            <text:p>259</text:p>
          </table:table-cell>
          <table:table-cell table:style-name="Default" table:formula="of:=INT([.A260]/[.C260])" office:value-type="float" office:value="16">
            <text:p>16</text:p>
          </table:table-cell>
          <table:table-cell table:formula="of:=INT(SQRT([.A260]))" office:value-type="float" office:value="16">
            <text:p>16</text:p>
          </table:table-cell>
          <table:table-cell table:formula="of:=[.B260]*[.C260]" office:value-type="float" office:value="256">
            <text:p>256</text:p>
          </table:table-cell>
          <table:table-cell table:style-name="ce2" table:formula="of:=[.D260]*100/[.A260]" office:value-type="float" office:value="98.8416988416988">
            <text:p>98,84</text:p>
          </table:table-cell>
          <table:table-cell table:formula="of:=[.A260]-[.D260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60">
            <text:p>260</text:p>
          </table:table-cell>
          <table:table-cell table:style-name="Default" table:formula="of:=INT([.A261]/[.C261])" office:value-type="float" office:value="16">
            <text:p>16</text:p>
          </table:table-cell>
          <table:table-cell table:formula="of:=INT(SQRT([.A261]))" office:value-type="float" office:value="16">
            <text:p>16</text:p>
          </table:table-cell>
          <table:table-cell table:formula="of:=[.B261]*[.C261]" office:value-type="float" office:value="256">
            <text:p>256</text:p>
          </table:table-cell>
          <table:table-cell table:style-name="ce2" table:formula="of:=[.D261]*100/[.A261]" office:value-type="float" office:value="98.4615384615385">
            <text:p>98,46</text:p>
          </table:table-cell>
          <table:table-cell table:formula="of:=[.A261]-[.D261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261">
            <text:p>261</text:p>
          </table:table-cell>
          <table:table-cell table:style-name="Default" table:formula="of:=INT([.A262]/[.C262])" office:value-type="float" office:value="16">
            <text:p>16</text:p>
          </table:table-cell>
          <table:table-cell table:formula="of:=INT(SQRT([.A262]))" office:value-type="float" office:value="16">
            <text:p>16</text:p>
          </table:table-cell>
          <table:table-cell table:formula="of:=[.B262]*[.C262]" office:value-type="float" office:value="256">
            <text:p>256</text:p>
          </table:table-cell>
          <table:table-cell table:style-name="ce2" table:formula="of:=[.D262]*100/[.A262]" office:value-type="float" office:value="98.0842911877395">
            <text:p>98,08</text:p>
          </table:table-cell>
          <table:table-cell table:formula="of:=[.A262]-[.D262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62">
            <text:p>262</text:p>
          </table:table-cell>
          <table:table-cell table:style-name="Default" table:formula="of:=INT([.A263]/[.C263])" office:value-type="float" office:value="16">
            <text:p>16</text:p>
          </table:table-cell>
          <table:table-cell table:formula="of:=INT(SQRT([.A263]))" office:value-type="float" office:value="16">
            <text:p>16</text:p>
          </table:table-cell>
          <table:table-cell table:formula="of:=[.B263]*[.C263]" office:value-type="float" office:value="256">
            <text:p>256</text:p>
          </table:table-cell>
          <table:table-cell table:style-name="ce2" table:formula="of:=[.D263]*100/[.A263]" office:value-type="float" office:value="97.7099236641221">
            <text:p>97,71</text:p>
          </table:table-cell>
          <table:table-cell table:formula="of:=[.A263]-[.D263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263">
            <text:p>263</text:p>
          </table:table-cell>
          <table:table-cell table:style-name="Default" table:formula="of:=INT([.A264]/[.C264])" office:value-type="float" office:value="16">
            <text:p>16</text:p>
          </table:table-cell>
          <table:table-cell table:formula="of:=INT(SQRT([.A264]))" office:value-type="float" office:value="16">
            <text:p>16</text:p>
          </table:table-cell>
          <table:table-cell table:formula="of:=[.B264]*[.C264]" office:value-type="float" office:value="256">
            <text:p>256</text:p>
          </table:table-cell>
          <table:table-cell table:style-name="ce2" table:formula="of:=[.D264]*100/[.A264]" office:value-type="float" office:value="97.3384030418251">
            <text:p>97,34</text:p>
          </table:table-cell>
          <table:table-cell table:formula="of:=[.A264]-[.D264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264">
            <text:p>264</text:p>
          </table:table-cell>
          <table:table-cell table:style-name="Default" table:formula="of:=INT([.A265]/[.C265])" office:value-type="float" office:value="16">
            <text:p>16</text:p>
          </table:table-cell>
          <table:table-cell table:formula="of:=INT(SQRT([.A265]))" office:value-type="float" office:value="16">
            <text:p>16</text:p>
          </table:table-cell>
          <table:table-cell table:formula="of:=[.B265]*[.C265]" office:value-type="float" office:value="256">
            <text:p>256</text:p>
          </table:table-cell>
          <table:table-cell table:style-name="ce2" table:formula="of:=[.D265]*100/[.A265]" office:value-type="float" office:value="96.969696969697">
            <text:p>96,97</text:p>
          </table:table-cell>
          <table:table-cell table:formula="of:=[.A265]-[.D265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265">
            <text:p>265</text:p>
          </table:table-cell>
          <table:table-cell table:style-name="Default" table:formula="of:=INT([.A266]/[.C266])" office:value-type="float" office:value="16">
            <text:p>16</text:p>
          </table:table-cell>
          <table:table-cell table:formula="of:=INT(SQRT([.A266]))" office:value-type="float" office:value="16">
            <text:p>16</text:p>
          </table:table-cell>
          <table:table-cell table:formula="of:=[.B266]*[.C266]" office:value-type="float" office:value="256">
            <text:p>256</text:p>
          </table:table-cell>
          <table:table-cell table:style-name="ce2" table:formula="of:=[.D266]*100/[.A266]" office:value-type="float" office:value="96.6037735849057">
            <text:p>96,60</text:p>
          </table:table-cell>
          <table:table-cell table:formula="of:=[.A266]-[.D266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266">
            <text:p>266</text:p>
          </table:table-cell>
          <table:table-cell table:style-name="Default" table:formula="of:=INT([.A267]/[.C267])" office:value-type="float" office:value="16">
            <text:p>16</text:p>
          </table:table-cell>
          <table:table-cell table:formula="of:=INT(SQRT([.A267]))" office:value-type="float" office:value="16">
            <text:p>16</text:p>
          </table:table-cell>
          <table:table-cell table:formula="of:=[.B267]*[.C267]" office:value-type="float" office:value="256">
            <text:p>256</text:p>
          </table:table-cell>
          <table:table-cell table:style-name="ce2" table:formula="of:=[.D267]*100/[.A267]" office:value-type="float" office:value="96.2406015037594">
            <text:p>96,24</text:p>
          </table:table-cell>
          <table:table-cell table:formula="of:=[.A267]-[.D267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267">
            <text:p>267</text:p>
          </table:table-cell>
          <table:table-cell table:style-name="Default" table:formula="of:=INT([.A268]/[.C268])" office:value-type="float" office:value="16">
            <text:p>16</text:p>
          </table:table-cell>
          <table:table-cell table:formula="of:=INT(SQRT([.A268]))" office:value-type="float" office:value="16">
            <text:p>16</text:p>
          </table:table-cell>
          <table:table-cell table:formula="of:=[.B268]*[.C268]" office:value-type="float" office:value="256">
            <text:p>256</text:p>
          </table:table-cell>
          <table:table-cell table:style-name="ce2" table:formula="of:=[.D268]*100/[.A268]" office:value-type="float" office:value="95.8801498127341">
            <text:p>95,88</text:p>
          </table:table-cell>
          <table:table-cell table:formula="of:=[.A268]-[.D268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268">
            <text:p>268</text:p>
          </table:table-cell>
          <table:table-cell table:style-name="Default" table:formula="of:=INT([.A269]/[.C269])" office:value-type="float" office:value="16">
            <text:p>16</text:p>
          </table:table-cell>
          <table:table-cell table:formula="of:=INT(SQRT([.A269]))" office:value-type="float" office:value="16">
            <text:p>16</text:p>
          </table:table-cell>
          <table:table-cell table:formula="of:=[.B269]*[.C269]" office:value-type="float" office:value="256">
            <text:p>256</text:p>
          </table:table-cell>
          <table:table-cell table:style-name="ce2" table:formula="of:=[.D269]*100/[.A269]" office:value-type="float" office:value="95.5223880597015">
            <text:p>95,52</text:p>
          </table:table-cell>
          <table:table-cell table:formula="of:=[.A269]-[.D269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269">
            <text:p>269</text:p>
          </table:table-cell>
          <table:table-cell table:style-name="Default" table:formula="of:=INT([.A270]/[.C270])" office:value-type="float" office:value="16">
            <text:p>16</text:p>
          </table:table-cell>
          <table:table-cell table:formula="of:=INT(SQRT([.A270]))" office:value-type="float" office:value="16">
            <text:p>16</text:p>
          </table:table-cell>
          <table:table-cell table:formula="of:=[.B270]*[.C270]" office:value-type="float" office:value="256">
            <text:p>256</text:p>
          </table:table-cell>
          <table:table-cell table:style-name="ce2" table:formula="of:=[.D270]*100/[.A270]" office:value-type="float" office:value="95.1672862453531">
            <text:p>95,17</text:p>
          </table:table-cell>
          <table:table-cell table:formula="of:=[.A270]-[.D270]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270">
            <text:p>270</text:p>
          </table:table-cell>
          <table:table-cell table:style-name="Default" table:formula="of:=INT([.A271]/[.C271])" office:value-type="float" office:value="16">
            <text:p>16</text:p>
          </table:table-cell>
          <table:table-cell table:formula="of:=INT(SQRT([.A271]))" office:value-type="float" office:value="16">
            <text:p>16</text:p>
          </table:table-cell>
          <table:table-cell table:formula="of:=[.B271]*[.C271]" office:value-type="float" office:value="256">
            <text:p>256</text:p>
          </table:table-cell>
          <table:table-cell table:style-name="ce2" table:formula="of:=[.D271]*100/[.A271]" office:value-type="float" office:value="94.8148148148148">
            <text:p>94,81</text:p>
          </table:table-cell>
          <table:table-cell table:formula="of:=[.A271]-[.D271]"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271">
            <text:p>271</text:p>
          </table:table-cell>
          <table:table-cell table:style-name="Default" table:formula="of:=INT([.A272]/[.C272])" office:value-type="float" office:value="16">
            <text:p>16</text:p>
          </table:table-cell>
          <table:table-cell table:formula="of:=INT(SQRT([.A272]))" office:value-type="float" office:value="16">
            <text:p>16</text:p>
          </table:table-cell>
          <table:table-cell table:formula="of:=[.B272]*[.C272]" office:value-type="float" office:value="256">
            <text:p>256</text:p>
          </table:table-cell>
          <table:table-cell table:style-name="ce2" table:formula="of:=[.D272]*100/[.A272]" office:value-type="float" office:value="94.4649446494465">
            <text:p>94,46</text:p>
          </table:table-cell>
          <table:table-cell table:formula="of:=[.A272]-[.D272]" office:value-type="float" office:value="15">
            <text:p>15</text:p>
          </table:table-cell>
          <table:table-cell table:number-columns-repeated="1018"/>
        </table:table-row>
        <table:table-row table:style-name="ro2">
          <table:table-cell office:value-type="float" office:value="272">
            <text:p>272</text:p>
          </table:table-cell>
          <table:table-cell table:style-name="Default" table:formula="of:=INT([.A273]/[.C273])" office:value-type="float" office:value="17">
            <text:p>17</text:p>
          </table:table-cell>
          <table:table-cell table:formula="of:=INT(SQRT([.A273]))" office:value-type="float" office:value="16">
            <text:p>16</text:p>
          </table:table-cell>
          <table:table-cell table:formula="of:=[.B273]*[.C273]" office:value-type="float" office:value="272">
            <text:p>272</text:p>
          </table:table-cell>
          <table:table-cell table:style-name="ce2" table:formula="of:=[.D273]*100/[.A273]" office:value-type="float" office:value="100">
            <text:p>100,00</text:p>
          </table:table-cell>
          <table:table-cell table:formula="of:=[.A273]-[.D273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273">
            <text:p>273</text:p>
          </table:table-cell>
          <table:table-cell table:style-name="Default" table:formula="of:=INT([.A274]/[.C274])" office:value-type="float" office:value="17">
            <text:p>17</text:p>
          </table:table-cell>
          <table:table-cell table:formula="of:=INT(SQRT([.A274]))" office:value-type="float" office:value="16">
            <text:p>16</text:p>
          </table:table-cell>
          <table:table-cell table:formula="of:=[.B274]*[.C274]" office:value-type="float" office:value="272">
            <text:p>272</text:p>
          </table:table-cell>
          <table:table-cell table:style-name="ce2" table:formula="of:=[.D274]*100/[.A274]" office:value-type="float" office:value="99.6336996336996">
            <text:p>99,63</text:p>
          </table:table-cell>
          <table:table-cell table:formula="of:=[.A274]-[.D274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74">
            <text:p>274</text:p>
          </table:table-cell>
          <table:table-cell table:style-name="Default" table:formula="of:=INT([.A275]/[.C275])" office:value-type="float" office:value="17">
            <text:p>17</text:p>
          </table:table-cell>
          <table:table-cell table:formula="of:=INT(SQRT([.A275]))" office:value-type="float" office:value="16">
            <text:p>16</text:p>
          </table:table-cell>
          <table:table-cell table:formula="of:=[.B275]*[.C275]" office:value-type="float" office:value="272">
            <text:p>272</text:p>
          </table:table-cell>
          <table:table-cell table:style-name="ce2" table:formula="of:=[.D275]*100/[.A275]" office:value-type="float" office:value="99.2700729927007">
            <text:p>99,27</text:p>
          </table:table-cell>
          <table:table-cell table:formula="of:=[.A275]-[.D275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275">
            <text:p>275</text:p>
          </table:table-cell>
          <table:table-cell table:style-name="Default" table:formula="of:=INT([.A276]/[.C276])" office:value-type="float" office:value="17">
            <text:p>17</text:p>
          </table:table-cell>
          <table:table-cell table:formula="of:=INT(SQRT([.A276]))" office:value-type="float" office:value="16">
            <text:p>16</text:p>
          </table:table-cell>
          <table:table-cell table:formula="of:=[.B276]*[.C276]" office:value-type="float" office:value="272">
            <text:p>272</text:p>
          </table:table-cell>
          <table:table-cell table:style-name="ce2" table:formula="of:=[.D276]*100/[.A276]" office:value-type="float" office:value="98.9090909090909">
            <text:p>98,91</text:p>
          </table:table-cell>
          <table:table-cell table:formula="of:=[.A276]-[.D276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76">
            <text:p>276</text:p>
          </table:table-cell>
          <table:table-cell table:style-name="Default" table:formula="of:=INT([.A277]/[.C277])" office:value-type="float" office:value="17">
            <text:p>17</text:p>
          </table:table-cell>
          <table:table-cell table:formula="of:=INT(SQRT([.A277]))" office:value-type="float" office:value="16">
            <text:p>16</text:p>
          </table:table-cell>
          <table:table-cell table:formula="of:=[.B277]*[.C277]" office:value-type="float" office:value="272">
            <text:p>272</text:p>
          </table:table-cell>
          <table:table-cell table:style-name="ce2" table:formula="of:=[.D277]*100/[.A277]" office:value-type="float" office:value="98.5507246376812">
            <text:p>98,55</text:p>
          </table:table-cell>
          <table:table-cell table:formula="of:=[.A277]-[.D277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277">
            <text:p>277</text:p>
          </table:table-cell>
          <table:table-cell table:style-name="Default" table:formula="of:=INT([.A278]/[.C278])" office:value-type="float" office:value="17">
            <text:p>17</text:p>
          </table:table-cell>
          <table:table-cell table:formula="of:=INT(SQRT([.A278]))" office:value-type="float" office:value="16">
            <text:p>16</text:p>
          </table:table-cell>
          <table:table-cell table:formula="of:=[.B278]*[.C278]" office:value-type="float" office:value="272">
            <text:p>272</text:p>
          </table:table-cell>
          <table:table-cell table:style-name="ce2" table:formula="of:=[.D278]*100/[.A278]" office:value-type="float" office:value="98.1949458483755">
            <text:p>98,19</text:p>
          </table:table-cell>
          <table:table-cell table:formula="of:=[.A278]-[.D278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78">
            <text:p>278</text:p>
          </table:table-cell>
          <table:table-cell table:style-name="Default" table:formula="of:=INT([.A279]/[.C279])" office:value-type="float" office:value="17">
            <text:p>17</text:p>
          </table:table-cell>
          <table:table-cell table:formula="of:=INT(SQRT([.A279]))" office:value-type="float" office:value="16">
            <text:p>16</text:p>
          </table:table-cell>
          <table:table-cell table:formula="of:=[.B279]*[.C279]" office:value-type="float" office:value="272">
            <text:p>272</text:p>
          </table:table-cell>
          <table:table-cell table:style-name="ce2" table:formula="of:=[.D279]*100/[.A279]" office:value-type="float" office:value="97.841726618705">
            <text:p>97,84</text:p>
          </table:table-cell>
          <table:table-cell table:formula="of:=[.A279]-[.D279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279">
            <text:p>279</text:p>
          </table:table-cell>
          <table:table-cell table:style-name="Default" table:formula="of:=INT([.A280]/[.C280])" office:value-type="float" office:value="17">
            <text:p>17</text:p>
          </table:table-cell>
          <table:table-cell table:formula="of:=INT(SQRT([.A280]))" office:value-type="float" office:value="16">
            <text:p>16</text:p>
          </table:table-cell>
          <table:table-cell table:formula="of:=[.B280]*[.C280]" office:value-type="float" office:value="272">
            <text:p>272</text:p>
          </table:table-cell>
          <table:table-cell table:style-name="ce2" table:formula="of:=[.D280]*100/[.A280]" office:value-type="float" office:value="97.4910394265233">
            <text:p>97,49</text:p>
          </table:table-cell>
          <table:table-cell table:formula="of:=[.A280]-[.D280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280">
            <text:p>280</text:p>
          </table:table-cell>
          <table:table-cell table:style-name="Default" table:formula="of:=INT([.A281]/[.C281])" office:value-type="float" office:value="17">
            <text:p>17</text:p>
          </table:table-cell>
          <table:table-cell table:formula="of:=INT(SQRT([.A281]))" office:value-type="float" office:value="16">
            <text:p>16</text:p>
          </table:table-cell>
          <table:table-cell table:formula="of:=[.B281]*[.C281]" office:value-type="float" office:value="272">
            <text:p>272</text:p>
          </table:table-cell>
          <table:table-cell table:style-name="ce2" table:formula="of:=[.D281]*100/[.A281]" office:value-type="float" office:value="97.1428571428571">
            <text:p>97,14</text:p>
          </table:table-cell>
          <table:table-cell table:formula="of:=[.A281]-[.D281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281">
            <text:p>281</text:p>
          </table:table-cell>
          <table:table-cell table:style-name="Default" table:formula="of:=INT([.A282]/[.C282])" office:value-type="float" office:value="17">
            <text:p>17</text:p>
          </table:table-cell>
          <table:table-cell table:formula="of:=INT(SQRT([.A282]))" office:value-type="float" office:value="16">
            <text:p>16</text:p>
          </table:table-cell>
          <table:table-cell table:formula="of:=[.B282]*[.C282]" office:value-type="float" office:value="272">
            <text:p>272</text:p>
          </table:table-cell>
          <table:table-cell table:style-name="ce2" table:formula="of:=[.D282]*100/[.A282]" office:value-type="float" office:value="96.797153024911">
            <text:p>96,80</text:p>
          </table:table-cell>
          <table:table-cell table:formula="of:=[.A282]-[.D282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282">
            <text:p>282</text:p>
          </table:table-cell>
          <table:table-cell table:style-name="Default" table:formula="of:=INT([.A283]/[.C283])" office:value-type="float" office:value="17">
            <text:p>17</text:p>
          </table:table-cell>
          <table:table-cell table:formula="of:=INT(SQRT([.A283]))" office:value-type="float" office:value="16">
            <text:p>16</text:p>
          </table:table-cell>
          <table:table-cell table:formula="of:=[.B283]*[.C283]" office:value-type="float" office:value="272">
            <text:p>272</text:p>
          </table:table-cell>
          <table:table-cell table:style-name="ce2" table:formula="of:=[.D283]*100/[.A283]" office:value-type="float" office:value="96.4539007092199">
            <text:p>96,45</text:p>
          </table:table-cell>
          <table:table-cell table:formula="of:=[.A283]-[.D283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283">
            <text:p>283</text:p>
          </table:table-cell>
          <table:table-cell table:style-name="Default" table:formula="of:=INT([.A284]/[.C284])" office:value-type="float" office:value="17">
            <text:p>17</text:p>
          </table:table-cell>
          <table:table-cell table:formula="of:=INT(SQRT([.A284]))" office:value-type="float" office:value="16">
            <text:p>16</text:p>
          </table:table-cell>
          <table:table-cell table:formula="of:=[.B284]*[.C284]" office:value-type="float" office:value="272">
            <text:p>272</text:p>
          </table:table-cell>
          <table:table-cell table:style-name="ce2" table:formula="of:=[.D284]*100/[.A284]" office:value-type="float" office:value="96.113074204947">
            <text:p>96,11</text:p>
          </table:table-cell>
          <table:table-cell table:formula="of:=[.A284]-[.D284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284">
            <text:p>284</text:p>
          </table:table-cell>
          <table:table-cell table:style-name="Default" table:formula="of:=INT([.A285]/[.C285])" office:value-type="float" office:value="17">
            <text:p>17</text:p>
          </table:table-cell>
          <table:table-cell table:formula="of:=INT(SQRT([.A285]))" office:value-type="float" office:value="16">
            <text:p>16</text:p>
          </table:table-cell>
          <table:table-cell table:formula="of:=[.B285]*[.C285]" office:value-type="float" office:value="272">
            <text:p>272</text:p>
          </table:table-cell>
          <table:table-cell table:style-name="ce2" table:formula="of:=[.D285]*100/[.A285]" office:value-type="float" office:value="95.7746478873239">
            <text:p>95,77</text:p>
          </table:table-cell>
          <table:table-cell table:formula="of:=[.A285]-[.D285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285">
            <text:p>285</text:p>
          </table:table-cell>
          <table:table-cell table:style-name="Default" table:formula="of:=INT([.A286]/[.C286])" office:value-type="float" office:value="17">
            <text:p>17</text:p>
          </table:table-cell>
          <table:table-cell table:formula="of:=INT(SQRT([.A286]))" office:value-type="float" office:value="16">
            <text:p>16</text:p>
          </table:table-cell>
          <table:table-cell table:formula="of:=[.B286]*[.C286]" office:value-type="float" office:value="272">
            <text:p>272</text:p>
          </table:table-cell>
          <table:table-cell table:style-name="ce2" table:formula="of:=[.D286]*100/[.A286]" office:value-type="float" office:value="95.4385964912281">
            <text:p>95,44</text:p>
          </table:table-cell>
          <table:table-cell table:formula="of:=[.A286]-[.D286]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286">
            <text:p>286</text:p>
          </table:table-cell>
          <table:table-cell table:style-name="Default" table:formula="of:=INT([.A287]/[.C287])" office:value-type="float" office:value="17">
            <text:p>17</text:p>
          </table:table-cell>
          <table:table-cell table:formula="of:=INT(SQRT([.A287]))" office:value-type="float" office:value="16">
            <text:p>16</text:p>
          </table:table-cell>
          <table:table-cell table:formula="of:=[.B287]*[.C287]" office:value-type="float" office:value="272">
            <text:p>272</text:p>
          </table:table-cell>
          <table:table-cell table:style-name="ce2" table:formula="of:=[.D287]*100/[.A287]" office:value-type="float" office:value="95.1048951048951">
            <text:p>95,10</text:p>
          </table:table-cell>
          <table:table-cell table:formula="of:=[.A287]-[.D287]"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287">
            <text:p>287</text:p>
          </table:table-cell>
          <table:table-cell table:style-name="Default" table:formula="of:=INT([.A288]/[.C288])" office:value-type="float" office:value="17">
            <text:p>17</text:p>
          </table:table-cell>
          <table:table-cell table:formula="of:=INT(SQRT([.A288]))" office:value-type="float" office:value="16">
            <text:p>16</text:p>
          </table:table-cell>
          <table:table-cell table:formula="of:=[.B288]*[.C288]" office:value-type="float" office:value="272">
            <text:p>272</text:p>
          </table:table-cell>
          <table:table-cell table:style-name="ce2" table:formula="of:=[.D288]*100/[.A288]" office:value-type="float" office:value="94.7735191637631">
            <text:p>94,77</text:p>
          </table:table-cell>
          <table:table-cell table:formula="of:=[.A288]-[.D288]" office:value-type="float" office:value="15">
            <text:p>15</text:p>
          </table:table-cell>
          <table:table-cell table:number-columns-repeated="1018"/>
        </table:table-row>
        <table:table-row table:style-name="ro2">
          <table:table-cell office:value-type="float" office:value="288">
            <text:p>288</text:p>
          </table:table-cell>
          <table:table-cell table:style-name="Default" table:formula="of:=INT([.A289]/[.C289])" office:value-type="float" office:value="18">
            <text:p>18</text:p>
          </table:table-cell>
          <table:table-cell table:formula="of:=INT(SQRT([.A289]))" office:value-type="float" office:value="16">
            <text:p>16</text:p>
          </table:table-cell>
          <table:table-cell table:formula="of:=[.B289]*[.C289]" office:value-type="float" office:value="288">
            <text:p>288</text:p>
          </table:table-cell>
          <table:table-cell table:style-name="ce2" table:formula="of:=[.D289]*100/[.A289]" office:value-type="float" office:value="100">
            <text:p>100,00</text:p>
          </table:table-cell>
          <table:table-cell table:formula="of:=[.A289]-[.D289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289">
            <text:p>289</text:p>
          </table:table-cell>
          <table:table-cell table:style-name="Default" table:formula="of:=INT([.A290]/[.C290])" office:value-type="float" office:value="17">
            <text:p>17</text:p>
          </table:table-cell>
          <table:table-cell table:formula="of:=INT(SQRT([.A290]))" office:value-type="float" office:value="17">
            <text:p>17</text:p>
          </table:table-cell>
          <table:table-cell table:formula="of:=[.B290]*[.C290]" office:value-type="float" office:value="289">
            <text:p>289</text:p>
          </table:table-cell>
          <table:table-cell table:style-name="ce2" table:formula="of:=[.D290]*100/[.A290]" office:value-type="float" office:value="100">
            <text:p>100,00</text:p>
          </table:table-cell>
          <table:table-cell table:formula="of:=[.A290]-[.D290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290">
            <text:p>290</text:p>
          </table:table-cell>
          <table:table-cell table:style-name="Default" table:formula="of:=INT([.A291]/[.C291])" office:value-type="float" office:value="17">
            <text:p>17</text:p>
          </table:table-cell>
          <table:table-cell table:formula="of:=INT(SQRT([.A291]))" office:value-type="float" office:value="17">
            <text:p>17</text:p>
          </table:table-cell>
          <table:table-cell table:formula="of:=[.B291]*[.C291]" office:value-type="float" office:value="289">
            <text:p>289</text:p>
          </table:table-cell>
          <table:table-cell table:style-name="ce2" table:formula="of:=[.D291]*100/[.A291]" office:value-type="float" office:value="99.6551724137931">
            <text:p>99,66</text:p>
          </table:table-cell>
          <table:table-cell table:formula="of:=[.A291]-[.D291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91">
            <text:p>291</text:p>
          </table:table-cell>
          <table:table-cell table:style-name="Default" table:formula="of:=INT([.A292]/[.C292])" office:value-type="float" office:value="17">
            <text:p>17</text:p>
          </table:table-cell>
          <table:table-cell table:formula="of:=INT(SQRT([.A292]))" office:value-type="float" office:value="17">
            <text:p>17</text:p>
          </table:table-cell>
          <table:table-cell table:formula="of:=[.B292]*[.C292]" office:value-type="float" office:value="289">
            <text:p>289</text:p>
          </table:table-cell>
          <table:table-cell table:style-name="ce2" table:formula="of:=[.D292]*100/[.A292]" office:value-type="float" office:value="99.3127147766323">
            <text:p>99,31</text:p>
          </table:table-cell>
          <table:table-cell table:formula="of:=[.A292]-[.D292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292">
            <text:p>292</text:p>
          </table:table-cell>
          <table:table-cell table:style-name="Default" table:formula="of:=INT([.A293]/[.C293])" office:value-type="float" office:value="17">
            <text:p>17</text:p>
          </table:table-cell>
          <table:table-cell table:formula="of:=INT(SQRT([.A293]))" office:value-type="float" office:value="17">
            <text:p>17</text:p>
          </table:table-cell>
          <table:table-cell table:formula="of:=[.B293]*[.C293]" office:value-type="float" office:value="289">
            <text:p>289</text:p>
          </table:table-cell>
          <table:table-cell table:style-name="ce2" table:formula="of:=[.D293]*100/[.A293]" office:value-type="float" office:value="98.972602739726">
            <text:p>98,97</text:p>
          </table:table-cell>
          <table:table-cell table:formula="of:=[.A293]-[.D293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93">
            <text:p>293</text:p>
          </table:table-cell>
          <table:table-cell table:style-name="Default" table:formula="of:=INT([.A294]/[.C294])" office:value-type="float" office:value="17">
            <text:p>17</text:p>
          </table:table-cell>
          <table:table-cell table:formula="of:=INT(SQRT([.A294]))" office:value-type="float" office:value="17">
            <text:p>17</text:p>
          </table:table-cell>
          <table:table-cell table:formula="of:=[.B294]*[.C294]" office:value-type="float" office:value="289">
            <text:p>289</text:p>
          </table:table-cell>
          <table:table-cell table:style-name="ce2" table:formula="of:=[.D294]*100/[.A294]" office:value-type="float" office:value="98.6348122866894">
            <text:p>98,63</text:p>
          </table:table-cell>
          <table:table-cell table:formula="of:=[.A294]-[.D294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294">
            <text:p>294</text:p>
          </table:table-cell>
          <table:table-cell table:style-name="Default" table:formula="of:=INT([.A295]/[.C295])" office:value-type="float" office:value="17">
            <text:p>17</text:p>
          </table:table-cell>
          <table:table-cell table:formula="of:=INT(SQRT([.A295]))" office:value-type="float" office:value="17">
            <text:p>17</text:p>
          </table:table-cell>
          <table:table-cell table:formula="of:=[.B295]*[.C295]" office:value-type="float" office:value="289">
            <text:p>289</text:p>
          </table:table-cell>
          <table:table-cell table:style-name="ce2" table:formula="of:=[.D295]*100/[.A295]" office:value-type="float" office:value="98.2993197278912">
            <text:p>98,30</text:p>
          </table:table-cell>
          <table:table-cell table:formula="of:=[.A295]-[.D295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95">
            <text:p>295</text:p>
          </table:table-cell>
          <table:table-cell table:style-name="Default" table:formula="of:=INT([.A296]/[.C296])" office:value-type="float" office:value="17">
            <text:p>17</text:p>
          </table:table-cell>
          <table:table-cell table:formula="of:=INT(SQRT([.A296]))" office:value-type="float" office:value="17">
            <text:p>17</text:p>
          </table:table-cell>
          <table:table-cell table:formula="of:=[.B296]*[.C296]" office:value-type="float" office:value="289">
            <text:p>289</text:p>
          </table:table-cell>
          <table:table-cell table:style-name="ce2" table:formula="of:=[.D296]*100/[.A296]" office:value-type="float" office:value="97.9661016949153">
            <text:p>97,97</text:p>
          </table:table-cell>
          <table:table-cell table:formula="of:=[.A296]-[.D296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296">
            <text:p>296</text:p>
          </table:table-cell>
          <table:table-cell table:style-name="Default" table:formula="of:=INT([.A297]/[.C297])" office:value-type="float" office:value="17">
            <text:p>17</text:p>
          </table:table-cell>
          <table:table-cell table:formula="of:=INT(SQRT([.A297]))" office:value-type="float" office:value="17">
            <text:p>17</text:p>
          </table:table-cell>
          <table:table-cell table:formula="of:=[.B297]*[.C297]" office:value-type="float" office:value="289">
            <text:p>289</text:p>
          </table:table-cell>
          <table:table-cell table:style-name="ce2" table:formula="of:=[.D297]*100/[.A297]" office:value-type="float" office:value="97.6351351351351">
            <text:p>97,64</text:p>
          </table:table-cell>
          <table:table-cell table:formula="of:=[.A297]-[.D297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297">
            <text:p>297</text:p>
          </table:table-cell>
          <table:table-cell table:style-name="Default" table:formula="of:=INT([.A298]/[.C298])" office:value-type="float" office:value="17">
            <text:p>17</text:p>
          </table:table-cell>
          <table:table-cell table:formula="of:=INT(SQRT([.A298]))" office:value-type="float" office:value="17">
            <text:p>17</text:p>
          </table:table-cell>
          <table:table-cell table:formula="of:=[.B298]*[.C298]" office:value-type="float" office:value="289">
            <text:p>289</text:p>
          </table:table-cell>
          <table:table-cell table:style-name="ce2" table:formula="of:=[.D298]*100/[.A298]" office:value-type="float" office:value="97.3063973063973">
            <text:p>97,31</text:p>
          </table:table-cell>
          <table:table-cell table:formula="of:=[.A298]-[.D298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298">
            <text:p>298</text:p>
          </table:table-cell>
          <table:table-cell table:style-name="Default" table:formula="of:=INT([.A299]/[.C299])" office:value-type="float" office:value="17">
            <text:p>17</text:p>
          </table:table-cell>
          <table:table-cell table:formula="of:=INT(SQRT([.A299]))" office:value-type="float" office:value="17">
            <text:p>17</text:p>
          </table:table-cell>
          <table:table-cell table:formula="of:=[.B299]*[.C299]" office:value-type="float" office:value="289">
            <text:p>289</text:p>
          </table:table-cell>
          <table:table-cell table:style-name="ce2" table:formula="of:=[.D299]*100/[.A299]" office:value-type="float" office:value="96.9798657718121">
            <text:p>96,98</text:p>
          </table:table-cell>
          <table:table-cell table:formula="of:=[.A299]-[.D299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299">
            <text:p>299</text:p>
          </table:table-cell>
          <table:table-cell table:style-name="Default" table:formula="of:=INT([.A300]/[.C300])" office:value-type="float" office:value="17">
            <text:p>17</text:p>
          </table:table-cell>
          <table:table-cell table:formula="of:=INT(SQRT([.A300]))" office:value-type="float" office:value="17">
            <text:p>17</text:p>
          </table:table-cell>
          <table:table-cell table:formula="of:=[.B300]*[.C300]" office:value-type="float" office:value="289">
            <text:p>289</text:p>
          </table:table-cell>
          <table:table-cell table:style-name="ce2" table:formula="of:=[.D300]*100/[.A300]" office:value-type="float" office:value="96.6555183946488">
            <text:p>96,66</text:p>
          </table:table-cell>
          <table:table-cell table:formula="of:=[.A300]-[.D300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300">
            <text:p>300</text:p>
          </table:table-cell>
          <table:table-cell table:style-name="Default" table:formula="of:=INT([.A301]/[.C301])" office:value-type="float" office:value="17">
            <text:p>17</text:p>
          </table:table-cell>
          <table:table-cell table:formula="of:=INT(SQRT([.A301]))" office:value-type="float" office:value="17">
            <text:p>17</text:p>
          </table:table-cell>
          <table:table-cell table:formula="of:=[.B301]*[.C301]" office:value-type="float" office:value="289">
            <text:p>289</text:p>
          </table:table-cell>
          <table:table-cell table:style-name="ce2" table:formula="of:=[.D301]*100/[.A301]" office:value-type="float" office:value="96.3333333333333">
            <text:p>96,33</text:p>
          </table:table-cell>
          <table:table-cell table:formula="of:=[.A301]-[.D301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301">
            <text:p>301</text:p>
          </table:table-cell>
          <table:table-cell table:style-name="Default" table:formula="of:=INT([.A302]/[.C302])" office:value-type="float" office:value="17">
            <text:p>17</text:p>
          </table:table-cell>
          <table:table-cell table:formula="of:=INT(SQRT([.A302]))" office:value-type="float" office:value="17">
            <text:p>17</text:p>
          </table:table-cell>
          <table:table-cell table:formula="of:=[.B302]*[.C302]" office:value-type="float" office:value="289">
            <text:p>289</text:p>
          </table:table-cell>
          <table:table-cell table:style-name="ce2" table:formula="of:=[.D302]*100/[.A302]" office:value-type="float" office:value="96.0132890365449">
            <text:p>96,01</text:p>
          </table:table-cell>
          <table:table-cell table:formula="of:=[.A302]-[.D302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302">
            <text:p>302</text:p>
          </table:table-cell>
          <table:table-cell table:style-name="Default" table:formula="of:=INT([.A303]/[.C303])" office:value-type="float" office:value="17">
            <text:p>17</text:p>
          </table:table-cell>
          <table:table-cell table:formula="of:=INT(SQRT([.A303]))" office:value-type="float" office:value="17">
            <text:p>17</text:p>
          </table:table-cell>
          <table:table-cell table:formula="of:=[.B303]*[.C303]" office:value-type="float" office:value="289">
            <text:p>289</text:p>
          </table:table-cell>
          <table:table-cell table:style-name="ce2" table:formula="of:=[.D303]*100/[.A303]" office:value-type="float" office:value="95.6953642384106">
            <text:p>95,70</text:p>
          </table:table-cell>
          <table:table-cell table:formula="of:=[.A303]-[.D303]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303">
            <text:p>303</text:p>
          </table:table-cell>
          <table:table-cell table:style-name="Default" table:formula="of:=INT([.A304]/[.C304])" office:value-type="float" office:value="17">
            <text:p>17</text:p>
          </table:table-cell>
          <table:table-cell table:formula="of:=INT(SQRT([.A304]))" office:value-type="float" office:value="17">
            <text:p>17</text:p>
          </table:table-cell>
          <table:table-cell table:formula="of:=[.B304]*[.C304]" office:value-type="float" office:value="289">
            <text:p>289</text:p>
          </table:table-cell>
          <table:table-cell table:style-name="ce2" table:formula="of:=[.D304]*100/[.A304]" office:value-type="float" office:value="95.3795379537954">
            <text:p>95,38</text:p>
          </table:table-cell>
          <table:table-cell table:formula="of:=[.A304]-[.D304]"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304">
            <text:p>304</text:p>
          </table:table-cell>
          <table:table-cell table:style-name="Default" table:formula="of:=INT([.A305]/[.C305])" office:value-type="float" office:value="17">
            <text:p>17</text:p>
          </table:table-cell>
          <table:table-cell table:formula="of:=INT(SQRT([.A305]))" office:value-type="float" office:value="17">
            <text:p>17</text:p>
          </table:table-cell>
          <table:table-cell table:formula="of:=[.B305]*[.C305]" office:value-type="float" office:value="289">
            <text:p>289</text:p>
          </table:table-cell>
          <table:table-cell table:style-name="ce2" table:formula="of:=[.D305]*100/[.A305]" office:value-type="float" office:value="95.0657894736842">
            <text:p>95,07</text:p>
          </table:table-cell>
          <table:table-cell table:formula="of:=[.A305]-[.D305]" office:value-type="float" office:value="15">
            <text:p>15</text:p>
          </table:table-cell>
          <table:table-cell table:number-columns-repeated="1018"/>
        </table:table-row>
        <table:table-row table:style-name="ro2">
          <table:table-cell office:value-type="float" office:value="305">
            <text:p>305</text:p>
          </table:table-cell>
          <table:table-cell table:style-name="Default" table:formula="of:=INT([.A306]/[.C306])" office:value-type="float" office:value="17">
            <text:p>17</text:p>
          </table:table-cell>
          <table:table-cell table:formula="of:=INT(SQRT([.A306]))" office:value-type="float" office:value="17">
            <text:p>17</text:p>
          </table:table-cell>
          <table:table-cell table:formula="of:=[.B306]*[.C306]" office:value-type="float" office:value="289">
            <text:p>289</text:p>
          </table:table-cell>
          <table:table-cell table:style-name="ce2" table:formula="of:=[.D306]*100/[.A306]" office:value-type="float" office:value="94.7540983606557">
            <text:p>94,75</text:p>
          </table:table-cell>
          <table:table-cell table:formula="of:=[.A306]-[.D306]" office:value-type="float" office:value="16">
            <text:p>16</text:p>
          </table:table-cell>
          <table:table-cell table:number-columns-repeated="1018"/>
        </table:table-row>
        <table:table-row table:style-name="ro2">
          <table:table-cell office:value-type="float" office:value="306">
            <text:p>306</text:p>
          </table:table-cell>
          <table:table-cell table:style-name="Default" table:formula="of:=INT([.A307]/[.C307])" office:value-type="float" office:value="18">
            <text:p>18</text:p>
          </table:table-cell>
          <table:table-cell table:formula="of:=INT(SQRT([.A307]))" office:value-type="float" office:value="17">
            <text:p>17</text:p>
          </table:table-cell>
          <table:table-cell table:formula="of:=[.B307]*[.C307]" office:value-type="float" office:value="306">
            <text:p>306</text:p>
          </table:table-cell>
          <table:table-cell table:style-name="ce2" table:formula="of:=[.D307]*100/[.A307]" office:value-type="float" office:value="100">
            <text:p>100,00</text:p>
          </table:table-cell>
          <table:table-cell table:formula="of:=[.A307]-[.D307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07">
            <text:p>307</text:p>
          </table:table-cell>
          <table:table-cell table:style-name="Default" table:formula="of:=INT([.A308]/[.C308])" office:value-type="float" office:value="18">
            <text:p>18</text:p>
          </table:table-cell>
          <table:table-cell table:formula="of:=INT(SQRT([.A308]))" office:value-type="float" office:value="17">
            <text:p>17</text:p>
          </table:table-cell>
          <table:table-cell table:formula="of:=[.B308]*[.C308]" office:value-type="float" office:value="306">
            <text:p>306</text:p>
          </table:table-cell>
          <table:table-cell table:style-name="ce2" table:formula="of:=[.D308]*100/[.A308]" office:value-type="float" office:value="99.6742671009772">
            <text:p>99,67</text:p>
          </table:table-cell>
          <table:table-cell table:formula="of:=[.A308]-[.D308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08">
            <text:p>308</text:p>
          </table:table-cell>
          <table:table-cell table:style-name="Default" table:formula="of:=INT([.A309]/[.C309])" office:value-type="float" office:value="18">
            <text:p>18</text:p>
          </table:table-cell>
          <table:table-cell table:formula="of:=INT(SQRT([.A309]))" office:value-type="float" office:value="17">
            <text:p>17</text:p>
          </table:table-cell>
          <table:table-cell table:formula="of:=[.B309]*[.C309]" office:value-type="float" office:value="306">
            <text:p>306</text:p>
          </table:table-cell>
          <table:table-cell table:style-name="ce2" table:formula="of:=[.D309]*100/[.A309]" office:value-type="float" office:value="99.3506493506493">
            <text:p>99,35</text:p>
          </table:table-cell>
          <table:table-cell table:formula="of:=[.A309]-[.D309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309">
            <text:p>309</text:p>
          </table:table-cell>
          <table:table-cell table:style-name="Default" table:formula="of:=INT([.A310]/[.C310])" office:value-type="float" office:value="18">
            <text:p>18</text:p>
          </table:table-cell>
          <table:table-cell table:formula="of:=INT(SQRT([.A310]))" office:value-type="float" office:value="17">
            <text:p>17</text:p>
          </table:table-cell>
          <table:table-cell table:formula="of:=[.B310]*[.C310]" office:value-type="float" office:value="306">
            <text:p>306</text:p>
          </table:table-cell>
          <table:table-cell table:style-name="ce2" table:formula="of:=[.D310]*100/[.A310]" office:value-type="float" office:value="99.0291262135922">
            <text:p>99,03</text:p>
          </table:table-cell>
          <table:table-cell table:formula="of:=[.A310]-[.D310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310">
            <text:p>310</text:p>
          </table:table-cell>
          <table:table-cell table:style-name="Default" table:formula="of:=INT([.A311]/[.C311])" office:value-type="float" office:value="18">
            <text:p>18</text:p>
          </table:table-cell>
          <table:table-cell table:formula="of:=INT(SQRT([.A311]))" office:value-type="float" office:value="17">
            <text:p>17</text:p>
          </table:table-cell>
          <table:table-cell table:formula="of:=[.B311]*[.C311]" office:value-type="float" office:value="306">
            <text:p>306</text:p>
          </table:table-cell>
          <table:table-cell table:style-name="ce2" table:formula="of:=[.D311]*100/[.A311]" office:value-type="float" office:value="98.7096774193548">
            <text:p>98,71</text:p>
          </table:table-cell>
          <table:table-cell table:formula="of:=[.A311]-[.D311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311">
            <text:p>311</text:p>
          </table:table-cell>
          <table:table-cell table:style-name="Default" table:formula="of:=INT([.A312]/[.C312])" office:value-type="float" office:value="18">
            <text:p>18</text:p>
          </table:table-cell>
          <table:table-cell table:formula="of:=INT(SQRT([.A312]))" office:value-type="float" office:value="17">
            <text:p>17</text:p>
          </table:table-cell>
          <table:table-cell table:formula="of:=[.B312]*[.C312]" office:value-type="float" office:value="306">
            <text:p>306</text:p>
          </table:table-cell>
          <table:table-cell table:style-name="ce2" table:formula="of:=[.D312]*100/[.A312]" office:value-type="float" office:value="98.3922829581994">
            <text:p>98,39</text:p>
          </table:table-cell>
          <table:table-cell table:formula="of:=[.A312]-[.D312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312">
            <text:p>312</text:p>
          </table:table-cell>
          <table:table-cell table:style-name="Default" table:formula="of:=INT([.A313]/[.C313])" office:value-type="float" office:value="18">
            <text:p>18</text:p>
          </table:table-cell>
          <table:table-cell table:formula="of:=INT(SQRT([.A313]))" office:value-type="float" office:value="17">
            <text:p>17</text:p>
          </table:table-cell>
          <table:table-cell table:formula="of:=[.B313]*[.C313]" office:value-type="float" office:value="306">
            <text:p>306</text:p>
          </table:table-cell>
          <table:table-cell table:style-name="ce2" table:formula="of:=[.D313]*100/[.A313]" office:value-type="float" office:value="98.0769230769231">
            <text:p>98,08</text:p>
          </table:table-cell>
          <table:table-cell table:formula="of:=[.A313]-[.D313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313">
            <text:p>313</text:p>
          </table:table-cell>
          <table:table-cell table:style-name="Default" table:formula="of:=INT([.A314]/[.C314])" office:value-type="float" office:value="18">
            <text:p>18</text:p>
          </table:table-cell>
          <table:table-cell table:formula="of:=INT(SQRT([.A314]))" office:value-type="float" office:value="17">
            <text:p>17</text:p>
          </table:table-cell>
          <table:table-cell table:formula="of:=[.B314]*[.C314]" office:value-type="float" office:value="306">
            <text:p>306</text:p>
          </table:table-cell>
          <table:table-cell table:style-name="ce2" table:formula="of:=[.D314]*100/[.A314]" office:value-type="float" office:value="97.7635782747604">
            <text:p>97,76</text:p>
          </table:table-cell>
          <table:table-cell table:formula="of:=[.A314]-[.D314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314">
            <text:p>314</text:p>
          </table:table-cell>
          <table:table-cell table:style-name="Default" table:formula="of:=INT([.A315]/[.C315])" office:value-type="float" office:value="18">
            <text:p>18</text:p>
          </table:table-cell>
          <table:table-cell table:formula="of:=INT(SQRT([.A315]))" office:value-type="float" office:value="17">
            <text:p>17</text:p>
          </table:table-cell>
          <table:table-cell table:formula="of:=[.B315]*[.C315]" office:value-type="float" office:value="306">
            <text:p>306</text:p>
          </table:table-cell>
          <table:table-cell table:style-name="ce2" table:formula="of:=[.D315]*100/[.A315]" office:value-type="float" office:value="97.4522292993631">
            <text:p>97,45</text:p>
          </table:table-cell>
          <table:table-cell table:formula="of:=[.A315]-[.D315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315">
            <text:p>315</text:p>
          </table:table-cell>
          <table:table-cell table:style-name="Default" table:formula="of:=INT([.A316]/[.C316])" office:value-type="float" office:value="18">
            <text:p>18</text:p>
          </table:table-cell>
          <table:table-cell table:formula="of:=INT(SQRT([.A316]))" office:value-type="float" office:value="17">
            <text:p>17</text:p>
          </table:table-cell>
          <table:table-cell table:formula="of:=[.B316]*[.C316]" office:value-type="float" office:value="306">
            <text:p>306</text:p>
          </table:table-cell>
          <table:table-cell table:style-name="ce2" table:formula="of:=[.D316]*100/[.A316]" office:value-type="float" office:value="97.1428571428571">
            <text:p>97,14</text:p>
          </table:table-cell>
          <table:table-cell table:formula="of:=[.A316]-[.D316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316">
            <text:p>316</text:p>
          </table:table-cell>
          <table:table-cell table:style-name="Default" table:formula="of:=INT([.A317]/[.C317])" office:value-type="float" office:value="18">
            <text:p>18</text:p>
          </table:table-cell>
          <table:table-cell table:formula="of:=INT(SQRT([.A317]))" office:value-type="float" office:value="17">
            <text:p>17</text:p>
          </table:table-cell>
          <table:table-cell table:formula="of:=[.B317]*[.C317]" office:value-type="float" office:value="306">
            <text:p>306</text:p>
          </table:table-cell>
          <table:table-cell table:style-name="ce2" table:formula="of:=[.D317]*100/[.A317]" office:value-type="float" office:value="96.8354430379747">
            <text:p>96,84</text:p>
          </table:table-cell>
          <table:table-cell table:formula="of:=[.A317]-[.D317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317">
            <text:p>317</text:p>
          </table:table-cell>
          <table:table-cell table:style-name="Default" table:formula="of:=INT([.A318]/[.C318])" office:value-type="float" office:value="18">
            <text:p>18</text:p>
          </table:table-cell>
          <table:table-cell table:formula="of:=INT(SQRT([.A318]))" office:value-type="float" office:value="17">
            <text:p>17</text:p>
          </table:table-cell>
          <table:table-cell table:formula="of:=[.B318]*[.C318]" office:value-type="float" office:value="306">
            <text:p>306</text:p>
          </table:table-cell>
          <table:table-cell table:style-name="ce2" table:formula="of:=[.D318]*100/[.A318]" office:value-type="float" office:value="96.5299684542587">
            <text:p>96,53</text:p>
          </table:table-cell>
          <table:table-cell table:formula="of:=[.A318]-[.D318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318">
            <text:p>318</text:p>
          </table:table-cell>
          <table:table-cell table:style-name="Default" table:formula="of:=INT([.A319]/[.C319])" office:value-type="float" office:value="18">
            <text:p>18</text:p>
          </table:table-cell>
          <table:table-cell table:formula="of:=INT(SQRT([.A319]))" office:value-type="float" office:value="17">
            <text:p>17</text:p>
          </table:table-cell>
          <table:table-cell table:formula="of:=[.B319]*[.C319]" office:value-type="float" office:value="306">
            <text:p>306</text:p>
          </table:table-cell>
          <table:table-cell table:style-name="ce2" table:formula="of:=[.D319]*100/[.A319]" office:value-type="float" office:value="96.2264150943396">
            <text:p>96,23</text:p>
          </table:table-cell>
          <table:table-cell table:formula="of:=[.A319]-[.D319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319">
            <text:p>319</text:p>
          </table:table-cell>
          <table:table-cell table:style-name="Default" table:formula="of:=INT([.A320]/[.C320])" office:value-type="float" office:value="18">
            <text:p>18</text:p>
          </table:table-cell>
          <table:table-cell table:formula="of:=INT(SQRT([.A320]))" office:value-type="float" office:value="17">
            <text:p>17</text:p>
          </table:table-cell>
          <table:table-cell table:formula="of:=[.B320]*[.C320]" office:value-type="float" office:value="306">
            <text:p>306</text:p>
          </table:table-cell>
          <table:table-cell table:style-name="ce2" table:formula="of:=[.D320]*100/[.A320]" office:value-type="float" office:value="95.9247648902821">
            <text:p>95,92</text:p>
          </table:table-cell>
          <table:table-cell table:formula="of:=[.A320]-[.D320]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320">
            <text:p>320</text:p>
          </table:table-cell>
          <table:table-cell table:style-name="Default" table:formula="of:=INT([.A321]/[.C321])" office:value-type="float" office:value="18">
            <text:p>18</text:p>
          </table:table-cell>
          <table:table-cell table:formula="of:=INT(SQRT([.A321]))" office:value-type="float" office:value="17">
            <text:p>17</text:p>
          </table:table-cell>
          <table:table-cell table:formula="of:=[.B321]*[.C321]" office:value-type="float" office:value="306">
            <text:p>306</text:p>
          </table:table-cell>
          <table:table-cell table:style-name="ce2" table:formula="of:=[.D321]*100/[.A321]" office:value-type="float" office:value="95.625">
            <text:p>95,63</text:p>
          </table:table-cell>
          <table:table-cell table:formula="of:=[.A321]-[.D321]"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321">
            <text:p>321</text:p>
          </table:table-cell>
          <table:table-cell table:style-name="Default" table:formula="of:=INT([.A322]/[.C322])" office:value-type="float" office:value="18">
            <text:p>18</text:p>
          </table:table-cell>
          <table:table-cell table:formula="of:=INT(SQRT([.A322]))" office:value-type="float" office:value="17">
            <text:p>17</text:p>
          </table:table-cell>
          <table:table-cell table:formula="of:=[.B322]*[.C322]" office:value-type="float" office:value="306">
            <text:p>306</text:p>
          </table:table-cell>
          <table:table-cell table:style-name="ce2" table:formula="of:=[.D322]*100/[.A322]" office:value-type="float" office:value="95.3271028037383">
            <text:p>95,33</text:p>
          </table:table-cell>
          <table:table-cell table:formula="of:=[.A322]-[.D322]" office:value-type="float" office:value="15">
            <text:p>15</text:p>
          </table:table-cell>
          <table:table-cell table:number-columns-repeated="1018"/>
        </table:table-row>
        <table:table-row table:style-name="ro2">
          <table:table-cell office:value-type="float" office:value="322">
            <text:p>322</text:p>
          </table:table-cell>
          <table:table-cell table:style-name="Default" table:formula="of:=INT([.A323]/[.C323])" office:value-type="float" office:value="18">
            <text:p>18</text:p>
          </table:table-cell>
          <table:table-cell table:formula="of:=INT(SQRT([.A323]))" office:value-type="float" office:value="17">
            <text:p>17</text:p>
          </table:table-cell>
          <table:table-cell table:formula="of:=[.B323]*[.C323]" office:value-type="float" office:value="306">
            <text:p>306</text:p>
          </table:table-cell>
          <table:table-cell table:style-name="ce2" table:formula="of:=[.D323]*100/[.A323]" office:value-type="float" office:value="95.0310559006211">
            <text:p>95,03</text:p>
          </table:table-cell>
          <table:table-cell table:formula="of:=[.A323]-[.D323]" office:value-type="float" office:value="16">
            <text:p>16</text:p>
          </table:table-cell>
          <table:table-cell table:number-columns-repeated="1018"/>
        </table:table-row>
        <table:table-row table:style-name="ro2">
          <table:table-cell office:value-type="float" office:value="323">
            <text:p>323</text:p>
          </table:table-cell>
          <table:table-cell table:style-name="Default" table:formula="of:=INT([.A324]/[.C324])" office:value-type="float" office:value="19">
            <text:p>19</text:p>
          </table:table-cell>
          <table:table-cell table:formula="of:=INT(SQRT([.A324]))" office:value-type="float" office:value="17">
            <text:p>17</text:p>
          </table:table-cell>
          <table:table-cell table:formula="of:=[.B324]*[.C324]" office:value-type="float" office:value="323">
            <text:p>323</text:p>
          </table:table-cell>
          <table:table-cell table:style-name="ce2" table:formula="of:=[.D324]*100/[.A324]" office:value-type="float" office:value="100">
            <text:p>100,00</text:p>
          </table:table-cell>
          <table:table-cell table:formula="of:=[.A324]-[.D324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24">
            <text:p>324</text:p>
          </table:table-cell>
          <table:table-cell table:style-name="Default" table:formula="of:=INT([.A325]/[.C325])" office:value-type="float" office:value="18">
            <text:p>18</text:p>
          </table:table-cell>
          <table:table-cell table:formula="of:=INT(SQRT([.A325]))" office:value-type="float" office:value="18">
            <text:p>18</text:p>
          </table:table-cell>
          <table:table-cell table:formula="of:=[.B325]*[.C325]" office:value-type="float" office:value="324">
            <text:p>324</text:p>
          </table:table-cell>
          <table:table-cell table:style-name="ce2" table:formula="of:=[.D325]*100/[.A325]" office:value-type="float" office:value="100">
            <text:p>100,00</text:p>
          </table:table-cell>
          <table:table-cell table:formula="of:=[.A325]-[.D325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25">
            <text:p>325</text:p>
          </table:table-cell>
          <table:table-cell table:style-name="Default" table:formula="of:=INT([.A326]/[.C326])" office:value-type="float" office:value="18">
            <text:p>18</text:p>
          </table:table-cell>
          <table:table-cell table:formula="of:=INT(SQRT([.A326]))" office:value-type="float" office:value="18">
            <text:p>18</text:p>
          </table:table-cell>
          <table:table-cell table:formula="of:=[.B326]*[.C326]" office:value-type="float" office:value="324">
            <text:p>324</text:p>
          </table:table-cell>
          <table:table-cell table:style-name="ce2" table:formula="of:=[.D326]*100/[.A326]" office:value-type="float" office:value="99.6923076923077">
            <text:p>99,69</text:p>
          </table:table-cell>
          <table:table-cell table:formula="of:=[.A326]-[.D326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26">
            <text:p>326</text:p>
          </table:table-cell>
          <table:table-cell table:style-name="Default" table:formula="of:=INT([.A327]/[.C327])" office:value-type="float" office:value="18">
            <text:p>18</text:p>
          </table:table-cell>
          <table:table-cell table:formula="of:=INT(SQRT([.A327]))" office:value-type="float" office:value="18">
            <text:p>18</text:p>
          </table:table-cell>
          <table:table-cell table:formula="of:=[.B327]*[.C327]" office:value-type="float" office:value="324">
            <text:p>324</text:p>
          </table:table-cell>
          <table:table-cell table:style-name="ce2" table:formula="of:=[.D327]*100/[.A327]" office:value-type="float" office:value="99.3865030674847">
            <text:p>99,39</text:p>
          </table:table-cell>
          <table:table-cell table:formula="of:=[.A327]-[.D327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327">
            <text:p>327</text:p>
          </table:table-cell>
          <table:table-cell table:style-name="Default" table:formula="of:=INT([.A328]/[.C328])" office:value-type="float" office:value="18">
            <text:p>18</text:p>
          </table:table-cell>
          <table:table-cell table:formula="of:=INT(SQRT([.A328]))" office:value-type="float" office:value="18">
            <text:p>18</text:p>
          </table:table-cell>
          <table:table-cell table:formula="of:=[.B328]*[.C328]" office:value-type="float" office:value="324">
            <text:p>324</text:p>
          </table:table-cell>
          <table:table-cell table:style-name="ce2" table:formula="of:=[.D328]*100/[.A328]" office:value-type="float" office:value="99.0825688073395">
            <text:p>99,08</text:p>
          </table:table-cell>
          <table:table-cell table:formula="of:=[.A328]-[.D328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328">
            <text:p>328</text:p>
          </table:table-cell>
          <table:table-cell table:style-name="Default" table:formula="of:=INT([.A329]/[.C329])" office:value-type="float" office:value="18">
            <text:p>18</text:p>
          </table:table-cell>
          <table:table-cell table:formula="of:=INT(SQRT([.A329]))" office:value-type="float" office:value="18">
            <text:p>18</text:p>
          </table:table-cell>
          <table:table-cell table:formula="of:=[.B329]*[.C329]" office:value-type="float" office:value="324">
            <text:p>324</text:p>
          </table:table-cell>
          <table:table-cell table:style-name="ce2" table:formula="of:=[.D329]*100/[.A329]" office:value-type="float" office:value="98.7804878048781">
            <text:p>98,78</text:p>
          </table:table-cell>
          <table:table-cell table:formula="of:=[.A329]-[.D329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329">
            <text:p>329</text:p>
          </table:table-cell>
          <table:table-cell table:style-name="Default" table:formula="of:=INT([.A330]/[.C330])" office:value-type="float" office:value="18">
            <text:p>18</text:p>
          </table:table-cell>
          <table:table-cell table:formula="of:=INT(SQRT([.A330]))" office:value-type="float" office:value="18">
            <text:p>18</text:p>
          </table:table-cell>
          <table:table-cell table:formula="of:=[.B330]*[.C330]" office:value-type="float" office:value="324">
            <text:p>324</text:p>
          </table:table-cell>
          <table:table-cell table:style-name="ce2" table:formula="of:=[.D330]*100/[.A330]" office:value-type="float" office:value="98.4802431610942">
            <text:p>98,48</text:p>
          </table:table-cell>
          <table:table-cell table:formula="of:=[.A330]-[.D330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330">
            <text:p>330</text:p>
          </table:table-cell>
          <table:table-cell table:style-name="Default" table:formula="of:=INT([.A331]/[.C331])" office:value-type="float" office:value="18">
            <text:p>18</text:p>
          </table:table-cell>
          <table:table-cell table:formula="of:=INT(SQRT([.A331]))" office:value-type="float" office:value="18">
            <text:p>18</text:p>
          </table:table-cell>
          <table:table-cell table:formula="of:=[.B331]*[.C331]" office:value-type="float" office:value="324">
            <text:p>324</text:p>
          </table:table-cell>
          <table:table-cell table:style-name="ce2" table:formula="of:=[.D331]*100/[.A331]" office:value-type="float" office:value="98.1818181818182">
            <text:p>98,18</text:p>
          </table:table-cell>
          <table:table-cell table:formula="of:=[.A331]-[.D331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331">
            <text:p>331</text:p>
          </table:table-cell>
          <table:table-cell table:style-name="Default" table:formula="of:=INT([.A332]/[.C332])" office:value-type="float" office:value="18">
            <text:p>18</text:p>
          </table:table-cell>
          <table:table-cell table:formula="of:=INT(SQRT([.A332]))" office:value-type="float" office:value="18">
            <text:p>18</text:p>
          </table:table-cell>
          <table:table-cell table:formula="of:=[.B332]*[.C332]" office:value-type="float" office:value="324">
            <text:p>324</text:p>
          </table:table-cell>
          <table:table-cell table:style-name="ce2" table:formula="of:=[.D332]*100/[.A332]" office:value-type="float" office:value="97.8851963746224">
            <text:p>97,89</text:p>
          </table:table-cell>
          <table:table-cell table:formula="of:=[.A332]-[.D332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332">
            <text:p>332</text:p>
          </table:table-cell>
          <table:table-cell table:style-name="Default" table:formula="of:=INT([.A333]/[.C333])" office:value-type="float" office:value="18">
            <text:p>18</text:p>
          </table:table-cell>
          <table:table-cell table:formula="of:=INT(SQRT([.A333]))" office:value-type="float" office:value="18">
            <text:p>18</text:p>
          </table:table-cell>
          <table:table-cell table:formula="of:=[.B333]*[.C333]" office:value-type="float" office:value="324">
            <text:p>324</text:p>
          </table:table-cell>
          <table:table-cell table:style-name="ce2" table:formula="of:=[.D333]*100/[.A333]" office:value-type="float" office:value="97.5903614457831">
            <text:p>97,59</text:p>
          </table:table-cell>
          <table:table-cell table:formula="of:=[.A333]-[.D333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333">
            <text:p>333</text:p>
          </table:table-cell>
          <table:table-cell table:style-name="Default" table:formula="of:=INT([.A334]/[.C334])" office:value-type="float" office:value="18">
            <text:p>18</text:p>
          </table:table-cell>
          <table:table-cell table:formula="of:=INT(SQRT([.A334]))" office:value-type="float" office:value="18">
            <text:p>18</text:p>
          </table:table-cell>
          <table:table-cell table:formula="of:=[.B334]*[.C334]" office:value-type="float" office:value="324">
            <text:p>324</text:p>
          </table:table-cell>
          <table:table-cell table:style-name="ce2" table:formula="of:=[.D334]*100/[.A334]" office:value-type="float" office:value="97.2972972972973">
            <text:p>97,30</text:p>
          </table:table-cell>
          <table:table-cell table:formula="of:=[.A334]-[.D334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334">
            <text:p>334</text:p>
          </table:table-cell>
          <table:table-cell table:style-name="Default" table:formula="of:=INT([.A335]/[.C335])" office:value-type="float" office:value="18">
            <text:p>18</text:p>
          </table:table-cell>
          <table:table-cell table:formula="of:=INT(SQRT([.A335]))" office:value-type="float" office:value="18">
            <text:p>18</text:p>
          </table:table-cell>
          <table:table-cell table:formula="of:=[.B335]*[.C335]" office:value-type="float" office:value="324">
            <text:p>324</text:p>
          </table:table-cell>
          <table:table-cell table:style-name="ce2" table:formula="of:=[.D335]*100/[.A335]" office:value-type="float" office:value="97.0059880239521">
            <text:p>97,01</text:p>
          </table:table-cell>
          <table:table-cell table:formula="of:=[.A335]-[.D335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335">
            <text:p>335</text:p>
          </table:table-cell>
          <table:table-cell table:style-name="Default" table:formula="of:=INT([.A336]/[.C336])" office:value-type="float" office:value="18">
            <text:p>18</text:p>
          </table:table-cell>
          <table:table-cell table:formula="of:=INT(SQRT([.A336]))" office:value-type="float" office:value="18">
            <text:p>18</text:p>
          </table:table-cell>
          <table:table-cell table:formula="of:=[.B336]*[.C336]" office:value-type="float" office:value="324">
            <text:p>324</text:p>
          </table:table-cell>
          <table:table-cell table:style-name="ce2" table:formula="of:=[.D336]*100/[.A336]" office:value-type="float" office:value="96.7164179104478">
            <text:p>96,72</text:p>
          </table:table-cell>
          <table:table-cell table:formula="of:=[.A336]-[.D336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336">
            <text:p>336</text:p>
          </table:table-cell>
          <table:table-cell table:style-name="Default" table:formula="of:=INT([.A337]/[.C337])" office:value-type="float" office:value="18">
            <text:p>18</text:p>
          </table:table-cell>
          <table:table-cell table:formula="of:=INT(SQRT([.A337]))" office:value-type="float" office:value="18">
            <text:p>18</text:p>
          </table:table-cell>
          <table:table-cell table:formula="of:=[.B337]*[.C337]" office:value-type="float" office:value="324">
            <text:p>324</text:p>
          </table:table-cell>
          <table:table-cell table:style-name="ce2" table:formula="of:=[.D337]*100/[.A337]" office:value-type="float" office:value="96.4285714285714">
            <text:p>96,43</text:p>
          </table:table-cell>
          <table:table-cell table:formula="of:=[.A337]-[.D337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337">
            <text:p>337</text:p>
          </table:table-cell>
          <table:table-cell table:style-name="Default" table:formula="of:=INT([.A338]/[.C338])" office:value-type="float" office:value="18">
            <text:p>18</text:p>
          </table:table-cell>
          <table:table-cell table:formula="of:=INT(SQRT([.A338]))" office:value-type="float" office:value="18">
            <text:p>18</text:p>
          </table:table-cell>
          <table:table-cell table:formula="of:=[.B338]*[.C338]" office:value-type="float" office:value="324">
            <text:p>324</text:p>
          </table:table-cell>
          <table:table-cell table:style-name="ce2" table:formula="of:=[.D338]*100/[.A338]" office:value-type="float" office:value="96.1424332344214">
            <text:p>96,14</text:p>
          </table:table-cell>
          <table:table-cell table:formula="of:=[.A338]-[.D338]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338">
            <text:p>338</text:p>
          </table:table-cell>
          <table:table-cell table:style-name="Default" table:formula="of:=INT([.A339]/[.C339])" office:value-type="float" office:value="18">
            <text:p>18</text:p>
          </table:table-cell>
          <table:table-cell table:formula="of:=INT(SQRT([.A339]))" office:value-type="float" office:value="18">
            <text:p>18</text:p>
          </table:table-cell>
          <table:table-cell table:formula="of:=[.B339]*[.C339]" office:value-type="float" office:value="324">
            <text:p>324</text:p>
          </table:table-cell>
          <table:table-cell table:style-name="ce2" table:formula="of:=[.D339]*100/[.A339]" office:value-type="float" office:value="95.8579881656805">
            <text:p>95,86</text:p>
          </table:table-cell>
          <table:table-cell table:formula="of:=[.A339]-[.D339]"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339">
            <text:p>339</text:p>
          </table:table-cell>
          <table:table-cell table:style-name="Default" table:formula="of:=INT([.A340]/[.C340])" office:value-type="float" office:value="18">
            <text:p>18</text:p>
          </table:table-cell>
          <table:table-cell table:formula="of:=INT(SQRT([.A340]))" office:value-type="float" office:value="18">
            <text:p>18</text:p>
          </table:table-cell>
          <table:table-cell table:formula="of:=[.B340]*[.C340]" office:value-type="float" office:value="324">
            <text:p>324</text:p>
          </table:table-cell>
          <table:table-cell table:style-name="ce2" table:formula="of:=[.D340]*100/[.A340]" office:value-type="float" office:value="95.5752212389381">
            <text:p>95,58</text:p>
          </table:table-cell>
          <table:table-cell table:formula="of:=[.A340]-[.D340]" office:value-type="float" office:value="15">
            <text:p>15</text:p>
          </table:table-cell>
          <table:table-cell table:number-columns-repeated="1018"/>
        </table:table-row>
        <table:table-row table:style-name="ro2">
          <table:table-cell office:value-type="float" office:value="340">
            <text:p>340</text:p>
          </table:table-cell>
          <table:table-cell table:style-name="Default" table:formula="of:=INT([.A341]/[.C341])" office:value-type="float" office:value="18">
            <text:p>18</text:p>
          </table:table-cell>
          <table:table-cell table:formula="of:=INT(SQRT([.A341]))" office:value-type="float" office:value="18">
            <text:p>18</text:p>
          </table:table-cell>
          <table:table-cell table:formula="of:=[.B341]*[.C341]" office:value-type="float" office:value="324">
            <text:p>324</text:p>
          </table:table-cell>
          <table:table-cell table:style-name="ce2" table:formula="of:=[.D341]*100/[.A341]" office:value-type="float" office:value="95.2941176470588">
            <text:p>95,29</text:p>
          </table:table-cell>
          <table:table-cell table:formula="of:=[.A341]-[.D341]" office:value-type="float" office:value="16">
            <text:p>16</text:p>
          </table:table-cell>
          <table:table-cell table:number-columns-repeated="1018"/>
        </table:table-row>
        <table:table-row table:style-name="ro2">
          <table:table-cell office:value-type="float" office:value="341">
            <text:p>341</text:p>
          </table:table-cell>
          <table:table-cell table:style-name="Default" table:formula="of:=INT([.A342]/[.C342])" office:value-type="float" office:value="18">
            <text:p>18</text:p>
          </table:table-cell>
          <table:table-cell table:formula="of:=INT(SQRT([.A342]))" office:value-type="float" office:value="18">
            <text:p>18</text:p>
          </table:table-cell>
          <table:table-cell table:formula="of:=[.B342]*[.C342]" office:value-type="float" office:value="324">
            <text:p>324</text:p>
          </table:table-cell>
          <table:table-cell table:style-name="ce2" table:formula="of:=[.D342]*100/[.A342]" office:value-type="float" office:value="95.0146627565982">
            <text:p>95,01</text:p>
          </table:table-cell>
          <table:table-cell table:formula="of:=[.A342]-[.D342]" office:value-type="float" office:value="17">
            <text:p>17</text:p>
          </table:table-cell>
          <table:table-cell table:number-columns-repeated="1018"/>
        </table:table-row>
        <table:table-row table:style-name="ro2">
          <table:table-cell office:value-type="float" office:value="342">
            <text:p>342</text:p>
          </table:table-cell>
          <table:table-cell table:style-name="Default" table:formula="of:=INT([.A343]/[.C343])" office:value-type="float" office:value="19">
            <text:p>19</text:p>
          </table:table-cell>
          <table:table-cell table:formula="of:=INT(SQRT([.A343]))" office:value-type="float" office:value="18">
            <text:p>18</text:p>
          </table:table-cell>
          <table:table-cell table:formula="of:=[.B343]*[.C343]" office:value-type="float" office:value="342">
            <text:p>342</text:p>
          </table:table-cell>
          <table:table-cell table:style-name="ce2" table:formula="of:=[.D343]*100/[.A343]" office:value-type="float" office:value="100">
            <text:p>100,00</text:p>
          </table:table-cell>
          <table:table-cell table:formula="of:=[.A343]-[.D343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43">
            <text:p>343</text:p>
          </table:table-cell>
          <table:table-cell table:style-name="Default" table:formula="of:=INT([.A344]/[.C344])" office:value-type="float" office:value="19">
            <text:p>19</text:p>
          </table:table-cell>
          <table:table-cell table:formula="of:=INT(SQRT([.A344]))" office:value-type="float" office:value="18">
            <text:p>18</text:p>
          </table:table-cell>
          <table:table-cell table:formula="of:=[.B344]*[.C344]" office:value-type="float" office:value="342">
            <text:p>342</text:p>
          </table:table-cell>
          <table:table-cell table:style-name="ce2" table:formula="of:=[.D344]*100/[.A344]" office:value-type="float" office:value="99.7084548104956">
            <text:p>99,71</text:p>
          </table:table-cell>
          <table:table-cell table:formula="of:=[.A344]-[.D344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44">
            <text:p>344</text:p>
          </table:table-cell>
          <table:table-cell table:style-name="Default" table:formula="of:=INT([.A345]/[.C345])" office:value-type="float" office:value="19">
            <text:p>19</text:p>
          </table:table-cell>
          <table:table-cell table:formula="of:=INT(SQRT([.A345]))" office:value-type="float" office:value="18">
            <text:p>18</text:p>
          </table:table-cell>
          <table:table-cell table:formula="of:=[.B345]*[.C345]" office:value-type="float" office:value="342">
            <text:p>342</text:p>
          </table:table-cell>
          <table:table-cell table:style-name="ce2" table:formula="of:=[.D345]*100/[.A345]" office:value-type="float" office:value="99.4186046511628">
            <text:p>99,42</text:p>
          </table:table-cell>
          <table:table-cell table:formula="of:=[.A345]-[.D345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345">
            <text:p>345</text:p>
          </table:table-cell>
          <table:table-cell table:style-name="Default" table:formula="of:=INT([.A346]/[.C346])" office:value-type="float" office:value="19">
            <text:p>19</text:p>
          </table:table-cell>
          <table:table-cell table:formula="of:=INT(SQRT([.A346]))" office:value-type="float" office:value="18">
            <text:p>18</text:p>
          </table:table-cell>
          <table:table-cell table:formula="of:=[.B346]*[.C346]" office:value-type="float" office:value="342">
            <text:p>342</text:p>
          </table:table-cell>
          <table:table-cell table:style-name="ce2" table:formula="of:=[.D346]*100/[.A346]" office:value-type="float" office:value="99.1304347826087">
            <text:p>99,13</text:p>
          </table:table-cell>
          <table:table-cell table:formula="of:=[.A346]-[.D346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346">
            <text:p>346</text:p>
          </table:table-cell>
          <table:table-cell table:style-name="Default" table:formula="of:=INT([.A347]/[.C347])" office:value-type="float" office:value="19">
            <text:p>19</text:p>
          </table:table-cell>
          <table:table-cell table:formula="of:=INT(SQRT([.A347]))" office:value-type="float" office:value="18">
            <text:p>18</text:p>
          </table:table-cell>
          <table:table-cell table:formula="of:=[.B347]*[.C347]" office:value-type="float" office:value="342">
            <text:p>342</text:p>
          </table:table-cell>
          <table:table-cell table:style-name="ce2" table:formula="of:=[.D347]*100/[.A347]" office:value-type="float" office:value="98.8439306358382">
            <text:p>98,84</text:p>
          </table:table-cell>
          <table:table-cell table:formula="of:=[.A347]-[.D347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347">
            <text:p>347</text:p>
          </table:table-cell>
          <table:table-cell table:style-name="Default" table:formula="of:=INT([.A348]/[.C348])" office:value-type="float" office:value="19">
            <text:p>19</text:p>
          </table:table-cell>
          <table:table-cell table:formula="of:=INT(SQRT([.A348]))" office:value-type="float" office:value="18">
            <text:p>18</text:p>
          </table:table-cell>
          <table:table-cell table:formula="of:=[.B348]*[.C348]" office:value-type="float" office:value="342">
            <text:p>342</text:p>
          </table:table-cell>
          <table:table-cell table:style-name="ce2" table:formula="of:=[.D348]*100/[.A348]" office:value-type="float" office:value="98.5590778097983">
            <text:p>98,56</text:p>
          </table:table-cell>
          <table:table-cell table:formula="of:=[.A348]-[.D348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348">
            <text:p>348</text:p>
          </table:table-cell>
          <table:table-cell table:style-name="Default" table:formula="of:=INT([.A349]/[.C349])" office:value-type="float" office:value="19">
            <text:p>19</text:p>
          </table:table-cell>
          <table:table-cell table:formula="of:=INT(SQRT([.A349]))" office:value-type="float" office:value="18">
            <text:p>18</text:p>
          </table:table-cell>
          <table:table-cell table:formula="of:=[.B349]*[.C349]" office:value-type="float" office:value="342">
            <text:p>342</text:p>
          </table:table-cell>
          <table:table-cell table:style-name="ce2" table:formula="of:=[.D349]*100/[.A349]" office:value-type="float" office:value="98.2758620689655">
            <text:p>98,28</text:p>
          </table:table-cell>
          <table:table-cell table:formula="of:=[.A349]-[.D349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349">
            <text:p>349</text:p>
          </table:table-cell>
          <table:table-cell table:style-name="Default" table:formula="of:=INT([.A350]/[.C350])" office:value-type="float" office:value="19">
            <text:p>19</text:p>
          </table:table-cell>
          <table:table-cell table:formula="of:=INT(SQRT([.A350]))" office:value-type="float" office:value="18">
            <text:p>18</text:p>
          </table:table-cell>
          <table:table-cell table:formula="of:=[.B350]*[.C350]" office:value-type="float" office:value="342">
            <text:p>342</text:p>
          </table:table-cell>
          <table:table-cell table:style-name="ce2" table:formula="of:=[.D350]*100/[.A350]" office:value-type="float" office:value="97.9942693409742">
            <text:p>97,99</text:p>
          </table:table-cell>
          <table:table-cell table:formula="of:=[.A350]-[.D350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350">
            <text:p>350</text:p>
          </table:table-cell>
          <table:table-cell table:style-name="Default" table:formula="of:=INT([.A351]/[.C351])" office:value-type="float" office:value="19">
            <text:p>19</text:p>
          </table:table-cell>
          <table:table-cell table:formula="of:=INT(SQRT([.A351]))" office:value-type="float" office:value="18">
            <text:p>18</text:p>
          </table:table-cell>
          <table:table-cell table:formula="of:=[.B351]*[.C351]" office:value-type="float" office:value="342">
            <text:p>342</text:p>
          </table:table-cell>
          <table:table-cell table:style-name="ce2" table:formula="of:=[.D351]*100/[.A351]" office:value-type="float" office:value="97.7142857142857">
            <text:p>97,71</text:p>
          </table:table-cell>
          <table:table-cell table:formula="of:=[.A351]-[.D351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351">
            <text:p>351</text:p>
          </table:table-cell>
          <table:table-cell table:style-name="Default" table:formula="of:=INT([.A352]/[.C352])" office:value-type="float" office:value="19">
            <text:p>19</text:p>
          </table:table-cell>
          <table:table-cell table:formula="of:=INT(SQRT([.A352]))" office:value-type="float" office:value="18">
            <text:p>18</text:p>
          </table:table-cell>
          <table:table-cell table:formula="of:=[.B352]*[.C352]" office:value-type="float" office:value="342">
            <text:p>342</text:p>
          </table:table-cell>
          <table:table-cell table:style-name="ce2" table:formula="of:=[.D352]*100/[.A352]" office:value-type="float" office:value="97.4358974358974">
            <text:p>97,44</text:p>
          </table:table-cell>
          <table:table-cell table:formula="of:=[.A352]-[.D352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352">
            <text:p>352</text:p>
          </table:table-cell>
          <table:table-cell table:style-name="Default" table:formula="of:=INT([.A353]/[.C353])" office:value-type="float" office:value="19">
            <text:p>19</text:p>
          </table:table-cell>
          <table:table-cell table:formula="of:=INT(SQRT([.A353]))" office:value-type="float" office:value="18">
            <text:p>18</text:p>
          </table:table-cell>
          <table:table-cell table:formula="of:=[.B353]*[.C353]" office:value-type="float" office:value="342">
            <text:p>342</text:p>
          </table:table-cell>
          <table:table-cell table:style-name="ce2" table:formula="of:=[.D353]*100/[.A353]" office:value-type="float" office:value="97.1590909090909">
            <text:p>97,16</text:p>
          </table:table-cell>
          <table:table-cell table:formula="of:=[.A353]-[.D353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353">
            <text:p>353</text:p>
          </table:table-cell>
          <table:table-cell table:style-name="Default" table:formula="of:=INT([.A354]/[.C354])" office:value-type="float" office:value="19">
            <text:p>19</text:p>
          </table:table-cell>
          <table:table-cell table:formula="of:=INT(SQRT([.A354]))" office:value-type="float" office:value="18">
            <text:p>18</text:p>
          </table:table-cell>
          <table:table-cell table:formula="of:=[.B354]*[.C354]" office:value-type="float" office:value="342">
            <text:p>342</text:p>
          </table:table-cell>
          <table:table-cell table:style-name="ce2" table:formula="of:=[.D354]*100/[.A354]" office:value-type="float" office:value="96.8838526912181">
            <text:p>96,88</text:p>
          </table:table-cell>
          <table:table-cell table:formula="of:=[.A354]-[.D354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354">
            <text:p>354</text:p>
          </table:table-cell>
          <table:table-cell table:style-name="Default" table:formula="of:=INT([.A355]/[.C355])" office:value-type="float" office:value="19">
            <text:p>19</text:p>
          </table:table-cell>
          <table:table-cell table:formula="of:=INT(SQRT([.A355]))" office:value-type="float" office:value="18">
            <text:p>18</text:p>
          </table:table-cell>
          <table:table-cell table:formula="of:=[.B355]*[.C355]" office:value-type="float" office:value="342">
            <text:p>342</text:p>
          </table:table-cell>
          <table:table-cell table:style-name="ce2" table:formula="of:=[.D355]*100/[.A355]" office:value-type="float" office:value="96.6101694915254">
            <text:p>96,61</text:p>
          </table:table-cell>
          <table:table-cell table:formula="of:=[.A355]-[.D355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355">
            <text:p>355</text:p>
          </table:table-cell>
          <table:table-cell table:style-name="Default" table:formula="of:=INT([.A356]/[.C356])" office:value-type="float" office:value="19">
            <text:p>19</text:p>
          </table:table-cell>
          <table:table-cell table:formula="of:=INT(SQRT([.A356]))" office:value-type="float" office:value="18">
            <text:p>18</text:p>
          </table:table-cell>
          <table:table-cell table:formula="of:=[.B356]*[.C356]" office:value-type="float" office:value="342">
            <text:p>342</text:p>
          </table:table-cell>
          <table:table-cell table:style-name="ce2" table:formula="of:=[.D356]*100/[.A356]" office:value-type="float" office:value="96.3380281690141">
            <text:p>96,34</text:p>
          </table:table-cell>
          <table:table-cell table:formula="of:=[.A356]-[.D356]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356">
            <text:p>356</text:p>
          </table:table-cell>
          <table:table-cell table:style-name="Default" table:formula="of:=INT([.A357]/[.C357])" office:value-type="float" office:value="19">
            <text:p>19</text:p>
          </table:table-cell>
          <table:table-cell table:formula="of:=INT(SQRT([.A357]))" office:value-type="float" office:value="18">
            <text:p>18</text:p>
          </table:table-cell>
          <table:table-cell table:formula="of:=[.B357]*[.C357]" office:value-type="float" office:value="342">
            <text:p>342</text:p>
          </table:table-cell>
          <table:table-cell table:style-name="ce2" table:formula="of:=[.D357]*100/[.A357]" office:value-type="float" office:value="96.0674157303371">
            <text:p>96,07</text:p>
          </table:table-cell>
          <table:table-cell table:formula="of:=[.A357]-[.D357]"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357">
            <text:p>357</text:p>
          </table:table-cell>
          <table:table-cell table:style-name="Default" table:formula="of:=INT([.A358]/[.C358])" office:value-type="float" office:value="19">
            <text:p>19</text:p>
          </table:table-cell>
          <table:table-cell table:formula="of:=INT(SQRT([.A358]))" office:value-type="float" office:value="18">
            <text:p>18</text:p>
          </table:table-cell>
          <table:table-cell table:formula="of:=[.B358]*[.C358]" office:value-type="float" office:value="342">
            <text:p>342</text:p>
          </table:table-cell>
          <table:table-cell table:style-name="ce2" table:formula="of:=[.D358]*100/[.A358]" office:value-type="float" office:value="95.7983193277311">
            <text:p>95,80</text:p>
          </table:table-cell>
          <table:table-cell table:formula="of:=[.A358]-[.D358]" office:value-type="float" office:value="15">
            <text:p>15</text:p>
          </table:table-cell>
          <table:table-cell table:number-columns-repeated="1018"/>
        </table:table-row>
        <table:table-row table:style-name="ro2">
          <table:table-cell office:value-type="float" office:value="358">
            <text:p>358</text:p>
          </table:table-cell>
          <table:table-cell table:style-name="Default" table:formula="of:=INT([.A359]/[.C359])" office:value-type="float" office:value="19">
            <text:p>19</text:p>
          </table:table-cell>
          <table:table-cell table:formula="of:=INT(SQRT([.A359]))" office:value-type="float" office:value="18">
            <text:p>18</text:p>
          </table:table-cell>
          <table:table-cell table:formula="of:=[.B359]*[.C359]" office:value-type="float" office:value="342">
            <text:p>342</text:p>
          </table:table-cell>
          <table:table-cell table:style-name="ce2" table:formula="of:=[.D359]*100/[.A359]" office:value-type="float" office:value="95.5307262569832">
            <text:p>95,53</text:p>
          </table:table-cell>
          <table:table-cell table:formula="of:=[.A359]-[.D359]" office:value-type="float" office:value="16">
            <text:p>16</text:p>
          </table:table-cell>
          <table:table-cell table:number-columns-repeated="1018"/>
        </table:table-row>
        <table:table-row table:style-name="ro2">
          <table:table-cell office:value-type="float" office:value="359">
            <text:p>359</text:p>
          </table:table-cell>
          <table:table-cell table:style-name="Default" table:formula="of:=INT([.A360]/[.C360])" office:value-type="float" office:value="19">
            <text:p>19</text:p>
          </table:table-cell>
          <table:table-cell table:formula="of:=INT(SQRT([.A360]))" office:value-type="float" office:value="18">
            <text:p>18</text:p>
          </table:table-cell>
          <table:table-cell table:formula="of:=[.B360]*[.C360]" office:value-type="float" office:value="342">
            <text:p>342</text:p>
          </table:table-cell>
          <table:table-cell table:style-name="ce2" table:formula="of:=[.D360]*100/[.A360]" office:value-type="float" office:value="95.2646239554318">
            <text:p>95,26</text:p>
          </table:table-cell>
          <table:table-cell table:formula="of:=[.A360]-[.D360]" office:value-type="float" office:value="17">
            <text:p>17</text:p>
          </table:table-cell>
          <table:table-cell table:number-columns-repeated="1018"/>
        </table:table-row>
        <table:table-row table:style-name="ro2">
          <table:table-cell office:value-type="float" office:value="360">
            <text:p>360</text:p>
          </table:table-cell>
          <table:table-cell table:style-name="Default" table:formula="of:=INT([.A361]/[.C361])" office:value-type="float" office:value="20">
            <text:p>20</text:p>
          </table:table-cell>
          <table:table-cell table:formula="of:=INT(SQRT([.A361]))" office:value-type="float" office:value="18">
            <text:p>18</text:p>
          </table:table-cell>
          <table:table-cell table:formula="of:=[.B361]*[.C361]" office:value-type="float" office:value="360">
            <text:p>360</text:p>
          </table:table-cell>
          <table:table-cell table:style-name="ce2" table:formula="of:=[.D361]*100/[.A361]" office:value-type="float" office:value="100">
            <text:p>100,00</text:p>
          </table:table-cell>
          <table:table-cell table:formula="of:=[.A361]-[.D361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61">
            <text:p>361</text:p>
          </table:table-cell>
          <table:table-cell table:style-name="Default" table:formula="of:=INT([.A362]/[.C362])" office:value-type="float" office:value="19">
            <text:p>19</text:p>
          </table:table-cell>
          <table:table-cell table:formula="of:=INT(SQRT([.A362]))" office:value-type="float" office:value="19">
            <text:p>19</text:p>
          </table:table-cell>
          <table:table-cell table:formula="of:=[.B362]*[.C362]" office:value-type="float" office:value="361">
            <text:p>361</text:p>
          </table:table-cell>
          <table:table-cell table:style-name="ce2" table:formula="of:=[.D362]*100/[.A362]" office:value-type="float" office:value="100">
            <text:p>100,00</text:p>
          </table:table-cell>
          <table:table-cell table:formula="of:=[.A362]-[.D362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62">
            <text:p>362</text:p>
          </table:table-cell>
          <table:table-cell table:style-name="Default" table:formula="of:=INT([.A363]/[.C363])" office:value-type="float" office:value="19">
            <text:p>19</text:p>
          </table:table-cell>
          <table:table-cell table:formula="of:=INT(SQRT([.A363]))" office:value-type="float" office:value="19">
            <text:p>19</text:p>
          </table:table-cell>
          <table:table-cell table:formula="of:=[.B363]*[.C363]" office:value-type="float" office:value="361">
            <text:p>361</text:p>
          </table:table-cell>
          <table:table-cell table:style-name="ce2" table:formula="of:=[.D363]*100/[.A363]" office:value-type="float" office:value="99.7237569060773">
            <text:p>99,72</text:p>
          </table:table-cell>
          <table:table-cell table:formula="of:=[.A363]-[.D363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63">
            <text:p>363</text:p>
          </table:table-cell>
          <table:table-cell table:style-name="Default" table:formula="of:=INT([.A364]/[.C364])" office:value-type="float" office:value="19">
            <text:p>19</text:p>
          </table:table-cell>
          <table:table-cell table:formula="of:=INT(SQRT([.A364]))" office:value-type="float" office:value="19">
            <text:p>19</text:p>
          </table:table-cell>
          <table:table-cell table:formula="of:=[.B364]*[.C364]" office:value-type="float" office:value="361">
            <text:p>361</text:p>
          </table:table-cell>
          <table:table-cell table:style-name="ce2" table:formula="of:=[.D364]*100/[.A364]" office:value-type="float" office:value="99.4490358126722">
            <text:p>99,45</text:p>
          </table:table-cell>
          <table:table-cell table:formula="of:=[.A364]-[.D364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364">
            <text:p>364</text:p>
          </table:table-cell>
          <table:table-cell table:style-name="Default" table:formula="of:=INT([.A365]/[.C365])" office:value-type="float" office:value="19">
            <text:p>19</text:p>
          </table:table-cell>
          <table:table-cell table:formula="of:=INT(SQRT([.A365]))" office:value-type="float" office:value="19">
            <text:p>19</text:p>
          </table:table-cell>
          <table:table-cell table:formula="of:=[.B365]*[.C365]" office:value-type="float" office:value="361">
            <text:p>361</text:p>
          </table:table-cell>
          <table:table-cell table:style-name="ce2" table:formula="of:=[.D365]*100/[.A365]" office:value-type="float" office:value="99.1758241758242">
            <text:p>99,18</text:p>
          </table:table-cell>
          <table:table-cell table:formula="of:=[.A365]-[.D365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365">
            <text:p>365</text:p>
          </table:table-cell>
          <table:table-cell table:style-name="Default" table:formula="of:=INT([.A366]/[.C366])" office:value-type="float" office:value="19">
            <text:p>19</text:p>
          </table:table-cell>
          <table:table-cell table:formula="of:=INT(SQRT([.A366]))" office:value-type="float" office:value="19">
            <text:p>19</text:p>
          </table:table-cell>
          <table:table-cell table:formula="of:=[.B366]*[.C366]" office:value-type="float" office:value="361">
            <text:p>361</text:p>
          </table:table-cell>
          <table:table-cell table:style-name="ce2" table:formula="of:=[.D366]*100/[.A366]" office:value-type="float" office:value="98.9041095890411">
            <text:p>98,90</text:p>
          </table:table-cell>
          <table:table-cell table:formula="of:=[.A366]-[.D366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366">
            <text:p>366</text:p>
          </table:table-cell>
          <table:table-cell table:style-name="Default" table:formula="of:=INT([.A367]/[.C367])" office:value-type="float" office:value="19">
            <text:p>19</text:p>
          </table:table-cell>
          <table:table-cell table:formula="of:=INT(SQRT([.A367]))" office:value-type="float" office:value="19">
            <text:p>19</text:p>
          </table:table-cell>
          <table:table-cell table:formula="of:=[.B367]*[.C367]" office:value-type="float" office:value="361">
            <text:p>361</text:p>
          </table:table-cell>
          <table:table-cell table:style-name="ce2" table:formula="of:=[.D367]*100/[.A367]" office:value-type="float" office:value="98.6338797814208">
            <text:p>98,63</text:p>
          </table:table-cell>
          <table:table-cell table:formula="of:=[.A367]-[.D367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367">
            <text:p>367</text:p>
          </table:table-cell>
          <table:table-cell table:style-name="Default" table:formula="of:=INT([.A368]/[.C368])" office:value-type="float" office:value="19">
            <text:p>19</text:p>
          </table:table-cell>
          <table:table-cell table:formula="of:=INT(SQRT([.A368]))" office:value-type="float" office:value="19">
            <text:p>19</text:p>
          </table:table-cell>
          <table:table-cell table:formula="of:=[.B368]*[.C368]" office:value-type="float" office:value="361">
            <text:p>361</text:p>
          </table:table-cell>
          <table:table-cell table:style-name="ce2" table:formula="of:=[.D368]*100/[.A368]" office:value-type="float" office:value="98.3651226158038">
            <text:p>98,37</text:p>
          </table:table-cell>
          <table:table-cell table:formula="of:=[.A368]-[.D368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368">
            <text:p>368</text:p>
          </table:table-cell>
          <table:table-cell table:style-name="Default" table:formula="of:=INT([.A369]/[.C369])" office:value-type="float" office:value="19">
            <text:p>19</text:p>
          </table:table-cell>
          <table:table-cell table:formula="of:=INT(SQRT([.A369]))" office:value-type="float" office:value="19">
            <text:p>19</text:p>
          </table:table-cell>
          <table:table-cell table:formula="of:=[.B369]*[.C369]" office:value-type="float" office:value="361">
            <text:p>361</text:p>
          </table:table-cell>
          <table:table-cell table:style-name="ce2" table:formula="of:=[.D369]*100/[.A369]" office:value-type="float" office:value="98.0978260869565">
            <text:p>98,10</text:p>
          </table:table-cell>
          <table:table-cell table:formula="of:=[.A369]-[.D369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369">
            <text:p>369</text:p>
          </table:table-cell>
          <table:table-cell table:style-name="Default" table:formula="of:=INT([.A370]/[.C370])" office:value-type="float" office:value="19">
            <text:p>19</text:p>
          </table:table-cell>
          <table:table-cell table:formula="of:=INT(SQRT([.A370]))" office:value-type="float" office:value="19">
            <text:p>19</text:p>
          </table:table-cell>
          <table:table-cell table:formula="of:=[.B370]*[.C370]" office:value-type="float" office:value="361">
            <text:p>361</text:p>
          </table:table-cell>
          <table:table-cell table:style-name="ce2" table:formula="of:=[.D370]*100/[.A370]" office:value-type="float" office:value="97.8319783197832">
            <text:p>97,83</text:p>
          </table:table-cell>
          <table:table-cell table:formula="of:=[.A370]-[.D370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370">
            <text:p>370</text:p>
          </table:table-cell>
          <table:table-cell table:style-name="Default" table:formula="of:=INT([.A371]/[.C371])" office:value-type="float" office:value="19">
            <text:p>19</text:p>
          </table:table-cell>
          <table:table-cell table:formula="of:=INT(SQRT([.A371]))" office:value-type="float" office:value="19">
            <text:p>19</text:p>
          </table:table-cell>
          <table:table-cell table:formula="of:=[.B371]*[.C371]" office:value-type="float" office:value="361">
            <text:p>361</text:p>
          </table:table-cell>
          <table:table-cell table:style-name="ce2" table:formula="of:=[.D371]*100/[.A371]" office:value-type="float" office:value="97.5675675675676">
            <text:p>97,57</text:p>
          </table:table-cell>
          <table:table-cell table:formula="of:=[.A371]-[.D371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371">
            <text:p>371</text:p>
          </table:table-cell>
          <table:table-cell table:style-name="Default" table:formula="of:=INT([.A372]/[.C372])" office:value-type="float" office:value="19">
            <text:p>19</text:p>
          </table:table-cell>
          <table:table-cell table:formula="of:=INT(SQRT([.A372]))" office:value-type="float" office:value="19">
            <text:p>19</text:p>
          </table:table-cell>
          <table:table-cell table:formula="of:=[.B372]*[.C372]" office:value-type="float" office:value="361">
            <text:p>361</text:p>
          </table:table-cell>
          <table:table-cell table:style-name="ce2" table:formula="of:=[.D372]*100/[.A372]" office:value-type="float" office:value="97.3045822102426">
            <text:p>97,30</text:p>
          </table:table-cell>
          <table:table-cell table:formula="of:=[.A372]-[.D372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372">
            <text:p>372</text:p>
          </table:table-cell>
          <table:table-cell table:style-name="Default" table:formula="of:=INT([.A373]/[.C373])" office:value-type="float" office:value="19">
            <text:p>19</text:p>
          </table:table-cell>
          <table:table-cell table:formula="of:=INT(SQRT([.A373]))" office:value-type="float" office:value="19">
            <text:p>19</text:p>
          </table:table-cell>
          <table:table-cell table:formula="of:=[.B373]*[.C373]" office:value-type="float" office:value="361">
            <text:p>361</text:p>
          </table:table-cell>
          <table:table-cell table:style-name="ce2" table:formula="of:=[.D373]*100/[.A373]" office:value-type="float" office:value="97.0430107526882">
            <text:p>97,04</text:p>
          </table:table-cell>
          <table:table-cell table:formula="of:=[.A373]-[.D373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373">
            <text:p>373</text:p>
          </table:table-cell>
          <table:table-cell table:style-name="Default" table:formula="of:=INT([.A374]/[.C374])" office:value-type="float" office:value="19">
            <text:p>19</text:p>
          </table:table-cell>
          <table:table-cell table:formula="of:=INT(SQRT([.A374]))" office:value-type="float" office:value="19">
            <text:p>19</text:p>
          </table:table-cell>
          <table:table-cell table:formula="of:=[.B374]*[.C374]" office:value-type="float" office:value="361">
            <text:p>361</text:p>
          </table:table-cell>
          <table:table-cell table:style-name="ce2" table:formula="of:=[.D374]*100/[.A374]" office:value-type="float" office:value="96.7828418230563">
            <text:p>96,78</text:p>
          </table:table-cell>
          <table:table-cell table:formula="of:=[.A374]-[.D374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374">
            <text:p>374</text:p>
          </table:table-cell>
          <table:table-cell table:style-name="Default" table:formula="of:=INT([.A375]/[.C375])" office:value-type="float" office:value="19">
            <text:p>19</text:p>
          </table:table-cell>
          <table:table-cell table:formula="of:=INT(SQRT([.A375]))" office:value-type="float" office:value="19">
            <text:p>19</text:p>
          </table:table-cell>
          <table:table-cell table:formula="of:=[.B375]*[.C375]" office:value-type="float" office:value="361">
            <text:p>361</text:p>
          </table:table-cell>
          <table:table-cell table:style-name="ce2" table:formula="of:=[.D375]*100/[.A375]" office:value-type="float" office:value="96.524064171123">
            <text:p>96,52</text:p>
          </table:table-cell>
          <table:table-cell table:formula="of:=[.A375]-[.D375]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375">
            <text:p>375</text:p>
          </table:table-cell>
          <table:table-cell table:style-name="Default" table:formula="of:=INT([.A376]/[.C376])" office:value-type="float" office:value="19">
            <text:p>19</text:p>
          </table:table-cell>
          <table:table-cell table:formula="of:=INT(SQRT([.A376]))" office:value-type="float" office:value="19">
            <text:p>19</text:p>
          </table:table-cell>
          <table:table-cell table:formula="of:=[.B376]*[.C376]" office:value-type="float" office:value="361">
            <text:p>361</text:p>
          </table:table-cell>
          <table:table-cell table:style-name="ce2" table:formula="of:=[.D376]*100/[.A376]" office:value-type="float" office:value="96.2666666666667">
            <text:p>96,27</text:p>
          </table:table-cell>
          <table:table-cell table:formula="of:=[.A376]-[.D376]"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376">
            <text:p>376</text:p>
          </table:table-cell>
          <table:table-cell table:style-name="Default" table:formula="of:=INT([.A377]/[.C377])" office:value-type="float" office:value="19">
            <text:p>19</text:p>
          </table:table-cell>
          <table:table-cell table:formula="of:=INT(SQRT([.A377]))" office:value-type="float" office:value="19">
            <text:p>19</text:p>
          </table:table-cell>
          <table:table-cell table:formula="of:=[.B377]*[.C377]" office:value-type="float" office:value="361">
            <text:p>361</text:p>
          </table:table-cell>
          <table:table-cell table:style-name="ce2" table:formula="of:=[.D377]*100/[.A377]" office:value-type="float" office:value="96.0106382978723">
            <text:p>96,01</text:p>
          </table:table-cell>
          <table:table-cell table:formula="of:=[.A377]-[.D377]" office:value-type="float" office:value="15">
            <text:p>15</text:p>
          </table:table-cell>
          <table:table-cell table:number-columns-repeated="1018"/>
        </table:table-row>
        <table:table-row table:style-name="ro2">
          <table:table-cell office:value-type="float" office:value="377">
            <text:p>377</text:p>
          </table:table-cell>
          <table:table-cell table:style-name="Default" table:formula="of:=INT([.A378]/[.C378])" office:value-type="float" office:value="19">
            <text:p>19</text:p>
          </table:table-cell>
          <table:table-cell table:formula="of:=INT(SQRT([.A378]))" office:value-type="float" office:value="19">
            <text:p>19</text:p>
          </table:table-cell>
          <table:table-cell table:formula="of:=[.B378]*[.C378]" office:value-type="float" office:value="361">
            <text:p>361</text:p>
          </table:table-cell>
          <table:table-cell table:style-name="ce2" table:formula="of:=[.D378]*100/[.A378]" office:value-type="float" office:value="95.7559681697613">
            <text:p>95,76</text:p>
          </table:table-cell>
          <table:table-cell table:formula="of:=[.A378]-[.D378]" office:value-type="float" office:value="16">
            <text:p>16</text:p>
          </table:table-cell>
          <table:table-cell table:number-columns-repeated="1018"/>
        </table:table-row>
        <table:table-row table:style-name="ro2">
          <table:table-cell office:value-type="float" office:value="378">
            <text:p>378</text:p>
          </table:table-cell>
          <table:table-cell table:style-name="Default" table:formula="of:=INT([.A379]/[.C379])" office:value-type="float" office:value="19">
            <text:p>19</text:p>
          </table:table-cell>
          <table:table-cell table:formula="of:=INT(SQRT([.A379]))" office:value-type="float" office:value="19">
            <text:p>19</text:p>
          </table:table-cell>
          <table:table-cell table:formula="of:=[.B379]*[.C379]" office:value-type="float" office:value="361">
            <text:p>361</text:p>
          </table:table-cell>
          <table:table-cell table:style-name="ce2" table:formula="of:=[.D379]*100/[.A379]" office:value-type="float" office:value="95.5026455026455">
            <text:p>95,50</text:p>
          </table:table-cell>
          <table:table-cell table:formula="of:=[.A379]-[.D379]" office:value-type="float" office:value="17">
            <text:p>17</text:p>
          </table:table-cell>
          <table:table-cell table:number-columns-repeated="1018"/>
        </table:table-row>
        <table:table-row table:style-name="ro2">
          <table:table-cell office:value-type="float" office:value="379">
            <text:p>379</text:p>
          </table:table-cell>
          <table:table-cell table:style-name="Default" table:formula="of:=INT([.A380]/[.C380])" office:value-type="float" office:value="19">
            <text:p>19</text:p>
          </table:table-cell>
          <table:table-cell table:formula="of:=INT(SQRT([.A380]))" office:value-type="float" office:value="19">
            <text:p>19</text:p>
          </table:table-cell>
          <table:table-cell table:formula="of:=[.B380]*[.C380]" office:value-type="float" office:value="361">
            <text:p>361</text:p>
          </table:table-cell>
          <table:table-cell table:style-name="ce2" table:formula="of:=[.D380]*100/[.A380]" office:value-type="float" office:value="95.2506596306069">
            <text:p>95,25</text:p>
          </table:table-cell>
          <table:table-cell table:formula="of:=[.A380]-[.D380]" office:value-type="float" office:value="18">
            <text:p>18</text:p>
          </table:table-cell>
          <table:table-cell table:number-columns-repeated="1018"/>
        </table:table-row>
        <table:table-row table:style-name="ro2">
          <table:table-cell office:value-type="float" office:value="380">
            <text:p>380</text:p>
          </table:table-cell>
          <table:table-cell table:style-name="Default" table:formula="of:=INT([.A381]/[.C381])" office:value-type="float" office:value="20">
            <text:p>20</text:p>
          </table:table-cell>
          <table:table-cell table:formula="of:=INT(SQRT([.A381]))" office:value-type="float" office:value="19">
            <text:p>19</text:p>
          </table:table-cell>
          <table:table-cell table:formula="of:=[.B381]*[.C381]" office:value-type="float" office:value="380">
            <text:p>380</text:p>
          </table:table-cell>
          <table:table-cell table:style-name="ce2" table:formula="of:=[.D381]*100/[.A381]" office:value-type="float" office:value="100">
            <text:p>100,00</text:p>
          </table:table-cell>
          <table:table-cell table:formula="of:=[.A381]-[.D381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81">
            <text:p>381</text:p>
          </table:table-cell>
          <table:table-cell table:style-name="Default" table:formula="of:=INT([.A382]/[.C382])" office:value-type="float" office:value="20">
            <text:p>20</text:p>
          </table:table-cell>
          <table:table-cell table:formula="of:=INT(SQRT([.A382]))" office:value-type="float" office:value="19">
            <text:p>19</text:p>
          </table:table-cell>
          <table:table-cell table:formula="of:=[.B382]*[.C382]" office:value-type="float" office:value="380">
            <text:p>380</text:p>
          </table:table-cell>
          <table:table-cell table:style-name="ce2" table:formula="of:=[.D382]*100/[.A382]" office:value-type="float" office:value="99.737532808399">
            <text:p>99,74</text:p>
          </table:table-cell>
          <table:table-cell table:formula="of:=[.A382]-[.D382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82">
            <text:p>382</text:p>
          </table:table-cell>
          <table:table-cell table:style-name="Default" table:formula="of:=INT([.A383]/[.C383])" office:value-type="float" office:value="20">
            <text:p>20</text:p>
          </table:table-cell>
          <table:table-cell table:formula="of:=INT(SQRT([.A383]))" office:value-type="float" office:value="19">
            <text:p>19</text:p>
          </table:table-cell>
          <table:table-cell table:formula="of:=[.B383]*[.C383]" office:value-type="float" office:value="380">
            <text:p>380</text:p>
          </table:table-cell>
          <table:table-cell table:style-name="ce2" table:formula="of:=[.D383]*100/[.A383]" office:value-type="float" office:value="99.4764397905759">
            <text:p>99,48</text:p>
          </table:table-cell>
          <table:table-cell table:formula="of:=[.A383]-[.D383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383">
            <text:p>383</text:p>
          </table:table-cell>
          <table:table-cell table:style-name="Default" table:formula="of:=INT([.A384]/[.C384])" office:value-type="float" office:value="20">
            <text:p>20</text:p>
          </table:table-cell>
          <table:table-cell table:formula="of:=INT(SQRT([.A384]))" office:value-type="float" office:value="19">
            <text:p>19</text:p>
          </table:table-cell>
          <table:table-cell table:formula="of:=[.B384]*[.C384]" office:value-type="float" office:value="380">
            <text:p>380</text:p>
          </table:table-cell>
          <table:table-cell table:style-name="ce2" table:formula="of:=[.D384]*100/[.A384]" office:value-type="float" office:value="99.2167101827676">
            <text:p>99,22</text:p>
          </table:table-cell>
          <table:table-cell table:formula="of:=[.A384]-[.D384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384">
            <text:p>384</text:p>
          </table:table-cell>
          <table:table-cell table:style-name="Default" table:formula="of:=INT([.A385]/[.C385])" office:value-type="float" office:value="20">
            <text:p>20</text:p>
          </table:table-cell>
          <table:table-cell table:formula="of:=INT(SQRT([.A385]))" office:value-type="float" office:value="19">
            <text:p>19</text:p>
          </table:table-cell>
          <table:table-cell table:formula="of:=[.B385]*[.C385]" office:value-type="float" office:value="380">
            <text:p>380</text:p>
          </table:table-cell>
          <table:table-cell table:style-name="ce2" table:formula="of:=[.D385]*100/[.A385]" office:value-type="float" office:value="98.9583333333333">
            <text:p>98,96</text:p>
          </table:table-cell>
          <table:table-cell table:formula="of:=[.A385]-[.D385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385">
            <text:p>385</text:p>
          </table:table-cell>
          <table:table-cell table:style-name="Default" table:formula="of:=INT([.A386]/[.C386])" office:value-type="float" office:value="20">
            <text:p>20</text:p>
          </table:table-cell>
          <table:table-cell table:formula="of:=INT(SQRT([.A386]))" office:value-type="float" office:value="19">
            <text:p>19</text:p>
          </table:table-cell>
          <table:table-cell table:formula="of:=[.B386]*[.C386]" office:value-type="float" office:value="380">
            <text:p>380</text:p>
          </table:table-cell>
          <table:table-cell table:style-name="ce2" table:formula="of:=[.D386]*100/[.A386]" office:value-type="float" office:value="98.7012987012987">
            <text:p>98,70</text:p>
          </table:table-cell>
          <table:table-cell table:formula="of:=[.A386]-[.D386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386">
            <text:p>386</text:p>
          </table:table-cell>
          <table:table-cell table:style-name="Default" table:formula="of:=INT([.A387]/[.C387])" office:value-type="float" office:value="20">
            <text:p>20</text:p>
          </table:table-cell>
          <table:table-cell table:formula="of:=INT(SQRT([.A387]))" office:value-type="float" office:value="19">
            <text:p>19</text:p>
          </table:table-cell>
          <table:table-cell table:formula="of:=[.B387]*[.C387]" office:value-type="float" office:value="380">
            <text:p>380</text:p>
          </table:table-cell>
          <table:table-cell table:style-name="ce2" table:formula="of:=[.D387]*100/[.A387]" office:value-type="float" office:value="98.4455958549223">
            <text:p>98,45</text:p>
          </table:table-cell>
          <table:table-cell table:formula="of:=[.A387]-[.D387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387">
            <text:p>387</text:p>
          </table:table-cell>
          <table:table-cell table:style-name="Default" table:formula="of:=INT([.A388]/[.C388])" office:value-type="float" office:value="20">
            <text:p>20</text:p>
          </table:table-cell>
          <table:table-cell table:formula="of:=INT(SQRT([.A388]))" office:value-type="float" office:value="19">
            <text:p>19</text:p>
          </table:table-cell>
          <table:table-cell table:formula="of:=[.B388]*[.C388]" office:value-type="float" office:value="380">
            <text:p>380</text:p>
          </table:table-cell>
          <table:table-cell table:style-name="ce2" table:formula="of:=[.D388]*100/[.A388]" office:value-type="float" office:value="98.1912144702842">
            <text:p>98,19</text:p>
          </table:table-cell>
          <table:table-cell table:formula="of:=[.A388]-[.D388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388">
            <text:p>388</text:p>
          </table:table-cell>
          <table:table-cell table:style-name="Default" table:formula="of:=INT([.A389]/[.C389])" office:value-type="float" office:value="20">
            <text:p>20</text:p>
          </table:table-cell>
          <table:table-cell table:formula="of:=INT(SQRT([.A389]))" office:value-type="float" office:value="19">
            <text:p>19</text:p>
          </table:table-cell>
          <table:table-cell table:formula="of:=[.B389]*[.C389]" office:value-type="float" office:value="380">
            <text:p>380</text:p>
          </table:table-cell>
          <table:table-cell table:style-name="ce2" table:formula="of:=[.D389]*100/[.A389]" office:value-type="float" office:value="97.9381443298969">
            <text:p>97,94</text:p>
          </table:table-cell>
          <table:table-cell table:formula="of:=[.A389]-[.D389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389">
            <text:p>389</text:p>
          </table:table-cell>
          <table:table-cell table:style-name="Default" table:formula="of:=INT([.A390]/[.C390])" office:value-type="float" office:value="20">
            <text:p>20</text:p>
          </table:table-cell>
          <table:table-cell table:formula="of:=INT(SQRT([.A390]))" office:value-type="float" office:value="19">
            <text:p>19</text:p>
          </table:table-cell>
          <table:table-cell table:formula="of:=[.B390]*[.C390]" office:value-type="float" office:value="380">
            <text:p>380</text:p>
          </table:table-cell>
          <table:table-cell table:style-name="ce2" table:formula="of:=[.D390]*100/[.A390]" office:value-type="float" office:value="97.6863753213368">
            <text:p>97,69</text:p>
          </table:table-cell>
          <table:table-cell table:formula="of:=[.A390]-[.D390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390">
            <text:p>390</text:p>
          </table:table-cell>
          <table:table-cell table:style-name="Default" table:formula="of:=INT([.A391]/[.C391])" office:value-type="float" office:value="20">
            <text:p>20</text:p>
          </table:table-cell>
          <table:table-cell table:formula="of:=INT(SQRT([.A391]))" office:value-type="float" office:value="19">
            <text:p>19</text:p>
          </table:table-cell>
          <table:table-cell table:formula="of:=[.B391]*[.C391]" office:value-type="float" office:value="380">
            <text:p>380</text:p>
          </table:table-cell>
          <table:table-cell table:style-name="ce2" table:formula="of:=[.D391]*100/[.A391]" office:value-type="float" office:value="97.4358974358974">
            <text:p>97,44</text:p>
          </table:table-cell>
          <table:table-cell table:formula="of:=[.A391]-[.D391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391">
            <text:p>391</text:p>
          </table:table-cell>
          <table:table-cell table:style-name="Default" table:formula="of:=INT([.A392]/[.C392])" office:value-type="float" office:value="20">
            <text:p>20</text:p>
          </table:table-cell>
          <table:table-cell table:formula="of:=INT(SQRT([.A392]))" office:value-type="float" office:value="19">
            <text:p>19</text:p>
          </table:table-cell>
          <table:table-cell table:formula="of:=[.B392]*[.C392]" office:value-type="float" office:value="380">
            <text:p>380</text:p>
          </table:table-cell>
          <table:table-cell table:style-name="ce2" table:formula="of:=[.D392]*100/[.A392]" office:value-type="float" office:value="97.1867007672634">
            <text:p>97,19</text:p>
          </table:table-cell>
          <table:table-cell table:formula="of:=[.A392]-[.D392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392">
            <text:p>392</text:p>
          </table:table-cell>
          <table:table-cell table:style-name="Default" table:formula="of:=INT([.A393]/[.C393])" office:value-type="float" office:value="20">
            <text:p>20</text:p>
          </table:table-cell>
          <table:table-cell table:formula="of:=INT(SQRT([.A393]))" office:value-type="float" office:value="19">
            <text:p>19</text:p>
          </table:table-cell>
          <table:table-cell table:formula="of:=[.B393]*[.C393]" office:value-type="float" office:value="380">
            <text:p>380</text:p>
          </table:table-cell>
          <table:table-cell table:style-name="ce2" table:formula="of:=[.D393]*100/[.A393]" office:value-type="float" office:value="96.9387755102041">
            <text:p>96,94</text:p>
          </table:table-cell>
          <table:table-cell table:formula="of:=[.A393]-[.D393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393">
            <text:p>393</text:p>
          </table:table-cell>
          <table:table-cell table:style-name="Default" table:formula="of:=INT([.A394]/[.C394])" office:value-type="float" office:value="20">
            <text:p>20</text:p>
          </table:table-cell>
          <table:table-cell table:formula="of:=INT(SQRT([.A394]))" office:value-type="float" office:value="19">
            <text:p>19</text:p>
          </table:table-cell>
          <table:table-cell table:formula="of:=[.B394]*[.C394]" office:value-type="float" office:value="380">
            <text:p>380</text:p>
          </table:table-cell>
          <table:table-cell table:style-name="ce2" table:formula="of:=[.D394]*100/[.A394]" office:value-type="float" office:value="96.6921119592875">
            <text:p>96,69</text:p>
          </table:table-cell>
          <table:table-cell table:formula="of:=[.A394]-[.D394]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394">
            <text:p>394</text:p>
          </table:table-cell>
          <table:table-cell table:style-name="Default" table:formula="of:=INT([.A395]/[.C395])" office:value-type="float" office:value="20">
            <text:p>20</text:p>
          </table:table-cell>
          <table:table-cell table:formula="of:=INT(SQRT([.A395]))" office:value-type="float" office:value="19">
            <text:p>19</text:p>
          </table:table-cell>
          <table:table-cell table:formula="of:=[.B395]*[.C395]" office:value-type="float" office:value="380">
            <text:p>380</text:p>
          </table:table-cell>
          <table:table-cell table:style-name="ce2" table:formula="of:=[.D395]*100/[.A395]" office:value-type="float" office:value="96.4467005076142">
            <text:p>96,45</text:p>
          </table:table-cell>
          <table:table-cell table:formula="of:=[.A395]-[.D395]"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395">
            <text:p>395</text:p>
          </table:table-cell>
          <table:table-cell table:style-name="Default" table:formula="of:=INT([.A396]/[.C396])" office:value-type="float" office:value="20">
            <text:p>20</text:p>
          </table:table-cell>
          <table:table-cell table:formula="of:=INT(SQRT([.A396]))" office:value-type="float" office:value="19">
            <text:p>19</text:p>
          </table:table-cell>
          <table:table-cell table:formula="of:=[.B396]*[.C396]" office:value-type="float" office:value="380">
            <text:p>380</text:p>
          </table:table-cell>
          <table:table-cell table:style-name="ce2" table:formula="of:=[.D396]*100/[.A396]" office:value-type="float" office:value="96.2025316455696">
            <text:p>96,20</text:p>
          </table:table-cell>
          <table:table-cell table:formula="of:=[.A396]-[.D396]" office:value-type="float" office:value="15">
            <text:p>15</text:p>
          </table:table-cell>
          <table:table-cell table:number-columns-repeated="1018"/>
        </table:table-row>
        <table:table-row table:style-name="ro2">
          <table:table-cell office:value-type="float" office:value="396">
            <text:p>396</text:p>
          </table:table-cell>
          <table:table-cell table:style-name="Default" table:formula="of:=INT([.A397]/[.C397])" office:value-type="float" office:value="20">
            <text:p>20</text:p>
          </table:table-cell>
          <table:table-cell table:formula="of:=INT(SQRT([.A397]))" office:value-type="float" office:value="19">
            <text:p>19</text:p>
          </table:table-cell>
          <table:table-cell table:formula="of:=[.B397]*[.C397]" office:value-type="float" office:value="380">
            <text:p>380</text:p>
          </table:table-cell>
          <table:table-cell table:style-name="ce2" table:formula="of:=[.D397]*100/[.A397]" office:value-type="float" office:value="95.959595959596">
            <text:p>95,96</text:p>
          </table:table-cell>
          <table:table-cell table:formula="of:=[.A397]-[.D397]" office:value-type="float" office:value="16">
            <text:p>16</text:p>
          </table:table-cell>
          <table:table-cell table:number-columns-repeated="1018"/>
        </table:table-row>
        <table:table-row table:style-name="ro2">
          <table:table-cell office:value-type="float" office:value="397">
            <text:p>397</text:p>
          </table:table-cell>
          <table:table-cell table:style-name="Default" table:formula="of:=INT([.A398]/[.C398])" office:value-type="float" office:value="20">
            <text:p>20</text:p>
          </table:table-cell>
          <table:table-cell table:formula="of:=INT(SQRT([.A398]))" office:value-type="float" office:value="19">
            <text:p>19</text:p>
          </table:table-cell>
          <table:table-cell table:formula="of:=[.B398]*[.C398]" office:value-type="float" office:value="380">
            <text:p>380</text:p>
          </table:table-cell>
          <table:table-cell table:style-name="ce2" table:formula="of:=[.D398]*100/[.A398]" office:value-type="float" office:value="95.7178841309824">
            <text:p>95,72</text:p>
          </table:table-cell>
          <table:table-cell table:formula="of:=[.A398]-[.D398]" office:value-type="float" office:value="17">
            <text:p>17</text:p>
          </table:table-cell>
          <table:table-cell table:number-columns-repeated="1018"/>
        </table:table-row>
        <table:table-row table:style-name="ro2">
          <table:table-cell office:value-type="float" office:value="398">
            <text:p>398</text:p>
          </table:table-cell>
          <table:table-cell table:style-name="Default" table:formula="of:=INT([.A399]/[.C399])" office:value-type="float" office:value="20">
            <text:p>20</text:p>
          </table:table-cell>
          <table:table-cell table:formula="of:=INT(SQRT([.A399]))" office:value-type="float" office:value="19">
            <text:p>19</text:p>
          </table:table-cell>
          <table:table-cell table:formula="of:=[.B399]*[.C399]" office:value-type="float" office:value="380">
            <text:p>380</text:p>
          </table:table-cell>
          <table:table-cell table:style-name="ce2" table:formula="of:=[.D399]*100/[.A399]" office:value-type="float" office:value="95.4773869346734">
            <text:p>95,48</text:p>
          </table:table-cell>
          <table:table-cell table:formula="of:=[.A399]-[.D399]" office:value-type="float" office:value="18">
            <text:p>18</text:p>
          </table:table-cell>
          <table:table-cell table:number-columns-repeated="1018"/>
        </table:table-row>
        <table:table-row table:style-name="ro2">
          <table:table-cell office:value-type="float" office:value="399">
            <text:p>399</text:p>
          </table:table-cell>
          <table:table-cell table:style-name="Default" table:formula="of:=INT([.A400]/[.C400])" office:value-type="float" office:value="21">
            <text:p>21</text:p>
          </table:table-cell>
          <table:table-cell table:formula="of:=INT(SQRT([.A400]))" office:value-type="float" office:value="19">
            <text:p>19</text:p>
          </table:table-cell>
          <table:table-cell table:formula="of:=[.B400]*[.C400]" office:value-type="float" office:value="399">
            <text:p>399</text:p>
          </table:table-cell>
          <table:table-cell table:style-name="ce2" table:formula="of:=[.D400]*100/[.A400]" office:value-type="float" office:value="100">
            <text:p>100,00</text:p>
          </table:table-cell>
          <table:table-cell table:formula="of:=[.A400]-[.D400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400">
            <text:p>400</text:p>
          </table:table-cell>
          <table:table-cell table:style-name="Default" table:formula="of:=INT([.A401]/[.C401])" office:value-type="float" office:value="20">
            <text:p>20</text:p>
          </table:table-cell>
          <table:table-cell table:formula="of:=INT(SQRT([.A401]))" office:value-type="float" office:value="20">
            <text:p>20</text:p>
          </table:table-cell>
          <table:table-cell table:formula="of:=[.B401]*[.C401]" office:value-type="float" office:value="400">
            <text:p>400</text:p>
          </table:table-cell>
          <table:table-cell table:style-name="ce2" table:formula="of:=[.D401]*100/[.A401]" office:value-type="float" office:value="100">
            <text:p>100,00</text:p>
          </table:table-cell>
          <table:table-cell table:formula="of:=[.A401]-[.D401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401">
            <text:p>401</text:p>
          </table:table-cell>
          <table:table-cell table:style-name="Default" table:formula="of:=INT([.A402]/[.C402])" office:value-type="float" office:value="20">
            <text:p>20</text:p>
          </table:table-cell>
          <table:table-cell table:formula="of:=INT(SQRT([.A402]))" office:value-type="float" office:value="20">
            <text:p>20</text:p>
          </table:table-cell>
          <table:table-cell table:formula="of:=[.B402]*[.C402]" office:value-type="float" office:value="400">
            <text:p>400</text:p>
          </table:table-cell>
          <table:table-cell table:style-name="ce2" table:formula="of:=[.D402]*100/[.A402]" office:value-type="float" office:value="99.7506234413965">
            <text:p>99,75</text:p>
          </table:table-cell>
          <table:table-cell table:formula="of:=[.A402]-[.D402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02">
            <text:p>402</text:p>
          </table:table-cell>
          <table:table-cell table:style-name="Default" table:formula="of:=INT([.A403]/[.C403])" office:value-type="float" office:value="20">
            <text:p>20</text:p>
          </table:table-cell>
          <table:table-cell table:formula="of:=INT(SQRT([.A403]))" office:value-type="float" office:value="20">
            <text:p>20</text:p>
          </table:table-cell>
          <table:table-cell table:formula="of:=[.B403]*[.C403]" office:value-type="float" office:value="400">
            <text:p>400</text:p>
          </table:table-cell>
          <table:table-cell table:style-name="ce2" table:formula="of:=[.D403]*100/[.A403]" office:value-type="float" office:value="99.5024875621891">
            <text:p>99,50</text:p>
          </table:table-cell>
          <table:table-cell table:formula="of:=[.A403]-[.D403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403">
            <text:p>403</text:p>
          </table:table-cell>
          <table:table-cell table:style-name="Default" table:formula="of:=INT([.A404]/[.C404])" office:value-type="float" office:value="20">
            <text:p>20</text:p>
          </table:table-cell>
          <table:table-cell table:formula="of:=INT(SQRT([.A404]))" office:value-type="float" office:value="20">
            <text:p>20</text:p>
          </table:table-cell>
          <table:table-cell table:formula="of:=[.B404]*[.C404]" office:value-type="float" office:value="400">
            <text:p>400</text:p>
          </table:table-cell>
          <table:table-cell table:style-name="ce2" table:formula="of:=[.D404]*100/[.A404]" office:value-type="float" office:value="99.2555831265509">
            <text:p>99,26</text:p>
          </table:table-cell>
          <table:table-cell table:formula="of:=[.A404]-[.D404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404">
            <text:p>404</text:p>
          </table:table-cell>
          <table:table-cell table:style-name="Default" table:formula="of:=INT([.A405]/[.C405])" office:value-type="float" office:value="20">
            <text:p>20</text:p>
          </table:table-cell>
          <table:table-cell table:formula="of:=INT(SQRT([.A405]))" office:value-type="float" office:value="20">
            <text:p>20</text:p>
          </table:table-cell>
          <table:table-cell table:formula="of:=[.B405]*[.C405]" office:value-type="float" office:value="400">
            <text:p>400</text:p>
          </table:table-cell>
          <table:table-cell table:style-name="ce2" table:formula="of:=[.D405]*100/[.A405]" office:value-type="float" office:value="99.009900990099">
            <text:p>99,01</text:p>
          </table:table-cell>
          <table:table-cell table:formula="of:=[.A405]-[.D405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405">
            <text:p>405</text:p>
          </table:table-cell>
          <table:table-cell table:style-name="Default" table:formula="of:=INT([.A406]/[.C406])" office:value-type="float" office:value="20">
            <text:p>20</text:p>
          </table:table-cell>
          <table:table-cell table:formula="of:=INT(SQRT([.A406]))" office:value-type="float" office:value="20">
            <text:p>20</text:p>
          </table:table-cell>
          <table:table-cell table:formula="of:=[.B406]*[.C406]" office:value-type="float" office:value="400">
            <text:p>400</text:p>
          </table:table-cell>
          <table:table-cell table:style-name="ce2" table:formula="of:=[.D406]*100/[.A406]" office:value-type="float" office:value="98.7654320987654">
            <text:p>98,77</text:p>
          </table:table-cell>
          <table:table-cell table:formula="of:=[.A406]-[.D406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406">
            <text:p>406</text:p>
          </table:table-cell>
          <table:table-cell table:style-name="Default" table:formula="of:=INT([.A407]/[.C407])" office:value-type="float" office:value="20">
            <text:p>20</text:p>
          </table:table-cell>
          <table:table-cell table:formula="of:=INT(SQRT([.A407]))" office:value-type="float" office:value="20">
            <text:p>20</text:p>
          </table:table-cell>
          <table:table-cell table:formula="of:=[.B407]*[.C407]" office:value-type="float" office:value="400">
            <text:p>400</text:p>
          </table:table-cell>
          <table:table-cell table:style-name="ce2" table:formula="of:=[.D407]*100/[.A407]" office:value-type="float" office:value="98.5221674876847">
            <text:p>98,52</text:p>
          </table:table-cell>
          <table:table-cell table:formula="of:=[.A407]-[.D407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407">
            <text:p>407</text:p>
          </table:table-cell>
          <table:table-cell table:style-name="Default" table:formula="of:=INT([.A408]/[.C408])" office:value-type="float" office:value="20">
            <text:p>20</text:p>
          </table:table-cell>
          <table:table-cell table:formula="of:=INT(SQRT([.A408]))" office:value-type="float" office:value="20">
            <text:p>20</text:p>
          </table:table-cell>
          <table:table-cell table:formula="of:=[.B408]*[.C408]" office:value-type="float" office:value="400">
            <text:p>400</text:p>
          </table:table-cell>
          <table:table-cell table:style-name="ce2" table:formula="of:=[.D408]*100/[.A408]" office:value-type="float" office:value="98.2800982800983">
            <text:p>98,28</text:p>
          </table:table-cell>
          <table:table-cell table:formula="of:=[.A408]-[.D408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408">
            <text:p>408</text:p>
          </table:table-cell>
          <table:table-cell table:style-name="Default" table:formula="of:=INT([.A409]/[.C409])" office:value-type="float" office:value="20">
            <text:p>20</text:p>
          </table:table-cell>
          <table:table-cell table:formula="of:=INT(SQRT([.A409]))" office:value-type="float" office:value="20">
            <text:p>20</text:p>
          </table:table-cell>
          <table:table-cell table:formula="of:=[.B409]*[.C409]" office:value-type="float" office:value="400">
            <text:p>400</text:p>
          </table:table-cell>
          <table:table-cell table:style-name="ce2" table:formula="of:=[.D409]*100/[.A409]" office:value-type="float" office:value="98.0392156862745">
            <text:p>98,04</text:p>
          </table:table-cell>
          <table:table-cell table:formula="of:=[.A409]-[.D409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409">
            <text:p>409</text:p>
          </table:table-cell>
          <table:table-cell table:style-name="Default" table:formula="of:=INT([.A410]/[.C410])" office:value-type="float" office:value="20">
            <text:p>20</text:p>
          </table:table-cell>
          <table:table-cell table:formula="of:=INT(SQRT([.A410]))" office:value-type="float" office:value="20">
            <text:p>20</text:p>
          </table:table-cell>
          <table:table-cell table:formula="of:=[.B410]*[.C410]" office:value-type="float" office:value="400">
            <text:p>400</text:p>
          </table:table-cell>
          <table:table-cell table:style-name="ce2" table:formula="of:=[.D410]*100/[.A410]" office:value-type="float" office:value="97.799511002445">
            <text:p>97,80</text:p>
          </table:table-cell>
          <table:table-cell table:formula="of:=[.A410]-[.D410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410">
            <text:p>410</text:p>
          </table:table-cell>
          <table:table-cell table:style-name="Default" table:formula="of:=INT([.A411]/[.C411])" office:value-type="float" office:value="20">
            <text:p>20</text:p>
          </table:table-cell>
          <table:table-cell table:formula="of:=INT(SQRT([.A411]))" office:value-type="float" office:value="20">
            <text:p>20</text:p>
          </table:table-cell>
          <table:table-cell table:formula="of:=[.B411]*[.C411]" office:value-type="float" office:value="400">
            <text:p>400</text:p>
          </table:table-cell>
          <table:table-cell table:style-name="ce2" table:formula="of:=[.D411]*100/[.A411]" office:value-type="float" office:value="97.5609756097561">
            <text:p>97,56</text:p>
          </table:table-cell>
          <table:table-cell table:formula="of:=[.A411]-[.D411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411">
            <text:p>411</text:p>
          </table:table-cell>
          <table:table-cell table:style-name="Default" table:formula="of:=INT([.A412]/[.C412])" office:value-type="float" office:value="20">
            <text:p>20</text:p>
          </table:table-cell>
          <table:table-cell table:formula="of:=INT(SQRT([.A412]))" office:value-type="float" office:value="20">
            <text:p>20</text:p>
          </table:table-cell>
          <table:table-cell table:formula="of:=[.B412]*[.C412]" office:value-type="float" office:value="400">
            <text:p>400</text:p>
          </table:table-cell>
          <table:table-cell table:style-name="ce2" table:formula="of:=[.D412]*100/[.A412]" office:value-type="float" office:value="97.323600973236">
            <text:p>97,32</text:p>
          </table:table-cell>
          <table:table-cell table:formula="of:=[.A412]-[.D412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412">
            <text:p>412</text:p>
          </table:table-cell>
          <table:table-cell table:style-name="Default" table:formula="of:=INT([.A413]/[.C413])" office:value-type="float" office:value="20">
            <text:p>20</text:p>
          </table:table-cell>
          <table:table-cell table:formula="of:=INT(SQRT([.A413]))" office:value-type="float" office:value="20">
            <text:p>20</text:p>
          </table:table-cell>
          <table:table-cell table:formula="of:=[.B413]*[.C413]" office:value-type="float" office:value="400">
            <text:p>400</text:p>
          </table:table-cell>
          <table:table-cell table:style-name="ce2" table:formula="of:=[.D413]*100/[.A413]" office:value-type="float" office:value="97.0873786407767">
            <text:p>97,09</text:p>
          </table:table-cell>
          <table:table-cell table:formula="of:=[.A413]-[.D413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413">
            <text:p>413</text:p>
          </table:table-cell>
          <table:table-cell table:style-name="Default" table:formula="of:=INT([.A414]/[.C414])" office:value-type="float" office:value="20">
            <text:p>20</text:p>
          </table:table-cell>
          <table:table-cell table:formula="of:=INT(SQRT([.A414]))" office:value-type="float" office:value="20">
            <text:p>20</text:p>
          </table:table-cell>
          <table:table-cell table:formula="of:=[.B414]*[.C414]" office:value-type="float" office:value="400">
            <text:p>400</text:p>
          </table:table-cell>
          <table:table-cell table:style-name="ce2" table:formula="of:=[.D414]*100/[.A414]" office:value-type="float" office:value="96.8523002421308">
            <text:p>96,85</text:p>
          </table:table-cell>
          <table:table-cell table:formula="of:=[.A414]-[.D414]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414">
            <text:p>414</text:p>
          </table:table-cell>
          <table:table-cell table:style-name="Default" table:formula="of:=INT([.A415]/[.C415])" office:value-type="float" office:value="20">
            <text:p>20</text:p>
          </table:table-cell>
          <table:table-cell table:formula="of:=INT(SQRT([.A415]))" office:value-type="float" office:value="20">
            <text:p>20</text:p>
          </table:table-cell>
          <table:table-cell table:formula="of:=[.B415]*[.C415]" office:value-type="float" office:value="400">
            <text:p>400</text:p>
          </table:table-cell>
          <table:table-cell table:style-name="ce2" table:formula="of:=[.D415]*100/[.A415]" office:value-type="float" office:value="96.6183574879227">
            <text:p>96,62</text:p>
          </table:table-cell>
          <table:table-cell table:formula="of:=[.A415]-[.D415]"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415">
            <text:p>415</text:p>
          </table:table-cell>
          <table:table-cell table:style-name="Default" table:formula="of:=INT([.A416]/[.C416])" office:value-type="float" office:value="20">
            <text:p>20</text:p>
          </table:table-cell>
          <table:table-cell table:formula="of:=INT(SQRT([.A416]))" office:value-type="float" office:value="20">
            <text:p>20</text:p>
          </table:table-cell>
          <table:table-cell table:formula="of:=[.B416]*[.C416]" office:value-type="float" office:value="400">
            <text:p>400</text:p>
          </table:table-cell>
          <table:table-cell table:style-name="ce2" table:formula="of:=[.D416]*100/[.A416]" office:value-type="float" office:value="96.3855421686747">
            <text:p>96,39</text:p>
          </table:table-cell>
          <table:table-cell table:formula="of:=[.A416]-[.D416]" office:value-type="float" office:value="15">
            <text:p>15</text:p>
          </table:table-cell>
          <table:table-cell table:number-columns-repeated="1018"/>
        </table:table-row>
        <table:table-row table:style-name="ro2">
          <table:table-cell office:value-type="float" office:value="416">
            <text:p>416</text:p>
          </table:table-cell>
          <table:table-cell table:style-name="Default" table:formula="of:=INT([.A417]/[.C417])" office:value-type="float" office:value="20">
            <text:p>20</text:p>
          </table:table-cell>
          <table:table-cell table:formula="of:=INT(SQRT([.A417]))" office:value-type="float" office:value="20">
            <text:p>20</text:p>
          </table:table-cell>
          <table:table-cell table:formula="of:=[.B417]*[.C417]" office:value-type="float" office:value="400">
            <text:p>400</text:p>
          </table:table-cell>
          <table:table-cell table:style-name="ce2" table:formula="of:=[.D417]*100/[.A417]" office:value-type="float" office:value="96.1538461538462">
            <text:p>96,15</text:p>
          </table:table-cell>
          <table:table-cell table:formula="of:=[.A417]-[.D417]" office:value-type="float" office:value="16">
            <text:p>16</text:p>
          </table:table-cell>
          <table:table-cell table:number-columns-repeated="1018"/>
        </table:table-row>
        <table:table-row table:style-name="ro2">
          <table:table-cell office:value-type="float" office:value="417">
            <text:p>417</text:p>
          </table:table-cell>
          <table:table-cell table:style-name="Default" table:formula="of:=INT([.A418]/[.C418])" office:value-type="float" office:value="20">
            <text:p>20</text:p>
          </table:table-cell>
          <table:table-cell table:formula="of:=INT(SQRT([.A418]))" office:value-type="float" office:value="20">
            <text:p>20</text:p>
          </table:table-cell>
          <table:table-cell table:formula="of:=[.B418]*[.C418]" office:value-type="float" office:value="400">
            <text:p>400</text:p>
          </table:table-cell>
          <table:table-cell table:style-name="ce2" table:formula="of:=[.D418]*100/[.A418]" office:value-type="float" office:value="95.9232613908873">
            <text:p>95,92</text:p>
          </table:table-cell>
          <table:table-cell table:formula="of:=[.A418]-[.D418]" office:value-type="float" office:value="17">
            <text:p>17</text:p>
          </table:table-cell>
          <table:table-cell table:number-columns-repeated="1018"/>
        </table:table-row>
        <table:table-row table:style-name="ro2">
          <table:table-cell office:value-type="float" office:value="418">
            <text:p>418</text:p>
          </table:table-cell>
          <table:table-cell table:style-name="Default" table:formula="of:=INT([.A419]/[.C419])" office:value-type="float" office:value="20">
            <text:p>20</text:p>
          </table:table-cell>
          <table:table-cell table:formula="of:=INT(SQRT([.A419]))" office:value-type="float" office:value="20">
            <text:p>20</text:p>
          </table:table-cell>
          <table:table-cell table:formula="of:=[.B419]*[.C419]" office:value-type="float" office:value="400">
            <text:p>400</text:p>
          </table:table-cell>
          <table:table-cell table:style-name="ce2" table:formula="of:=[.D419]*100/[.A419]" office:value-type="float" office:value="95.6937799043062">
            <text:p>95,69</text:p>
          </table:table-cell>
          <table:table-cell table:formula="of:=[.A419]-[.D419]" office:value-type="float" office:value="18">
            <text:p>18</text:p>
          </table:table-cell>
          <table:table-cell table:number-columns-repeated="1018"/>
        </table:table-row>
        <table:table-row table:style-name="ro2">
          <table:table-cell office:value-type="float" office:value="419">
            <text:p>419</text:p>
          </table:table-cell>
          <table:table-cell table:style-name="Default" table:formula="of:=INT([.A420]/[.C420])" office:value-type="float" office:value="20">
            <text:p>20</text:p>
          </table:table-cell>
          <table:table-cell table:formula="of:=INT(SQRT([.A420]))" office:value-type="float" office:value="20">
            <text:p>20</text:p>
          </table:table-cell>
          <table:table-cell table:formula="of:=[.B420]*[.C420]" office:value-type="float" office:value="400">
            <text:p>400</text:p>
          </table:table-cell>
          <table:table-cell table:style-name="ce2" table:formula="of:=[.D420]*100/[.A420]" office:value-type="float" office:value="95.4653937947494">
            <text:p>95,47</text:p>
          </table:table-cell>
          <table:table-cell table:formula="of:=[.A420]-[.D420]" office:value-type="float" office:value="19">
            <text:p>19</text:p>
          </table:table-cell>
          <table:table-cell table:number-columns-repeated="1018"/>
        </table:table-row>
        <table:table-row table:style-name="ro2">
          <table:table-cell office:value-type="float" office:value="420">
            <text:p>420</text:p>
          </table:table-cell>
          <table:table-cell table:style-name="Default" table:formula="of:=INT([.A421]/[.C421])" office:value-type="float" office:value="21">
            <text:p>21</text:p>
          </table:table-cell>
          <table:table-cell table:formula="of:=INT(SQRT([.A421]))" office:value-type="float" office:value="20">
            <text:p>20</text:p>
          </table:table-cell>
          <table:table-cell table:formula="of:=[.B421]*[.C421]" office:value-type="float" office:value="420">
            <text:p>420</text:p>
          </table:table-cell>
          <table:table-cell table:style-name="ce2" table:formula="of:=[.D421]*100/[.A421]" office:value-type="float" office:value="100">
            <text:p>100,00</text:p>
          </table:table-cell>
          <table:table-cell table:formula="of:=[.A421]-[.D421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421">
            <text:p>421</text:p>
          </table:table-cell>
          <table:table-cell table:style-name="Default" table:formula="of:=INT([.A422]/[.C422])" office:value-type="float" office:value="21">
            <text:p>21</text:p>
          </table:table-cell>
          <table:table-cell table:formula="of:=INT(SQRT([.A422]))" office:value-type="float" office:value="20">
            <text:p>20</text:p>
          </table:table-cell>
          <table:table-cell table:formula="of:=[.B422]*[.C422]" office:value-type="float" office:value="420">
            <text:p>420</text:p>
          </table:table-cell>
          <table:table-cell table:style-name="ce2" table:formula="of:=[.D422]*100/[.A422]" office:value-type="float" office:value="99.7624703087886">
            <text:p>99,76</text:p>
          </table:table-cell>
          <table:table-cell table:formula="of:=[.A422]-[.D422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22">
            <text:p>422</text:p>
          </table:table-cell>
          <table:table-cell table:style-name="Default" table:formula="of:=INT([.A423]/[.C423])" office:value-type="float" office:value="21">
            <text:p>21</text:p>
          </table:table-cell>
          <table:table-cell table:formula="of:=INT(SQRT([.A423]))" office:value-type="float" office:value="20">
            <text:p>20</text:p>
          </table:table-cell>
          <table:table-cell table:formula="of:=[.B423]*[.C423]" office:value-type="float" office:value="420">
            <text:p>420</text:p>
          </table:table-cell>
          <table:table-cell table:style-name="ce2" table:formula="of:=[.D423]*100/[.A423]" office:value-type="float" office:value="99.5260663507109">
            <text:p>99,53</text:p>
          </table:table-cell>
          <table:table-cell table:formula="of:=[.A423]-[.D423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423">
            <text:p>423</text:p>
          </table:table-cell>
          <table:table-cell table:style-name="Default" table:formula="of:=INT([.A424]/[.C424])" office:value-type="float" office:value="21">
            <text:p>21</text:p>
          </table:table-cell>
          <table:table-cell table:formula="of:=INT(SQRT([.A424]))" office:value-type="float" office:value="20">
            <text:p>20</text:p>
          </table:table-cell>
          <table:table-cell table:formula="of:=[.B424]*[.C424]" office:value-type="float" office:value="420">
            <text:p>420</text:p>
          </table:table-cell>
          <table:table-cell table:style-name="ce2" table:formula="of:=[.D424]*100/[.A424]" office:value-type="float" office:value="99.290780141844">
            <text:p>99,29</text:p>
          </table:table-cell>
          <table:table-cell table:formula="of:=[.A424]-[.D424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424">
            <text:p>424</text:p>
          </table:table-cell>
          <table:table-cell table:style-name="Default" table:formula="of:=INT([.A425]/[.C425])" office:value-type="float" office:value="21">
            <text:p>21</text:p>
          </table:table-cell>
          <table:table-cell table:formula="of:=INT(SQRT([.A425]))" office:value-type="float" office:value="20">
            <text:p>20</text:p>
          </table:table-cell>
          <table:table-cell table:formula="of:=[.B425]*[.C425]" office:value-type="float" office:value="420">
            <text:p>420</text:p>
          </table:table-cell>
          <table:table-cell table:style-name="ce2" table:formula="of:=[.D425]*100/[.A425]" office:value-type="float" office:value="99.0566037735849">
            <text:p>99,06</text:p>
          </table:table-cell>
          <table:table-cell table:formula="of:=[.A425]-[.D425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425">
            <text:p>425</text:p>
          </table:table-cell>
          <table:table-cell table:style-name="Default" table:formula="of:=INT([.A426]/[.C426])" office:value-type="float" office:value="21">
            <text:p>21</text:p>
          </table:table-cell>
          <table:table-cell table:formula="of:=INT(SQRT([.A426]))" office:value-type="float" office:value="20">
            <text:p>20</text:p>
          </table:table-cell>
          <table:table-cell table:formula="of:=[.B426]*[.C426]" office:value-type="float" office:value="420">
            <text:p>420</text:p>
          </table:table-cell>
          <table:table-cell table:style-name="ce2" table:formula="of:=[.D426]*100/[.A426]" office:value-type="float" office:value="98.8235294117647">
            <text:p>98,82</text:p>
          </table:table-cell>
          <table:table-cell table:formula="of:=[.A426]-[.D426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426">
            <text:p>426</text:p>
          </table:table-cell>
          <table:table-cell table:style-name="Default" table:formula="of:=INT([.A427]/[.C427])" office:value-type="float" office:value="21">
            <text:p>21</text:p>
          </table:table-cell>
          <table:table-cell table:formula="of:=INT(SQRT([.A427]))" office:value-type="float" office:value="20">
            <text:p>20</text:p>
          </table:table-cell>
          <table:table-cell table:formula="of:=[.B427]*[.C427]" office:value-type="float" office:value="420">
            <text:p>420</text:p>
          </table:table-cell>
          <table:table-cell table:style-name="ce2" table:formula="of:=[.D427]*100/[.A427]" office:value-type="float" office:value="98.5915492957746">
            <text:p>98,59</text:p>
          </table:table-cell>
          <table:table-cell table:formula="of:=[.A427]-[.D427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427">
            <text:p>427</text:p>
          </table:table-cell>
          <table:table-cell table:style-name="Default" table:formula="of:=INT([.A428]/[.C428])" office:value-type="float" office:value="21">
            <text:p>21</text:p>
          </table:table-cell>
          <table:table-cell table:formula="of:=INT(SQRT([.A428]))" office:value-type="float" office:value="20">
            <text:p>20</text:p>
          </table:table-cell>
          <table:table-cell table:formula="of:=[.B428]*[.C428]" office:value-type="float" office:value="420">
            <text:p>420</text:p>
          </table:table-cell>
          <table:table-cell table:style-name="ce2" table:formula="of:=[.D428]*100/[.A428]" office:value-type="float" office:value="98.3606557377049">
            <text:p>98,36</text:p>
          </table:table-cell>
          <table:table-cell table:formula="of:=[.A428]-[.D428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428">
            <text:p>428</text:p>
          </table:table-cell>
          <table:table-cell table:style-name="Default" table:formula="of:=INT([.A429]/[.C429])" office:value-type="float" office:value="21">
            <text:p>21</text:p>
          </table:table-cell>
          <table:table-cell table:formula="of:=INT(SQRT([.A429]))" office:value-type="float" office:value="20">
            <text:p>20</text:p>
          </table:table-cell>
          <table:table-cell table:formula="of:=[.B429]*[.C429]" office:value-type="float" office:value="420">
            <text:p>420</text:p>
          </table:table-cell>
          <table:table-cell table:style-name="ce2" table:formula="of:=[.D429]*100/[.A429]" office:value-type="float" office:value="98.1308411214953">
            <text:p>98,13</text:p>
          </table:table-cell>
          <table:table-cell table:formula="of:=[.A429]-[.D429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429">
            <text:p>429</text:p>
          </table:table-cell>
          <table:table-cell table:style-name="Default" table:formula="of:=INT([.A430]/[.C430])" office:value-type="float" office:value="21">
            <text:p>21</text:p>
          </table:table-cell>
          <table:table-cell table:formula="of:=INT(SQRT([.A430]))" office:value-type="float" office:value="20">
            <text:p>20</text:p>
          </table:table-cell>
          <table:table-cell table:formula="of:=[.B430]*[.C430]" office:value-type="float" office:value="420">
            <text:p>420</text:p>
          </table:table-cell>
          <table:table-cell table:style-name="ce2" table:formula="of:=[.D430]*100/[.A430]" office:value-type="float" office:value="97.9020979020979">
            <text:p>97,90</text:p>
          </table:table-cell>
          <table:table-cell table:formula="of:=[.A430]-[.D430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430">
            <text:p>430</text:p>
          </table:table-cell>
          <table:table-cell table:style-name="Default" table:formula="of:=INT([.A431]/[.C431])" office:value-type="float" office:value="21">
            <text:p>21</text:p>
          </table:table-cell>
          <table:table-cell table:formula="of:=INT(SQRT([.A431]))" office:value-type="float" office:value="20">
            <text:p>20</text:p>
          </table:table-cell>
          <table:table-cell table:formula="of:=[.B431]*[.C431]" office:value-type="float" office:value="420">
            <text:p>420</text:p>
          </table:table-cell>
          <table:table-cell table:style-name="ce2" table:formula="of:=[.D431]*100/[.A431]" office:value-type="float" office:value="97.6744186046512">
            <text:p>97,67</text:p>
          </table:table-cell>
          <table:table-cell table:formula="of:=[.A431]-[.D431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431">
            <text:p>431</text:p>
          </table:table-cell>
          <table:table-cell table:style-name="Default" table:formula="of:=INT([.A432]/[.C432])" office:value-type="float" office:value="21">
            <text:p>21</text:p>
          </table:table-cell>
          <table:table-cell table:formula="of:=INT(SQRT([.A432]))" office:value-type="float" office:value="20">
            <text:p>20</text:p>
          </table:table-cell>
          <table:table-cell table:formula="of:=[.B432]*[.C432]" office:value-type="float" office:value="420">
            <text:p>420</text:p>
          </table:table-cell>
          <table:table-cell table:style-name="ce2" table:formula="of:=[.D432]*100/[.A432]" office:value-type="float" office:value="97.4477958236659">
            <text:p>97,45</text:p>
          </table:table-cell>
          <table:table-cell table:formula="of:=[.A432]-[.D432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432">
            <text:p>432</text:p>
          </table:table-cell>
          <table:table-cell table:style-name="Default" table:formula="of:=INT([.A433]/[.C433])" office:value-type="float" office:value="21">
            <text:p>21</text:p>
          </table:table-cell>
          <table:table-cell table:formula="of:=INT(SQRT([.A433]))" office:value-type="float" office:value="20">
            <text:p>20</text:p>
          </table:table-cell>
          <table:table-cell table:formula="of:=[.B433]*[.C433]" office:value-type="float" office:value="420">
            <text:p>420</text:p>
          </table:table-cell>
          <table:table-cell table:style-name="ce2" table:formula="of:=[.D433]*100/[.A433]" office:value-type="float" office:value="97.2222222222222">
            <text:p>97,22</text:p>
          </table:table-cell>
          <table:table-cell table:formula="of:=[.A433]-[.D433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433">
            <text:p>433</text:p>
          </table:table-cell>
          <table:table-cell table:style-name="Default" table:formula="of:=INT([.A434]/[.C434])" office:value-type="float" office:value="21">
            <text:p>21</text:p>
          </table:table-cell>
          <table:table-cell table:formula="of:=INT(SQRT([.A434]))" office:value-type="float" office:value="20">
            <text:p>20</text:p>
          </table:table-cell>
          <table:table-cell table:formula="of:=[.B434]*[.C434]" office:value-type="float" office:value="420">
            <text:p>420</text:p>
          </table:table-cell>
          <table:table-cell table:style-name="ce2" table:formula="of:=[.D434]*100/[.A434]" office:value-type="float" office:value="96.9976905311778">
            <text:p>97,00</text:p>
          </table:table-cell>
          <table:table-cell table:formula="of:=[.A434]-[.D434]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434">
            <text:p>434</text:p>
          </table:table-cell>
          <table:table-cell table:style-name="Default" table:formula="of:=INT([.A435]/[.C435])" office:value-type="float" office:value="21">
            <text:p>21</text:p>
          </table:table-cell>
          <table:table-cell table:formula="of:=INT(SQRT([.A435]))" office:value-type="float" office:value="20">
            <text:p>20</text:p>
          </table:table-cell>
          <table:table-cell table:formula="of:=[.B435]*[.C435]" office:value-type="float" office:value="420">
            <text:p>420</text:p>
          </table:table-cell>
          <table:table-cell table:style-name="ce2" table:formula="of:=[.D435]*100/[.A435]" office:value-type="float" office:value="96.7741935483871">
            <text:p>96,77</text:p>
          </table:table-cell>
          <table:table-cell table:formula="of:=[.A435]-[.D435]"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435">
            <text:p>435</text:p>
          </table:table-cell>
          <table:table-cell table:style-name="Default" table:formula="of:=INT([.A436]/[.C436])" office:value-type="float" office:value="21">
            <text:p>21</text:p>
          </table:table-cell>
          <table:table-cell table:formula="of:=INT(SQRT([.A436]))" office:value-type="float" office:value="20">
            <text:p>20</text:p>
          </table:table-cell>
          <table:table-cell table:formula="of:=[.B436]*[.C436]" office:value-type="float" office:value="420">
            <text:p>420</text:p>
          </table:table-cell>
          <table:table-cell table:style-name="ce2" table:formula="of:=[.D436]*100/[.A436]" office:value-type="float" office:value="96.551724137931">
            <text:p>96,55</text:p>
          </table:table-cell>
          <table:table-cell table:formula="of:=[.A436]-[.D436]" office:value-type="float" office:value="15">
            <text:p>15</text:p>
          </table:table-cell>
          <table:table-cell table:number-columns-repeated="1018"/>
        </table:table-row>
        <table:table-row table:style-name="ro2">
          <table:table-cell office:value-type="float" office:value="436">
            <text:p>436</text:p>
          </table:table-cell>
          <table:table-cell table:style-name="Default" table:formula="of:=INT([.A437]/[.C437])" office:value-type="float" office:value="21">
            <text:p>21</text:p>
          </table:table-cell>
          <table:table-cell table:formula="of:=INT(SQRT([.A437]))" office:value-type="float" office:value="20">
            <text:p>20</text:p>
          </table:table-cell>
          <table:table-cell table:formula="of:=[.B437]*[.C437]" office:value-type="float" office:value="420">
            <text:p>420</text:p>
          </table:table-cell>
          <table:table-cell table:style-name="ce2" table:formula="of:=[.D437]*100/[.A437]" office:value-type="float" office:value="96.3302752293578">
            <text:p>96,33</text:p>
          </table:table-cell>
          <table:table-cell table:formula="of:=[.A437]-[.D437]" office:value-type="float" office:value="16">
            <text:p>16</text:p>
          </table:table-cell>
          <table:table-cell table:number-columns-repeated="1018"/>
        </table:table-row>
        <table:table-row table:style-name="ro2">
          <table:table-cell office:value-type="float" office:value="437">
            <text:p>437</text:p>
          </table:table-cell>
          <table:table-cell table:style-name="Default" table:formula="of:=INT([.A438]/[.C438])" office:value-type="float" office:value="21">
            <text:p>21</text:p>
          </table:table-cell>
          <table:table-cell table:formula="of:=INT(SQRT([.A438]))" office:value-type="float" office:value="20">
            <text:p>20</text:p>
          </table:table-cell>
          <table:table-cell table:formula="of:=[.B438]*[.C438]" office:value-type="float" office:value="420">
            <text:p>420</text:p>
          </table:table-cell>
          <table:table-cell table:style-name="ce2" table:formula="of:=[.D438]*100/[.A438]" office:value-type="float" office:value="96.1098398169336">
            <text:p>96,11</text:p>
          </table:table-cell>
          <table:table-cell table:formula="of:=[.A438]-[.D438]" office:value-type="float" office:value="17">
            <text:p>17</text:p>
          </table:table-cell>
          <table:table-cell table:number-columns-repeated="1018"/>
        </table:table-row>
        <table:table-row table:style-name="ro2">
          <table:table-cell office:value-type="float" office:value="438">
            <text:p>438</text:p>
          </table:table-cell>
          <table:table-cell table:style-name="Default" table:formula="of:=INT([.A439]/[.C439])" office:value-type="float" office:value="21">
            <text:p>21</text:p>
          </table:table-cell>
          <table:table-cell table:formula="of:=INT(SQRT([.A439]))" office:value-type="float" office:value="20">
            <text:p>20</text:p>
          </table:table-cell>
          <table:table-cell table:formula="of:=[.B439]*[.C439]" office:value-type="float" office:value="420">
            <text:p>420</text:p>
          </table:table-cell>
          <table:table-cell table:style-name="ce2" table:formula="of:=[.D439]*100/[.A439]" office:value-type="float" office:value="95.8904109589041">
            <text:p>95,89</text:p>
          </table:table-cell>
          <table:table-cell table:formula="of:=[.A439]-[.D439]" office:value-type="float" office:value="18">
            <text:p>18</text:p>
          </table:table-cell>
          <table:table-cell table:number-columns-repeated="1018"/>
        </table:table-row>
        <table:table-row table:style-name="ro2">
          <table:table-cell office:value-type="float" office:value="439">
            <text:p>439</text:p>
          </table:table-cell>
          <table:table-cell table:style-name="Default" table:formula="of:=INT([.A440]/[.C440])" office:value-type="float" office:value="21">
            <text:p>21</text:p>
          </table:table-cell>
          <table:table-cell table:formula="of:=INT(SQRT([.A440]))" office:value-type="float" office:value="20">
            <text:p>20</text:p>
          </table:table-cell>
          <table:table-cell table:formula="of:=[.B440]*[.C440]" office:value-type="float" office:value="420">
            <text:p>420</text:p>
          </table:table-cell>
          <table:table-cell table:style-name="ce2" table:formula="of:=[.D440]*100/[.A440]" office:value-type="float" office:value="95.6719817767654">
            <text:p>95,67</text:p>
          </table:table-cell>
          <table:table-cell table:formula="of:=[.A440]-[.D440]" office:value-type="float" office:value="19">
            <text:p>19</text:p>
          </table:table-cell>
          <table:table-cell table:number-columns-repeated="1018"/>
        </table:table-row>
        <table:table-row table:style-name="ro2">
          <table:table-cell office:value-type="float" office:value="440">
            <text:p>440</text:p>
          </table:table-cell>
          <table:table-cell table:style-name="Default" table:formula="of:=INT([.A441]/[.C441])" office:value-type="float" office:value="22">
            <text:p>22</text:p>
          </table:table-cell>
          <table:table-cell table:formula="of:=INT(SQRT([.A441]))" office:value-type="float" office:value="20">
            <text:p>20</text:p>
          </table:table-cell>
          <table:table-cell table:formula="of:=[.B441]*[.C441]" office:value-type="float" office:value="440">
            <text:p>440</text:p>
          </table:table-cell>
          <table:table-cell table:style-name="ce2" table:formula="of:=[.D441]*100/[.A441]" office:value-type="float" office:value="100">
            <text:p>100,00</text:p>
          </table:table-cell>
          <table:table-cell table:formula="of:=[.A441]-[.D441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441">
            <text:p>441</text:p>
          </table:table-cell>
          <table:table-cell table:style-name="Default" table:formula="of:=INT([.A442]/[.C442])" office:value-type="float" office:value="21">
            <text:p>21</text:p>
          </table:table-cell>
          <table:table-cell table:formula="of:=INT(SQRT([.A442]))" office:value-type="float" office:value="21">
            <text:p>21</text:p>
          </table:table-cell>
          <table:table-cell table:formula="of:=[.B442]*[.C442]" office:value-type="float" office:value="441">
            <text:p>441</text:p>
          </table:table-cell>
          <table:table-cell table:style-name="ce2" table:formula="of:=[.D442]*100/[.A442]" office:value-type="float" office:value="100">
            <text:p>100,00</text:p>
          </table:table-cell>
          <table:table-cell table:formula="of:=[.A442]-[.D442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442">
            <text:p>442</text:p>
          </table:table-cell>
          <table:table-cell table:style-name="Default" table:formula="of:=INT([.A443]/[.C443])" office:value-type="float" office:value="21">
            <text:p>21</text:p>
          </table:table-cell>
          <table:table-cell table:formula="of:=INT(SQRT([.A443]))" office:value-type="float" office:value="21">
            <text:p>21</text:p>
          </table:table-cell>
          <table:table-cell table:formula="of:=[.B443]*[.C443]" office:value-type="float" office:value="441">
            <text:p>441</text:p>
          </table:table-cell>
          <table:table-cell table:style-name="ce2" table:formula="of:=[.D443]*100/[.A443]" office:value-type="float" office:value="99.7737556561086">
            <text:p>99,77</text:p>
          </table:table-cell>
          <table:table-cell table:formula="of:=[.A443]-[.D443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43">
            <text:p>443</text:p>
          </table:table-cell>
          <table:table-cell table:style-name="Default" table:formula="of:=INT([.A444]/[.C444])" office:value-type="float" office:value="21">
            <text:p>21</text:p>
          </table:table-cell>
          <table:table-cell table:formula="of:=INT(SQRT([.A444]))" office:value-type="float" office:value="21">
            <text:p>21</text:p>
          </table:table-cell>
          <table:table-cell table:formula="of:=[.B444]*[.C444]" office:value-type="float" office:value="441">
            <text:p>441</text:p>
          </table:table-cell>
          <table:table-cell table:style-name="ce2" table:formula="of:=[.D444]*100/[.A444]" office:value-type="float" office:value="99.548532731377">
            <text:p>99,55</text:p>
          </table:table-cell>
          <table:table-cell table:formula="of:=[.A444]-[.D444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444">
            <text:p>444</text:p>
          </table:table-cell>
          <table:table-cell table:style-name="Default" table:formula="of:=INT([.A445]/[.C445])" office:value-type="float" office:value="21">
            <text:p>21</text:p>
          </table:table-cell>
          <table:table-cell table:formula="of:=INT(SQRT([.A445]))" office:value-type="float" office:value="21">
            <text:p>21</text:p>
          </table:table-cell>
          <table:table-cell table:formula="of:=[.B445]*[.C445]" office:value-type="float" office:value="441">
            <text:p>441</text:p>
          </table:table-cell>
          <table:table-cell table:style-name="ce2" table:formula="of:=[.D445]*100/[.A445]" office:value-type="float" office:value="99.3243243243243">
            <text:p>99,32</text:p>
          </table:table-cell>
          <table:table-cell table:formula="of:=[.A445]-[.D445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445">
            <text:p>445</text:p>
          </table:table-cell>
          <table:table-cell table:style-name="Default" table:formula="of:=INT([.A446]/[.C446])" office:value-type="float" office:value="21">
            <text:p>21</text:p>
          </table:table-cell>
          <table:table-cell table:formula="of:=INT(SQRT([.A446]))" office:value-type="float" office:value="21">
            <text:p>21</text:p>
          </table:table-cell>
          <table:table-cell table:formula="of:=[.B446]*[.C446]" office:value-type="float" office:value="441">
            <text:p>441</text:p>
          </table:table-cell>
          <table:table-cell table:style-name="ce2" table:formula="of:=[.D446]*100/[.A446]" office:value-type="float" office:value="99.1011235955056">
            <text:p>99,10</text:p>
          </table:table-cell>
          <table:table-cell table:formula="of:=[.A446]-[.D446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446">
            <text:p>446</text:p>
          </table:table-cell>
          <table:table-cell table:style-name="Default" table:formula="of:=INT([.A447]/[.C447])" office:value-type="float" office:value="21">
            <text:p>21</text:p>
          </table:table-cell>
          <table:table-cell table:formula="of:=INT(SQRT([.A447]))" office:value-type="float" office:value="21">
            <text:p>21</text:p>
          </table:table-cell>
          <table:table-cell table:formula="of:=[.B447]*[.C447]" office:value-type="float" office:value="441">
            <text:p>441</text:p>
          </table:table-cell>
          <table:table-cell table:style-name="ce2" table:formula="of:=[.D447]*100/[.A447]" office:value-type="float" office:value="98.8789237668162">
            <text:p>98,88</text:p>
          </table:table-cell>
          <table:table-cell table:formula="of:=[.A447]-[.D447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447">
            <text:p>447</text:p>
          </table:table-cell>
          <table:table-cell table:style-name="Default" table:formula="of:=INT([.A448]/[.C448])" office:value-type="float" office:value="21">
            <text:p>21</text:p>
          </table:table-cell>
          <table:table-cell table:formula="of:=INT(SQRT([.A448]))" office:value-type="float" office:value="21">
            <text:p>21</text:p>
          </table:table-cell>
          <table:table-cell table:formula="of:=[.B448]*[.C448]" office:value-type="float" office:value="441">
            <text:p>441</text:p>
          </table:table-cell>
          <table:table-cell table:style-name="ce2" table:formula="of:=[.D448]*100/[.A448]" office:value-type="float" office:value="98.6577181208054">
            <text:p>98,66</text:p>
          </table:table-cell>
          <table:table-cell table:formula="of:=[.A448]-[.D448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448">
            <text:p>448</text:p>
          </table:table-cell>
          <table:table-cell table:style-name="Default" table:formula="of:=INT([.A449]/[.C449])" office:value-type="float" office:value="21">
            <text:p>21</text:p>
          </table:table-cell>
          <table:table-cell table:formula="of:=INT(SQRT([.A449]))" office:value-type="float" office:value="21">
            <text:p>21</text:p>
          </table:table-cell>
          <table:table-cell table:formula="of:=[.B449]*[.C449]" office:value-type="float" office:value="441">
            <text:p>441</text:p>
          </table:table-cell>
          <table:table-cell table:style-name="ce2" table:formula="of:=[.D449]*100/[.A449]" office:value-type="float" office:value="98.4375">
            <text:p>98,44</text:p>
          </table:table-cell>
          <table:table-cell table:formula="of:=[.A449]-[.D449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449">
            <text:p>449</text:p>
          </table:table-cell>
          <table:table-cell table:style-name="Default" table:formula="of:=INT([.A450]/[.C450])" office:value-type="float" office:value="21">
            <text:p>21</text:p>
          </table:table-cell>
          <table:table-cell table:formula="of:=INT(SQRT([.A450]))" office:value-type="float" office:value="21">
            <text:p>21</text:p>
          </table:table-cell>
          <table:table-cell table:formula="of:=[.B450]*[.C450]" office:value-type="float" office:value="441">
            <text:p>441</text:p>
          </table:table-cell>
          <table:table-cell table:style-name="ce2" table:formula="of:=[.D450]*100/[.A450]" office:value-type="float" office:value="98.2182628062361">
            <text:p>98,22</text:p>
          </table:table-cell>
          <table:table-cell table:formula="of:=[.A450]-[.D450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450">
            <text:p>450</text:p>
          </table:table-cell>
          <table:table-cell table:style-name="Default" table:formula="of:=INT([.A451]/[.C451])" office:value-type="float" office:value="21">
            <text:p>21</text:p>
          </table:table-cell>
          <table:table-cell table:formula="of:=INT(SQRT([.A451]))" office:value-type="float" office:value="21">
            <text:p>21</text:p>
          </table:table-cell>
          <table:table-cell table:formula="of:=[.B451]*[.C451]" office:value-type="float" office:value="441">
            <text:p>441</text:p>
          </table:table-cell>
          <table:table-cell table:style-name="ce2" table:formula="of:=[.D451]*100/[.A451]" office:value-type="float" office:value="98">
            <text:p>98,00</text:p>
          </table:table-cell>
          <table:table-cell table:formula="of:=[.A451]-[.D451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451">
            <text:p>451</text:p>
          </table:table-cell>
          <table:table-cell table:style-name="Default" table:formula="of:=INT([.A452]/[.C452])" office:value-type="float" office:value="21">
            <text:p>21</text:p>
          </table:table-cell>
          <table:table-cell table:formula="of:=INT(SQRT([.A452]))" office:value-type="float" office:value="21">
            <text:p>21</text:p>
          </table:table-cell>
          <table:table-cell table:formula="of:=[.B452]*[.C452]" office:value-type="float" office:value="441">
            <text:p>441</text:p>
          </table:table-cell>
          <table:table-cell table:style-name="ce2" table:formula="of:=[.D452]*100/[.A452]" office:value-type="float" office:value="97.7827050997783">
            <text:p>97,78</text:p>
          </table:table-cell>
          <table:table-cell table:formula="of:=[.A452]-[.D452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452">
            <text:p>452</text:p>
          </table:table-cell>
          <table:table-cell table:style-name="Default" table:formula="of:=INT([.A453]/[.C453])" office:value-type="float" office:value="21">
            <text:p>21</text:p>
          </table:table-cell>
          <table:table-cell table:formula="of:=INT(SQRT([.A453]))" office:value-type="float" office:value="21">
            <text:p>21</text:p>
          </table:table-cell>
          <table:table-cell table:formula="of:=[.B453]*[.C453]" office:value-type="float" office:value="441">
            <text:p>441</text:p>
          </table:table-cell>
          <table:table-cell table:style-name="ce2" table:formula="of:=[.D453]*100/[.A453]" office:value-type="float" office:value="97.5663716814159">
            <text:p>97,57</text:p>
          </table:table-cell>
          <table:table-cell table:formula="of:=[.A453]-[.D453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453">
            <text:p>453</text:p>
          </table:table-cell>
          <table:table-cell table:style-name="Default" table:formula="of:=INT([.A454]/[.C454])" office:value-type="float" office:value="21">
            <text:p>21</text:p>
          </table:table-cell>
          <table:table-cell table:formula="of:=INT(SQRT([.A454]))" office:value-type="float" office:value="21">
            <text:p>21</text:p>
          </table:table-cell>
          <table:table-cell table:formula="of:=[.B454]*[.C454]" office:value-type="float" office:value="441">
            <text:p>441</text:p>
          </table:table-cell>
          <table:table-cell table:style-name="ce2" table:formula="of:=[.D454]*100/[.A454]" office:value-type="float" office:value="97.3509933774835">
            <text:p>97,35</text:p>
          </table:table-cell>
          <table:table-cell table:formula="of:=[.A454]-[.D454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454">
            <text:p>454</text:p>
          </table:table-cell>
          <table:table-cell table:style-name="Default" table:formula="of:=INT([.A455]/[.C455])" office:value-type="float" office:value="21">
            <text:p>21</text:p>
          </table:table-cell>
          <table:table-cell table:formula="of:=INT(SQRT([.A455]))" office:value-type="float" office:value="21">
            <text:p>21</text:p>
          </table:table-cell>
          <table:table-cell table:formula="of:=[.B455]*[.C455]" office:value-type="float" office:value="441">
            <text:p>441</text:p>
          </table:table-cell>
          <table:table-cell table:style-name="ce2" table:formula="of:=[.D455]*100/[.A455]" office:value-type="float" office:value="97.136563876652">
            <text:p>97,14</text:p>
          </table:table-cell>
          <table:table-cell table:formula="of:=[.A455]-[.D455]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455">
            <text:p>455</text:p>
          </table:table-cell>
          <table:table-cell table:style-name="Default" table:formula="of:=INT([.A456]/[.C456])" office:value-type="float" office:value="21">
            <text:p>21</text:p>
          </table:table-cell>
          <table:table-cell table:formula="of:=INT(SQRT([.A456]))" office:value-type="float" office:value="21">
            <text:p>21</text:p>
          </table:table-cell>
          <table:table-cell table:formula="of:=[.B456]*[.C456]" office:value-type="float" office:value="441">
            <text:p>441</text:p>
          </table:table-cell>
          <table:table-cell table:style-name="ce2" table:formula="of:=[.D456]*100/[.A456]" office:value-type="float" office:value="96.9230769230769">
            <text:p>96,92</text:p>
          </table:table-cell>
          <table:table-cell table:formula="of:=[.A456]-[.D456]"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456">
            <text:p>456</text:p>
          </table:table-cell>
          <table:table-cell table:style-name="Default" table:formula="of:=INT([.A457]/[.C457])" office:value-type="float" office:value="21">
            <text:p>21</text:p>
          </table:table-cell>
          <table:table-cell table:formula="of:=INT(SQRT([.A457]))" office:value-type="float" office:value="21">
            <text:p>21</text:p>
          </table:table-cell>
          <table:table-cell table:formula="of:=[.B457]*[.C457]" office:value-type="float" office:value="441">
            <text:p>441</text:p>
          </table:table-cell>
          <table:table-cell table:style-name="ce2" table:formula="of:=[.D457]*100/[.A457]" office:value-type="float" office:value="96.7105263157895">
            <text:p>96,71</text:p>
          </table:table-cell>
          <table:table-cell table:formula="of:=[.A457]-[.D457]" office:value-type="float" office:value="15">
            <text:p>15</text:p>
          </table:table-cell>
          <table:table-cell table:number-columns-repeated="1018"/>
        </table:table-row>
        <table:table-row table:style-name="ro2">
          <table:table-cell office:value-type="float" office:value="457">
            <text:p>457</text:p>
          </table:table-cell>
          <table:table-cell table:style-name="Default" table:formula="of:=INT([.A458]/[.C458])" office:value-type="float" office:value="21">
            <text:p>21</text:p>
          </table:table-cell>
          <table:table-cell table:formula="of:=INT(SQRT([.A458]))" office:value-type="float" office:value="21">
            <text:p>21</text:p>
          </table:table-cell>
          <table:table-cell table:formula="of:=[.B458]*[.C458]" office:value-type="float" office:value="441">
            <text:p>441</text:p>
          </table:table-cell>
          <table:table-cell table:style-name="ce2" table:formula="of:=[.D458]*100/[.A458]" office:value-type="float" office:value="96.4989059080963">
            <text:p>96,50</text:p>
          </table:table-cell>
          <table:table-cell table:formula="of:=[.A458]-[.D458]" office:value-type="float" office:value="16">
            <text:p>16</text:p>
          </table:table-cell>
          <table:table-cell table:number-columns-repeated="1018"/>
        </table:table-row>
        <table:table-row table:style-name="ro2">
          <table:table-cell office:value-type="float" office:value="458">
            <text:p>458</text:p>
          </table:table-cell>
          <table:table-cell table:style-name="Default" table:formula="of:=INT([.A459]/[.C459])" office:value-type="float" office:value="21">
            <text:p>21</text:p>
          </table:table-cell>
          <table:table-cell table:formula="of:=INT(SQRT([.A459]))" office:value-type="float" office:value="21">
            <text:p>21</text:p>
          </table:table-cell>
          <table:table-cell table:formula="of:=[.B459]*[.C459]" office:value-type="float" office:value="441">
            <text:p>441</text:p>
          </table:table-cell>
          <table:table-cell table:style-name="ce2" table:formula="of:=[.D459]*100/[.A459]" office:value-type="float" office:value="96.2882096069869">
            <text:p>96,29</text:p>
          </table:table-cell>
          <table:table-cell table:formula="of:=[.A459]-[.D459]" office:value-type="float" office:value="17">
            <text:p>17</text:p>
          </table:table-cell>
          <table:table-cell table:number-columns-repeated="1018"/>
        </table:table-row>
        <table:table-row table:style-name="ro2">
          <table:table-cell office:value-type="float" office:value="459">
            <text:p>459</text:p>
          </table:table-cell>
          <table:table-cell table:style-name="Default" table:formula="of:=INT([.A460]/[.C460])" office:value-type="float" office:value="21">
            <text:p>21</text:p>
          </table:table-cell>
          <table:table-cell table:formula="of:=INT(SQRT([.A460]))" office:value-type="float" office:value="21">
            <text:p>21</text:p>
          </table:table-cell>
          <table:table-cell table:formula="of:=[.B460]*[.C460]" office:value-type="float" office:value="441">
            <text:p>441</text:p>
          </table:table-cell>
          <table:table-cell table:style-name="ce2" table:formula="of:=[.D460]*100/[.A460]" office:value-type="float" office:value="96.078431372549">
            <text:p>96,08</text:p>
          </table:table-cell>
          <table:table-cell table:formula="of:=[.A460]-[.D460]" office:value-type="float" office:value="18">
            <text:p>18</text:p>
          </table:table-cell>
          <table:table-cell table:number-columns-repeated="1018"/>
        </table:table-row>
        <table:table-row table:style-name="ro2">
          <table:table-cell office:value-type="float" office:value="460">
            <text:p>460</text:p>
          </table:table-cell>
          <table:table-cell table:style-name="Default" table:formula="of:=INT([.A461]/[.C461])" office:value-type="float" office:value="21">
            <text:p>21</text:p>
          </table:table-cell>
          <table:table-cell table:formula="of:=INT(SQRT([.A461]))" office:value-type="float" office:value="21">
            <text:p>21</text:p>
          </table:table-cell>
          <table:table-cell table:formula="of:=[.B461]*[.C461]" office:value-type="float" office:value="441">
            <text:p>441</text:p>
          </table:table-cell>
          <table:table-cell table:style-name="ce2" table:formula="of:=[.D461]*100/[.A461]" office:value-type="float" office:value="95.8695652173913">
            <text:p>95,87</text:p>
          </table:table-cell>
          <table:table-cell table:formula="of:=[.A461]-[.D461]" office:value-type="float" office:value="19">
            <text:p>19</text:p>
          </table:table-cell>
          <table:table-cell table:number-columns-repeated="1018"/>
        </table:table-row>
        <table:table-row table:style-name="ro2">
          <table:table-cell office:value-type="float" office:value="461">
            <text:p>461</text:p>
          </table:table-cell>
          <table:table-cell table:style-name="Default" table:formula="of:=INT([.A462]/[.C462])" office:value-type="float" office:value="21">
            <text:p>21</text:p>
          </table:table-cell>
          <table:table-cell table:formula="of:=INT(SQRT([.A462]))" office:value-type="float" office:value="21">
            <text:p>21</text:p>
          </table:table-cell>
          <table:table-cell table:formula="of:=[.B462]*[.C462]" office:value-type="float" office:value="441">
            <text:p>441</text:p>
          </table:table-cell>
          <table:table-cell table:style-name="ce2" table:formula="of:=[.D462]*100/[.A462]" office:value-type="float" office:value="95.6616052060738">
            <text:p>95,66</text:p>
          </table:table-cell>
          <table:table-cell table:formula="of:=[.A462]-[.D462]" office:value-type="float" office:value="20">
            <text:p>20</text:p>
          </table:table-cell>
          <table:table-cell table:number-columns-repeated="1018"/>
        </table:table-row>
        <table:table-row table:style-name="ro2">
          <table:table-cell office:value-type="float" office:value="462">
            <text:p>462</text:p>
          </table:table-cell>
          <table:table-cell table:style-name="Default" table:formula="of:=INT([.A463]/[.C463])" office:value-type="float" office:value="22">
            <text:p>22</text:p>
          </table:table-cell>
          <table:table-cell table:formula="of:=INT(SQRT([.A463]))" office:value-type="float" office:value="21">
            <text:p>21</text:p>
          </table:table-cell>
          <table:table-cell table:formula="of:=[.B463]*[.C463]" office:value-type="float" office:value="462">
            <text:p>462</text:p>
          </table:table-cell>
          <table:table-cell table:style-name="ce2" table:formula="of:=[.D463]*100/[.A463]" office:value-type="float" office:value="100">
            <text:p>100,00</text:p>
          </table:table-cell>
          <table:table-cell table:formula="of:=[.A463]-[.D463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463">
            <text:p>463</text:p>
          </table:table-cell>
          <table:table-cell table:style-name="Default" table:formula="of:=INT([.A464]/[.C464])" office:value-type="float" office:value="22">
            <text:p>22</text:p>
          </table:table-cell>
          <table:table-cell table:formula="of:=INT(SQRT([.A464]))" office:value-type="float" office:value="21">
            <text:p>21</text:p>
          </table:table-cell>
          <table:table-cell table:formula="of:=[.B464]*[.C464]" office:value-type="float" office:value="462">
            <text:p>462</text:p>
          </table:table-cell>
          <table:table-cell table:style-name="ce2" table:formula="of:=[.D464]*100/[.A464]" office:value-type="float" office:value="99.7840172786177">
            <text:p>99,78</text:p>
          </table:table-cell>
          <table:table-cell table:formula="of:=[.A464]-[.D464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64">
            <text:p>464</text:p>
          </table:table-cell>
          <table:table-cell table:style-name="Default" table:formula="of:=INT([.A465]/[.C465])" office:value-type="float" office:value="22">
            <text:p>22</text:p>
          </table:table-cell>
          <table:table-cell table:formula="of:=INT(SQRT([.A465]))" office:value-type="float" office:value="21">
            <text:p>21</text:p>
          </table:table-cell>
          <table:table-cell table:formula="of:=[.B465]*[.C465]" office:value-type="float" office:value="462">
            <text:p>462</text:p>
          </table:table-cell>
          <table:table-cell table:style-name="ce2" table:formula="of:=[.D465]*100/[.A465]" office:value-type="float" office:value="99.5689655172414">
            <text:p>99,57</text:p>
          </table:table-cell>
          <table:table-cell table:formula="of:=[.A465]-[.D465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465">
            <text:p>465</text:p>
          </table:table-cell>
          <table:table-cell table:style-name="Default" table:formula="of:=INT([.A466]/[.C466])" office:value-type="float" office:value="22">
            <text:p>22</text:p>
          </table:table-cell>
          <table:table-cell table:formula="of:=INT(SQRT([.A466]))" office:value-type="float" office:value="21">
            <text:p>21</text:p>
          </table:table-cell>
          <table:table-cell table:formula="of:=[.B466]*[.C466]" office:value-type="float" office:value="462">
            <text:p>462</text:p>
          </table:table-cell>
          <table:table-cell table:style-name="ce2" table:formula="of:=[.D466]*100/[.A466]" office:value-type="float" office:value="99.3548387096774">
            <text:p>99,35</text:p>
          </table:table-cell>
          <table:table-cell table:formula="of:=[.A466]-[.D466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466">
            <text:p>466</text:p>
          </table:table-cell>
          <table:table-cell table:style-name="Default" table:formula="of:=INT([.A467]/[.C467])" office:value-type="float" office:value="22">
            <text:p>22</text:p>
          </table:table-cell>
          <table:table-cell table:formula="of:=INT(SQRT([.A467]))" office:value-type="float" office:value="21">
            <text:p>21</text:p>
          </table:table-cell>
          <table:table-cell table:formula="of:=[.B467]*[.C467]" office:value-type="float" office:value="462">
            <text:p>462</text:p>
          </table:table-cell>
          <table:table-cell table:style-name="ce2" table:formula="of:=[.D467]*100/[.A467]" office:value-type="float" office:value="99.1416309012876">
            <text:p>99,14</text:p>
          </table:table-cell>
          <table:table-cell table:formula="of:=[.A467]-[.D467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467">
            <text:p>467</text:p>
          </table:table-cell>
          <table:table-cell table:style-name="Default" table:formula="of:=INT([.A468]/[.C468])" office:value-type="float" office:value="22">
            <text:p>22</text:p>
          </table:table-cell>
          <table:table-cell table:formula="of:=INT(SQRT([.A468]))" office:value-type="float" office:value="21">
            <text:p>21</text:p>
          </table:table-cell>
          <table:table-cell table:formula="of:=[.B468]*[.C468]" office:value-type="float" office:value="462">
            <text:p>462</text:p>
          </table:table-cell>
          <table:table-cell table:style-name="ce2" table:formula="of:=[.D468]*100/[.A468]" office:value-type="float" office:value="98.9293361884368">
            <text:p>98,93</text:p>
          </table:table-cell>
          <table:table-cell table:formula="of:=[.A468]-[.D468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468">
            <text:p>468</text:p>
          </table:table-cell>
          <table:table-cell table:style-name="Default" table:formula="of:=INT([.A469]/[.C469])" office:value-type="float" office:value="22">
            <text:p>22</text:p>
          </table:table-cell>
          <table:table-cell table:formula="of:=INT(SQRT([.A469]))" office:value-type="float" office:value="21">
            <text:p>21</text:p>
          </table:table-cell>
          <table:table-cell table:formula="of:=[.B469]*[.C469]" office:value-type="float" office:value="462">
            <text:p>462</text:p>
          </table:table-cell>
          <table:table-cell table:style-name="ce2" table:formula="of:=[.D469]*100/[.A469]" office:value-type="float" office:value="98.7179487179487">
            <text:p>98,72</text:p>
          </table:table-cell>
          <table:table-cell table:formula="of:=[.A469]-[.D469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469">
            <text:p>469</text:p>
          </table:table-cell>
          <table:table-cell table:style-name="Default" table:formula="of:=INT([.A470]/[.C470])" office:value-type="float" office:value="22">
            <text:p>22</text:p>
          </table:table-cell>
          <table:table-cell table:formula="of:=INT(SQRT([.A470]))" office:value-type="float" office:value="21">
            <text:p>21</text:p>
          </table:table-cell>
          <table:table-cell table:formula="of:=[.B470]*[.C470]" office:value-type="float" office:value="462">
            <text:p>462</text:p>
          </table:table-cell>
          <table:table-cell table:style-name="ce2" table:formula="of:=[.D470]*100/[.A470]" office:value-type="float" office:value="98.5074626865672">
            <text:p>98,51</text:p>
          </table:table-cell>
          <table:table-cell table:formula="of:=[.A470]-[.D470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470">
            <text:p>470</text:p>
          </table:table-cell>
          <table:table-cell table:style-name="Default" table:formula="of:=INT([.A471]/[.C471])" office:value-type="float" office:value="22">
            <text:p>22</text:p>
          </table:table-cell>
          <table:table-cell table:formula="of:=INT(SQRT([.A471]))" office:value-type="float" office:value="21">
            <text:p>21</text:p>
          </table:table-cell>
          <table:table-cell table:formula="of:=[.B471]*[.C471]" office:value-type="float" office:value="462">
            <text:p>462</text:p>
          </table:table-cell>
          <table:table-cell table:style-name="ce2" table:formula="of:=[.D471]*100/[.A471]" office:value-type="float" office:value="98.2978723404255">
            <text:p>98,30</text:p>
          </table:table-cell>
          <table:table-cell table:formula="of:=[.A471]-[.D471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471">
            <text:p>471</text:p>
          </table:table-cell>
          <table:table-cell table:style-name="Default" table:formula="of:=INT([.A472]/[.C472])" office:value-type="float" office:value="22">
            <text:p>22</text:p>
          </table:table-cell>
          <table:table-cell table:formula="of:=INT(SQRT([.A472]))" office:value-type="float" office:value="21">
            <text:p>21</text:p>
          </table:table-cell>
          <table:table-cell table:formula="of:=[.B472]*[.C472]" office:value-type="float" office:value="462">
            <text:p>462</text:p>
          </table:table-cell>
          <table:table-cell table:style-name="ce2" table:formula="of:=[.D472]*100/[.A472]" office:value-type="float" office:value="98.0891719745223">
            <text:p>98,09</text:p>
          </table:table-cell>
          <table:table-cell table:formula="of:=[.A472]-[.D472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472">
            <text:p>472</text:p>
          </table:table-cell>
          <table:table-cell table:style-name="Default" table:formula="of:=INT([.A473]/[.C473])" office:value-type="float" office:value="22">
            <text:p>22</text:p>
          </table:table-cell>
          <table:table-cell table:formula="of:=INT(SQRT([.A473]))" office:value-type="float" office:value="21">
            <text:p>21</text:p>
          </table:table-cell>
          <table:table-cell table:formula="of:=[.B473]*[.C473]" office:value-type="float" office:value="462">
            <text:p>462</text:p>
          </table:table-cell>
          <table:table-cell table:style-name="ce2" table:formula="of:=[.D473]*100/[.A473]" office:value-type="float" office:value="97.8813559322034">
            <text:p>97,88</text:p>
          </table:table-cell>
          <table:table-cell table:formula="of:=[.A473]-[.D473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473">
            <text:p>473</text:p>
          </table:table-cell>
          <table:table-cell table:style-name="Default" table:formula="of:=INT([.A474]/[.C474])" office:value-type="float" office:value="22">
            <text:p>22</text:p>
          </table:table-cell>
          <table:table-cell table:formula="of:=INT(SQRT([.A474]))" office:value-type="float" office:value="21">
            <text:p>21</text:p>
          </table:table-cell>
          <table:table-cell table:formula="of:=[.B474]*[.C474]" office:value-type="float" office:value="462">
            <text:p>462</text:p>
          </table:table-cell>
          <table:table-cell table:style-name="ce2" table:formula="of:=[.D474]*100/[.A474]" office:value-type="float" office:value="97.6744186046512">
            <text:p>97,67</text:p>
          </table:table-cell>
          <table:table-cell table:formula="of:=[.A474]-[.D474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474">
            <text:p>474</text:p>
          </table:table-cell>
          <table:table-cell table:style-name="Default" table:formula="of:=INT([.A475]/[.C475])" office:value-type="float" office:value="22">
            <text:p>22</text:p>
          </table:table-cell>
          <table:table-cell table:formula="of:=INT(SQRT([.A475]))" office:value-type="float" office:value="21">
            <text:p>21</text:p>
          </table:table-cell>
          <table:table-cell table:formula="of:=[.B475]*[.C475]" office:value-type="float" office:value="462">
            <text:p>462</text:p>
          </table:table-cell>
          <table:table-cell table:style-name="ce2" table:formula="of:=[.D475]*100/[.A475]" office:value-type="float" office:value="97.4683544303798">
            <text:p>97,47</text:p>
          </table:table-cell>
          <table:table-cell table:formula="of:=[.A475]-[.D475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475">
            <text:p>475</text:p>
          </table:table-cell>
          <table:table-cell table:style-name="Default" table:formula="of:=INT([.A476]/[.C476])" office:value-type="float" office:value="22">
            <text:p>22</text:p>
          </table:table-cell>
          <table:table-cell table:formula="of:=INT(SQRT([.A476]))" office:value-type="float" office:value="21">
            <text:p>21</text:p>
          </table:table-cell>
          <table:table-cell table:formula="of:=[.B476]*[.C476]" office:value-type="float" office:value="462">
            <text:p>462</text:p>
          </table:table-cell>
          <table:table-cell table:style-name="ce2" table:formula="of:=[.D476]*100/[.A476]" office:value-type="float" office:value="97.2631578947368">
            <text:p>97,26</text:p>
          </table:table-cell>
          <table:table-cell table:formula="of:=[.A476]-[.D476]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476">
            <text:p>476</text:p>
          </table:table-cell>
          <table:table-cell table:style-name="Default" table:formula="of:=INT([.A477]/[.C477])" office:value-type="float" office:value="22">
            <text:p>22</text:p>
          </table:table-cell>
          <table:table-cell table:formula="of:=INT(SQRT([.A477]))" office:value-type="float" office:value="21">
            <text:p>21</text:p>
          </table:table-cell>
          <table:table-cell table:formula="of:=[.B477]*[.C477]" office:value-type="float" office:value="462">
            <text:p>462</text:p>
          </table:table-cell>
          <table:table-cell table:style-name="ce2" table:formula="of:=[.D477]*100/[.A477]" office:value-type="float" office:value="97.0588235294118">
            <text:p>97,06</text:p>
          </table:table-cell>
          <table:table-cell table:formula="of:=[.A477]-[.D477]"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477">
            <text:p>477</text:p>
          </table:table-cell>
          <table:table-cell table:style-name="Default" table:formula="of:=INT([.A478]/[.C478])" office:value-type="float" office:value="22">
            <text:p>22</text:p>
          </table:table-cell>
          <table:table-cell table:formula="of:=INT(SQRT([.A478]))" office:value-type="float" office:value="21">
            <text:p>21</text:p>
          </table:table-cell>
          <table:table-cell table:formula="of:=[.B478]*[.C478]" office:value-type="float" office:value="462">
            <text:p>462</text:p>
          </table:table-cell>
          <table:table-cell table:style-name="ce2" table:formula="of:=[.D478]*100/[.A478]" office:value-type="float" office:value="96.8553459119497">
            <text:p>96,86</text:p>
          </table:table-cell>
          <table:table-cell table:formula="of:=[.A478]-[.D478]" office:value-type="float" office:value="15">
            <text:p>15</text:p>
          </table:table-cell>
          <table:table-cell table:number-columns-repeated="1018"/>
        </table:table-row>
        <table:table-row table:style-name="ro2">
          <table:table-cell office:value-type="float" office:value="478">
            <text:p>478</text:p>
          </table:table-cell>
          <table:table-cell table:style-name="Default" table:formula="of:=INT([.A479]/[.C479])" office:value-type="float" office:value="22">
            <text:p>22</text:p>
          </table:table-cell>
          <table:table-cell table:formula="of:=INT(SQRT([.A479]))" office:value-type="float" office:value="21">
            <text:p>21</text:p>
          </table:table-cell>
          <table:table-cell table:formula="of:=[.B479]*[.C479]" office:value-type="float" office:value="462">
            <text:p>462</text:p>
          </table:table-cell>
          <table:table-cell table:style-name="ce2" table:formula="of:=[.D479]*100/[.A479]" office:value-type="float" office:value="96.652719665272">
            <text:p>96,65</text:p>
          </table:table-cell>
          <table:table-cell table:formula="of:=[.A479]-[.D479]" office:value-type="float" office:value="16">
            <text:p>16</text:p>
          </table:table-cell>
          <table:table-cell table:number-columns-repeated="1018"/>
        </table:table-row>
        <table:table-row table:style-name="ro2">
          <table:table-cell office:value-type="float" office:value="479">
            <text:p>479</text:p>
          </table:table-cell>
          <table:table-cell table:style-name="Default" table:formula="of:=INT([.A480]/[.C480])" office:value-type="float" office:value="22">
            <text:p>22</text:p>
          </table:table-cell>
          <table:table-cell table:formula="of:=INT(SQRT([.A480]))" office:value-type="float" office:value="21">
            <text:p>21</text:p>
          </table:table-cell>
          <table:table-cell table:formula="of:=[.B480]*[.C480]" office:value-type="float" office:value="462">
            <text:p>462</text:p>
          </table:table-cell>
          <table:table-cell table:style-name="ce2" table:formula="of:=[.D480]*100/[.A480]" office:value-type="float" office:value="96.4509394572025">
            <text:p>96,45</text:p>
          </table:table-cell>
          <table:table-cell table:formula="of:=[.A480]-[.D480]" office:value-type="float" office:value="17">
            <text:p>17</text:p>
          </table:table-cell>
          <table:table-cell table:number-columns-repeated="1018"/>
        </table:table-row>
        <table:table-row table:style-name="ro2">
          <table:table-cell office:value-type="float" office:value="480">
            <text:p>480</text:p>
          </table:table-cell>
          <table:table-cell table:style-name="Default" table:formula="of:=INT([.A481]/[.C481])" office:value-type="float" office:value="22">
            <text:p>22</text:p>
          </table:table-cell>
          <table:table-cell table:formula="of:=INT(SQRT([.A481]))" office:value-type="float" office:value="21">
            <text:p>21</text:p>
          </table:table-cell>
          <table:table-cell table:formula="of:=[.B481]*[.C481]" office:value-type="float" office:value="462">
            <text:p>462</text:p>
          </table:table-cell>
          <table:table-cell table:style-name="ce2" table:formula="of:=[.D481]*100/[.A481]" office:value-type="float" office:value="96.25">
            <text:p>96,25</text:p>
          </table:table-cell>
          <table:table-cell table:formula="of:=[.A481]-[.D481]" office:value-type="float" office:value="18">
            <text:p>18</text:p>
          </table:table-cell>
          <table:table-cell table:number-columns-repeated="1018"/>
        </table:table-row>
        <table:table-row table:style-name="ro2">
          <table:table-cell office:value-type="float" office:value="481">
            <text:p>481</text:p>
          </table:table-cell>
          <table:table-cell table:style-name="Default" table:formula="of:=INT([.A482]/[.C482])" office:value-type="float" office:value="22">
            <text:p>22</text:p>
          </table:table-cell>
          <table:table-cell table:formula="of:=INT(SQRT([.A482]))" office:value-type="float" office:value="21">
            <text:p>21</text:p>
          </table:table-cell>
          <table:table-cell table:formula="of:=[.B482]*[.C482]" office:value-type="float" office:value="462">
            <text:p>462</text:p>
          </table:table-cell>
          <table:table-cell table:style-name="ce2" table:formula="of:=[.D482]*100/[.A482]" office:value-type="float" office:value="96.0498960498961">
            <text:p>96,05</text:p>
          </table:table-cell>
          <table:table-cell table:formula="of:=[.A482]-[.D482]" office:value-type="float" office:value="19">
            <text:p>19</text:p>
          </table:table-cell>
          <table:table-cell table:number-columns-repeated="1018"/>
        </table:table-row>
        <table:table-row table:style-name="ro2">
          <table:table-cell office:value-type="float" office:value="482">
            <text:p>482</text:p>
          </table:table-cell>
          <table:table-cell table:style-name="Default" table:formula="of:=INT([.A483]/[.C483])" office:value-type="float" office:value="22">
            <text:p>22</text:p>
          </table:table-cell>
          <table:table-cell table:formula="of:=INT(SQRT([.A483]))" office:value-type="float" office:value="21">
            <text:p>21</text:p>
          </table:table-cell>
          <table:table-cell table:formula="of:=[.B483]*[.C483]" office:value-type="float" office:value="462">
            <text:p>462</text:p>
          </table:table-cell>
          <table:table-cell table:style-name="ce2" table:formula="of:=[.D483]*100/[.A483]" office:value-type="float" office:value="95.850622406639">
            <text:p>95,85</text:p>
          </table:table-cell>
          <table:table-cell table:formula="of:=[.A483]-[.D483]" office:value-type="float" office:value="20">
            <text:p>20</text:p>
          </table:table-cell>
          <table:table-cell table:number-columns-repeated="1018"/>
        </table:table-row>
        <table:table-row table:style-name="ro2">
          <table:table-cell office:value-type="float" office:value="483">
            <text:p>483</text:p>
          </table:table-cell>
          <table:table-cell table:style-name="Default" table:formula="of:=INT([.A484]/[.C484])" office:value-type="float" office:value="23">
            <text:p>23</text:p>
          </table:table-cell>
          <table:table-cell table:formula="of:=INT(SQRT([.A484]))" office:value-type="float" office:value="21">
            <text:p>21</text:p>
          </table:table-cell>
          <table:table-cell table:formula="of:=[.B484]*[.C484]" office:value-type="float" office:value="483">
            <text:p>483</text:p>
          </table:table-cell>
          <table:table-cell table:style-name="ce2" table:formula="of:=[.D484]*100/[.A484]" office:value-type="float" office:value="100">
            <text:p>100,00</text:p>
          </table:table-cell>
          <table:table-cell table:formula="of:=[.A484]-[.D484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484">
            <text:p>484</text:p>
          </table:table-cell>
          <table:table-cell table:style-name="Default" table:formula="of:=INT([.A485]/[.C485])" office:value-type="float" office:value="22">
            <text:p>22</text:p>
          </table:table-cell>
          <table:table-cell table:formula="of:=INT(SQRT([.A485]))" office:value-type="float" office:value="22">
            <text:p>22</text:p>
          </table:table-cell>
          <table:table-cell table:formula="of:=[.B485]*[.C485]" office:value-type="float" office:value="484">
            <text:p>484</text:p>
          </table:table-cell>
          <table:table-cell table:style-name="ce2" table:formula="of:=[.D485]*100/[.A485]" office:value-type="float" office:value="100">
            <text:p>100,00</text:p>
          </table:table-cell>
          <table:table-cell table:formula="of:=[.A485]-[.D485]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485">
            <text:p>485</text:p>
          </table:table-cell>
          <table:table-cell table:style-name="Default" table:formula="of:=INT([.A486]/[.C486])" office:value-type="float" office:value="22">
            <text:p>22</text:p>
          </table:table-cell>
          <table:table-cell table:formula="of:=INT(SQRT([.A486]))" office:value-type="float" office:value="22">
            <text:p>22</text:p>
          </table:table-cell>
          <table:table-cell table:formula="of:=[.B486]*[.C486]" office:value-type="float" office:value="484">
            <text:p>484</text:p>
          </table:table-cell>
          <table:table-cell table:style-name="ce2" table:formula="of:=[.D486]*100/[.A486]" office:value-type="float" office:value="99.7938144329897">
            <text:p>99,79</text:p>
          </table:table-cell>
          <table:table-cell table:formula="of:=[.A486]-[.D486]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86">
            <text:p>486</text:p>
          </table:table-cell>
          <table:table-cell table:style-name="Default" table:formula="of:=INT([.A487]/[.C487])" office:value-type="float" office:value="22">
            <text:p>22</text:p>
          </table:table-cell>
          <table:table-cell table:formula="of:=INT(SQRT([.A487]))" office:value-type="float" office:value="22">
            <text:p>22</text:p>
          </table:table-cell>
          <table:table-cell table:formula="of:=[.B487]*[.C487]" office:value-type="float" office:value="484">
            <text:p>484</text:p>
          </table:table-cell>
          <table:table-cell table:style-name="ce2" table:formula="of:=[.D487]*100/[.A487]" office:value-type="float" office:value="99.5884773662552">
            <text:p>99,59</text:p>
          </table:table-cell>
          <table:table-cell table:formula="of:=[.A487]-[.D487]"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487">
            <text:p>487</text:p>
          </table:table-cell>
          <table:table-cell table:style-name="Default" table:formula="of:=INT([.A488]/[.C488])" office:value-type="float" office:value="22">
            <text:p>22</text:p>
          </table:table-cell>
          <table:table-cell table:formula="of:=INT(SQRT([.A488]))" office:value-type="float" office:value="22">
            <text:p>22</text:p>
          </table:table-cell>
          <table:table-cell table:formula="of:=[.B488]*[.C488]" office:value-type="float" office:value="484">
            <text:p>484</text:p>
          </table:table-cell>
          <table:table-cell table:style-name="ce2" table:formula="of:=[.D488]*100/[.A488]" office:value-type="float" office:value="99.3839835728953">
            <text:p>99,38</text:p>
          </table:table-cell>
          <table:table-cell table:formula="of:=[.A488]-[.D488]"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488">
            <text:p>488</text:p>
          </table:table-cell>
          <table:table-cell table:style-name="Default" table:formula="of:=INT([.A489]/[.C489])" office:value-type="float" office:value="22">
            <text:p>22</text:p>
          </table:table-cell>
          <table:table-cell table:formula="of:=INT(SQRT([.A489]))" office:value-type="float" office:value="22">
            <text:p>22</text:p>
          </table:table-cell>
          <table:table-cell table:formula="of:=[.B489]*[.C489]" office:value-type="float" office:value="484">
            <text:p>484</text:p>
          </table:table-cell>
          <table:table-cell table:style-name="ce2" table:formula="of:=[.D489]*100/[.A489]" office:value-type="float" office:value="99.1803278688525">
            <text:p>99,18</text:p>
          </table:table-cell>
          <table:table-cell table:formula="of:=[.A489]-[.D489]"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489">
            <text:p>489</text:p>
          </table:table-cell>
          <table:table-cell table:style-name="Default" table:formula="of:=INT([.A490]/[.C490])" office:value-type="float" office:value="22">
            <text:p>22</text:p>
          </table:table-cell>
          <table:table-cell table:formula="of:=INT(SQRT([.A490]))" office:value-type="float" office:value="22">
            <text:p>22</text:p>
          </table:table-cell>
          <table:table-cell table:formula="of:=[.B490]*[.C490]" office:value-type="float" office:value="484">
            <text:p>484</text:p>
          </table:table-cell>
          <table:table-cell table:style-name="ce2" table:formula="of:=[.D490]*100/[.A490]" office:value-type="float" office:value="98.9775051124744">
            <text:p>98,98</text:p>
          </table:table-cell>
          <table:table-cell table:formula="of:=[.A490]-[.D490]"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490">
            <text:p>490</text:p>
          </table:table-cell>
          <table:table-cell table:style-name="Default" table:formula="of:=INT([.A491]/[.C491])" office:value-type="float" office:value="22">
            <text:p>22</text:p>
          </table:table-cell>
          <table:table-cell table:formula="of:=INT(SQRT([.A491]))" office:value-type="float" office:value="22">
            <text:p>22</text:p>
          </table:table-cell>
          <table:table-cell table:formula="of:=[.B491]*[.C491]" office:value-type="float" office:value="484">
            <text:p>484</text:p>
          </table:table-cell>
          <table:table-cell table:style-name="ce2" table:formula="of:=[.D491]*100/[.A491]" office:value-type="float" office:value="98.7755102040816">
            <text:p>98,78</text:p>
          </table:table-cell>
          <table:table-cell table:formula="of:=[.A491]-[.D491]"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491">
            <text:p>491</text:p>
          </table:table-cell>
          <table:table-cell table:style-name="Default" table:formula="of:=INT([.A492]/[.C492])" office:value-type="float" office:value="22">
            <text:p>22</text:p>
          </table:table-cell>
          <table:table-cell table:formula="of:=INT(SQRT([.A492]))" office:value-type="float" office:value="22">
            <text:p>22</text:p>
          </table:table-cell>
          <table:table-cell table:formula="of:=[.B492]*[.C492]" office:value-type="float" office:value="484">
            <text:p>484</text:p>
          </table:table-cell>
          <table:table-cell table:style-name="ce2" table:formula="of:=[.D492]*100/[.A492]" office:value-type="float" office:value="98.5743380855397">
            <text:p>98,57</text:p>
          </table:table-cell>
          <table:table-cell table:formula="of:=[.A492]-[.D492]"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492">
            <text:p>492</text:p>
          </table:table-cell>
          <table:table-cell table:style-name="Default" table:formula="of:=INT([.A493]/[.C493])" office:value-type="float" office:value="22">
            <text:p>22</text:p>
          </table:table-cell>
          <table:table-cell table:formula="of:=INT(SQRT([.A493]))" office:value-type="float" office:value="22">
            <text:p>22</text:p>
          </table:table-cell>
          <table:table-cell table:formula="of:=[.B493]*[.C493]" office:value-type="float" office:value="484">
            <text:p>484</text:p>
          </table:table-cell>
          <table:table-cell table:style-name="ce2" table:formula="of:=[.D493]*100/[.A493]" office:value-type="float" office:value="98.3739837398374">
            <text:p>98,37</text:p>
          </table:table-cell>
          <table:table-cell table:formula="of:=[.A493]-[.D493]"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493">
            <text:p>493</text:p>
          </table:table-cell>
          <table:table-cell table:style-name="Default" table:formula="of:=INT([.A494]/[.C494])" office:value-type="float" office:value="22">
            <text:p>22</text:p>
          </table:table-cell>
          <table:table-cell table:formula="of:=INT(SQRT([.A494]))" office:value-type="float" office:value="22">
            <text:p>22</text:p>
          </table:table-cell>
          <table:table-cell table:formula="of:=[.B494]*[.C494]" office:value-type="float" office:value="484">
            <text:p>484</text:p>
          </table:table-cell>
          <table:table-cell table:style-name="ce2" table:formula="of:=[.D494]*100/[.A494]" office:value-type="float" office:value="98.1744421906694">
            <text:p>98,17</text:p>
          </table:table-cell>
          <table:table-cell table:formula="of:=[.A494]-[.D494]"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494">
            <text:p>494</text:p>
          </table:table-cell>
          <table:table-cell table:style-name="Default" table:formula="of:=INT([.A495]/[.C495])" office:value-type="float" office:value="22">
            <text:p>22</text:p>
          </table:table-cell>
          <table:table-cell table:formula="of:=INT(SQRT([.A495]))" office:value-type="float" office:value="22">
            <text:p>22</text:p>
          </table:table-cell>
          <table:table-cell table:formula="of:=[.B495]*[.C495]" office:value-type="float" office:value="484">
            <text:p>484</text:p>
          </table:table-cell>
          <table:table-cell table:style-name="ce2" table:formula="of:=[.D495]*100/[.A495]" office:value-type="float" office:value="97.9757085020243">
            <text:p>97,98</text:p>
          </table:table-cell>
          <table:table-cell table:formula="of:=[.A495]-[.D495]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495">
            <text:p>495</text:p>
          </table:table-cell>
          <table:table-cell table:style-name="Default" table:formula="of:=INT([.A496]/[.C496])" office:value-type="float" office:value="22">
            <text:p>22</text:p>
          </table:table-cell>
          <table:table-cell table:formula="of:=INT(SQRT([.A496]))" office:value-type="float" office:value="22">
            <text:p>22</text:p>
          </table:table-cell>
          <table:table-cell table:formula="of:=[.B496]*[.C496]" office:value-type="float" office:value="484">
            <text:p>484</text:p>
          </table:table-cell>
          <table:table-cell table:style-name="ce2" table:formula="of:=[.D496]*100/[.A496]" office:value-type="float" office:value="97.7777777777778">
            <text:p>97,78</text:p>
          </table:table-cell>
          <table:table-cell table:formula="of:=[.A496]-[.D496]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496">
            <text:p>496</text:p>
          </table:table-cell>
          <table:table-cell table:style-name="Default" table:formula="of:=INT([.A497]/[.C497])" office:value-type="float" office:value="22">
            <text:p>22</text:p>
          </table:table-cell>
          <table:table-cell table:formula="of:=INT(SQRT([.A497]))" office:value-type="float" office:value="22">
            <text:p>22</text:p>
          </table:table-cell>
          <table:table-cell table:formula="of:=[.B497]*[.C497]" office:value-type="float" office:value="484">
            <text:p>484</text:p>
          </table:table-cell>
          <table:table-cell table:style-name="ce2" table:formula="of:=[.D497]*100/[.A497]" office:value-type="float" office:value="97.5806451612903">
            <text:p>97,58</text:p>
          </table:table-cell>
          <table:table-cell table:formula="of:=[.A497]-[.D497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497">
            <text:p>497</text:p>
          </table:table-cell>
          <table:table-cell table:style-name="Default" table:formula="of:=INT([.A498]/[.C498])" office:value-type="float" office:value="22">
            <text:p>22</text:p>
          </table:table-cell>
          <table:table-cell table:formula="of:=INT(SQRT([.A498]))" office:value-type="float" office:value="22">
            <text:p>22</text:p>
          </table:table-cell>
          <table:table-cell table:formula="of:=[.B498]*[.C498]" office:value-type="float" office:value="484">
            <text:p>484</text:p>
          </table:table-cell>
          <table:table-cell table:style-name="ce2" table:formula="of:=[.D498]*100/[.A498]" office:value-type="float" office:value="97.3843058350101">
            <text:p>97,38</text:p>
          </table:table-cell>
          <table:table-cell table:formula="of:=[.A498]-[.D498]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498">
            <text:p>498</text:p>
          </table:table-cell>
          <table:table-cell table:style-name="Default" table:formula="of:=INT([.A499]/[.C499])" office:value-type="float" office:value="22">
            <text:p>22</text:p>
          </table:table-cell>
          <table:table-cell table:formula="of:=INT(SQRT([.A499]))" office:value-type="float" office:value="22">
            <text:p>22</text:p>
          </table:table-cell>
          <table:table-cell table:formula="of:=[.B499]*[.C499]" office:value-type="float" office:value="484">
            <text:p>484</text:p>
          </table:table-cell>
          <table:table-cell table:style-name="ce2" table:formula="of:=[.D499]*100/[.A499]" office:value-type="float" office:value="97.1887550200803">
            <text:p>97,19</text:p>
          </table:table-cell>
          <table:table-cell table:formula="of:=[.A499]-[.D499]"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499">
            <text:p>499</text:p>
          </table:table-cell>
          <table:table-cell table:style-name="Default" table:formula="of:=INT([.A500]/[.C500])" office:value-type="float" office:value="22">
            <text:p>22</text:p>
          </table:table-cell>
          <table:table-cell table:formula="of:=INT(SQRT([.A500]))" office:value-type="float" office:value="22">
            <text:p>22</text:p>
          </table:table-cell>
          <table:table-cell table:formula="of:=[.B500]*[.C500]" office:value-type="float" office:value="484">
            <text:p>484</text:p>
          </table:table-cell>
          <table:table-cell table:style-name="ce2" table:formula="of:=[.D500]*100/[.A500]" office:value-type="float" office:value="96.9939879759519">
            <text:p>96,99</text:p>
          </table:table-cell>
          <table:table-cell table:formula="of:=[.A500]-[.D500]" office:value-type="float" office:value="15">
            <text:p>15</text:p>
          </table:table-cell>
          <table:table-cell table:number-columns-repeated="1018"/>
        </table:table-row>
        <table:table-row table:style-name="ro2">
          <table:table-cell office:value-type="float" office:value="500">
            <text:p>500</text:p>
          </table:table-cell>
          <table:table-cell table:style-name="Default" table:formula="of:=INT([.A501]/[.C501])" office:value-type="float" office:value="22">
            <text:p>22</text:p>
          </table:table-cell>
          <table:table-cell table:formula="of:=INT(SQRT([.A501]))" office:value-type="float" office:value="22">
            <text:p>22</text:p>
          </table:table-cell>
          <table:table-cell table:formula="of:=[.B501]*[.C501]" office:value-type="float" office:value="484">
            <text:p>484</text:p>
          </table:table-cell>
          <table:table-cell table:style-name="ce2" table:formula="of:=[.D501]*100/[.A501]" office:value-type="float" office:value="96.8">
            <text:p>96,80</text:p>
          </table:table-cell>
          <table:table-cell table:formula="of:=[.A501]-[.D501]" office:value-type="float" office:value="16">
            <text:p>16</text:p>
          </table:table-cell>
          <table:table-cell table:number-columns-repeated="1018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9T16:41:15.32</meta:creation-date>
    <dc:date>2012-09-19T19:07:08.27</dc:date>
    <meta:editing-duration>PT1H55M32S</meta:editing-duration>
    <meta:editing-cycles>1</meta:editing-cycles>
    <meta:document-statistic meta:table-count="1" meta:cell-count="3006" meta:object-count="1"/>
    <meta:generator>LibreOffice/3.6$Windows_x86 LibreOffice_project/e29a214-2bbed72-0621de6-a97528c-8f066d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791cm" svg:height="22.188cm" xlink:href=".." xlink:type="simple" chart:class="chart:line" chart:style-name="ch1">
        <chart:title svg:x="12.922cm" svg:y="0.579cm" chart:style-name="ch2">
          <text:p>Efficiency of Core Distribution Algorithm</text:p>
        </chart:title>
        <chart:legend svg:x="13.291cm" svg:y="2.487cm" style:legend-expansion="custom" chartooo:width="7.206cm" chartooo:height="1.537cm" style:legend-expansion-aspect-ratio="4.68835393623943" chart:style-name="ch3"/>
        <chart:plot-area chart:style-name="ch4" table:cell-range-address="Tabelle1.E1:Tabelle1.F501" chart:data-source-has-labels="row" svg:x="0.348cm" svg:y="4.336cm" svg:width="32.894cm" svg:height="14.752cm">
          <chartooo:coordinate-region svg:x="1.155cm" svg:y="4.549cm" svg:width="32.065cm" svg:height="13.4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abelle1.E2:Tabelle1.E501" chart:label-cell-address="Tabelle1.E1:Tabelle1.E1" chart:class="chart:line">
            <chart:data-point chart:repeated="500"/>
          </chart:series>
          <chart:series chart:style-name="ch9" chart:values-cell-range-address="Tabelle1.F2:Tabelle1.F501" chart:label-cell-address="Tabelle1.F1:Tabelle1.F1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 in %</text:p>
                <draw:g>
                  <svg:desc>Tabelle1.E1:Tabelle1.E1</svg:desc>
                </draw:g>
              </table:table-cell>
              <table:table-cell office:value-type="string">
                <text:p>Unused Cores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abelle1.E2:Tabelle1.E501</svg:desc>
                </draw:g>
              </table:table-cell>
              <table:table-cell office:value-type="float" office:value="0">
                <text:p>0</text:p>
                <draw:g>
                  <svg:desc>Tabelle1.F2:Tabelle1.F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.8181818181818">
                <text:p>81.81818181818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.1176470588235">
                <text:p>94.1176470588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.2105263157895">
                <text:p>84.21052631578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.2380952380952">
                <text:p>95.2380952380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.9565217391304">
                <text:p>86.9565217391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.5925925925926">
                <text:p>92.59259259259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.2857142857143">
                <text:p>89.28571428571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.2068965517241">
                <text:p>86.2068965517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.7741935483871">
                <text:p>96.7741935483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.75">
                <text:p>93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.2352941176471">
                <text:p>88.2352941176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.2972972972973">
                <text:p>97.2972972972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4.7368421052632">
                <text:p>94.7368421052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.8048780487805">
                <text:p>87.80487804878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7.6744186046512">
                <text:p>97.6744186046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.304347826087">
                <text:p>91.3043478260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.3617021276596">
                <text:p>89.36170212765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6.078431372549">
                <text:p>96.078431372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.4528301886793">
                <text:p>92.4528301886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.7407407407407">
                <text:p>90.7407407407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9.0909090909091">
                <text:p>89.09090909090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.2456140350877">
                <text:p>98.2456140350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.551724137931">
                <text:p>96.5517241379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.9152542372881">
                <text:p>94.91525423728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1.8032786885246">
                <text:p>91.80327868852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.3225806451613">
                <text:p>90.32258064516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.969696969697">
                <text:p>96.969696969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5.5223880597015">
                <text:p>95.52238805970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.1176470588235">
                <text:p>94.1176470588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.7536231884058">
                <text:p>92.75362318840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.4285714285714">
                <text:p>91.42857142857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.1408450704225">
                <text:p>90.14084507042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8.6301369863014">
                <text:p>98.6301369863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.2972972972973">
                <text:p>97.29729729729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7368421052632">
                <text:p>94.7368421052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3.5064935064935">
                <text:p>93.5064935064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.1392405063291">
                <text:p>91.13924050632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8.7804878048781">
                <text:p>98.7804878048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.5903614457831">
                <text:p>97.59036144578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6.4285714285714">
                <text:p>96.4285714285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.2941176470588">
                <text:p>95.29411764705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.1860465116279">
                <text:p>94.18604651162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.1034482758621">
                <text:p>93.10344827586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.0454545454546">
                <text:p>92.04545454545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.0112359550562">
                <text:p>91.01123595505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.9010989010989">
                <text:p>98.9010989010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.8260869565217">
                <text:p>97.8260869565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.7741935483871">
                <text:p>96.7741935483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.7446808510638">
                <text:p>95.74468085106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.7368421052632">
                <text:p>94.7368421052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3.75">
                <text:p>93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2.7835051546392">
                <text:p>92.78350515463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.8367346938775">
                <text:p>91.83673469387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009900990099">
                <text:p>99.009900990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8.0392156862745">
                <text:p>98.03921568627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7.0873786407767">
                <text:p>97.08737864077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.2380952380952">
                <text:p>95.23809523809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.3396226415094">
                <text:p>94.33962264150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3.4579439252336">
                <text:p>93.45794392523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2.5925925925926">
                <text:p>92.59259259259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1.743119266055">
                <text:p>91.7431192660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9.0990990990991">
                <text:p>99.0990990990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8.2142857142857">
                <text:p>98.2142857142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.3451327433628">
                <text:p>97.34513274336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6.4912280701754">
                <text:p>96.49122807017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5.6521739130435">
                <text:p>95.65217391304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4.8275862068966">
                <text:p>94.82758620689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4.017094017094">
                <text:p>94.0170940170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.2203389830509">
                <text:p>93.22033898305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2.436974789916">
                <text:p>92.436974789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.1803278688525">
                <text:p>99.1803278688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8.3739837398374">
                <text:p>98.3739837398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7.5806451612903">
                <text:p>97.5806451612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6.8">
                <text:p>96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6.031746031746">
                <text:p>96.031746031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5.2755905511811">
                <text:p>95.27559055118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4.53125">
                <text:p>94.531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.7984496124031">
                <text:p>93.79844961240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.0769230769231">
                <text:p>93.07692307692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2.3664122137405">
                <text:p>92.3664122137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.2481203007519">
                <text:p>99.2481203007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8.5074626865672">
                <text:p>98.50746268656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7.7777777777778">
                <text:p>97.7777777777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7.0588235294118">
                <text:p>97.0588235294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6.3503649635037">
                <text:p>96.35036496350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5.6521739130435">
                <text:p>95.65217391304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.9640287769784">
                <text:p>94.96402877697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4.2857142857143">
                <text:p>94.28571428571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.6170212765957">
                <text:p>93.61702127659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.9577464788732">
                <text:p>92.95774647887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.3103448275862">
                <text:p>99.3103448275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8.6301369863014">
                <text:p>98.63013698630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7.9591836734694">
                <text:p>97.95918367346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7.2972972972973">
                <text:p>97.29729729729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6.6442953020134">
                <text:p>96.64429530201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6">
                <text:p>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.364238410596">
                <text:p>95.3642384105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4.7368421052632">
                <text:p>94.73684210526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4.1176470588235">
                <text:p>94.11764705882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3.5064935064935">
                <text:p>93.50649350649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.9032258064516">
                <text:p>92.90322580645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9.3630573248408">
                <text:p>99.3630573248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8.7341772151899">
                <text:p>98.73417721518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8.1132075471698">
                <text:p>98.11320754716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7.5">
                <text:p>97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6.8944099378882">
                <text:p>96.89440993788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6.2962962962963">
                <text:p>96.2962962962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5.7055214723926">
                <text:p>95.7055214723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5.1219512195122">
                <text:p>95.12195121951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4.5454545454546">
                <text:p>94.54545454545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.9759036144578">
                <text:p>93.9759036144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.4131736526946">
                <text:p>93.41317365269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.4117647058824">
                <text:p>99.4117647058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8304093567252">
                <text:p>98.8304093567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8.2558139534884">
                <text:p>98.25581395348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7.6878612716763">
                <text:p>97.68786127167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7.1264367816092">
                <text:p>97.12643678160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6.5714285714286">
                <text:p>96.5714285714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6.0227272727273">
                <text:p>96.02272727272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.4802259887006">
                <text:p>95.48022598870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4.9438202247191">
                <text:p>94.94382022471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.413407821229">
                <text:p>94.4134078212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3.8888888888889">
                <text:p>93.88888888888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3.3701657458564">
                <text:p>93.37016574585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9.4535519125683">
                <text:p>99.4535519125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8.9130434782609">
                <text:p>98.9130434782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8.3783783783784">
                <text:p>98.37837837837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7.8494623655914">
                <text:p>97.8494623655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7.3262032085562">
                <text:p>97.32620320855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6.8085106382979">
                <text:p>96.80851063829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6.2962962962963">
                <text:p>96.29629629629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.7894736842105">
                <text:p>95.78947368421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.2879581151833">
                <text:p>95.28795811518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4.7916666666667">
                <text:p>94.791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.300518134715">
                <text:p>94.3005181347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.8144329896907">
                <text:p>93.81443298969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.492385786802">
                <text:p>99.492385786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.989898989899">
                <text:p>98.9898989898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.4924623115578">
                <text:p>98.49246231155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7.5124378109453">
                <text:p>97.5124378109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7.029702970297">
                <text:p>97.0297029702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6.551724137931">
                <text:p>96.5517241379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6.078431372549">
                <text:p>96.0784313725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5.609756097561">
                <text:p>95.6097560975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.1456310679612">
                <text:p>95.14563106796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4.6859903381642">
                <text:p>94.68599033816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4.2307692307692">
                <text:p>94.23076923076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3.7799043062201">
                <text:p>93.77990430622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9.5260663507109">
                <text:p>99.5260663507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9.0566037735849">
                <text:p>99.0566037735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8.5915492957746">
                <text:p>98.5915492957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8.1308411214953">
                <text:p>98.13084112149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7.6744186046512">
                <text:p>97.67441860465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6.7741935483871">
                <text:p>96.77419354838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6.3302752293578">
                <text:p>96.33027522935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5.8904109589041">
                <text:p>95.89041095890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5.0226244343891">
                <text:p>95.02262443438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4.5945945945946">
                <text:p>94.59459459459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4.1704035874439">
                <text:p>94.17040358744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9.5575221238938">
                <text:p>99.5575221238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1189427312775">
                <text:p>99.1189427312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8.6842105263158">
                <text:p>98.6842105263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8.2532751091703">
                <text:p>98.2532751091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7.8260869565217">
                <text:p>97.8260869565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7.4025974025974">
                <text:p>97.40259740259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6.9827586206896">
                <text:p>96.98275862068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6.5665236051502">
                <text:p>96.56652360515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5.7446808510638">
                <text:p>95.74468085106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5.3389830508475">
                <text:p>95.33898305084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4.9367088607595">
                <text:p>94.9367088607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.5378151260504">
                <text:p>94.53781512605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4.142259414226">
                <text:p>94.1422594142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9.5850622406639">
                <text:p>99.5850622406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9.1735537190083">
                <text:p>99.17355371900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8.7654320987654">
                <text:p>98.7654320987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8.3606557377049">
                <text:p>98.36065573770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7.9591836734694">
                <text:p>97.95918367346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7.5609756097561">
                <text:p>97.56097560975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7.165991902834">
                <text:p>97.1659919028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6.7741935483871">
                <text:p>96.7741935483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6.3855421686747">
                <text:p>96.38554216867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6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5.6175298804781">
                <text:p>95.61752988047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5.2380952380952">
                <text:p>95.23809523809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4.8616600790514">
                <text:p>94.86166007905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4.488188976378">
                <text:p>94.4881889763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9.6108949416342">
                <text:p>99.6108949416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9.2248062015504">
                <text:p>99.2248062015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8.8416988416988">
                <text:p>98.84169884169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8.4615384615385">
                <text:p>98.46153846153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8.0842911877395">
                <text:p>98.08429118773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7.7099236641221">
                <text:p>97.7099236641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7.3384030418251">
                <text:p>97.33840304182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6.969696969697">
                <text:p>96.9696969696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6.6037735849057">
                <text:p>96.60377358490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6.2406015037594">
                <text:p>96.24060150375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5.8801498127341">
                <text:p>95.88014981273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5.5223880597015">
                <text:p>95.52238805970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5.1672862453531">
                <text:p>95.16728624535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4.8148148148148">
                <text:p>94.81481481481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4.4649446494465">
                <text:p>94.46494464944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9.6336996336996">
                <text:p>99.6336996336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9.2700729927007">
                <text:p>99.2700729927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8.9090909090909">
                <text:p>98.90909090909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8.5507246376812">
                <text:p>98.55072463768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8.1949458483755">
                <text:p>98.19494584837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7.841726618705">
                <text:p>97.8417266187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7.4910394265233">
                <text:p>97.49103942652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7.1428571428571">
                <text:p>97.14285714285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6.797153024911">
                <text:p>96.7971530249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.4539007092199">
                <text:p>96.45390070921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6.113074204947">
                <text:p>96.1130742049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5.7746478873239">
                <text:p>95.7746478873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5.4385964912281">
                <text:p>95.43859649122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5.1048951048951">
                <text:p>95.10489510489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4.7735191637631">
                <text:p>94.77351916376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9.6551724137931">
                <text:p>99.6551724137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9.3127147766323">
                <text:p>99.3127147766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8.972602739726">
                <text:p>98.9726027397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8.6348122866894">
                <text:p>98.63481228668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8.2993197278912">
                <text:p>98.29931972789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7.9661016949153">
                <text:p>97.9661016949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7.6351351351351">
                <text:p>97.63513513513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7.3063973063973">
                <text:p>97.3063973063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6.9798657718121">
                <text:p>96.97986577181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6.6555183946488">
                <text:p>96.65551839464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6.3333333333333">
                <text:p>96.3333333333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6.0132890365449">
                <text:p>96.01328903654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5.6953642384106">
                <text:p>95.69536423841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5.3795379537954">
                <text:p>95.37953795379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5.0657894736842">
                <text:p>95.06578947368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4.7540983606557">
                <text:p>94.75409836065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9.6742671009772">
                <text:p>99.6742671009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9.3506493506493">
                <text:p>99.3506493506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9.0291262135922">
                <text:p>99.0291262135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8.7096774193548">
                <text:p>98.70967741935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8.3922829581994">
                <text:p>98.39228295819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8.0769230769231">
                <text:p>98.07692307692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7.7635782747604">
                <text:p>97.76357827476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7.4522292993631">
                <text:p>97.45222929936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7.1428571428571">
                <text:p>97.14285714285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6.8354430379747">
                <text:p>96.8354430379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6.5299684542587">
                <text:p>96.52996845425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6.2264150943396">
                <text:p>96.22641509433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5.9247648902821">
                <text:p>95.92476489028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5.625">
                <text:p>95.6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5.3271028037383">
                <text:p>95.32710280373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5.0310559006211">
                <text:p>95.0310559006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9.6923076923077">
                <text:p>99.6923076923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9.3865030674847">
                <text:p>99.3865030674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9.0825688073395">
                <text:p>99.0825688073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8.7804878048781">
                <text:p>98.7804878048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8.4802431610942">
                <text:p>98.48024316109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8.1818181818182">
                <text:p>98.1818181818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7.8851963746224">
                <text:p>97.88519637462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7.5903614457831">
                <text:p>97.59036144578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7.2972972972973">
                <text:p>97.29729729729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7.0059880239521">
                <text:p>97.00598802395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6.7164179104478">
                <text:p>96.71641791044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6.4285714285714">
                <text:p>96.42857142857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6.1424332344214">
                <text:p>96.1424332344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5.8579881656805">
                <text:p>95.85798816568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5.5752212389381">
                <text:p>95.57522123893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5.2941176470588">
                <text:p>95.29411764705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5.0146627565982">
                <text:p>95.01466275659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9.7084548104956">
                <text:p>99.7084548104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9.4186046511628">
                <text:p>99.41860465116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9.1304347826087">
                <text:p>99.13043478260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8.8439306358382">
                <text:p>98.8439306358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8.5590778097983">
                <text:p>98.55907780979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8.2758620689655">
                <text:p>98.27586206896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7.9942693409742">
                <text:p>97.99426934097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7.7142857142857">
                <text:p>97.71428571428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7.4358974358974">
                <text:p>97.43589743589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7.1590909090909">
                <text:p>97.15909090909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6.8838526912181">
                <text:p>96.8838526912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6.6101694915254">
                <text:p>96.61016949152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6.3380281690141">
                <text:p>96.33802816901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6.0674157303371">
                <text:p>96.06741573033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5.7983193277311">
                <text:p>95.79831932773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5.5307262569832">
                <text:p>95.53072625698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5.2646239554318">
                <text:p>95.26462395543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9.7237569060773">
                <text:p>99.7237569060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9.4490358126722">
                <text:p>99.4490358126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.1758241758242">
                <text:p>99.1758241758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8.9041095890411">
                <text:p>98.90410958904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8.6338797814208">
                <text:p>98.63387978142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8.3651226158038">
                <text:p>98.36512261580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8.0978260869565">
                <text:p>98.09782608695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7.8319783197832">
                <text:p>97.83197831978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7.5675675675676">
                <text:p>97.5675675675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7.3045822102426">
                <text:p>97.30458221024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7.0430107526882">
                <text:p>97.04301075268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.7828418230563">
                <text:p>96.78284182305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.524064171123">
                <text:p>96.5240641711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.2666666666667">
                <text:p>96.26666666666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.0106382978723">
                <text:p>96.01063829787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.7559681697613">
                <text:p>95.75596816976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5.5026455026455">
                <text:p>95.50264550264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5.2506596306069">
                <text:p>95.25065963060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9.737532808399">
                <text:p>99.737532808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9.4764397905759">
                <text:p>99.4764397905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9.2167101827676">
                <text:p>99.2167101827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8.7012987012987">
                <text:p>98.70129870129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8.4455958549223">
                <text:p>98.44559585492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8.1912144702842">
                <text:p>98.19121447028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7.9381443298969">
                <text:p>97.93814432989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.6863753213368">
                <text:p>97.68637532133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.4358974358974">
                <text:p>97.43589743589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7.1867007672634">
                <text:p>97.18670076726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6.9387755102041">
                <text:p>96.93877551020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6.6921119592875">
                <text:p>96.69211195928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6.4467005076142">
                <text:p>96.44670050761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6.2025316455696">
                <text:p>96.20253164556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5.959595959596">
                <text:p>95.9595959595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5.7178841309824">
                <text:p>95.7178841309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5.4773869346734">
                <text:p>95.47738693467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9.7506234413965">
                <text:p>99.7506234413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9.5024875621891">
                <text:p>99.50248756218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9.2555831265509">
                <text:p>99.25558312655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9.009900990099">
                <text:p>99.0099009900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8.7654320987654">
                <text:p>98.76543209876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8.5221674876847">
                <text:p>98.5221674876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8.2800982800983">
                <text:p>98.28009828009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8.0392156862745">
                <text:p>98.03921568627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7.799511002445">
                <text:p>97.7995110024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7.5609756097561">
                <text:p>97.56097560975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7.323600973236">
                <text:p>97.3236009732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7.0873786407767">
                <text:p>97.08737864077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6.8523002421308">
                <text:p>96.85230024213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6.6183574879227">
                <text:p>96.61835748792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6.3855421686747">
                <text:p>96.38554216867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6.1538461538462">
                <text:p>96.15384615384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5.9232613908873">
                <text:p>95.9232613908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5.6937799043062">
                <text:p>95.69377990430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5.4653937947494">
                <text:p>95.46539379474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.7624703087886">
                <text:p>99.7624703087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.5260663507109">
                <text:p>99.5260663507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9.290780141844">
                <text:p>99.290780141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9.0566037735849">
                <text:p>99.05660377358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8.8235294117647">
                <text:p>98.8235294117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8.5915492957746">
                <text:p>98.59154929577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8.3606557377049">
                <text:p>98.36065573770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8.1308411214953">
                <text:p>98.1308411214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7.9020979020979">
                <text:p>97.90209790209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7.6744186046512">
                <text:p>97.67441860465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7.4477958236659">
                <text:p>97.44779582366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6.9976905311778">
                <text:p>96.99769053117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6.7741935483871">
                <text:p>96.77419354838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6.551724137931">
                <text:p>96.5517241379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6.3302752293578">
                <text:p>96.33027522935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6.1098398169336">
                <text:p>96.10983981693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5.8904109589041">
                <text:p>95.89041095890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5.6719817767654">
                <text:p>95.67198177676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9.7737556561086">
                <text:p>99.7737556561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9.548532731377">
                <text:p>99.5485327313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9.3243243243243">
                <text:p>99.3243243243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9.1011235955056">
                <text:p>99.1011235955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8.8789237668162">
                <text:p>98.87892376681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8.6577181208054">
                <text:p>98.65771812080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8.4375">
                <text:p>98.4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8.2182628062361">
                <text:p>98.21826280623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8">
                <text:p>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7.7827050997783">
                <text:p>97.78270509977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7.5663716814159">
                <text:p>97.56637168141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7.3509933774835">
                <text:p>97.35099337748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7.136563876652">
                <text:p>97.136563876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6.9230769230769">
                <text:p>96.92307692307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6.7105263157895">
                <text:p>96.71052631578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6.4989059080963">
                <text:p>96.49890590809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6.2882096069869">
                <text:p>96.28820960698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6.078431372549">
                <text:p>96.0784313725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5.8695652173913">
                <text:p>95.86956521739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5.6616052060738">
                <text:p>95.66160520607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9.7840172786177">
                <text:p>99.7840172786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9.5689655172414">
                <text:p>99.5689655172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9.3548387096774">
                <text:p>99.35483870967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9.1416309012876">
                <text:p>99.14163090128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8.9293361884368">
                <text:p>98.92933618843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8.7179487179487">
                <text:p>98.71794871794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8.5074626865672">
                <text:p>98.50746268656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8.2978723404255">
                <text:p>98.2978723404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8.0891719745223">
                <text:p>98.08917197452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7.8813559322034">
                <text:p>97.88135593220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7.6744186046512">
                <text:p>97.67441860465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7.4683544303798">
                <text:p>97.46835443037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7.2631578947368">
                <text:p>97.26315789473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7.0588235294118">
                <text:p>97.05882352941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6.8553459119497">
                <text:p>96.85534591194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6.652719665272">
                <text:p>96.6527196652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6.4509394572025">
                <text:p>96.45093945720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.25">
                <text:p>96.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.0498960498961">
                <text:p>96.04989604989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5.850622406639">
                <text:p>95.850622406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9.7938144329897">
                <text:p>99.7938144329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9.5884773662552">
                <text:p>99.5884773662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9.3839835728953">
                <text:p>99.38398357289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9.1803278688525">
                <text:p>99.18032786885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8.9775051124744">
                <text:p>98.97750511247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.7755102040816">
                <text:p>98.77551020408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.5743380855397">
                <text:p>98.5743380855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3739837398374">
                <text:p>98.37398373983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1744421906694">
                <text:p>98.17444219066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7.9757085020243">
                <text:p>97.9757085020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7.7777777777778">
                <text:p>97.77777777777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7.5806451612903">
                <text:p>97.58064516129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7.3843058350101">
                <text:p>97.38430583501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7.1887550200803">
                <text:p>97.1887550200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6.9939879759519">
                <text:p>96.99398797595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6.8">
                <text:p>96.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e29a214-2bbed72-0621de6-a97528c-8f06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